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Liberation Serif" svg:font-family="&quot;Liberation Serif&quot;"/>
    <style:font-face style:name="ABAIMO+SPSTimes-Roman" svg:font-family="ABAIMO+SPSTimes-Roman"/>
    <style:font-face style:name="ABAIOP+SPSTimesRomanExpert" svg:font-family="ABAIOP+SPSTimesRomanExpert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ext-properties fo:color="#70AD47"/>
    </style:style>
    <style:style style:name="ce8" style:family="table-cell" style:parent-style-name="Default" style:data-style-name="N0">
      <style:text-properties fo:color="#ED7D31"/>
    </style:style>
    <style:style style:name="ce9" style:family="table-cell" style:parent-style-name="Default" style:data-style-name="N0">
      <style:text-properties fo:color="#70AD47" fo:font-weight="bold" style:font-weight-asian="bold" style:font-weight-complex="bold"/>
    </style:style>
    <style:style style:name="ce10" style:family="table-cell" style:parent-style-name="Default" style:data-style-name="N0">
      <style:text-properties fo:color="#70AD47" fo:font-size="16pt" style:font-size-asian="16pt" style:font-size-complex="16pt"/>
    </style:style>
    <style:style style:name="ce11" style:family="table-cell" style:parent-style-name="Default" style:data-style-name="N0">
      <style:text-properties fo:color="#ED7D31" fo:font-weight="bold" style:font-weight-asian="bold" style:font-weight-complex="bold"/>
    </style:style>
    <style:style style:name="ce12" style:family="table-cell" style:parent-style-name="Default" style:data-style-name="N0"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33CC66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/>
      <style:text-properties fo:color="#FF0000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0">
      <style:table-cell-properties fo:background-color="#FFFF00"/>
      <style:text-properties fo:color="#FF0000"/>
    </style:style>
    <style:style style:name="ce21" style:family="table-cell" style:parent-style-name="Default" style:data-style-name="N0">
      <style:table-cell-properties fo:background-color="#FFCC99"/>
    </style:style>
    <style:style style:name="ce22" style:family="table-cell" style:parent-style-name="Default" style:data-style-name="N0">
      <style:table-cell-properties fo:background-color="#00CCCC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00CCCC"/>
      <style:text-properties fo:color="#FF0000"/>
    </style:style>
    <style:style style:name="ce24" style:family="table-cell" style:parent-style-name="Default" style:data-style-name="N0">
      <style:table-cell-properties fo:background-color="#FFFF00"/>
      <style:text-properties fo:font-size="16pt" style:font-size-asian="16pt" style:font-size-complex="16pt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end" fo:margin-right="0cm"/>
      <style:text-properties fo:font-size="16pt" style:font-size-asian="16pt" style:font-size-complex="16pt"/>
    </style:style>
    <style:style style:name="ce26" style:family="table-cell" style:parent-style-name="Default" style:data-style-name="N0">
      <style:table-cell-properties fo:background-color="#94BD5E"/>
    </style:style>
    <style:style style:name="ce27" style:family="table-cell" style:parent-style-name="Default" style:data-style-name="N0">
      <style:table-cell-properties fo:background-color="transparent"/>
      <style:text-properties fo:color="#33CC66"/>
    </style:style>
    <style:style style:name="ce28" style:family="table-cell" style:parent-style-name="Default" style:data-style-name="N0">
      <style:text-properties fo:color="#33CC66"/>
    </style:style>
    <style:style style:name="ce29" style:family="table-cell" style:parent-style-name="Default" style:data-style-name="N0">
      <style:text-properties fo:color="#EB613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EB613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33CC66"/>
    </style:style>
    <style:style style:name="ce32" style:family="table-cell" style:parent-style-name="Default" style:data-style-name="N0">
      <style:table-cell-properties fo:background-color="transparent"/>
      <style:text-properties fo:color="#EB613D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EB613D"/>
    </style:style>
    <style:style style:name="ce3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ext-properties fo:color="#FF0000"/>
    </style:style>
    <style:style style:name="ce36" style:family="table-cell" style:parent-style-name="Default" style:data-style-name="N0">
      <style:text-properties style:font-name="ABAIMO+SPSTimes-Roman" style:font-name-asian="ABAIMO+SPSTimes-Roman" style:font-name-complex="ABAIMO+SPSTimes-Roman" fo:font-size="8pt" style:font-size-asian="8pt" style:font-size-complex="8pt"/>
    </style:style>
    <style:style style:name="ce37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00"/>
      <style:text-properties style:font-name="ABAIMO+SPSTimes-Roman" style:font-name-asian="ABAIMO+SPSTimes-Roman" style:font-name-complex="ABAIMO+SPSTimes-Roman" fo:font-size="8pt" style:font-size-asian="8pt" style:font-size-complex="8pt"/>
    </style:style>
    <style:style style:name="ce39" style:family="table-cell" style:parent-style-name="Default" style:data-style-name="N0">
      <style:table-cell-properties style:vertical-align="middle" fo:wrap-option="wrap" fo:background-color="#FFFF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B3B300"/>
    </style:style>
    <style:style style:name="ce41" style:family="table-cell" style:parent-style-name="Default" style:data-style-name="N0">
      <style:table-cell-properties fo:background-color="#FF8080"/>
    </style:style>
    <style:style style:name="ce42" style:family="table-cell" style:parent-style-name="Default" style:data-style-name="N0">
      <style:table-cell-properties style:vertical-align="middle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CC99"/>
      <style:text-properties style:font-name="ABAIMO+SPSTimes-Roman" style:font-name-asian="ABAIMO+SPSTimes-Roman" style:font-name-complex="ABAIMO+SPSTimes-Roman" fo:font-size="8pt" style:font-size-asian="8pt" style:font-size-complex="8pt"/>
    </style:style>
    <style:style style:name="ce46" style:family="table-cell" style:parent-style-name="Default" style:data-style-name="N0">
      <style:table-cell-properties style:vertical-align="middle" fo:wrap-option="wrap" fo:background-color="#FFCC99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fo:background-color="#FFCC99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8" style:family="table-cell" style:parent-style-name="Default" style:data-style-name="N0">
      <style:text-properties fo:color="#00AE00"/>
    </style:style>
    <style:style style:name="ce49" style:family="table-cell" style:parent-style-name="Default" style:data-style-name="N0">
      <style:text-properties fo:color="#FF6633"/>
    </style:style>
    <style:style style:name="ce50" style:family="table-cell" style:parent-style-name="Default" style:data-style-name="N0">
      <style:table-cell-properties fo:background-color="#FFFF00"/>
      <style:text-properties fo:color="#EB613D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48"/>
    <style:style style:name="ce54" style:family="table-cell" style:parent-style-name="Default" style:data-style-name="N0">
      <style:table-cell-properties fo:background-color="#00FF00"/>
    </style:style>
    <style:style style:name="ce55" style:family="table-cell" style:parent-style-name="Default" style:data-style-name="N14"/>
    <style:style style:name="ce56" style:family="table-cell" style:parent-style-name="Default" style:data-style-name="N0">
      <style:table-cell-properties fo:background-color="#23FF23"/>
    </style:style>
    <style:style style:name="ce57" style:family="table-cell" style:parent-style-name="Default" style:data-style-name="N0">
      <style:table-cell-properties style:vertical-align="middle" fo:background-color="#FF9966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background-color="#00FF00" style:repeat-content="false"/>
      <style:paragraph-properties fo:text-align="end" fo:margin-right="0cm"/>
    </style:style>
    <style:style style:name="ce59" style:family="table-cell" style:parent-style-name="Default" style:data-style-name="N0">
      <style:table-cell-properties fo:background-color="#FF6633"/>
    </style:style>
    <style:style style:name="ce60" style:family="table-cell" style:parent-style-name="Default" style:data-style-name="N0">
      <style:text-properties fo:color="#70AD47"/>
    </style:style>
    <style:style style:name="ce61" style:family="table-cell" style:parent-style-name="Default" style:data-style-name="N0">
      <style:text-properties fo:color="#ED7D31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ABAIMO+SPSTimes-Roman" style:font-name-asian="ABAIMO+SPSTimes-Roman" style:font-name-complex="ABAIMO+SPSTimes-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BAIOP+SPSTimesRomanExpert" style:font-name-asian="ABAIOP+SPSTimesRomanExpert" style:font-name-complex="ABAIOP+SPSTimesRomanExper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2545cm"/>
    </style:style>
    <style:style style:name="co4" style:family="table-column">
      <style:table-column-properties fo:break-before="auto" style:column-width="3.19616666666667cm"/>
    </style:style>
    <style:style style:name="co5" style:family="table-column">
      <style:table-column-properties fo:break-before="auto" style:column-width="1.50283333333333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56633333333333cm"/>
    </style:style>
    <style:style style:name="co8" style:family="table-column">
      <style:table-column-properties fo:break-before="auto" style:column-width="3.72533333333333cm"/>
    </style:style>
    <style:style style:name="co9" style:family="table-column">
      <style:table-column-properties fo:break-before="auto" style:column-width="4.14866666666667cm"/>
    </style:style>
    <style:style style:name="co10" style:family="table-column">
      <style:table-column-properties fo:break-before="auto" style:column-width="2.13783333333333cm"/>
    </style:style>
    <style:style style:name="co11" style:family="table-column">
      <style:table-column-properties fo:break-before="auto" style:column-width="5.63033333333333cm"/>
    </style:style>
    <style:style style:name="co12" style:family="table-column">
      <style:table-column-properties fo:break-before="auto" style:column-width="3.64066666666667cm"/>
    </style:style>
    <style:style style:name="co13" style:family="table-column">
      <style:table-column-properties fo:break-before="auto" style:column-width="4.46616666666667cm"/>
    </style:style>
    <style:style style:name="co14" style:family="table-column">
      <style:table-column-properties fo:break-before="auto" style:column-width="4.8895cm"/>
    </style:style>
    <style:style style:name="co15" style:family="table-column">
      <style:table-column-properties fo:break-before="auto" style:column-width="2.6035cm"/>
    </style:style>
    <style:style style:name="co16" style:family="table-column">
      <style:table-column-properties fo:break-before="auto" style:column-width="2.49766666666667cm"/>
    </style:style>
    <style:style style:name="co17" style:family="table-column">
      <style:table-column-properties fo:break-before="auto" style:column-width="2.64583333333333cm"/>
    </style:style>
    <style:style style:name="co18" style:family="table-column">
      <style:table-column-properties fo:break-before="auto" style:column-width="1.8415cm"/>
    </style:style>
    <style:style style:name="co19" style:family="table-column">
      <style:table-column-properties fo:break-before="auto" style:column-width="2.87866666666667cm"/>
    </style:style>
    <style:style style:name="co20" style:family="table-column">
      <style:table-column-properties fo:break-before="auto" style:column-width="1.75683333333333cm" style:use-optimal-column-width="true"/>
    </style:style>
    <style:style style:name="co21" style:family="table-column">
      <style:table-column-properties fo:break-before="auto" style:column-width="2.730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96333333333333cm"/>
    </style:style>
    <style:style style:name="co24" style:family="table-column">
      <style:table-column-properties fo:break-before="auto" style:column-width="2.9845cm"/>
    </style:style>
    <style:style style:name="co25" style:family="table-column">
      <style:table-column-properties fo:break-before="auto" style:column-width="3.91583333333333cm"/>
    </style:style>
    <style:style style:name="co26" style:family="table-column">
      <style:table-column-properties fo:break-before="auto" style:column-width="3.429cm"/>
    </style:style>
    <style:style style:name="co27" style:family="table-column">
      <style:table-column-properties fo:break-before="auto" style:column-width="2.56116666666667cm"/>
    </style:style>
    <style:style style:name="co28" style:family="table-column">
      <style:table-column-properties fo:break-before="auto" style:column-width="3.38666666666667cm"/>
    </style:style>
    <style:style style:name="co29" style:family="table-column">
      <style:table-column-properties fo:break-before="auto" style:column-width="3.15383333333333cm"/>
    </style:style>
    <style:style style:name="co30" style:family="table-column">
      <style:table-column-properties fo:break-before="auto" style:column-width="1.27cm"/>
    </style:style>
    <style:style style:name="co31" style:family="table-column">
      <style:table-column-properties fo:break-before="auto" style:column-width="2.68816666666667cm"/>
    </style:style>
    <style:style style:name="co32" style:family="table-column">
      <style:table-column-properties fo:break-before="auto" style:column-width="3.767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15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0.65pt" style:use-optimal-row-height="false" fo:break-before="auto"/>
    </style:style>
    <style:style style:name="ro6" style:family="table-row">
      <style:table-row-properties style:row-height="21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13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_excluding_unapproved_in5yr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number-columns-repeated="4" table:style-name="ce1"/>
          <table:table-cell office:value-type="string" table:style-name="ce2">
            <text:p>A list of antibodies with sequences excluding the unapproved antibodies from the latest 5 years</text:p>
          </table:table-cell>
          <table:table-cell table:style-name="ce29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9">
            <text:p>abagovo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48">
            <text:p>abciximab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29">
            <text:p>actoxumab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48">
            <text:p>adalim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29">
            <text:p>alacizumab_pegol</text:p>
          </table:table-cell>
          <table:table-cell table:style-name="ce1"/>
          <table:table-cell office:value-type="string" table:style-name="ce1">
            <text:p>*These are antibodies from the database constructed from INN.</text:p>
          </table:table-cell>
          <table:table-cell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48">
            <text:p>alemtuzumab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206" table:style-name="ce1">
            <text:p>206</text:p>
          </table:table-cell>
          <table:table-cell table:number-columns-repeated="4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48">
            <text:p>alirocumab</text:p>
          </table:table-cell>
          <table:table-cell table:style-name="ce1"/>
          <table:table-cell office:value-type="string" table:style-name="ce60">
            <text:p>approved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3 antibodies failed in modelling, thus actaully 42 are used.</text:p>
          </table:table-cell>
          <table:table-cell table:number-columns-repeated="3" table:style-name="ce1"/>
          <table:table-cell table:style-name="ce48"/>
          <table:table-cell table:number-columns-repeated="3" table:style-name="ce1"/>
          <table:table-cell table:style-name="ce49"/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29">
            <text:p>amatuximab</text:p>
          </table:table-cell>
          <table:table-cell table:style-name="ce1"/>
          <table:table-cell office:value-type="string" table:style-name="ce61">
            <text:p>unapproved<text:s/></text:p>
          </table:table-cell>
          <table:table-cell office:value-type="float" office:value="161" table:style-name="ce1">
            <text:p>161</text:p>
          </table:table-cell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29">
            <text:p>andecalixi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29">
            <text:p>anrukinzumab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29">
            <text:p>aprut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48">
            <text:p>arcitumo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29">
            <text:p>ascrinvac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48">
            <text:p>atezoliz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29">
            <text:p>atin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48">
            <text:p>avelumab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48">
            <text:p>basilixi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29">
            <text:p>bavituxi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49">
            <text:p>bavituxi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29">
            <text:p>benraliz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29">
            <text:p>bezlotox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29">
            <text:p>bimagr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48">
            <text:p>blinatumo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29">
            <text:p>blosoz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9">
            <text:p>brazik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48">
            <text:p>brentuximab vedotin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29">
            <text:p>briakin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48">
            <text:p>brodal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29">
            <text:p>broluciz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29">
            <text:p>burosumab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29">
            <text:p>camreliz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48">
            <text:p>canakinumab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29">
            <text:p>cantuzumab_ravtansin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29">
            <text:p>carl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29">
            <text:p>carotuxi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48">
            <text:p>certolizumab pegol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48">
            <text:p>cetuximab</text:p>
          </table:table-cell>
          <table:table-cell table:number-columns-repeated="7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29">
            <text:p>citatuzumab_bogatox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29">
            <text:p>cixutumumab</text:p>
          </table:table-cell>
          <table:table-cell table:number-columns-repeated="3" table:style-name="ce1"/>
          <table:table-cell table:style-name="ce29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29">
            <text:p>conatumumab</text:p>
          </table:table-cell>
          <table:table-cell table:number-columns-repeated="3" table:style-name="ce1"/>
          <table:table-cell table:style-name="ce29"/>
          <table:table-cell table:number-columns-repeated="7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29">
            <text:p>concizumab</text:p>
          </table:table-cell>
          <table:table-cell table:number-columns-repeated="3" table:style-name="ce1"/>
          <table:table-cell table:style-name="ce29"/>
          <table:table-cell table:number-columns-repeated="7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29">
            <text:p>crene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29">
            <text:p>crizan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29">
            <text:p>croted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29">
            <text:p>dace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48">
            <text:p>dac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29">
            <text:p>dalo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48">
            <text:p>daratu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29">
            <text:p>demc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48">
            <text:p>denos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29">
            <text:p>depatux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29">
            <text:p>dezam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48">
            <text:p>dinutu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29">
            <text:p>drozi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29">
            <text:p>dusigi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48">
            <text:p>efa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29">
            <text:p>efung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29">
            <text:p>elezan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29">
            <text:p>elo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29">
            <text:p>emapa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29">
            <text:p>enava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29">
            <text:p>enok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29">
            <text:p>enotic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29">
            <text:p>ensitu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29">
            <text:p>eptine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29">
            <text:p>eren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29">
            <text:p>etarac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29">
            <text:p>etro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48">
            <text:p>evoloc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29">
            <text:p>farle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29">
            <text:p>fasin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29">
            <text:p>fezakin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29">
            <text:p>fiba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29">
            <text:p>ficla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29">
            <text:p>flanvo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29">
            <text:p>fora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29">
            <text:p>foravir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29">
            <text:p>fremane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29">
            <text:p>fresoli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29">
            <text:p>fulran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29">
            <text:p>futu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29">
            <text:p>gani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29">
            <text:p>gantener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29">
            <text:p>geme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48">
            <text:p>gem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29">
            <text:p>gemtuzumab2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29">
            <text:p>gevok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29">
            <text:p>girentu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29">
            <text:p>iba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48">
            <text:p>ibritumo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29">
            <text:p>icruc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48">
            <text:p>idaruc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29">
            <text:p>ifabo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29">
            <text:p>imga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29">
            <text:p>inclac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29">
            <text:p>inebi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29">
            <text:p>intetu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29">
            <text:p>iodine_girentu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48">
            <text:p>ipili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29">
            <text:p>iratu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29">
            <text:p>ito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48">
            <text:p>ixek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29">
            <text:p>lambro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29">
            <text:p>lampa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29">
            <text:p>lanade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29">
            <text:p>lapritu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29">
            <text:p>lebrik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29">
            <text:p>lenda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29">
            <text:p>lige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29">
            <text:p>liri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29">
            <text:p>lodelc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29">
            <text:p>lorvotuzumab_mertansin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29">
            <text:p>lucatu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29">
            <text:p>lupar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29">
            <text:p>lutik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29">
            <text:p>mila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29">
            <text:p>mogamu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29">
            <text:p>motav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29">
            <text:p>moxetumomab_pasudotox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29">
            <text:p>nami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29">
            <text:p>naratu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29">
            <text:p>narna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29">
            <text:p>navicix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48">
            <text:p>necitu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29">
            <text:p>nesvac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48">
            <text:p>nivo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48">
            <text:p>obiltoxa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48">
            <text:p>obinu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29">
            <text:p>ocara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48">
            <text:p>ofatu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48">
            <text:p>olara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29">
            <text:p>olok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48">
            <text:p>oma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29">
            <text:p>onar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29">
            <text:p>ortic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29">
            <text:p>otelix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29">
            <text:p>oxe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29">
            <text:p>ozane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29">
            <text:p>panobac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29">
            <text:p>parsatu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29">
            <text:p>pasotux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29">
            <text:p>patec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29">
            <text:p>patri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48">
            <text:p>pembro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29">
            <text:p>perak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29">
            <text:p>pidi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29">
            <text:p>pinatuzumab_vedotin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29">
            <text:p>poga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29">
            <text:p>polatuzumab_vedotin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29">
            <text:p>pone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29">
            <text:p>prezal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29">
            <text:p>pritoxaxi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29">
            <text:p>quil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29">
            <text:p>racotumo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29">
            <text:p>radret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48">
            <text:p>ramucir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29">
            <text:p>ranevet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48">
            <text:p>ranibiz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29">
            <text:p>rilotumumab</text:p>
          </table:table-cell>
          <table:table-cell table:number-columns-repeated="11" table:style-name="ce1"/>
          <table:table-cell table:style-name="ce29"/>
          <table:table-cell table:number-columns-repeated="16370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48">
            <text:p>rituximab</text:p>
          </table:table-cell>
          <table:table-cell table:number-columns-repeated="16382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29">
            <text:p>robatumumab</text:p>
          </table:table-cell>
          <table:table-cell table:number-columns-repeated="16382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29">
            <text:p>roledumab</text:p>
          </table:table-cell>
          <table:table-cell table:number-columns-repeated="16382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48">
            <text:p>romosozumab</text:p>
          </table:table-cell>
          <table:table-cell table:number-columns-repeated="16382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29">
            <text:p>rontalizumab</text:p>
          </table:table-cell>
          <table:table-cell table:number-columns-repeated="16382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29">
            <text:p>rosmantuzumab</text:p>
          </table:table-cell>
          <table:table-cell table:number-columns-repeated="16382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29">
            <text:p>rozanolixizumab</text:p>
          </table:table-cell>
          <table:table-cell table:number-columns-repeated="16382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29">
            <text:p>sacituzumab_govitecan</text:p>
          </table:table-cell>
          <table:table-cell table:number-columns-repeated="16382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29">
            <text:p>samalizumab</text:p>
          </table:table-cell>
          <table:table-cell table:number-columns-repeated="16382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29">
            <text:p>sapelizumab</text:p>
          </table:table-cell>
          <table:table-cell table:number-columns-repeated="16382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48">
            <text:p>sarilumab</text:p>
          </table:table-cell>
          <table:table-cell table:number-columns-repeated="16382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48">
            <text:p>secukinumab</text:p>
          </table:table-cell>
          <table:table-cell table:number-columns-repeated="16382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29">
            <text:p>seribantumab</text:p>
          </table:table-cell>
          <table:table-cell table:number-columns-repeated="16382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29">
            <text:p>setoxaximab</text:p>
          </table:table-cell>
          <table:table-cell table:number-columns-repeated="16382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29">
            <text:p>sifalimumab</text:p>
          </table:table-cell>
          <table:table-cell table:number-columns-repeated="16382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48">
            <text:p>siltuximab</text:p>
          </table:table-cell>
          <table:table-cell table:number-columns-repeated="16382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29">
            <text:p>simtuzumab</text:p>
          </table:table-cell>
          <table:table-cell table:number-columns-repeated="16382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48">
            <text:p>sirukumab</text:p>
          </table:table-cell>
          <table:table-cell table:number-columns-repeated="16382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29">
            <text:p>solanezumab</text:p>
          </table:table-cell>
          <table:table-cell table:number-columns-repeated="16382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29">
            <text:p>solitomab</text:p>
          </table:table-cell>
          <table:table-cell table:number-columns-repeated="16382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29">
            <text:p>stamulumab</text:p>
          </table:table-cell>
          <table:table-cell table:number-columns-repeated="16382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29">
            <text:p>suptavumab</text:p>
          </table:table-cell>
          <table:table-cell table:number-columns-repeated="16382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29">
            <text:p>suvizumab</text:p>
          </table:table-cell>
          <table:table-cell table:number-columns-repeated="16382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29">
            <text:p>tabalumab</text:p>
          </table:table-cell>
          <table:table-cell table:number-columns-repeated="16382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29">
            <text:p>tadocizumab</text:p>
          </table:table-cell>
          <table:table-cell table:number-columns-repeated="16382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29">
            <text:p>tamtuvetmab</text:p>
          </table:table-cell>
          <table:table-cell table:number-columns-repeated="16382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29">
            <text:p>tanezumab</text:p>
          </table:table-cell>
          <table:table-cell table:number-columns-repeated="16382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29">
            <text:p>tavolixizumab</text:p>
          </table:table-cell>
          <table:table-cell table:number-columns-repeated="16382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29">
            <text:p>telisotuzumab</text:p>
          </table:table-cell>
          <table:table-cell table:number-columns-repeated="16382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29">
            <text:p>teplizumab</text:p>
          </table:table-cell>
          <table:table-cell table:number-columns-repeated="16382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29">
            <text:p>tigatuzumab</text:p>
          </table:table-cell>
          <table:table-cell table:number-columns-repeated="16382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29">
            <text:p>tildrakizumab</text:p>
          </table:table-cell>
          <table:table-cell table:number-columns-repeated="16382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48">
            <text:p>tositumomab</text:p>
          </table:table-cell>
          <table:table-cell table:number-columns-repeated="16382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29">
            <text:p>tralokinumab</text:p>
          </table:table-cell>
          <table:table-cell table:number-columns-repeated="16382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48">
            <text:p>trastuzumab</text:p>
          </table:table-cell>
          <table:table-cell table:number-columns-repeated="16382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29">
            <text:p>tregalizumab</text:p>
          </table:table-cell>
          <table:table-cell table:number-columns-repeated="16382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29">
            <text:p>ublituximab</text:p>
          </table:table-cell>
          <table:table-cell table:number-columns-repeated="16382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29">
            <text:p>urelumab</text:p>
          </table:table-cell>
          <table:table-cell table:number-columns-repeated="16382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48">
            <text:p>ustekinumab</text:p>
          </table:table-cell>
          <table:table-cell table:number-columns-repeated="16382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29">
            <text:p>utomilumab</text:p>
          </table:table-cell>
          <table:table-cell table:number-columns-repeated="16382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29">
            <text:p>vatelizumab</text:p>
          </table:table-cell>
          <table:table-cell table:number-columns-repeated="16382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48">
            <text:p>vedolizumab</text:p>
          </table:table-cell>
          <table:table-cell table:number-columns-repeated="16382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29">
            <text:p>veltuzumab</text:p>
          </table:table-cell>
          <table:table-cell table:number-columns-repeated="16382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29">
            <text:p>vesencumab</text:p>
          </table:table-cell>
          <table:table-cell table:number-columns-repeated="16382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29">
            <text:p>vorsetuzumab</text:p>
          </table:table-cell>
          <table:table-cell table:number-columns-repeated="16382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29">
            <text:p>vunakizumab</text:p>
          </table:table-cell>
          <table:table-cell table:number-columns-repeated="16382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29">
            <text:p>zatuximab</text:p>
          </table:table-cell>
          <table:table-cell table:number-columns-repeated="16382"/>
        </table:table-row>
        <table:table-row table:number-rows-repeated="1048369" table:style-name="ro3">
          <table:table-cell table:number-columns-repeated="16384"/>
        </table:table-row>
      </table:table>
      <table:table table:name="antibodies_with_pdb" table:style-name="ta1"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2" table:number-columns-repeated="16371" table:default-cell-style-name="ce1"/>
        <table:table-row table:style-name="ro1">
          <table:table-cell table:number-columns-repeated="3" table:style-name="ce1"/>
          <table:table-cell office:value-type="string" table:style-name="ce2">
            <text:p>A list of antibody with availabe pdb in our database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ntibody</text:p>
          </table:table-cell>
          <table:table-cell office:value-type="string" table:style-name="ce1">
            <text:p>score(Uc=ΣU(1-fx))</text:p>
          </table:table-cell>
          <table:table-cell table:number-columns-repeated="9" table:style-name="ce1"/>
          <table:table-cell office:value-type="string" table:style-name="ce1">
            <text:p>From 27 ab with empty pdb</text:p>
          </table:table-cell>
          <table:table-cell table:number-columns-repeated="1637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abagovomab</text:p>
          </table:table-cell>
          <table:table-cell office:value-type="float" office:value="281.17" table:style-name="ce1">
            <text:p>281.17</text:p>
          </table:table-cell>
          <table:table-cell table:number-columns-repeated="2" table:style-name="ce1"/>
          <table:table-cell office:value-type="string" table:style-name="ce1">
            <text:p>arcitumomab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palivizumab</text:p>
          </table:table-cell>
          <table:table-cell table:number-columns-repeated="1637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abciximab</text:p>
          </table:table-cell>
          <table:table-cell office:value-type="float" office:value="560.13" table:style-name="ce1">
            <text:p>560.13</text:p>
          </table:table-cell>
          <table:table-cell table:number-columns-repeated="2" table:style-name="ce1"/>
          <table:table-cell office:value-type="string" table:style-name="ce1">
            <text:p>ibritumomab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dupilumab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abituz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tositumomab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abril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rituximab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actox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abciximab</text:p>
          </table:table-cell>
          <table:table-cell office:value-type="float" office:value="560.13" table:style-name="ce1">
            <text:p>560.13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adalim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basiliximab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aducan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cetuximab</text:p>
          </table:table-cell>
          <table:table-cell office:value-type="float" office:value="762.75" table:style-name="ce1">
            <text:p>762.75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afasevik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alemtuzumab</text:p>
          </table:table-cell>
          <table:table-cell office:value-type="float" office:value="292.23" table:style-name="ce1">
            <text:p>292.23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lacizumab_pegol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daclizumab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alemtuzumab</text:p>
          </table:table-cell>
          <table:table-cell office:value-type="float" office:value="292.23" table:style-name="ce1">
            <text:p>292.23</text:p>
          </table:table-cell>
          <table:table-cell table:number-columns-repeated="2" table:style-name="ce1"/>
          <table:table-cell office:value-type="string" table:style-name="ce1">
            <text:p>palivizumab</text:p>
          </table:table-cell>
          <table:table-cell office:value-type="string" table:style-name="ce1">
            <text:p>--no pdb</text:p>
          </table:table-cell>
          <table:table-cell table:number-columns-repeated="16377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alirocumab</text:p>
          </table:table-cell>
          <table:table-cell office:value-type="float" office:value="273.18" table:style-name="ce1">
            <text:p>273.18</text:p>
          </table:table-cell>
          <table:table-cell table:number-columns-repeated="2" table:style-name="ce1"/>
          <table:table-cell office:value-type="string" table:style-name="ce1">
            <text:p>trastuzumab</text:p>
          </table:table-cell>
          <table:table-cell office:value-type="float" office:value="750.41" table:style-name="ce1">
            <text:p>750.41</text:p>
          </table:table-cell>
          <table:table-cell table:number-columns-repeated="16377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amatuxi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gemtuzumab</text:p>
          </table:table-cell>
          <table:table-cell office:value-type="float" office:value="451.37" table:style-name="ce1">
            <text:p>451.37</text:p>
          </table:table-cell>
          <table:table-cell table:number-columns-repeated="16377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andecaliximab</text:p>
          </table:table-cell>
          <table:table-cell office:value-type="float" office:value="549.78" table:style-name="ce1">
            <text:p>549.78</text:p>
          </table:table-cell>
          <table:table-cell table:number-columns-repeated="2" table:style-name="ce1"/>
          <table:table-cell office:value-type="string" table:style-name="ce1">
            <text:p>adalimumab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anifrol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omalizumab</text:p>
          </table:table-cell>
          <table:table-cell office:value-type="float" office:value="383.69" table:style-name="ce1">
            <text:p>383.69</text:p>
          </table:table-cell>
          <table:table-cell table:number-columns-repeated="16377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anrukinzumab</text:p>
          </table:table-cell>
          <table:table-cell office:value-type="float" office:value="677.57" table:style-name="ce1">
            <text:p>677.57</text:p>
          </table:table-cell>
          <table:table-cell table:number-columns-repeated="2" table:style-name="ce1"/>
          <table:table-cell office:value-type="string" table:style-name="ce1">
            <text:p>efalizuma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aprut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bevacizuma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aprutumab_ixadotin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canakinumab</text:p>
          </table:table-cell>
          <table:table-cell office:value-type="float" office:value="283.14" table:style-name="ce1">
            <text:p>283.14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arcitumo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ranibizuma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ascrinvac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certolizumab_pego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atezoliz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ofatumuma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atin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ustekinumab</text:p>
          </table:table-cell>
          <table:table-cell office:value-type="float" office:value="281.98" table:style-name="ce1">
            <text:p>281.98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aveluma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denosuma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basiliximab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bavituximab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begelomab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benralizumab</text:p>
          </table:table-cell>
          <table:table-cell office:value-type="float" office:value="451.64" table:style-name="ce1">
            <text:p>451.64</text:p>
          </table:table-cell>
          <table:table-cell table:number-columns-repeated="16381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bevacizumab_beta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bezlotoxumab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bimagrumab</text:p>
          </table:table-cell>
          <table:table-cell office:value-type="float" office:value="275.94" table:style-name="ce1">
            <text:p>275.94</text:p>
          </table:table-cell>
          <table:table-cell table:number-columns-repeated="16381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bleselumab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blinatumo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bloso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bococ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brazik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brentuximab_vedotin</text:p>
          </table:table-cell>
          <table:table-cell office:value-type="float" office:value="287.02" table:style-name="ce1">
            <text:p>287.02</text:p>
          </table:table-cell>
          <table:table-cell table:number-columns-repeated="1638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briakinumab</text:p>
          </table:table-cell>
          <table:table-cell office:value-type="float" office:value="468.22" table:style-name="ce1">
            <text:p>468.22</text:p>
          </table:table-cell>
          <table:table-cell table:number-columns-repeated="1638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broda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brolucizumab</text:p>
          </table:table-cell>
          <table:table-cell office:value-type="float" office:value="571.44000000000005" table:style-name="ce1">
            <text:p>571.44</text:p>
          </table:table-cell>
          <table:table-cell table:number-columns-repeated="1638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brontictuzumab</text:p>
          </table:table-cell>
          <table:table-cell office:value-type="float" office:value="377.95" table:style-name="ce1">
            <text:p>377.95</text:p>
          </table:table-cell>
          <table:table-cell table:number-columns-repeated="16381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buros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cabira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camre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canakinumab</text:p>
          </table:table-cell>
          <table:table-cell office:value-type="float" office:value="283.14" table:style-name="ce1">
            <text:p>283.14</text:p>
          </table:table-cell>
          <table:table-cell table:number-columns-repeated="1638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cantuzumab_ravtansin</text:p>
          </table:table-cell>
          <table:table-cell office:value-type="float" office:value="562.23" table:style-name="ce1">
            <text:p>562.23</text:p>
          </table:table-cell>
          <table:table-cell table:number-columns-repeated="1638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car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caro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cergutuzumab_amunaleukin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cergutuzumab_amunaleuki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certolizumab_pegol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cetuximab</text:p>
          </table:table-cell>
          <table:table-cell office:value-type="float" office:value="762.75" table:style-name="ce1">
            <text:p>762.75</text:p>
          </table:table-cell>
          <table:table-cell table:number-columns-repeated="1638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citatuzumab_bogatox</text:p>
          </table:table-cell>
          <table:table-cell office:value-type="float" office:value="660.66" table:style-name="ce1">
            <text:p>660.66</text:p>
          </table:table-cell>
          <table:table-cell table:number-columns-repeated="16381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cixutumumab</text:p>
          </table:table-cell>
          <table:table-cell office:value-type="float" office:value="364.41" table:style-name="ce1">
            <text:p>364.41</text:p>
          </table:table-cell>
          <table:table-cell table:number-columns-repeated="1638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clivatuzumab_tetraxeta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codrituzumab</text:p>
          </table:table-cell>
          <table:table-cell office:value-type="float" office:value="267.70999999999998" table:style-name="ce1">
            <text:p>267.71</text:p>
          </table:table-cell>
          <table:table-cell table:number-columns-repeated="1638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conatu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concizumab</text:p>
          </table:table-cell>
          <table:table-cell office:value-type="float" office:value="644.86" table:style-name="ce1">
            <text:p>644.86</text:p>
          </table:table-cell>
          <table:table-cell table:number-columns-repeated="1638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crenezumab</text:p>
          </table:table-cell>
          <table:table-cell office:value-type="float" office:value="913.29" table:style-name="ce1">
            <text:p>913.29</text:p>
          </table:table-cell>
          <table:table-cell table:number-columns-repeated="16381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crizan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croted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dacetuzumab</text:p>
          </table:table-cell>
          <table:table-cell office:value-type="float" office:value="734.09" table:style-name="ce1">
            <text:p>734.09</text:p>
          </table:table-cell>
          <table:table-cell table:number-columns-repeated="1638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dac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dalotuzumab</text:p>
          </table:table-cell>
          <table:table-cell office:value-type="float" office:value="275.83" table:style-name="ce1">
            <text:p>275.83</text:p>
          </table:table-cell>
          <table:table-cell table:number-columns-repeated="1638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dapirolizumab_pegol</text:p>
          </table:table-cell>
          <table:table-cell office:value-type="float" office:value="845.65" table:style-name="ce1">
            <text:p>845.65</text:p>
          </table:table-cell>
          <table:table-cell table:number-columns-repeated="1638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daratu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dectrek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demcizumab</text:p>
          </table:table-cell>
          <table:table-cell office:value-type="float" office:value="587.96" table:style-name="ce1">
            <text:p>587.96</text:p>
          </table:table-cell>
          <table:table-cell table:number-columns-repeated="1638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denos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depatux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depatuxizumab_mafodoti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dezamizumab</text:p>
          </table:table-cell>
          <table:table-cell office:value-type="float" office:value="281.17" table:style-name="ce1">
            <text:p>281.17</text:p>
          </table:table-cell>
          <table:table-cell table:number-columns-repeated="1638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dinutuximab</text:p>
          </table:table-cell>
          <table:table-cell office:value-type="float" office:value="642.39" table:style-name="ce1">
            <text:p>642.39</text:p>
          </table:table-cell>
          <table:table-cell table:number-columns-repeated="1638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diridav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domagro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drozi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duligotuzumab</text:p>
          </table:table-cell>
          <table:table-cell office:value-type="float" office:value="479.01" table:style-name="ce1">
            <text:p>479.01</text:p>
          </table:table-cell>
          <table:table-cell table:number-columns-repeated="16381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">
            <text:p>durva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dusigitumab</text:p>
          </table:table-cell>
          <table:table-cell office:value-type="float" office:value="433.57" table:style-name="ce1">
            <text:p>433.57</text:p>
          </table:table-cell>
          <table:table-cell table:number-columns-repeated="16381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1">
            <text:p>efa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1">
            <text:p>efung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">
            <text:p>elde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">
            <text:p>elezan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1">
            <text:p>elgem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">
            <text:p>elotuzumab</text:p>
          </table:table-cell>
          <table:table-cell office:value-type="float" office:value="277.64" table:style-name="ce1">
            <text:p>277.64</text:p>
          </table:table-cell>
          <table:table-cell table:number-columns-repeated="1638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">
            <text:p>emac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emapalumab</text:p>
          </table:table-cell>
          <table:table-cell office:value-type="float" office:value="262.85000000000002" table:style-name="ce1">
            <text:p>262.85</text:p>
          </table:table-cell>
          <table:table-cell table:number-columns-repeated="16381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">
            <text:p>emibe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enavatuzumab</text:p>
          </table:table-cell>
          <table:table-cell office:value-type="float" office:value="560.84" table:style-name="ce1">
            <text:p>560.84</text:p>
          </table:table-cell>
          <table:table-cell table:number-columns-repeated="16381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1">
            <text:p>enfortumab_vedoti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">
            <text:p>enoblituzumab</text:p>
          </table:table-cell>
          <table:table-cell office:value-type="float" office:value="528.94000000000005" table:style-name="ce1">
            <text:p>528.94</text:p>
          </table:table-cell>
          <table:table-cell table:number-columns-repeated="1638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">
            <text:p>enok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1">
            <text:p>enotic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1">
            <text:p>ensituximab</text:p>
          </table:table-cell>
          <table:table-cell office:value-type="float" office:value="266.56" table:style-name="ce1">
            <text:p>266.56</text:p>
          </table:table-cell>
          <table:table-cell table:number-columns-repeated="1638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1">
            <text:p>eptine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1">
            <text:p>eren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">
            <text:p>etaracizumab</text:p>
          </table:table-cell>
          <table:table-cell office:value-type="float" office:value="382.63" table:style-name="ce1">
            <text:p>382.63</text:p>
          </table:table-cell>
          <table:table-cell table:number-columns-repeated="1638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">
            <text:p>etrolizumab</text:p>
          </table:table-cell>
          <table:table-cell office:value-type="float" office:value="866.82" table:style-name="ce1">
            <text:p>866.82</text:p>
          </table:table-cell>
          <table:table-cell table:number-columns-repeated="1638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">
            <text:p>evinacumab</text:p>
          </table:table-cell>
          <table:table-cell office:value-type="float" office:value="279.61" table:style-name="ce1">
            <text:p>279.61</text:p>
          </table:table-cell>
          <table:table-cell table:number-columns-repeated="16381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">
            <text:p>evolocumab</text:p>
          </table:table-cell>
          <table:table-cell office:value-type="float" office:value="274.04000000000002" table:style-name="ce1">
            <text:p>274.04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1">
            <text:p>farle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">
            <text:p>fasinumab</text:p>
          </table:table-cell>
          <table:table-cell office:value-type="float" office:value="279.81" table:style-name="ce1">
            <text:p>279.81</text:p>
          </table:table-cell>
          <table:table-cell table:number-columns-repeated="1638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">
            <text:p>fezakin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1">
            <text:p>fiba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">
            <text:p>ficlatuzumab</text:p>
          </table:table-cell>
          <table:table-cell office:value-type="float" office:value="551.38" table:style-name="ce1">
            <text:p>551.38</text:p>
          </table:table-cell>
          <table:table-cell table:number-columns-repeated="16381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">
            <text:p>firivumab</text:p>
          </table:table-cell>
          <table:table-cell office:value-type="float" office:value="480.09" table:style-name="ce1">
            <text:p>480.09</text:p>
          </table:table-cell>
          <table:table-cell table:number-columns-repeated="16381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1">
            <text:p>flanvo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1">
            <text:p>fletik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">
            <text:p>fora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">
            <text:p>foravirumab</text:p>
          </table:table-cell>
          <table:table-cell office:value-type="float" office:value="279.81" table:style-name="ce1">
            <text:p>279.81</text:p>
          </table:table-cell>
          <table:table-cell table:number-columns-repeated="1638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1">
            <text:p>fremanezumab</text:p>
          </table:table-cell>
          <table:table-cell office:value-type="float" office:value="368.43" table:style-name="ce1">
            <text:p>368.43</text:p>
          </table:table-cell>
          <table:table-cell table:number-columns-repeated="16381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1">
            <text:p>fresoli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fulran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1">
            <text:p>fu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1">
            <text:p>galcane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1">
            <text:p>gani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1">
            <text:p>gantener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1">
            <text:p>gemetuzumab</text:p>
          </table:table-cell>
          <table:table-cell office:value-type="float" office:value="389.8" table:style-name="ce1">
            <text:p>389.8</text:p>
          </table:table-cell>
          <table:table-cell table:number-columns-repeated="16381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1">
            <text:p>gemtuzumab2</text:p>
          </table:table-cell>
          <table:table-cell office:value-type="float" office:value="451.37" table:style-name="ce1">
            <text:p>451.37</text:p>
          </table:table-cell>
          <table:table-cell table:number-columns-repeated="16381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">
            <text:p>gem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">
            <text:p>gevok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1">
            <text:p>giren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1">
            <text:p>glembatumumab</text:p>
          </table:table-cell>
          <table:table-cell office:value-type="float" office:value="279.48" table:style-name="ce1">
            <text:p>279.48</text:p>
          </table:table-cell>
          <table:table-cell table:number-columns-repeated="16381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1">
            <text:p>glembatumumab_vedotin</text:p>
          </table:table-cell>
          <table:table-cell office:value-type="float" office:value="279.48" table:style-name="ce1">
            <text:p>279.48</text:p>
          </table:table-cell>
          <table:table-cell table:number-columns-repeated="16381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1">
            <text:p>guselk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">
            <text:p>ibalizumab</text:p>
          </table:table-cell>
          <table:table-cell office:value-type="float" office:value="271.75" table:style-name="ce1">
            <text:p>271.75</text:p>
          </table:table-cell>
          <table:table-cell table:number-columns-repeated="16381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">
            <text:p>ibritumo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">
            <text:p>icruc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1">
            <text:p>idarucizumab</text:p>
          </table:table-cell>
          <table:table-cell office:value-type="float" office:value="817.38" table:style-name="ce1">
            <text:p>817.38</text:p>
          </table:table-cell>
          <table:table-cell table:number-columns-repeated="16381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">
            <text:p>ifabo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1">
            <text:p>imalumab</text:p>
          </table:table-cell>
          <table:table-cell office:value-type="float" office:value="385.22" table:style-name="ce1">
            <text:p>385.22</text:p>
          </table:table-cell>
          <table:table-cell table:number-columns-repeated="16381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">
            <text:p>imga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1">
            <text:p>inclac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1">
            <text:p>indatuximab_ravtansi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1">
            <text:p>indusatumab</text:p>
          </table:table-cell>
          <table:table-cell office:value-type="float" office:value="285.05" table:style-name="ce1">
            <text:p>285.05</text:p>
          </table:table-cell>
          <table:table-cell table:number-columns-repeated="16381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1">
            <text:p>inebilizumab</text:p>
          </table:table-cell>
          <table:table-cell office:value-type="float" office:value="673.99" table:style-name="ce1">
            <text:p>673.99</text:p>
          </table:table-cell>
          <table:table-cell table:number-columns-repeated="16381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1">
            <text:p>intetu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1">
            <text:p>iodine_girentuximab</text:p>
          </table:table-cell>
          <table:table-cell office:value-type="float" office:value="288.33" table:style-name="ce1">
            <text:p>288.33</text:p>
          </table:table-cell>
          <table:table-cell table:number-columns-repeated="16381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1">
            <text:p>ipili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1">
            <text:p>iratu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">
            <text:p>isa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1">
            <text:p>ito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1">
            <text:p>ixekizumab</text:p>
          </table:table-cell>
          <table:table-cell office:value-type="float" office:value="267.70999999999998" table:style-name="ce1">
            <text:p>267.71</text:p>
          </table:table-cell>
          <table:table-cell table:number-columns-repeated="16381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1">
            <text:p>labetuzumab_govitecan</text:p>
          </table:table-cell>
          <table:table-cell office:value-type="float" office:value="282.35000000000002" table:style-name="ce1">
            <text:p>282.35</text:p>
          </table:table-cell>
          <table:table-cell table:number-columns-repeated="16381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">
            <text:p>lambrolizumab</text:p>
          </table:table-cell>
          <table:table-cell office:value-type="float" office:value="286.98" table:style-name="ce1">
            <text:p>286.98</text:p>
          </table:table-cell>
          <table:table-cell table:number-columns-repeated="16381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1">
            <text:p>lampalizumab</text:p>
          </table:table-cell>
          <table:table-cell office:value-type="float" office:value="651.04" table:style-name="ce1">
            <text:p>651.04</text:p>
          </table:table-cell>
          <table:table-cell table:number-columns-repeated="16381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1">
            <text:p>lanadelumab</text:p>
          </table:table-cell>
          <table:table-cell office:value-type="float" office:value="451.93" table:style-name="ce1">
            <text:p>451.93</text:p>
          </table:table-cell>
          <table:table-cell table:number-columns-repeated="16381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1">
            <text:p>landogro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1">
            <text:p>lapri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1">
            <text:p>lebrikizumab</text:p>
          </table:table-cell>
          <table:table-cell office:value-type="float" office:value="276.42" table:style-name="ce1">
            <text:p>276.42</text:p>
          </table:table-cell>
          <table:table-cell table:number-columns-repeated="1638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1">
            <text:p>lendalizumab</text:p>
          </table:table-cell>
          <table:table-cell office:value-type="float" office:value="464.23" table:style-name="ce1">
            <text:p>464.23</text:p>
          </table:table-cell>
          <table:table-cell table:number-columns-repeated="16381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1">
            <text:p>lenzilumab</text:p>
          </table:table-cell>
          <table:table-cell office:value-type="float" office:value="282.39999999999998" table:style-name="ce1">
            <text:p>282.4</text:p>
          </table:table-cell>
          <table:table-cell table:number-columns-repeated="16381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1">
            <text:p>lifastuzumab_vedotin</text:p>
          </table:table-cell>
          <table:table-cell office:value-type="float" office:value="365.5" table:style-name="ce1">
            <text:p>365.5</text:p>
          </table:table-cell>
          <table:table-cell table:number-columns-repeated="16381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1">
            <text:p>ligelizumab</text:p>
          </table:table-cell>
          <table:table-cell office:value-type="float" office:value="388.25" table:style-name="ce1">
            <text:p>388.25</text:p>
          </table:table-cell>
          <table:table-cell table:number-columns-repeated="16381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1">
            <text:p>lilotomab</text:p>
          </table:table-cell>
          <table:table-cell office:value-type="float" office:value="278.81" table:style-name="ce1">
            <text:p>278.81</text:p>
          </table:table-cell>
          <table:table-cell table:number-columns-repeated="16381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1">
            <text:p>liri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1">
            <text:p>lodelcizumab</text:p>
          </table:table-cell>
          <table:table-cell office:value-type="float" office:value="282.87" table:style-name="ce1">
            <text:p>282.87</text:p>
          </table:table-cell>
          <table:table-cell table:number-columns-repeated="16381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1">
            <text:p>lokivet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1">
            <text:p>lorvotuzumab_mertansin</text:p>
          </table:table-cell>
          <table:table-cell office:value-type="float" office:value="262" table:style-name="ce1">
            <text:p>262</text:p>
          </table:table-cell>
          <table:table-cell table:number-columns-repeated="16381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1">
            <text:p>lucatu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1">
            <text:p>lumre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1">
            <text:p>lupartumab</text:p>
          </table:table-cell>
          <table:table-cell office:value-type="float" office:value="250.72" table:style-name="ce1">
            <text:p>250.72</text:p>
          </table:table-cell>
          <table:table-cell table:number-columns-repeated="16381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1">
            <text:p>lutikizumab</text:p>
          </table:table-cell>
          <table:table-cell office:value-type="float" office:value="296.89999999999998" table:style-name="ce1">
            <text:p>296.9</text:p>
          </table:table-cell>
          <table:table-cell table:number-columns-repeated="16381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1">
            <text:p>margetuximab</text:p>
          </table:table-cell>
          <table:table-cell office:value-type="float" office:value="281.47000000000003" table:style-name="ce1">
            <text:p>281.47</text:p>
          </table:table-cell>
          <table:table-cell table:number-columns-repeated="16381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1">
            <text:p>milatuzumab</text:p>
          </table:table-cell>
          <table:table-cell office:value-type="float" office:value="267.70999999999998" table:style-name="ce1">
            <text:p>267.71</text:p>
          </table:table-cell>
          <table:table-cell table:number-columns-repeated="16381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">
            <text:p>mirve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1">
            <text:p>mirvetuximab_soravtansi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">
            <text:p>modotuximab</text:p>
          </table:table-cell>
          <table:table-cell office:value-type="float" office:value="941.78" table:style-name="ce1">
            <text:p>941.78</text:p>
          </table:table-cell>
          <table:table-cell table:number-columns-repeated="16381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1">
            <text:p>mogamulizumab</text:p>
          </table:table-cell>
          <table:table-cell office:value-type="float" office:value="836.43" table:style-name="ce1">
            <text:p>836.43</text:p>
          </table:table-cell>
          <table:table-cell table:number-columns-repeated="16381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1">
            <text:p>monalizumab</text:p>
          </table:table-cell>
          <table:table-cell office:value-type="float" office:value="281.17" table:style-name="ce1">
            <text:p>281.17</text:p>
          </table:table-cell>
          <table:table-cell table:number-columns-repeated="1638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1">
            <text:p>motav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1">
            <text:p>moxetumomab_pasudotox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1">
            <text:p>namilumab</text:p>
          </table:table-cell>
          <table:table-cell office:value-type="float" office:value="377.71" table:style-name="ce1">
            <text:p>377.71</text:p>
          </table:table-cell>
          <table:table-cell table:number-columns-repeated="16381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1">
            <text:p>naratuximab</text:p>
          </table:table-cell>
          <table:table-cell office:value-type="float" office:value="387.87" table:style-name="ce1">
            <text:p>387.87</text:p>
          </table:table-cell>
          <table:table-cell table:number-columns-repeated="16381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1">
            <text:p>naratuximab_emtansin</text:p>
          </table:table-cell>
          <table:table-cell office:value-type="float" office:value="387.87" table:style-name="ce1">
            <text:p>387.87</text:p>
          </table:table-cell>
          <table:table-cell table:number-columns-repeated="16381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narna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navicixizumab2</text:p>
          </table:table-cell>
          <table:table-cell office:value-type="float" office:value="587.96" table:style-name="ce1">
            <text:p>587.96</text:p>
          </table:table-cell>
          <table:table-cell table:number-columns-repeated="16381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1">
            <text:p>navicixizumab</text:p>
          </table:table-cell>
          <table:table-cell office:value-type="float" office:value="587.96" table:style-name="ce1">
            <text:p>587.96</text:p>
          </table:table-cell>
          <table:table-cell table:number-columns-repeated="16381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1">
            <text:p>naviv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1">
            <text:p>necitu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1">
            <text:p>nemolizumab</text:p>
          </table:table-cell>
          <table:table-cell office:value-type="float" office:value="370.33" table:style-name="ce1">
            <text:p>370.33</text:p>
          </table:table-cell>
          <table:table-cell table:number-columns-repeated="16381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1">
            <text:p>nesvac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1">
            <text:p>nivolumab</text:p>
          </table:table-cell>
          <table:table-cell office:value-type="float" office:value="273.45" table:style-name="ce1">
            <text:p>273.45</text:p>
          </table:table-cell>
          <table:table-cell table:number-columns-repeated="16381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1">
            <text:p>obiltoxa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1">
            <text:p>obinutuzumab</text:p>
          </table:table-cell>
          <table:table-cell office:value-type="float" office:value="658.03" table:style-name="ce1">
            <text:p>658.03</text:p>
          </table:table-cell>
          <table:table-cell table:number-columns-repeated="16381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1">
            <text:p>ocara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1">
            <text:p>ofatu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1">
            <text:p>olara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1">
            <text:p>olok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1">
            <text:p>omalizumab</text:p>
          </table:table-cell>
          <table:table-cell office:value-type="float" office:value="383.69" table:style-name="ce1">
            <text:p>383.69</text:p>
          </table:table-cell>
          <table:table-cell table:number-columns-repeated="1638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1">
            <text:p>onartuzumab</text:p>
          </table:table-cell>
          <table:table-cell office:value-type="float" office:value="270.04000000000002" table:style-name="ce1">
            <text:p>270.04</text:p>
          </table:table-cell>
          <table:table-cell table:number-columns-repeated="16381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1">
            <text:p>ontux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1">
            <text:p>opicin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1">
            <text:p>ortic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1">
            <text:p>otelixizumab</text:p>
          </table:table-cell>
          <table:table-cell office:value-type="float" office:value="574.04999999999995" table:style-name="ce1">
            <text:p>574.05</text:p>
          </table:table-cell>
          <table:table-cell table:number-columns-repeated="16381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1">
            <text:p>oxe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">
            <text:p>ozanezumab</text:p>
          </table:table-cell>
          <table:table-cell office:value-type="float" office:value="757.18" table:style-name="ce1">
            <text:p>757.18</text:p>
          </table:table-cell>
          <table:table-cell table:number-columns-repeated="16381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1">
            <text:p>pamrev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1">
            <text:p>panobacumab</text:p>
          </table:table-cell>
          <table:table-cell office:value-type="float" office:value="267.70999999999998" table:style-name="ce1">
            <text:p>267.71</text:p>
          </table:table-cell>
          <table:table-cell table:number-columns-repeated="16381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parsatuzumab</text:p>
          </table:table-cell>
          <table:table-cell office:value-type="float" office:value="280.36" table:style-name="ce1">
            <text:p>280.36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pasotux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patec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patritumab</text:p>
          </table:table-cell>
          <table:table-cell office:value-type="float" office:value="459.35" table:style-name="ce1">
            <text:p>459.35</text:p>
          </table:table-cell>
          <table:table-cell table:number-columns-repeated="16381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pembrolizumab</text:p>
          </table:table-cell>
          <table:table-cell office:value-type="float" office:value="286.98" table:style-name="ce1">
            <text:p>286.98</text:p>
          </table:table-cell>
          <table:table-cell table:number-columns-repeated="16381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perakizumab</text:p>
          </table:table-cell>
          <table:table-cell office:value-type="float" office:value="276.20999999999998" table:style-name="ce1">
            <text:p>276.21</text:p>
          </table:table-cell>
          <table:table-cell table:number-columns-repeated="16381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pidi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pinatuzumab_vedotin</text:p>
          </table:table-cell>
          <table:table-cell office:value-type="float" office:value="267.70999999999998" table:style-name="ce1">
            <text:p>267.71</text:p>
          </table:table-cell>
          <table:table-cell table:number-columns-repeated="16381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plozalizumab</text:p>
          </table:table-cell>
          <table:table-cell office:value-type="float" office:value="644.71" table:style-name="ce1">
            <text:p>644.71</text:p>
          </table:table-cell>
          <table:table-cell table:number-columns-repeated="16381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poga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polatuzumab_vedotin</text:p>
          </table:table-cell>
          <table:table-cell office:value-type="float" office:value="469.93" table:style-name="ce1">
            <text:p>469.93</text:p>
          </table:table-cell>
          <table:table-cell table:number-columns-repeated="16381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ponezumab</text:p>
          </table:table-cell>
          <table:table-cell office:value-type="float" office:value="459.96" table:style-name="ce1">
            <text:p>459.96</text:p>
          </table:table-cell>
          <table:table-cell table:number-columns-repeated="16381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preza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pritoxaximab</text:p>
          </table:table-cell>
          <table:table-cell office:value-type="float" office:value="396.5" table:style-name="ce1">
            <text:p>396.5</text:p>
          </table:table-cell>
          <table:table-cell table:number-columns-repeated="16381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qui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racotumo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radre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ralpancizumab</text:p>
          </table:table-cell>
          <table:table-cell office:value-type="float" office:value="485.63" table:style-name="ce1">
            <text:p>485.63</text:p>
          </table:table-cell>
          <table:table-cell table:number-columns-repeated="16381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ramucirumab</text:p>
          </table:table-cell>
          <table:table-cell office:value-type="float" office:value="370.55" table:style-name="ce1">
            <text:p>370.55</text:p>
          </table:table-cell>
          <table:table-cell table:number-columns-repeated="16381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ranevetmab</text:p>
          </table:table-cell>
          <table:table-cell office:value-type="float" office:value="293.42" table:style-name="ce1">
            <text:p>293.42</text:p>
          </table:table-cell>
          <table:table-cell table:number-columns-repeated="16381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ranib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refanezumab</text:p>
          </table:table-cell>
          <table:table-cell office:value-type="float" office:value="366.89" table:style-name="ce1">
            <text:p>366.89</text:p>
          </table:table-cell>
          <table:table-cell table:number-columns-repeated="16381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rilotumumab</text:p>
          </table:table-cell>
          <table:table-cell office:value-type="float" office:value="377.24" table:style-name="ce1">
            <text:p>377.24</text:p>
          </table:table-cell>
          <table:table-cell table:number-columns-repeated="16381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rinuc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risank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string" table:style-name="ce1">
            <text:p>ri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string" table:style-name="ce1">
            <text:p>rivabazumab</text:p>
          </table:table-cell>
          <table:table-cell office:value-type="float" office:value="288.18" table:style-name="ce1">
            <text:p>288.18</text:p>
          </table:table-cell>
          <table:table-cell table:number-columns-repeated="16381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string" table:style-name="ce1">
            <text:p>robatumumab</text:p>
          </table:table-cell>
          <table:table-cell office:value-type="float" office:value="565.61" table:style-name="ce1">
            <text:p>565.61</text:p>
          </table:table-cell>
          <table:table-cell table:number-columns-repeated="16381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string" table:style-name="ce1">
            <text:p>roled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1">
            <text:p>romoso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1">
            <text:p>rontalizumab</text:p>
          </table:table-cell>
          <table:table-cell office:value-type="float" office:value="375.48" table:style-name="ce1">
            <text:p>375.48</text:p>
          </table:table-cell>
          <table:table-cell table:number-columns-repeated="16381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1">
            <text:p>rosman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string" table:style-name="ce1">
            <text:p>rozanolixizumab</text:p>
          </table:table-cell>
          <table:table-cell office:value-type="float" office:value="267.70999999999998" table:style-name="ce1">
            <text:p>267.71</text:p>
          </table:table-cell>
          <table:table-cell table:number-columns-repeated="16381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string" table:style-name="ce1">
            <text:p>sacituzumab</text:p>
          </table:table-cell>
          <table:table-cell office:value-type="float" office:value="280.62" table:style-name="ce1">
            <text:p>280.62</text:p>
          </table:table-cell>
          <table:table-cell table:number-columns-repeated="16381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string" table:style-name="ce1">
            <text:p>sacituzumab_govitecan</text:p>
          </table:table-cell>
          <table:table-cell office:value-type="float" office:value="280.62" table:style-name="ce1">
            <text:p>280.62</text:p>
          </table:table-cell>
          <table:table-cell table:number-columns-repeated="16381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string" table:style-name="ce1">
            <text:p>samalizumab</text:p>
          </table:table-cell>
          <table:table-cell office:value-type="float" office:value="276.20999999999998" table:style-name="ce1">
            <text:p>276.21</text:p>
          </table:table-cell>
          <table:table-cell table:number-columns-repeated="16381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1">
            <text:p>sape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string" table:style-name="ce1">
            <text:p>sari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string" table:style-name="ce1">
            <text:p>secukin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string" table:style-name="ce1">
            <text:p>seriban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1">
            <text:p>setoxa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string" table:style-name="ce1">
            <text:p>sifalim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string" table:style-name="ce1">
            <text:p>sil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string" table:style-name="ce1">
            <text:p>simtuzumab</text:p>
          </table:table-cell>
          <table:table-cell office:value-type="float" office:value="749.88" table:style-name="ce1">
            <text:p>749.88</text:p>
          </table:table-cell>
          <table:table-cell table:number-columns-repeated="16381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string" table:style-name="ce1">
            <text:p>siruk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string" table:style-name="ce1">
            <text:p>solanezumab</text:p>
          </table:table-cell>
          <table:table-cell office:value-type="float" office:value="918.84" table:style-name="ce1">
            <text:p>918.84</text:p>
          </table:table-cell>
          <table:table-cell table:number-columns-repeated="16381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string" table:style-name="ce1">
            <text:p>solito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string" table:style-name="ce1">
            <text:p>stamulumab</text:p>
          </table:table-cell>
          <table:table-cell office:value-type="float" office:value="361.36" table:style-name="ce1">
            <text:p>361.36</text:p>
          </table:table-cell>
          <table:table-cell table:number-columns-repeated="16381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string" table:style-name="ce1">
            <text:p>suptavumab</text:p>
          </table:table-cell>
          <table:table-cell office:value-type="float" office:value="271.08" table:style-name="ce1">
            <text:p>271.08</text:p>
          </table:table-cell>
          <table:table-cell table:number-columns-repeated="16381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string" table:style-name="ce1">
            <text:p>suvizumab</text:p>
          </table:table-cell>
          <table:table-cell office:value-type="float" office:value="555.01" table:style-name="ce1">
            <text:p>555.01</text:p>
          </table:table-cell>
          <table:table-cell table:number-columns-repeated="16381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string" table:style-name="ce1">
            <text:p>taba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string" table:style-name="ce1">
            <text:p>tadocizumab</text:p>
          </table:table-cell>
          <table:table-cell office:value-type="float" office:value="278.26" table:style-name="ce1">
            <text:p>278.26</text:p>
          </table:table-cell>
          <table:table-cell table:number-columns-repeated="16381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1">
            <text:p>tamtuvet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string" table:style-name="ce1">
            <text:p>tanezumab</text:p>
          </table:table-cell>
          <table:table-cell office:value-type="float" office:value="380.6" table:style-name="ce1">
            <text:p>380.6</text:p>
          </table:table-cell>
          <table:table-cell table:number-columns-repeated="1638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tarex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1">
            <text:p>tavolix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1">
            <text:p>telisotuzumab</text:p>
          </table:table-cell>
          <table:table-cell office:value-type="float" office:value="466.22" table:style-name="ce1">
            <text:p>466.22</text:p>
          </table:table-cell>
          <table:table-cell table:number-columns-repeated="1638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tep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1">
            <text:p>tesido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tezepelumab</text:p>
          </table:table-cell>
          <table:table-cell office:value-type="float" office:value="637.29999999999995" table:style-name="ce1">
            <text:p>637.3</text:p>
          </table:table-cell>
          <table:table-cell table:number-columns-repeated="1638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tigatuzumab</text:p>
          </table:table-cell>
          <table:table-cell office:value-type="float" office:value="287.16000000000003" table:style-name="ce1">
            <text:p>287.16</text:p>
          </table:table-cell>
          <table:table-cell table:number-columns-repeated="16381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string" table:style-name="ce1">
            <text:p>tildrakizumab</text:p>
          </table:table-cell>
          <table:table-cell office:value-type="float" office:value="571.41" table:style-name="ce1">
            <text:p>571.41</text:p>
          </table:table-cell>
          <table:table-cell table:number-columns-repeated="16381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string" table:style-name="ce1">
            <text:p>timo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string" table:style-name="ce1">
            <text:p>tisot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string" table:style-name="ce1">
            <text:p>tosatoxumab</text:p>
          </table:table-cell>
          <table:table-cell office:value-type="float" office:value="287.73" table:style-name="ce1">
            <text:p>287.73</text:p>
          </table:table-cell>
          <table:table-cell table:number-columns-repeated="16381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string" table:style-name="ce1">
            <text:p>tositumo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string" table:style-name="ce1">
            <text:p>tralokinumab</text:p>
          </table:table-cell>
          <table:table-cell office:value-type="float" office:value="651.96" table:style-name="ce1">
            <text:p>651.96</text:p>
          </table:table-cell>
          <table:table-cell table:number-columns-repeated="16381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string" table:style-name="ce1">
            <text:p>trastuzumab</text:p>
          </table:table-cell>
          <table:table-cell office:value-type="float" office:value="750.41" table:style-name="ce1">
            <text:p>750.41</text:p>
          </table:table-cell>
          <table:table-cell table:number-columns-repeated="16381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string" table:style-name="ce1">
            <text:p>tregal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string" table:style-name="ce1">
            <text:p>trevogr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string" table:style-name="ce1">
            <text:p>ubli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string" table:style-name="ce1">
            <text:p>ure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string" table:style-name="ce1">
            <text:p>ustekinumab</text:p>
          </table:table-cell>
          <table:table-cell office:value-type="float" office:value="281.98" table:style-name="ce1">
            <text:p>281.98</text:p>
          </table:table-cell>
          <table:table-cell table:number-columns-repeated="16381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string" table:style-name="ce1">
            <text:p>utomil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string" table:style-name="ce1">
            <text:p>vadastuxi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string" table:style-name="ce1">
            <text:p>vadastuximab_taliri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string" table:style-name="ce1">
            <text:p>vandortuzumab_vedotin</text:p>
          </table:table-cell>
          <table:table-cell office:value-type="float" office:value="255.55" table:style-name="ce1">
            <text:p>255.55</text:p>
          </table:table-cell>
          <table:table-cell table:number-columns-repeated="16381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string" table:style-name="ce1">
            <text:p>vantictumab</text:p>
          </table:table-cell>
          <table:table-cell office:value-type="float" office:value="254.73" table:style-name="ce1">
            <text:p>254.73</text:p>
          </table:table-cell>
          <table:table-cell table:number-columns-repeated="16381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string" table:style-name="ce1">
            <text:p>vanucizumab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string" table:style-name="ce1">
            <text:p>vanuci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string" table:style-name="ce1">
            <text:p>varlilumab</text:p>
          </table:table-cell>
          <table:table-cell office:value-type="float" office:value="263.97000000000003" table:style-name="ce1">
            <text:p>263.97</text:p>
          </table:table-cell>
          <table:table-cell table:number-columns-repeated="16381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string" table:style-name="ce1">
            <text:p>vatelizumab</text:p>
          </table:table-cell>
          <table:table-cell office:value-type="float" office:value="288.83999999999997" table:style-name="ce1">
            <text:p>288.84</text:p>
          </table:table-cell>
          <table:table-cell table:number-columns-repeated="16381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string" table:style-name="ce1">
            <text:p>vedolizumab</text:p>
          </table:table-cell>
          <table:table-cell office:value-type="float" office:value="281.95" table:style-name="ce1">
            <text:p>281.95</text:p>
          </table:table-cell>
          <table:table-cell table:number-columns-repeated="16381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string" table:style-name="ce1">
            <text:p>vel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string" table:style-name="ce1">
            <text:p>vesenc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string" table:style-name="ce1">
            <text:p>vorsetuzuma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string" table:style-name="ce1">
            <text:p>vorsetuzumab_mafodotin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string" table:style-name="ce1">
            <text:p>vunakizumab</text:p>
          </table:table-cell>
          <table:table-cell office:value-type="float" office:value="366.66" table:style-name="ce1">
            <text:p>366.66</text:p>
          </table:table-cell>
          <table:table-cell table:number-columns-repeated="16381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string" table:style-name="ce1">
            <text:p>xentuzumab</text:p>
          </table:table-cell>
          <table:table-cell office:value-type="float" office:value="528.94000000000005" table:style-name="ce1">
            <text:p>528.94</text:p>
          </table:table-cell>
          <table:table-cell table:number-columns-repeated="16381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string" table:style-name="ce1">
            <text:p>zatuximab</text:p>
          </table:table-cell>
          <table:table-cell office:value-type="float" office:value="941.78" table:style-name="ce1">
            <text:p>941.78</text:p>
          </table:table-cell>
          <table:table-cell table:number-columns-repeated="16381"/>
        </table:table-row>
        <table:table-row table:number-rows-repeated="1048287" table:style-name="ro2">
          <table:table-cell table:number-columns-repeated="16384"/>
        </table:table-row>
      </table:table>
      <table:table table:name="statistical_results_summary" table:style-name="ta2"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number-columns-repeated="5" table:style-name="ce2"/>
          <table:table-cell office:value-type="string" table:style-name="ce2">
            <text:p>A summary of the statistical test results based on the intially seletected critera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2">
          <table:table-cell/>
          <table:table-cell office:value-type="string" table:style-name="ce3">
            <text:p>Tests under initial clustering criteria: <text:s/>-m=3, -d=4, <text:s/>accessibility &gt;10, frequency &lt;20<text:s/></text:p>
          </table:table-cell>
          <table:table-cell table:number-columns-repeated="5"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6"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4"/>
          <table:table-cell office:value-type="string" table:number-columns-spanned="2" table:number-rows-spanned="1" table:style-name="ce6">
            <text:p>Welch's t test</text:p>
          </table:table-cell>
          <table:covered-table-cell/>
          <table:table-cell office:value-type="string" table:number-columns-spanned="2" table:number-rows-spanned="1" table:style-name="ce6">
            <text:p>Mann-Whitney's u test<text:s/></text:p>
          </table:table-cell>
          <table:covered-table-cell/>
          <table:table-cell table:style-name="ce1"/>
          <table:table-cell office:value-type="string" table:style-name="ce5">
            <text:p>Notes: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4">
            <text:p>formular used for scoring</text:p>
          </table:table-cell>
          <table:table-cell office:value-type="string" table:style-name="ce4">
            <text:p>statistical t</text:p>
          </table:table-cell>
          <table:table-cell office:value-type="string" table:style-name="ce4">
            <text:p>p-value</text:p>
          </table:table-cell>
          <table:table-cell office:value-type="string" table:style-name="ce4">
            <text:p>statistical u</text:p>
          </table:table-cell>
          <table:table-cell office:value-type="string" table:style-name="ce4">
            <text:p>p value</text:p>
          </table:table-cell>
          <table:table-cell table:style-name="ce1"/>
          <table:table-cell office:value-type="string" table:style-name="ce1">
            <text:p>Uc: the score of unusual clusters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4">
            <text:p>Method 1</text:p>
          </table:table-cell>
          <table:table-cell office:value-type="string" table:style-name="ce4">
            <text:p>Uc=<text:span text:style-name="T2">∑</text:span>U(100-fx)</text:p>
          </table:table-cell>
          <table:table-cell office:value-type="float" office:value="-1.4259999999999999" table:style-name="ce4">
            <text:p>-1.426</text:p>
          </table:table-cell>
          <table:table-cell office:value-type="float" office:value="0.159" table:style-name="ce4">
            <text:p>0.159</text:p>
          </table:table-cell>
          <table:table-cell office:value-type="float" office:value="2688.5" table:style-name="ce4">
            <text:p>2688.5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1">
            <text:p>fx: the frequency of the residue clustered, presented in %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4">
            <text:p>Method 2</text:p>
          </table:table-cell>
          <table:table-cell office:value-type="string" table:style-name="ce4">
            <text:p>Uc=<text:span text:style-name="T2">∑</text:span>U[100/(fx+c)], c=20</text:p>
          </table:table-cell>
          <table:table-cell office:value-type="float" office:value="-1.4830000000000001" table:style-name="ce4">
            <text:p>-1.483</text:p>
          </table:table-cell>
          <table:table-cell office:value-type="float" office:value="0.14299999999999999" table:style-name="ce4">
            <text:p>0.143</text:p>
          </table:table-cell>
          <table:table-cell office:value-type="float" office:value="2679.5" table:style-name="ce4">
            <text:p>2679.5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1">
            <text:p>N: the total number of residues found across all clusters for an antibody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4">
            <text:p>Method 3</text:p>
          </table:table-cell>
          <table:table-cell office:value-type="string" table:style-name="ce4">
            <text:p>Uc=N</text:p>
          </table:table-cell>
          <table:table-cell office:value-type="float" office:value="-1.399" table:style-name="ce4">
            <text:p>-1.399</text:p>
          </table:table-cell>
          <table:table-cell office:value-type="float" office:value="0.16700000000000001" table:style-name="ce4">
            <text:p>0.167</text:p>
          </table:table-cell>
          <table:table-cell office:value-type="float" office:value="2701" table:style-name="ce4">
            <text:p>2701</text:p>
          </table:table-cell>
          <table:table-cell office:value-type="float" office:value="2" table:style-name="ce4">
            <text:p>2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4">
            <text:p>Method 4</text:p>
          </table:table-cell>
          <table:table-cell office:value-type="string" table:style-name="ce4">
            <text:p>Uc=<text:span text:style-name="T2">∑</text:span>U(100-fx)/N</text:p>
          </table:table-cell>
          <table:table-cell office:value-type="float" office:value="0.29299999999999998" table:style-name="ce4">
            <text:p>0.293</text:p>
          </table:table-cell>
          <table:table-cell office:value-type="float" office:value="0.77100000000000002" table:style-name="ce4">
            <text:p>0.771</text:p>
          </table:table-cell>
          <table:table-cell office:value-type="float" office:value="3526.5" table:style-name="ce4">
            <text:p>3526.5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1">
            <text:p>the level of significance used: α=0.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4">
            <text:p>Method 5</text:p>
          </table:table-cell>
          <table:table-cell office:value-type="string" table:style-name="ce4">
            <text:p>Uc=<text:span text:style-name="T2">∑</text:span>U[100/(fx+c)]/N</text:p>
          </table:table-cell>
          <table:table-cell office:value-type="float" office:value="0.22900000000000001" table:style-name="ce4">
            <text:p>0.229</text:p>
          </table:table-cell>
          <table:table-cell office:value-type="float" office:value="0.81899999999999995" table:style-name="ce4">
            <text:p>0.819</text:p>
          </table:table-cell>
          <table:table-cell office:value-type="float" office:value="3491.5" table:style-name="ce4">
            <text:p>3491.5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1">
            <text:p>the number of test n=10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1">
            <text:p>According to Bonferroni Correction: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1">
            <text:p>p-value shooud be less than 0.1/10 = 0.01 to reject the null hypothesis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7" table:style-name="ce1"/>
          <table:table-cell office:value-type="string" table:style-name="ce3">
            <text:p>Findings: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1">
            <text:p>1. t test is more suitable in this analysis.</text:p>
          </table:table-cell>
          <table:table-cell table:number-columns-repeated="16375" table:style-name="ce1"/>
        </table:table-row>
        <table:table-row table:style-name="ro2">
          <table:table-cell table:number-columns-repeated="8"/>
          <table:table-cell office:value-type="string" table:style-name="ce1">
            <text:p>2. Method 1-3 concerning the number of residues clustered have much lower p-values than method 4 and 5.<text:s text:c="2"/>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Thus, the first three methods are preferre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3. Approved and non-approved Abs tend to differ in the number of unusual residues found in the patches.</text:p>
          </table:table-cell>
          <table:table-cell table:number-columns-repeated="16375"/>
        </table:table-row>
        <table:table-row table:number-rows-repeated="1048557" table:style-name="ro2">
          <table:table-cell table:number-columns-repeated="16384"/>
        </table:table-row>
      </table:table>
      <table:table table:name="scores_of_Method_1" table:style-name="ta1">
        <table:table-column table:style-name="co1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" table:number-columns-repeated="9" table:default-cell-style-name="ce1"/>
        <table:table-column table:style-name="co14" table:default-cell-style-name="ce1"/>
        <table:table-column table:style-name="co5" table:default-cell-style-name="ce1"/>
        <table:table-column table:style-name="co1" table:number-columns-repeated="1004" table:default-cell-style-name="ce1"/>
        <table:table-column table:style-name="co2" table:number-columns-repeated="15359" table:default-cell-style-name="ce1"/>
        <table:table-row table:style-name="ro2">
          <table:table-cell table:style-name="ce1"/>
          <table:table-cell office:value-type="string" table:style-name="ce1">
            <text:p>from the latest 5 years</text:p>
          </table:table-cell>
          <table:table-cell office:value-type="string" table:style-name="ce1">
            <text:p>score method 1</text:p>
          </table:table-cell>
          <table:table-cell table:style-name="ce1"/>
          <table:table-cell office:value-type="string" table:style-name="ce1">
            <text:p>approved</text:p>
          </table:table-cell>
          <table:table-cell table:number-columns-repeated="4" table:style-name="ce1"/>
          <table:table-cell office:value-type="string" table:style-name="ce1">
            <text:p>older than 5 years&amp;unapproved</text:p>
          </table:table-cell>
          <table:table-cell table:number-columns-repeated="9" table:style-name="ce1"/>
          <table:table-cell office:value-type="string" table:style-name="ce1">
            <text:p>a full list</text:p>
          </table:table-cell>
          <table:table-cell table:number-columns-repeated="1636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number</text:p>
          </table:table-cell>
          <table:table-cell office:value-type="string" table:style-name="ce1">
            <text:p>antibodyname</text:p>
          </table:table-cell>
          <table:table-cell office:value-type="string" table:style-name="ce1">
            <text:p>score(Uc=ΣU(100-fx))</text:p>
          </table:table-cell>
          <table:table-cell office:value-type="string" table:style-name="ce1">
            <text:p>rank</text:p>
          </table:table-cell>
          <table:table-cell table:style-name="ce1"/>
          <table:table-cell office:value-type="string" table:style-name="ce1">
            <text:p>number</text:p>
          </table:table-cell>
          <table:table-cell office:value-type="string" table:style-name="ce1">
            <text:p>antibodyname</text:p>
          </table:table-cell>
          <table:table-cell office:value-type="string" table:style-name="ce1">
            <text:p>score(Uc=ΣU(100-fx))</text:p>
          </table:table-cell>
          <table:table-cell office:value-type="string" table:style-name="ce1">
            <text:p>rank</text:p>
          </table:table-cell>
          <table:table-cell table:number-columns-repeated="6" table:style-name="ce1"/>
          <table:table-cell office:value-type="string" table:style-name="ce1">
            <text:p>number</text:p>
          </table:table-cell>
          <table:table-cell office:value-type="string" table:style-name="ce1">
            <text:p>antibodyname</text:p>
          </table:table-cell>
          <table:table-cell office:value-type="string" table:style-name="ce1">
            <text:p>score(Uc=ΣU(1-fx))</text:p>
          </table:table-cell>
          <table:table-cell office:value-type="string" table:style-name="ce1">
            <text:p>rank</text:p>
          </table:table-cell>
          <table:table-cell table:number-columns-repeated="1636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0">
            <text:p>abituzumab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48">
            <text:p>abciximab</text:p>
          </table:table-cell>
          <table:table-cell office:value-type="float" office:value="560.13" table:style-name="ce48">
            <text:p>560.13</text:p>
          </table:table-cell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9">
            <text:p>abagovomab</text:p>
          </table:table-cell>
          <table:table-cell office:value-type="float" office:value="281.17" table:style-name="ce29">
            <text:p>281.17</text:p>
          </table:table-cell>
          <table:table-cell office:value-type="float" office:value="135.5" table:style-name="ce1">
            <text:p>135.5</text:p>
          </table:table-cell>
          <table:table-cell table:style-name="ce1"/>
          <table:table-cell office:value-type="string" table:style-name="ce1">
            <text:p>Test <text:s/>result under Method 1</text:p>
          </table:table-cell>
          <table:table-cell table:style-name="ce1"/>
          <table:table-cell office:value-type="string" table:style-name="ce1">
            <text:p>score(Uc=ΣU(100-fx))</text:p>
          </table:table-cell>
          <table:table-cell table:number-columns-repeated="2" table:style-name="ce1"/>
          <table:table-cell office:value-type="float" office:value="135" table:style-name="ce1">
            <text:p>135</text:p>
          </table:table-cell>
          <table:table-cell office:value-type="string" table:style-name="ce29">
            <text:p>abagovomab</text:p>
          </table:table-cell>
          <table:table-cell office:value-type="float" office:value="281.17" table:style-name="ce29">
            <text:p>281.17</text:p>
          </table:table-cell>
          <table:table-cell office:value-type="float" office:value="135.5" table:style-name="ce1">
            <text:p>135.5</text:p>
          </table:table-cell>
          <table:table-cell table:number-columns-repeated="1636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50">
            <text:p>abrilumab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48">
            <text:p>adali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9">
            <text:p>actox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78" table:style-name="ce1">
            <text:p>178</text:p>
          </table:table-cell>
          <table:table-cell office:value-type="string" table:style-name="ce48">
            <text:p>abciximab</text:p>
          </table:table-cell>
          <table:table-cell office:value-type="float" office:value="560.13" table:style-name="ce48">
            <text:p>560.13</text:p>
          </table:table-cell>
          <table:table-cell office:value-type="float" office:value="178" table:style-name="ce1">
            <text:p>178</text:p>
          </table:table-cell>
          <table:table-cell table:number-columns-repeated="16362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48">
            <text:p>alemtuzumab</text:p>
          </table:table-cell>
          <table:table-cell office:value-type="float" office:value="292.23" table:style-name="ce48">
            <text:p>292.23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9">
            <text:p>alacizumab_pegol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Mann Whitney's U test</text:p>
          </table:table-cell>
          <table:table-cell table:number-columns-repeated="5" table:style-name="ce51"/>
          <table:table-cell office:value-type="string" table:style-name="ce29">
            <text:p>actox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50">
            <text:p>aducanumab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48">
            <text:p>alirocumab</text:p>
          </table:table-cell>
          <table:table-cell office:value-type="float" office:value="273.18" table:style-name="ce48">
            <text:p>273.18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9">
            <text:p>ama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table:style-name="ce51"/>
          <table:table-cell office:value-type="string" table:style-name="ce51">
            <text:p>approved</text:p>
          </table:table-cell>
          <table:table-cell office:value-type="string" table:style-name="ce51">
            <text:p>unapproved</text:p>
          </table:table-cell>
          <table:table-cell table:number-columns-repeated="2" table:style-name="ce51"/>
          <table:table-cell table:style-name="ce52"/>
          <table:table-cell office:value-type="string" table:style-name="ce48">
            <text:p>adali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50">
            <text:p>afasevikumab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48">
            <text:p>arci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9">
            <text:p>andecaliximab</text:p>
          </table:table-cell>
          <table:table-cell office:value-type="float" office:value="549.78" table:style-name="ce29">
            <text:p>549.78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string" table:style-name="ce51">
            <text:p>sum of rank</text:p>
          </table:table-cell>
          <table:table-cell office:value-type="float" office:value="4428.5" table:formula="of:=SUM([.G3:.G48])" table:style-name="ce51">
            <text:p>4428.5</text:p>
          </table:table-cell>
          <table:table-cell office:value-type="float" office:value="16523" table:formula="of:=SUM([.L3:.L161])" table:style-name="ce52">
            <text:p>16523</text:p>
          </table:table-cell>
          <table:table-cell table:number-columns-repeated="3" table:style-name="ce51"/>
          <table:table-cell office:value-type="string" table:style-name="ce29">
            <text:p>alacizumab_pegol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48">
            <text:p>atezol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9">
            <text:p>anrukinzumab</text:p>
          </table:table-cell>
          <table:table-cell office:value-type="float" office:value="677.57" table:style-name="ce29">
            <text:p>677.57</text:p>
          </table:table-cell>
          <table:table-cell office:value-type="float" office:value="194" table:style-name="ce1">
            <text:p>194</text:p>
          </table:table-cell>
          <table:table-cell table:style-name="ce1"/>
          <table:table-cell office:value-type="string" table:style-name="ce51">
            <text:p>U1</text:p>
          </table:table-cell>
          <table:table-cell office:value-type="float" office:value="3966.5" table:formula="of:=[.D48]*[.I161]+[.D48]*([.D48]+1)/2-[.O7]" table:style-name="ce51">
            <text:p>3966.5</text:p>
          </table:table-cell>
          <table:table-cell table:number-columns-repeated="4" table:style-name="ce51"/>
          <table:table-cell office:value-type="string" table:style-name="ce48">
            <text:p>alemtuzumab</text:p>
          </table:table-cell>
          <table:table-cell office:value-type="float" office:value="292.23" table:style-name="ce48">
            <text:p>292.23</text:p>
          </table:table-cell>
          <table:table-cell office:value-type="float" office:value="147" table:style-name="ce1">
            <text:p>147</text:p>
          </table:table-cell>
          <table:table-cell table:number-columns-repeated="1636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29">
            <text:p>aprutumab_ixadotin</text:p>
          </table:table-cell>
          <table:table-cell office:value-type="float" office:value="0" table:style-name="ce29">
            <text:p>0</text:p>
          </table:table-cell>
          <table:table-cell office:value-type="float" office:value="7" table:style-name="ce1">
            <text:p>7</text:p>
          </table:table-cell>
          <table:table-cell office:value-type="string" table:style-name="ce48">
            <text:p>avel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9">
            <text:p>apru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U2</text:p>
          </table:table-cell>
          <table:table-cell office:value-type="float" office:value="3511" table:formula="of:=[.D48]*[.I161]+[.I161]*([.I161]+1)/2-[.P7]" table:style-name="ce52">
            <text:p>3511</text:p>
          </table:table-cell>
          <table:table-cell table:number-columns-repeated="3" table:style-name="ce52"/>
          <table:table-cell table:style-name="ce51"/>
          <table:table-cell office:value-type="string" table:style-name="ce48">
            <text:p>alirocumab</text:p>
          </table:table-cell>
          <table:table-cell office:value-type="float" office:value="273.18" table:style-name="ce48">
            <text:p>273.18</text:p>
          </table:table-cell>
          <table:table-cell office:value-type="float" office:value="121" table:style-name="ce1">
            <text:p>121</text:p>
          </table:table-cell>
          <table:table-cell table:number-columns-repeated="16362"/>
        </table:table-row>
        <table:table-row table:style-name="ro2"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48">
            <text:p>basili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9">
            <text:p>ascrinva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mean of U</text:p>
          </table:table-cell>
          <table:table-cell office:value-type="float" office:value="3738.75" table:formula="of:=AVERAGE([.O8:.O9])" table:style-name="ce51">
            <text:p>3738.75</text:p>
          </table:table-cell>
          <table:table-cell table:number-columns-repeated="4" table:style-name="ce51"/>
          <table:table-cell office:value-type="string" table:style-name="ce29">
            <text:p>ama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50">
            <text:p>anifrolumab</text:p>
          </table:table-cell>
          <table:table-cell office:value-type="float" office:value="0" table:style-name="ce29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48">
            <text:p>bevacizumab_beta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9">
            <text:p>ati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SD of U</text:p>
          </table:table-cell>
          <table:table-cell office:value-type="float" office:value="354.34023198050767" table:formula="of:=SQRT([.D48]*[.I161]*([.D48]+[.I161]+1)/12)" table:style-name="ce51">
            <text:p>354.340232</text:p>
          </table:table-cell>
          <table:table-cell table:number-columns-repeated="4" table:style-name="ce51"/>
          <table:table-cell office:value-type="string" table:style-name="ce29">
            <text:p>andecaliximab</text:p>
          </table:table-cell>
          <table:table-cell office:value-type="float" office:value="549.78" table:style-name="ce29">
            <text:p>549.78</text:p>
          </table:table-cell>
          <table:table-cell office:value-type="float" office:value="175" table:style-name="ce1">
            <text:p>175</text:p>
          </table:table-cell>
          <table:table-cell table:number-columns-repeated="16362"/>
        </table:table-row>
        <table:table-row table:style-name="ro2"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48">
            <text:p>blina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9">
            <text:p>benralizumab</text:p>
          </table:table-cell>
          <table:table-cell office:value-type="float" office:value="451.64" table:style-name="ce29">
            <text:p>451.64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51">
            <text:p>corrected SD</text:p>
          </table:table-cell>
          <table:table-cell office:value-type="float" office:value="327.41055378791214" table:formula="of:=SQRT((206-1259700/(205*204))*46*159/12)" table:style-name="ce51">
            <text:p>327.4105538</text:p>
          </table:table-cell>
          <table:table-cell table:number-columns-repeated="4" table:style-name="ce51"/>
          <table:table-cell office:value-type="string" table:style-name="ce29">
            <text:p>anrukinzumab</text:p>
          </table:table-cell>
          <table:table-cell office:value-type="float" office:value="677.57" table:style-name="ce29">
            <text:p>677.57</text:p>
          </table:table-cell>
          <table:table-cell office:value-type="float" office:value="194" table:style-name="ce1">
            <text:p>194</text:p>
          </table:table-cell>
          <table:table-cell table:number-columns-repeated="16362"/>
        </table:table-row>
        <table:table-row table:style-name="ro2"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48">
            <text:p>brentuximab vedotin</text:p>
          </table:table-cell>
          <table:table-cell office:value-type="float" office:value="287.02" table:style-name="ce48">
            <text:p>287.02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9">
            <text:p>bezlotox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U</text:p>
          </table:table-cell>
          <table:table-cell office:value-type="float" office:value="3511" table:style-name="ce52">
            <text:p>3511</text:p>
          </table:table-cell>
          <table:table-cell table:number-columns-repeated="4" table:style-name="ce51"/>
          <table:table-cell office:value-type="string" table:style-name="ce29">
            <text:p>apru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48">
            <text:p>brodal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29">
            <text:p>bimagrumab</text:p>
          </table:table-cell>
          <table:table-cell office:value-type="float" office:value="275.94" table:style-name="ce29">
            <text:p>275.94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51">
            <text:p>z</text:p>
          </table:table-cell>
          <table:table-cell office:value-type="float" office:value="-0.69560983103657192" table:formula="of:=([.O13]-[.O10])/[.O12]" table:style-name="ce51">
            <text:p>-0.695609831</text:p>
          </table:table-cell>
          <table:table-cell table:number-columns-repeated="4" table:style-name="ce51"/>
          <table:table-cell office:value-type="string" table:style-name="ce48">
            <text:p>arci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48">
            <text:p>canakinumab</text:p>
          </table:table-cell>
          <table:table-cell office:value-type="float" office:value="283.14" table:style-name="ce48">
            <text:p>283.14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9">
            <text:p>bloso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table:number-columns-repeated="6" table:style-name="ce51"/>
          <table:table-cell office:value-type="string" table:style-name="ce29">
            <text:p>ascrinva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48">
            <text:p>certolizumab pegol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29">
            <text:p>brazik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when z = -0/69, p = 0.2451; <text:s/>if one-tailed p =0.2451; two tailed p = 0.4902</text:p>
          </table:table-cell>
          <table:table-cell table:number-columns-repeated="5" table:style-name="ce51"/>
          <table:table-cell office:value-type="string" table:style-name="ce48">
            <text:p>atezol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50">
            <text:p>begelomab</text:p>
          </table:table-cell>
          <table:table-cell office:value-type="float" office:value="0" table:style-name="ce29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48">
            <text:p>cetuximab</text:p>
          </table:table-cell>
          <table:table-cell office:value-type="float" office:value="762.75" table:style-name="ce48">
            <text:p>762.75</text:p>
          </table:table-cell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29">
            <text:p>briakinumab</text:p>
          </table:table-cell>
          <table:table-cell office:value-type="float" office:value="468.22" table:style-name="ce29">
            <text:p>468.22</text:p>
          </table:table-cell>
          <table:table-cell office:value-type="float" office:value="172.5" table:style-name="ce1">
            <text:p>172.5</text:p>
          </table:table-cell>
          <table:table-cell table:style-name="ce1"/>
          <table:table-cell office:value-type="string" table:style-name="ce51">
            <text:p>p value is not small enough to reject the hypothesis;</text:p>
          </table:table-cell>
          <table:table-cell table:number-columns-repeated="5" table:style-name="ce51"/>
          <table:table-cell office:value-type="string" table:style-name="ce29">
            <text:p>ati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48">
            <text:p>dacl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29">
            <text:p>brolucizumab</text:p>
          </table:table-cell>
          <table:table-cell office:value-type="float" office:value="571.44000000000005" table:style-name="ce29">
            <text:p>571.44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table:number-columns-repeated="6" table:style-name="ce51"/>
          <table:table-cell office:value-type="string" table:style-name="ce48">
            <text:p>avel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48">
            <text:p>daratu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29">
            <text:p>buros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table:number-columns-repeated="6" table:style-name="ce51"/>
          <table:table-cell office:value-type="string" table:style-name="ce48">
            <text:p>basili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48">
            <text:p>denos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29">
            <text:p>camre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Welch's t test</text:p>
          </table:table-cell>
          <table:table-cell table:number-columns-repeated="5" table:style-name="ce51"/>
          <table:table-cell office:value-type="string" table:style-name="ce29">
            <text:p>benralizumab</text:p>
          </table:table-cell>
          <table:table-cell office:value-type="float" office:value="451.64" table:style-name="ce29">
            <text:p>451.64</text:p>
          </table:table-cell>
          <table:table-cell office:value-type="float" office:value="167" table:style-name="ce1">
            <text:p>167</text:p>
          </table:table-cell>
          <table:table-cell table:number-columns-repeated="1636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50">
            <text:p>bleselumab</text:p>
          </table:table-cell>
          <table:table-cell office:value-type="float" office:value="0" table:style-name="ce29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48">
            <text:p>dinutuximab</text:p>
          </table:table-cell>
          <table:table-cell office:value-type="float" office:value="642.39" table:style-name="ce48">
            <text:p>642.39</text:p>
          </table:table-cell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9">
            <text:p>cantuzumab_ravtansin</text:p>
          </table:table-cell>
          <table:table-cell office:value-type="float" office:value="562.23" table:style-name="ce29">
            <text:p>562.23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table:style-name="ce51"/>
          <table:table-cell office:value-type="string" table:style-name="ce51">
            <text:p>approved</text:p>
          </table:table-cell>
          <table:table-cell office:value-type="string" table:style-name="ce51">
            <text:p>unapproved</text:p>
          </table:table-cell>
          <table:table-cell office:value-type="string" table:style-name="ce51">
            <text:p>total</text:p>
          </table:table-cell>
          <table:table-cell table:number-columns-repeated="2" table:style-name="ce51"/>
          <table:table-cell office:value-type="string" table:style-name="ce48">
            <text:p>bevacizumab_beta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48">
            <text:p>efal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29">
            <text:p>car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count</text:p>
          </table:table-cell>
          <table:table-cell office:value-type="float" office:value="46" table:style-name="ce51">
            <text:p>46</text:p>
          </table:table-cell>
          <table:table-cell office:value-type="float" office:value="159" table:style-name="ce51">
            <text:p>159</text:p>
          </table:table-cell>
          <table:table-cell office:value-type="float" office:value="205" table:style-name="ce51">
            <text:p>205</text:p>
          </table:table-cell>
          <table:table-cell table:number-columns-repeated="2" table:style-name="ce51"/>
          <table:table-cell office:value-type="string" table:style-name="ce29">
            <text:p>bezlotox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50">
            <text:p>bococizumab</text:p>
          </table:table-cell>
          <table:table-cell office:value-type="float" office:value="0" table:style-name="ce29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48">
            <text:p>evolocumab</text:p>
          </table:table-cell>
          <table:table-cell office:value-type="float" office:value="274.04000000000002" table:style-name="ce48">
            <text:p>274.04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29">
            <text:p>caro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sum</text:p>
          </table:table-cell>
          <table:table-cell office:value-type="float" office:value="8136.8099999999986" table:formula="of:=SUM([.F3:.F48])" table:style-name="ce51">
            <text:p>8136.81</text:p>
          </table:table-cell>
          <table:table-cell office:value-type="float" office:value="34589.409999999989" table:formula="of:=SUM([.K3:.K161])" table:style-name="ce51">
            <text:p>34589.41</text:p>
          </table:table-cell>
          <table:table-cell office:value-type="float" office:value="42726.22" table:formula="of:=SUM([.U3:.U207])" table:style-name="ce51">
            <text:p>42726.22</text:p>
          </table:table-cell>
          <table:table-cell table:number-columns-repeated="2" table:style-name="ce51"/>
          <table:table-cell office:value-type="string" table:style-name="ce29">
            <text:p>bimagrumab</text:p>
          </table:table-cell>
          <table:table-cell office:value-type="float" office:value="275.94" table:style-name="ce29">
            <text:p>275.94</text:p>
          </table:table-cell>
          <table:table-cell office:value-type="float" office:value="125" table:style-name="ce1">
            <text:p>125</text:p>
          </table:table-cell>
          <table:table-cell table:number-columns-repeated="16362"/>
        </table:table-row>
        <table:table-row table:style-name="ro2"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48">
            <text:p>gemtuzumab</text:p>
          </table:table-cell>
          <table:table-cell office:value-type="float" office:value="389.8" table:style-name="ce48">
            <text:p>389.8</text:p>
          </table:table-cell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29">
            <text:p>citatuzumab_bogatox</text:p>
          </table:table-cell>
          <table:table-cell office:value-type="float" office:value="660.66" table:style-name="ce29">
            <text:p>660.66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string" table:style-name="ce51">
            <text:p>mean</text:p>
          </table:table-cell>
          <table:table-cell office:value-type="float" office:value="176.88717391304345" table:formula="of:=[.O23]/[.O22]" table:style-name="ce51">
            <text:p>176.8871739</text:p>
          </table:table-cell>
          <table:table-cell office:value-type="float" office:value="217.54345911949679" table:formula="of:=[.P23]/[.P22]" table:style-name="ce51">
            <text:p>217.5434591</text:p>
          </table:table-cell>
          <table:table-cell office:value-type="float" office:value="208.42058536585367" table:formula="of:=[.Q23]/[.Q22]" table:style-name="ce51">
            <text:p>208.4205854</text:p>
          </table:table-cell>
          <table:table-cell table:number-columns-repeated="2" table:style-name="ce51"/>
          <table:table-cell office:value-type="string" table:style-name="ce48">
            <text:p>blina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48">
            <text:p>ibri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9">
            <text:p>cixutumumab</text:p>
          </table:table-cell>
          <table:table-cell office:value-type="float" office:value="364.41" table:style-name="ce29">
            <text:p>364.41</text:p>
          </table:table-cell>
          <table:table-cell office:value-type="float" office:value="151" table:style-name="ce1">
            <text:p>151</text:p>
          </table:table-cell>
          <table:table-cell table:style-name="ce1"/>
          <table:table-cell office:value-type="string" table:style-name="ce51">
            <text:p>variance</text:p>
          </table:table-cell>
          <table:table-cell office:value-type="float" office:value="61224.017216280205" table:formula="of:=VAR([.F3:.F48])" table:style-name="ce51">
            <text:p>61224.01722</text:p>
          </table:table-cell>
          <table:table-cell office:value-type="float" office:value="66431.533034161272" table:formula="of:=VAR([.K3:.K161])" table:style-name="ce51">
            <text:p>66431.53303</text:p>
          </table:table-cell>
          <table:table-cell office:value-type="float" office:value="65246.257044753664" table:formula="of:=VAR([.U3:.U207])" table:style-name="ce51">
            <text:p>65246.25704</text:p>
          </table:table-cell>
          <table:table-cell table:number-columns-repeated="2" table:style-name="ce51"/>
          <table:table-cell office:value-type="string" table:style-name="ce29">
            <text:p>bloso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48">
            <text:p>idarucizumab</text:p>
          </table:table-cell>
          <table:table-cell office:value-type="float" office:value="817.38" table:style-name="ce48">
            <text:p>817.38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9">
            <text:p>cona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Var/Count</text:p>
          </table:table-cell>
          <table:table-cell office:value-type="float" office:value="1330.9568960060915" table:formula="of:=[.O25]/[.O22]" table:style-name="ce51">
            <text:p>1330.956896</text:p>
          </table:table-cell>
          <table:table-cell office:value-type="float" office:value="417.80838386264952" table:formula="of:=[.P25]/[.P22]" table:style-name="ce51">
            <text:p>417.8083839</text:p>
          </table:table-cell>
          <table:table-cell office:value-type="float" office:value="318.27442460855445" table:formula="of:=[.Q25]/[.Q22]" table:style-name="ce51">
            <text:p>318.2744246</text:p>
          </table:table-cell>
          <table:table-cell table:number-columns-repeated="2" table:style-name="ce51"/>
          <table:table-cell office:value-type="string" table:style-name="ce29">
            <text:p>brazik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50">
            <text:p>brontictuzumab</text:p>
          </table:table-cell>
          <table:table-cell office:value-type="float" office:value="377.95" table:style-name="ce29">
            <text:p>377.95</text:p>
          </table:table-cell>
          <table:table-cell office:value-type="float" office:value="25" table:style-name="ce1">
            <text:p>25</text:p>
          </table:table-cell>
          <table:table-cell office:value-type="string" table:style-name="ce48">
            <text:p>ipili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9">
            <text:p>concizumab</text:p>
          </table:table-cell>
          <table:table-cell office:value-type="float" office:value="644.86" table:style-name="ce29">
            <text:p>644.86</text:p>
          </table:table-cell>
          <table:table-cell office:value-type="float" office:value="188" table:style-name="ce1">
            <text:p>188</text:p>
          </table:table-cell>
          <table:table-cell table:style-name="ce1"/>
          <table:table-cell table:number-columns-repeated="6" table:style-name="ce51"/>
          <table:table-cell office:value-type="string" table:style-name="ce48">
            <text:p>brentuximab vedotin</text:p>
          </table:table-cell>
          <table:table-cell office:value-type="float" office:value="287.02" table:style-name="ce48">
            <text:p>287.02</text:p>
          </table:table-cell>
          <table:table-cell office:value-type="float" office:value="143" table:style-name="ce1">
            <text:p>143</text:p>
          </table:table-cell>
          <table:table-cell table:number-columns-repeated="16362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48">
            <text:p>ixekizumab</text:p>
          </table:table-cell>
          <table:table-cell office:value-type="float" office:value="267.70999999999998" table:style-name="ce48">
            <text:p>267.71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29">
            <text:p>crenezumab</text:p>
          </table:table-cell>
          <table:table-cell office:value-type="float" office:value="913.29" table:style-name="ce29">
            <text:p>913.29</text:p>
          </table:table-cell>
          <table:table-cell office:value-type="float" office:value="203" table:style-name="ce1">
            <text:p>203</text:p>
          </table:table-cell>
          <table:table-cell table:style-name="ce1"/>
          <table:table-cell office:value-type="string" table:style-name="ce51">
            <text:p>t value</text:p>
          </table:table-cell>
          <table:table-cell office:value-type="float" office:value="-0.97221414004148521" table:formula="of:=([.O24]-[.P24])/SQRT([.O26]+[.P26])" table:style-name="ce51">
            <text:p>-0.97221414</text:p>
          </table:table-cell>
          <table:table-cell table:number-columns-repeated="4" table:style-name="ce51"/>
          <table:table-cell office:value-type="string" table:style-name="ce29">
            <text:p>briakinumab</text:p>
          </table:table-cell>
          <table:table-cell office:value-type="float" office:value="468.22" table:style-name="ce29">
            <text:p>468.22</text:p>
          </table:table-cell>
          <table:table-cell office:value-type="float" office:value="172.5" table:style-name="ce1">
            <text:p>172.5</text:p>
          </table:table-cell>
          <table:table-cell table:number-columns-repeated="1636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50">
            <text:p>cabiralizumab</text:p>
          </table:table-cell>
          <table:table-cell office:value-type="float" office:value="0" table:style-name="ce29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48">
            <text:p>necitu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29">
            <text:p>crizan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v</text:p>
          </table:table-cell>
          <table:table-cell office:value-type="float" office:value="45" table:formula="of:=[.O22]-1" table:style-name="ce51">
            <text:p>45</text:p>
          </table:table-cell>
          <table:table-cell office:value-type="float" office:value="158" table:formula="of:=[.P22]-1" table:style-name="ce51">
            <text:p>158</text:p>
          </table:table-cell>
          <table:table-cell table:number-columns-repeated="3" table:style-name="ce51"/>
          <table:table-cell office:value-type="string" table:style-name="ce48">
            <text:p>brodal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48">
            <text:p>nivolumab</text:p>
          </table:table-cell>
          <table:table-cell office:value-type="float" office:value="273.45" table:style-name="ce48">
            <text:p>273.45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29">
            <text:p>croted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string" table:style-name="ce51">
            <text:p>df</text:p>
          </table:table-cell>
          <table:table-cell office:value-type="float" office:value="75.56601961230605" table:formula="of:=([.O26]+[.P26])^2/([.O26]^2/[.O29]+[.P26]^2/[.P29])" table:style-name="ce51">
            <text:p>75.56601961</text:p>
          </table:table-cell>
          <table:table-cell office:value-type="string" table:style-name="ce51">
            <text:p>rounded to nearst integer = 76</text:p>
          </table:table-cell>
          <table:table-cell table:number-columns-repeated="3" table:style-name="ce51"/>
          <table:table-cell office:value-type="string" table:style-name="ce29">
            <text:p>brolucizumab</text:p>
          </table:table-cell>
          <table:table-cell office:value-type="float" office:value="571.44000000000005" table:style-name="ce29">
            <text:p>571.44</text:p>
          </table:table-cell>
          <table:table-cell office:value-type="float" office:value="183" table:style-name="ce1">
            <text:p>183</text:p>
          </table:table-cell>
          <table:table-cell table:number-columns-repeated="16362"/>
        </table:table-row>
        <table:table-row table:style-name="ro2"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48">
            <text:p>obiltoxa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29">
            <text:p>dacetuzumab</text:p>
          </table:table-cell>
          <table:table-cell office:value-type="float" office:value="734.09" table:style-name="ce29">
            <text:p>734.09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51">
            <text:p>when df =76, at p=0.05, t=1.6652</text:p>
          </table:table-cell>
          <table:table-cell table:number-columns-repeated="5" table:style-name="ce51"/>
          <table:table-cell office:value-type="string" table:style-name="ce29">
            <text:p>buros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48">
            <text:p>obinutuzumab</text:p>
          </table:table-cell>
          <table:table-cell office:value-type="float" office:value="658.03" table:style-name="ce48">
            <text:p>658.03</text:p>
          </table:table-cell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29">
            <text:p>dalotuzumab</text:p>
          </table:table-cell>
          <table:table-cell office:value-type="float" office:value="275.83" table:style-name="ce29">
            <text:p>275.83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string" table:style-name="ce51">
            <text:p>|t| &lt; 1.6652, thus the difference is not significant</text:p>
          </table:table-cell>
          <table:table-cell table:number-columns-repeated="5" table:style-name="ce51"/>
          <table:table-cell office:value-type="string" table:style-name="ce29">
            <text:p>camre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48">
            <text:p>ofatu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29">
            <text:p>demcizumab</text:p>
          </table:table-cell>
          <table:table-cell office:value-type="float" office:value="587.96" table:style-name="ce29">
            <text:p>587.96</text:p>
          </table:table-cell>
          <table:table-cell office:value-type="float" office:value="185.5" table:style-name="ce1">
            <text:p>185.5</text:p>
          </table:table-cell>
          <table:table-cell table:number-columns-repeated="6" table:style-name="ce1"/>
          <table:table-cell office:value-type="float" office:value="140" table:style-name="ce1">
            <text:p>140</text:p>
          </table:table-cell>
          <table:table-cell office:value-type="string" table:style-name="ce48">
            <text:p>canakinumab</text:p>
          </table:table-cell>
          <table:table-cell office:value-type="float" office:value="283.14" table:style-name="ce48">
            <text:p>283.14</text:p>
          </table:table-cell>
          <table:table-cell office:value-type="float" office:value="140" table:style-name="ce1">
            <text:p>140</text:p>
          </table:table-cell>
          <table:table-cell table:number-columns-repeated="1636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50">
            <text:p>cergutuzumab_amunaleukin2</text:p>
          </table:table-cell>
          <table:table-cell office:value-type="float" office:value="0" table:style-name="ce29">
            <text:p>0</text:p>
          </table:table-cell>
          <table:table-cell office:value-type="float" office:value="32" table:style-name="ce1">
            <text:p>32</text:p>
          </table:table-cell>
          <table:table-cell office:value-type="string" table:style-name="ce48">
            <text:p>olarat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29">
            <text:p>depatux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80" table:style-name="ce1">
            <text:p>180</text:p>
          </table:table-cell>
          <table:table-cell office:value-type="string" table:style-name="ce29">
            <text:p>cantuzumab_ravtansin</text:p>
          </table:table-cell>
          <table:table-cell office:value-type="float" office:value="562.23" table:style-name="ce29">
            <text:p>562.23</text:p>
          </table:table-cell>
          <table:table-cell office:value-type="float" office:value="180" table:style-name="ce1">
            <text:p>180</text:p>
          </table:table-cell>
          <table:table-cell table:number-columns-repeated="1636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50">
            <text:p>cergutuzumab_amunaleukin</text:p>
          </table:table-cell>
          <table:table-cell office:value-type="float" office:value="0" table:style-name="ce29">
            <text:p>0</text:p>
          </table:table-cell>
          <table:table-cell office:value-type="float" office:value="33" table:style-name="ce1">
            <text:p>33</text:p>
          </table:table-cell>
          <table:table-cell office:value-type="string" table:style-name="ce48">
            <text:p>omalizumab</text:p>
          </table:table-cell>
          <table:table-cell office:value-type="float" office:value="383.69" table:style-name="ce48">
            <text:p>383.69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29">
            <text:p>dezamizumab</text:p>
          </table:table-cell>
          <table:table-cell office:value-type="float" office:value="281.17" table:style-name="ce29">
            <text:p>281.17</text:p>
          </table:table-cell>
          <table:table-cell office:value-type="float" office:value="135.5" table:style-name="ce1">
            <text:p>135.5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string" table:style-name="ce29">
            <text:p>car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48">
            <text:p>pembrolizumab</text:p>
          </table:table-cell>
          <table:table-cell office:value-type="float" office:value="286.98" table:style-name="ce48">
            <text:p>286.98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29">
            <text:p>drozitumab</text:p>
          </table:table-cell>
          <table:table-cell office:value-type="float" office:value="0" table:style-name="ce29">
            <text:p>0</text:p>
          </table:table-cell>
          <table:table-cell table:number-columns-repeated="7" table:style-name="ce1"/>
          <table:table-cell office:value-type="float" office:value="21" table:style-name="ce1">
            <text:p>21</text:p>
          </table:table-cell>
          <table:table-cell office:value-type="string" table:style-name="ce29">
            <text:p>caro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string" table:style-name="ce48">
            <text:p>ramucirumab</text:p>
          </table:table-cell>
          <table:table-cell office:value-type="float" office:value="370.55" table:style-name="ce48">
            <text:p>370.55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29">
            <text:p>dusigitumab</text:p>
          </table:table-cell>
          <table:table-cell office:value-type="float" office:value="433.57" table:style-name="ce29">
            <text:p>433.57</text:p>
          </table:table-cell>
          <table:table-cell office:value-type="float" office:value="165" table:style-name="ce1">
            <text:p>165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office:value-type="string" table:style-name="ce48">
            <text:p>certolizumab pegol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50">
            <text:p>clivatuzumab_tetraxetan</text:p>
          </table:table-cell>
          <table:table-cell office:value-type="float" office:value="0" table:style-name="ce29">
            <text:p>0</text:p>
          </table:table-cell>
          <table:table-cell office:value-type="float" office:value="36" table:style-name="ce1">
            <text:p>36</text:p>
          </table:table-cell>
          <table:table-cell office:value-type="string" table:style-name="ce48">
            <text:p>ranib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29">
            <text:p>efung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99" table:style-name="ce1">
            <text:p>199</text:p>
          </table:table-cell>
          <table:table-cell office:value-type="string" table:style-name="ce48">
            <text:p>cetuximab</text:p>
          </table:table-cell>
          <table:table-cell office:value-type="float" office:value="762.75" table:style-name="ce48">
            <text:p>762.75</text:p>
          </table:table-cell>
          <table:table-cell office:value-type="float" office:value="199" table:style-name="ce1">
            <text:p>199</text:p>
          </table:table-cell>
          <table:table-cell table:number-columns-repeated="1636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50">
            <text:p>codrituzumab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37" table:style-name="ce1">
            <text:p>37</text:p>
          </table:table-cell>
          <table:table-cell office:value-type="string" table:style-name="ce48">
            <text:p>ritu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29">
            <text:p>elezanumab</text:p>
          </table:table-cell>
          <table:table-cell office:value-type="float" office:value="0" table:style-name="ce29">
            <text:p>0</text:p>
          </table:table-cell>
          <table:table-cell table:number-columns-repeated="7" table:style-name="ce1"/>
          <table:table-cell office:value-type="float" office:value="192" table:style-name="ce1">
            <text:p>192</text:p>
          </table:table-cell>
          <table:table-cell office:value-type="string" table:style-name="ce29">
            <text:p>citatuzumab_bogatox</text:p>
          </table:table-cell>
          <table:table-cell office:value-type="float" office:value="660.66" table:style-name="ce29">
            <text:p>660.66</text:p>
          </table:table-cell>
          <table:table-cell office:value-type="float" office:value="192" table:style-name="ce1">
            <text:p>192</text:p>
          </table:table-cell>
          <table:table-cell table:number-columns-repeated="16362"/>
        </table:table-row>
        <table:table-row table:style-name="ro2"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48">
            <text:p>romoso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29">
            <text:p>elotuzumab</text:p>
          </table:table-cell>
          <table:table-cell office:value-type="float" office:value="277.64" table:style-name="ce29">
            <text:p>277.64</text:p>
          </table:table-cell>
          <table:table-cell office:value-type="float" office:value="129" table:style-name="ce1">
            <text:p>129</text:p>
          </table:table-cell>
          <table:table-cell table:number-columns-repeated="6" table:style-name="ce1"/>
          <table:table-cell office:value-type="float" office:value="151" table:style-name="ce1">
            <text:p>151</text:p>
          </table:table-cell>
          <table:table-cell office:value-type="string" table:style-name="ce29">
            <text:p>cixutumumab</text:p>
          </table:table-cell>
          <table:table-cell office:value-type="float" office:value="364.41" table:style-name="ce29">
            <text:p>364.41</text:p>
          </table:table-cell>
          <table:table-cell office:value-type="float" office:value="151" table:style-name="ce1">
            <text:p>151</text:p>
          </table:table-cell>
          <table:table-cell table:number-columns-repeated="16362"/>
        </table:table-row>
        <table:table-row table:style-name="ro2"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48">
            <text:p>saril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29">
            <text:p>emapalumab</text:p>
          </table:table-cell>
          <table:table-cell office:value-type="float" office:value="262.85000000000002" table:style-name="ce29">
            <text:p>262.85</text:p>
          </table:table-cell>
          <table:table-cell office:value-type="float" office:value="111" table:style-name="ce1">
            <text:p>111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string" table:style-name="ce29">
            <text:p>cona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48">
            <text:p>secukin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29">
            <text:p>enavatuzumab</text:p>
          </table:table-cell>
          <table:table-cell office:value-type="float" office:value="560.84" table:style-name="ce29">
            <text:p>560.84</text:p>
          </table:table-cell>
          <table:table-cell office:value-type="float" office:value="179" table:style-name="ce1">
            <text:p>179</text:p>
          </table:table-cell>
          <table:table-cell table:number-columns-repeated="6" table:style-name="ce1"/>
          <table:table-cell office:value-type="float" office:value="188" table:style-name="ce1">
            <text:p>188</text:p>
          </table:table-cell>
          <table:table-cell office:value-type="string" table:style-name="ce29">
            <text:p>concizumab</text:p>
          </table:table-cell>
          <table:table-cell office:value-type="float" office:value="644.86" table:style-name="ce29">
            <text:p>644.86</text:p>
          </table:table-cell>
          <table:table-cell office:value-type="float" office:value="188" table:style-name="ce1">
            <text:p>188</text:p>
          </table:table-cell>
          <table:table-cell table:number-columns-repeated="16362"/>
        </table:table-row>
        <table:table-row table:style-name="ro2"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string" table:style-name="ce48">
            <text:p>siltu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29">
            <text:p>enok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203" table:style-name="ce1">
            <text:p>203</text:p>
          </table:table-cell>
          <table:table-cell office:value-type="string" table:style-name="ce29">
            <text:p>crenezumab</text:p>
          </table:table-cell>
          <table:table-cell office:value-type="float" office:value="913.29" table:style-name="ce29">
            <text:p>913.29</text:p>
          </table:table-cell>
          <table:table-cell office:value-type="float" office:value="203" table:style-name="ce1">
            <text:p>203</text:p>
          </table:table-cell>
          <table:table-cell table:number-columns-repeated="16362"/>
        </table:table-row>
        <table:table-row table:style-name="ro2"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48">
            <text:p>siruk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29">
            <text:p>enoti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office:value-type="string" table:style-name="ce29">
            <text:p>crizan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48">
            <text:p>tosi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29">
            <text:p>ensituximab</text:p>
          </table:table-cell>
          <table:table-cell office:value-type="float" office:value="266.56" table:style-name="ce29">
            <text:p>266.56</text:p>
          </table:table-cell>
          <table:table-cell office:value-type="float" office:value="112" table:style-name="ce1">
            <text:p>112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office:value-type="string" table:style-name="ce29">
            <text:p>croted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48">
            <text:p>trastuzumab</text:p>
          </table:table-cell>
          <table:table-cell office:value-type="float" office:value="750.41" table:style-name="ce48">
            <text:p>750.41</text:p>
          </table:table-cell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29">
            <text:p>eptine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95" table:style-name="ce1">
            <text:p>195</text:p>
          </table:table-cell>
          <table:table-cell office:value-type="string" table:style-name="ce29">
            <text:p>dacetuzumab</text:p>
          </table:table-cell>
          <table:table-cell office:value-type="float" office:value="734.09" table:style-name="ce29">
            <text:p>734.09</text:p>
          </table:table-cell>
          <table:table-cell office:value-type="float" office:value="195" table:style-name="ce1">
            <text:p>195</text:p>
          </table:table-cell>
          <table:table-cell table:number-columns-repeated="1636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50">
            <text:p>dapirolizumab_pegol</text:p>
          </table:table-cell>
          <table:table-cell office:value-type="float" office:value="845.65" table:style-name="ce29">
            <text:p>845.65</text:p>
          </table:table-cell>
          <table:table-cell office:value-type="float" office:value="45" table:style-name="ce1">
            <text:p>45</text:p>
          </table:table-cell>
          <table:table-cell office:value-type="string" table:style-name="ce48">
            <text:p>ustekinumab</text:p>
          </table:table-cell>
          <table:table-cell office:value-type="float" office:value="281.98" table:style-name="ce48">
            <text:p>281.98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29">
            <text:p>ere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office:value-type="string" table:style-name="ce48">
            <text:p>dacl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50">
            <text:p>dectrekumab</text:p>
          </table:table-cell>
          <table:table-cell office:value-type="float" office:value="0" table:style-name="ce29">
            <text:p>0</text:p>
          </table:table-cell>
          <table:table-cell office:value-type="float" office:value="46" table:style-name="ce1">
            <text:p>46</text:p>
          </table:table-cell>
          <table:table-cell office:value-type="string" table:style-name="ce48">
            <text:p>vedolizumab</text:p>
          </table:table-cell>
          <table:table-cell office:value-type="float" office:value="281.95" table:style-name="ce48">
            <text:p>281.95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29">
            <text:p>etaracizumab</text:p>
          </table:table-cell>
          <table:table-cell office:value-type="float" office:value="382.63" table:style-name="ce29">
            <text:p>382.63</text:p>
          </table:table-cell>
          <table:table-cell office:value-type="float" office:value="159" table:style-name="ce1">
            <text:p>159</text:p>
          </table:table-cell>
          <table:table-cell table:number-columns-repeated="6" table:style-name="ce1"/>
          <table:table-cell office:value-type="float" office:value="124" table:style-name="ce1">
            <text:p>124</text:p>
          </table:table-cell>
          <table:table-cell office:value-type="string" table:style-name="ce29">
            <text:p>dalotuzumab</text:p>
          </table:table-cell>
          <table:table-cell office:value-type="float" office:value="275.83" table:style-name="ce29">
            <text:p>275.83</text:p>
          </table:table-cell>
          <table:table-cell office:value-type="float" office:value="124" table:style-name="ce1">
            <text:p>124</text:p>
          </table:table-cell>
          <table:table-cell table:number-columns-repeated="16362"/>
        </table:table-row>
        <table:table-row table:style-name="ro2">
          <table:table-cell office:value-type="float" office:value="48" table:style-name="ce1">
            <text:p>48</text:p>
          </table:table-cell>
          <table:table-cell table:number-columns-repeated="4" table:style-name="ce1"/>
          <table:table-cell office:value-type="float" office:value="176.88717391304345" table:formula="of:=AVERAGE([.F3:.F48])" table:style-name="ce1">
            <text:p>176.8871739</text:p>
          </table:table-cell>
          <table:table-cell table:number-columns-repeated="2" table:style-name="ce48"/>
          <table:table-cell office:value-type="float" office:value="47" table:style-name="ce1">
            <text:p>47</text:p>
          </table:table-cell>
          <table:table-cell office:value-type="string" table:style-name="ce29">
            <text:p>etrolizumab</text:p>
          </table:table-cell>
          <table:table-cell office:value-type="float" office:value="866.82" table:style-name="ce29">
            <text:p>866.82</text:p>
          </table:table-cell>
          <table:table-cell office:value-type="float" office:value="202" table:style-name="ce1">
            <text:p>202</text:p>
          </table:table-cell>
          <table:table-cell table:number-columns-repeated="4" table:style-name="ce1"/>
          <table:table-cell table:number-columns-repeated="2" table:style-name="ce48"/>
          <table:table-cell office:value-type="float" office:value="27" table:style-name="ce1">
            <text:p>27</text:p>
          </table:table-cell>
          <table:table-cell office:value-type="string" table:style-name="ce48">
            <text:p>daratu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49" table:style-name="ce1">
            <text:p>49</text:p>
          </table:table-cell>
          <table:table-cell table:number-columns-repeated="7" table:style-name="ce1"/>
          <table:table-cell office:value-type="float" office:value="48" table:style-name="ce1">
            <text:p>48</text:p>
          </table:table-cell>
          <table:table-cell office:value-type="string" table:style-name="ce29">
            <text:p>farle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85" table:style-name="ce1">
            <text:p>185</text:p>
          </table:table-cell>
          <table:table-cell office:value-type="string" table:style-name="ce29">
            <text:p>demcizumab</text:p>
          </table:table-cell>
          <table:table-cell office:value-type="float" office:value="587.96" table:style-name="ce29">
            <text:p>587.96</text:p>
          </table:table-cell>
          <table:table-cell office:value-type="float" office:value="185.5" table:style-name="ce1">
            <text:p>185.5</text:p>
          </table:table-cell>
          <table:table-cell table:number-columns-repeated="16362"/>
        </table:table-row>
        <table:table-row table:style-name="ro2">
          <table:table-cell office:value-type="float" office:value="50" table:style-name="ce1">
            <text:p>50</text:p>
          </table:table-cell>
          <table:table-cell table:number-columns-repeated="7" table:style-name="ce1"/>
          <table:table-cell office:value-type="float" office:value="49" table:style-name="ce1">
            <text:p>49</text:p>
          </table:table-cell>
          <table:table-cell office:value-type="string" table:style-name="ce29">
            <text:p>fasinumab</text:p>
          </table:table-cell>
          <table:table-cell office:value-type="float" office:value="279.81" table:style-name="ce29">
            <text:p>279.81</text:p>
          </table:table-cell>
          <table:table-cell office:value-type="float" office:value="131.5" table:style-name="ce1">
            <text:p>131.5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office:value-type="string" table:style-name="ce48">
            <text:p>denos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51" table:style-name="ce1">
            <text:p>51</text:p>
          </table:table-cell>
          <table:table-cell table:number-columns-repeated="7" table:style-name="ce1"/>
          <table:table-cell office:value-type="float" office:value="50" table:style-name="ce1">
            <text:p>50</text:p>
          </table:table-cell>
          <table:table-cell office:value-type="string" table:style-name="ce29">
            <text:p>fezaki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29" table:style-name="ce1">
            <text:p>29</text:p>
          </table:table-cell>
          <table:table-cell office:value-type="string" table:style-name="ce29">
            <text:p>depatux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50">
            <text:p>diridav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51" table:style-name="ce1">
            <text:p>51</text:p>
          </table:table-cell>
          <table:table-cell office:value-type="string" table:style-name="ce29">
            <text:p>fiba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36" table:style-name="ce1">
            <text:p>136</text:p>
          </table:table-cell>
          <table:table-cell office:value-type="string" table:style-name="ce29">
            <text:p>dezamizumab</text:p>
          </table:table-cell>
          <table:table-cell office:value-type="float" office:value="281.17" table:style-name="ce29">
            <text:p>281.17</text:p>
          </table:table-cell>
          <table:table-cell office:value-type="float" office:value="135.5" table:style-name="ce1">
            <text:p>135.5</text:p>
          </table:table-cell>
          <table:table-cell table:number-columns-repeated="1636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50">
            <text:p>domagro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52" table:style-name="ce1">
            <text:p>52</text:p>
          </table:table-cell>
          <table:table-cell office:value-type="string" table:style-name="ce29">
            <text:p>ficlatuzumab</text:p>
          </table:table-cell>
          <table:table-cell office:value-type="float" office:value="551.38" table:style-name="ce29">
            <text:p>551.38</text:p>
          </table:table-cell>
          <table:table-cell office:value-type="float" office:value="176" table:style-name="ce1">
            <text:p>176</text:p>
          </table:table-cell>
          <table:table-cell table:number-columns-repeated="6" table:style-name="ce1"/>
          <table:table-cell office:value-type="float" office:value="187" table:style-name="ce1">
            <text:p>187</text:p>
          </table:table-cell>
          <table:table-cell office:value-type="string" table:style-name="ce48">
            <text:p>dinutuximab</text:p>
          </table:table-cell>
          <table:table-cell office:value-type="float" office:value="642.39" table:style-name="ce48">
            <text:p>642.39</text:p>
          </table:table-cell>
          <table:table-cell office:value-type="float" office:value="187" table:style-name="ce1">
            <text:p>187</text:p>
          </table:table-cell>
          <table:table-cell table:number-columns-repeated="16362"/>
        </table:table-row>
        <table:table-row table:style-name="ro2">
          <table:table-cell office:value-type="float" office:value="54" table:style-name="ce1">
            <text:p>54</text:p>
          </table:table-cell>
          <table:table-cell table:number-columns-repeated="7" table:style-name="ce1"/>
          <table:table-cell office:value-type="float" office:value="53" table:style-name="ce1">
            <text:p>53</text:p>
          </table:table-cell>
          <table:table-cell office:value-type="string" table:style-name="ce29">
            <text:p>flanvo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office:value-type="string" table:style-name="ce29">
            <text:p>drozi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50">
            <text:p>duligotuzumab</text:p>
          </table:table-cell>
          <table:table-cell office:value-type="float" office:value="479.01" table:style-name="ce29">
            <text:p>479.01</text:p>
          </table:table-cell>
          <table:table-cell table:number-columns-repeated="5" table:style-name="ce29"/>
          <table:table-cell office:value-type="float" office:value="54" table:style-name="ce1">
            <text:p>54</text:p>
          </table:table-cell>
          <table:table-cell office:value-type="string" table:style-name="ce29">
            <text:p>fora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65" table:style-name="ce1">
            <text:p>165</text:p>
          </table:table-cell>
          <table:table-cell office:value-type="string" table:style-name="ce29">
            <text:p>dusigitumab</text:p>
          </table:table-cell>
          <table:table-cell office:value-type="float" office:value="433.57" table:style-name="ce29">
            <text:p>433.57</text:p>
          </table:table-cell>
          <table:table-cell office:value-type="float" office:value="165" table:style-name="ce1">
            <text:p>165</text:p>
          </table:table-cell>
          <table:table-cell table:number-columns-repeated="1636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50">
            <text:p>durval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55" table:style-name="ce1">
            <text:p>55</text:p>
          </table:table-cell>
          <table:table-cell office:value-type="string" table:style-name="ce29">
            <text:p>foravirumab</text:p>
          </table:table-cell>
          <table:table-cell office:value-type="float" office:value="279.81" table:style-name="ce29">
            <text:p>279.81</text:p>
          </table:table-cell>
          <table:table-cell office:value-type="float" office:value="131.5" table:style-name="ce1">
            <text:p>131.5</text:p>
          </table:table-cell>
          <table:table-cell table:number-columns-repeated="6" table:style-name="ce1"/>
          <table:table-cell office:value-type="float" office:value="31" table:style-name="ce1">
            <text:p>31</text:p>
          </table:table-cell>
          <table:table-cell office:value-type="string" table:style-name="ce48">
            <text:p>efal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57" table:style-name="ce1">
            <text:p>57</text:p>
          </table:table-cell>
          <table:table-cell table:number-columns-repeated="7" table:style-name="ce1"/>
          <table:table-cell office:value-type="float" office:value="56" table:style-name="ce1">
            <text:p>56</text:p>
          </table:table-cell>
          <table:table-cell office:value-type="string" table:style-name="ce29">
            <text:p>fremanezumab</text:p>
          </table:table-cell>
          <table:table-cell office:value-type="float" office:value="368.43" table:style-name="ce29">
            <text:p>368.43</text:p>
          </table:table-cell>
          <table:table-cell office:value-type="float" office:value="153" table:style-name="ce1">
            <text:p>153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office:value-type="string" table:style-name="ce29">
            <text:p>efung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58" table:style-name="ce1">
            <text:p>58</text:p>
          </table:table-cell>
          <table:table-cell table:number-columns-repeated="7" table:style-name="ce1"/>
          <table:table-cell office:value-type="float" office:value="57" table:style-name="ce1">
            <text:p>57</text:p>
          </table:table-cell>
          <table:table-cell office:value-type="string" table:style-name="ce29">
            <text:p>fresoli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office:value-type="string" table:style-name="ce29">
            <text:p>eleza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50">
            <text:p>eldel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58" table:style-name="ce1">
            <text:p>58</text:p>
          </table:table-cell>
          <table:table-cell office:value-type="string" table:style-name="ce29">
            <text:p>fulra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29" table:style-name="ce1">
            <text:p>129</text:p>
          </table:table-cell>
          <table:table-cell office:value-type="string" table:style-name="ce29">
            <text:p>elotuzumab</text:p>
          </table:table-cell>
          <table:table-cell office:value-type="float" office:value="277.64" table:style-name="ce29">
            <text:p>277.64</text:p>
          </table:table-cell>
          <table:table-cell office:value-type="float" office:value="129" table:style-name="ce1">
            <text:p>129</text:p>
          </table:table-cell>
          <table:table-cell table:number-columns-repeated="16362"/>
        </table:table-row>
        <table:table-row table:style-name="ro5"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59" table:style-name="ce1">
            <text:p>59</text:p>
          </table:table-cell>
          <table:table-cell office:value-type="string" table:style-name="ce29">
            <text:p>fu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11" table:style-name="ce1">
            <text:p>111</text:p>
          </table:table-cell>
          <table:table-cell office:value-type="string" table:style-name="ce29">
            <text:p>emapalumab</text:p>
          </table:table-cell>
          <table:table-cell office:value-type="float" office:value="262.85000000000002" table:style-name="ce29">
            <text:p>262.85</text:p>
          </table:table-cell>
          <table:table-cell office:value-type="float" office:value="111" table:style-name="ce1">
            <text:p>111</text:p>
          </table:table-cell>
          <table:table-cell table:number-columns-repeated="16362"/>
        </table:table-row>
        <table:table-row table:style-name="ro2">
          <table:table-cell office:value-type="float" office:value="61" table:style-name="ce16">
            <text:p>61</text:p>
          </table:table-cell>
          <table:table-cell office:value-type="string" table:style-name="ce50">
            <text:p>elgemtumab</text:p>
          </table:table-cell>
          <table:table-cell office:value-type="float" office:value="0" table:style-name="ce32">
            <text:p>0</text:p>
          </table:table-cell>
          <table:table-cell table:number-columns-repeated="5" table:style-name="ce32"/>
          <table:table-cell office:value-type="float" office:value="60" table:style-name="ce1">
            <text:p>60</text:p>
          </table:table-cell>
          <table:table-cell office:value-type="string" table:style-name="ce29">
            <text:p>gani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4" table:style-name="ce1"/>
          <table:table-cell table:number-columns-repeated="2" table:style-name="ce16"/>
          <table:table-cell office:value-type="float" office:value="179" table:style-name="ce1">
            <text:p>179</text:p>
          </table:table-cell>
          <table:table-cell office:value-type="string" table:style-name="ce29">
            <text:p>enavatuzumab</text:p>
          </table:table-cell>
          <table:table-cell office:value-type="float" office:value="560.84" table:style-name="ce29">
            <text:p>560.84</text:p>
          </table:table-cell>
          <table:table-cell office:value-type="float" office:value="179" table:style-name="ce1">
            <text:p>179</text:p>
          </table:table-cell>
          <table:table-cell table:number-columns-repeated="16362" table:style-name="ce16"/>
        </table:table-row>
        <table:table-row table:style-name="ro2">
          <table:table-cell office:value-type="float" office:value="62" table:style-name="ce1">
            <text:p>62</text:p>
          </table:table-cell>
          <table:table-cell table:number-columns-repeated="7" table:style-name="ce1"/>
          <table:table-cell office:value-type="float" office:value="61" table:style-name="ce1">
            <text:p>61</text:p>
          </table:table-cell>
          <table:table-cell office:value-type="string" table:style-name="ce29">
            <text:p>gantener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34" table:style-name="ce1">
            <text:p>34</text:p>
          </table:table-cell>
          <table:table-cell office:value-type="string" table:style-name="ce29">
            <text:p>enok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50">
            <text:p>emactu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62" table:style-name="ce1">
            <text:p>62</text:p>
          </table:table-cell>
          <table:table-cell office:value-type="string" table:style-name="ce29">
            <text:p>gemtuzumab2</text:p>
          </table:table-cell>
          <table:table-cell office:value-type="float" office:value="451.37" table:style-name="ce29">
            <text:p>451.37</text:p>
          </table:table-cell>
          <table:table-cell office:value-type="float" office:value="166" table:style-name="ce1">
            <text:p>166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office:value-type="string" table:style-name="ce29">
            <text:p>enoti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64" table:style-name="ce1">
            <text:p>64</text:p>
          </table:table-cell>
          <table:table-cell table:number-columns-repeated="7" table:style-name="ce1"/>
          <table:table-cell office:value-type="float" office:value="63" table:style-name="ce1">
            <text:p>63</text:p>
          </table:table-cell>
          <table:table-cell office:value-type="string" table:style-name="ce29">
            <text:p>gem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office:value-type="string" table:style-name="ce29">
            <text:p>ensituximab</text:p>
          </table:table-cell>
          <table:table-cell office:value-type="float" office:value="266.56" table:style-name="ce29">
            <text:p>266.56</text:p>
          </table:table-cell>
          <table:table-cell office:value-type="float" office:value="112" table:style-name="ce1">
            <text:p>112</text:p>
          </table:table-cell>
          <table:table-cell table:number-columns-repeated="1636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50">
            <text:p>emibetu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64" table:style-name="ce1">
            <text:p>64</text:p>
          </table:table-cell>
          <table:table-cell office:value-type="string" table:style-name="ce29">
            <text:p>gevokizumab</text:p>
          </table:table-cell>
          <table:table-cell office:value-type="float" office:value="0" table:style-name="ce29">
            <text:p>0</text:p>
          </table:table-cell>
          <table:table-cell table:number-columns-repeated="7" table:style-name="ce1"/>
          <table:table-cell office:value-type="float" office:value="36" table:style-name="ce1">
            <text:p>36</text:p>
          </table:table-cell>
          <table:table-cell office:value-type="string" table:style-name="ce29">
            <text:p>eptine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66" table:style-name="ce1">
            <text:p>66</text:p>
          </table:table-cell>
          <table:table-cell table:number-columns-repeated="7" table:style-name="ce1"/>
          <table:table-cell office:value-type="float" office:value="65" table:style-name="ce1">
            <text:p>65</text:p>
          </table:table-cell>
          <table:table-cell office:value-type="string" table:style-name="ce29">
            <text:p>giren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37" table:style-name="ce1">
            <text:p>37</text:p>
          </table:table-cell>
          <table:table-cell office:value-type="string" table:style-name="ce29">
            <text:p>ere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50">
            <text:p>enfortumab_vedotin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66" table:style-name="ce1">
            <text:p>66</text:p>
          </table:table-cell>
          <table:table-cell office:value-type="string" table:style-name="ce29">
            <text:p>ibalizumab</text:p>
          </table:table-cell>
          <table:table-cell office:value-type="float" office:value="271.75" table:style-name="ce29">
            <text:p>271.75</text:p>
          </table:table-cell>
          <table:table-cell office:value-type="float" office:value="120" table:style-name="ce1">
            <text:p>120</text:p>
          </table:table-cell>
          <table:table-cell table:number-columns-repeated="6" table:style-name="ce1"/>
          <table:table-cell office:value-type="float" office:value="159" table:style-name="ce1">
            <text:p>159</text:p>
          </table:table-cell>
          <table:table-cell office:value-type="string" table:style-name="ce29">
            <text:p>etaracizumab</text:p>
          </table:table-cell>
          <table:table-cell office:value-type="float" office:value="382.63" table:style-name="ce29">
            <text:p>382.63</text:p>
          </table:table-cell>
          <table:table-cell office:value-type="float" office:value="159" table:style-name="ce1">
            <text:p>159</text:p>
          </table:table-cell>
          <table:table-cell table:number-columns-repeated="16362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50">
            <text:p>enoblituzumab</text:p>
          </table:table-cell>
          <table:table-cell office:value-type="float" office:value="528.94000000000005" table:style-name="ce29">
            <text:p>528.94</text:p>
          </table:table-cell>
          <table:table-cell table:number-columns-repeated="5" table:style-name="ce29"/>
          <table:table-cell office:value-type="float" office:value="67" table:style-name="ce1">
            <text:p>67</text:p>
          </table:table-cell>
          <table:table-cell office:value-type="string" table:style-name="ce29">
            <text:p>icru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202" table:style-name="ce1">
            <text:p>202</text:p>
          </table:table-cell>
          <table:table-cell office:value-type="string" table:style-name="ce29">
            <text:p>etrolizumab</text:p>
          </table:table-cell>
          <table:table-cell office:value-type="float" office:value="866.82" table:style-name="ce29">
            <text:p>866.82</text:p>
          </table:table-cell>
          <table:table-cell office:value-type="float" office:value="202" table:style-name="ce1">
            <text:p>202</text:p>
          </table:table-cell>
          <table:table-cell table:number-columns-repeated="16362"/>
        </table:table-row>
        <table:table-row table:style-name="ro2">
          <table:table-cell office:value-type="float" office:value="69" table:style-name="ce1">
            <text:p>69</text:p>
          </table:table-cell>
          <table:table-cell table:number-columns-repeated="7" table:style-name="ce1"/>
          <table:table-cell office:value-type="float" office:value="68" table:style-name="ce1">
            <text:p>68</text:p>
          </table:table-cell>
          <table:table-cell office:value-type="string" table:style-name="ce29">
            <text:p>ifabo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23" table:style-name="ce1">
            <text:p>123</text:p>
          </table:table-cell>
          <table:table-cell office:value-type="string" table:style-name="ce48">
            <text:p>evolocumab</text:p>
          </table:table-cell>
          <table:table-cell office:value-type="float" office:value="274.04000000000002" table:style-name="ce48">
            <text:p>274.04</text:p>
          </table:table-cell>
          <table:table-cell office:value-type="float" office:value="123" table:style-name="ce1">
            <text:p>123</text:p>
          </table:table-cell>
          <table:table-cell table:number-columns-repeated="16362"/>
        </table:table-row>
        <table:table-row table:style-name="ro2">
          <table:table-cell office:value-type="float" office:value="70" table:style-name="ce1">
            <text:p>70</text:p>
          </table:table-cell>
          <table:table-cell table:number-columns-repeated="7" table:style-name="ce1"/>
          <table:table-cell office:value-type="float" office:value="69" table:style-name="ce1">
            <text:p>69</text:p>
          </table:table-cell>
          <table:table-cell office:value-type="string" table:style-name="ce29">
            <text:p>imga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38" table:style-name="ce1">
            <text:p>38</text:p>
          </table:table-cell>
          <table:table-cell office:value-type="string" table:style-name="ce29">
            <text:p>farle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71" table:style-name="ce1">
            <text:p>71</text:p>
          </table:table-cell>
          <table:table-cell table:number-columns-repeated="7" table:style-name="ce1"/>
          <table:table-cell office:value-type="float" office:value="70" table:style-name="ce1">
            <text:p>70</text:p>
          </table:table-cell>
          <table:table-cell office:value-type="string" table:style-name="ce29">
            <text:p>incla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31" table:style-name="ce1">
            <text:p>131</text:p>
          </table:table-cell>
          <table:table-cell office:value-type="string" table:style-name="ce29">
            <text:p>fasinumab</text:p>
          </table:table-cell>
          <table:table-cell office:value-type="float" office:value="279.81" table:style-name="ce29">
            <text:p>279.81</text:p>
          </table:table-cell>
          <table:table-cell office:value-type="float" office:value="131.5" table:style-name="ce1">
            <text:p>131.5</text:p>
          </table:table-cell>
          <table:table-cell table:number-columns-repeated="16362"/>
        </table:table-row>
        <table:table-row table:style-name="ro2">
          <table:table-cell office:value-type="float" office:value="72" table:style-name="ce1">
            <text:p>72</text:p>
          </table:table-cell>
          <table:table-cell table:number-columns-repeated="7" table:style-name="ce1"/>
          <table:table-cell office:value-type="float" office:value="71" table:style-name="ce1">
            <text:p>71</text:p>
          </table:table-cell>
          <table:table-cell office:value-type="string" table:style-name="ce29">
            <text:p>inebilizumab</text:p>
          </table:table-cell>
          <table:table-cell office:value-type="float" office:value="673.99" table:style-name="ce29">
            <text:p>673.99</text:p>
          </table:table-cell>
          <table:table-cell office:value-type="float" office:value="193" table:style-name="ce1">
            <text:p>193</text:p>
          </table:table-cell>
          <table:table-cell table:number-columns-repeated="6" table:style-name="ce1"/>
          <table:table-cell office:value-type="float" office:value="39" table:style-name="ce1">
            <text:p>39</text:p>
          </table:table-cell>
          <table:table-cell office:value-type="string" table:style-name="ce29">
            <text:p>fezaki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73" table:style-name="ce1">
            <text:p>73</text:p>
          </table:table-cell>
          <table:table-cell table:number-columns-repeated="7" table:style-name="ce1"/>
          <table:table-cell office:value-type="float" office:value="72" table:style-name="ce1">
            <text:p>72</text:p>
          </table:table-cell>
          <table:table-cell office:value-type="string" table:style-name="ce29">
            <text:p>inte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office:value-type="string" table:style-name="ce29">
            <text:p>fiba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74" table:style-name="ce1">
            <text:p>74</text:p>
          </table:table-cell>
          <table:table-cell table:number-columns-repeated="7" table:style-name="ce1"/>
          <table:table-cell office:value-type="float" office:value="73" table:style-name="ce1">
            <text:p>73</text:p>
          </table:table-cell>
          <table:table-cell office:value-type="string" table:style-name="ce29">
            <text:p>iodine_girentuximab</text:p>
          </table:table-cell>
          <table:table-cell office:value-type="float" office:value="288.33" table:style-name="ce29">
            <text:p>288.33</text:p>
          </table:table-cell>
          <table:table-cell office:value-type="float" office:value="145" table:style-name="ce1">
            <text:p>145</text:p>
          </table:table-cell>
          <table:table-cell table:number-columns-repeated="6" table:style-name="ce1"/>
          <table:table-cell office:value-type="float" office:value="176" table:style-name="ce1">
            <text:p>176</text:p>
          </table:table-cell>
          <table:table-cell office:value-type="string" table:style-name="ce29">
            <text:p>ficlatuzumab</text:p>
          </table:table-cell>
          <table:table-cell office:value-type="float" office:value="551.38" table:style-name="ce29">
            <text:p>551.38</text:p>
          </table:table-cell>
          <table:table-cell office:value-type="float" office:value="176" table:style-name="ce1">
            <text:p>176</text:p>
          </table:table-cell>
          <table:table-cell table:number-columns-repeated="16362"/>
        </table:table-row>
        <table:table-row table:style-name="ro2">
          <table:table-cell office:value-type="float" office:value="75" table:style-name="ce1">
            <text:p>75</text:p>
          </table:table-cell>
          <table:table-cell table:number-columns-repeated="7" table:style-name="ce1"/>
          <table:table-cell office:value-type="float" office:value="74" table:style-name="ce1">
            <text:p>74</text:p>
          </table:table-cell>
          <table:table-cell office:value-type="string" table:style-name="ce29">
            <text:p>ira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41" table:style-name="ce1">
            <text:p>41</text:p>
          </table:table-cell>
          <table:table-cell office:value-type="string" table:style-name="ce29">
            <text:p>flanvo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50">
            <text:p>evinacumab</text:p>
          </table:table-cell>
          <table:table-cell office:value-type="float" office:value="279.61" table:style-name="ce29">
            <text:p>279.61</text:p>
          </table:table-cell>
          <table:table-cell table:number-columns-repeated="5" table:style-name="ce29"/>
          <table:table-cell office:value-type="float" office:value="75" table:style-name="ce1">
            <text:p>75</text:p>
          </table:table-cell>
          <table:table-cell office:value-type="string" table:style-name="ce29">
            <text:p>ito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office:value-type="string" table:style-name="ce29">
            <text:p>fora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77" table:style-name="ce1">
            <text:p>77</text:p>
          </table:table-cell>
          <table:table-cell table:number-columns-repeated="7" table:style-name="ce1"/>
          <table:table-cell office:value-type="float" office:value="76" table:style-name="ce1">
            <text:p>76</text:p>
          </table:table-cell>
          <table:table-cell office:value-type="string" table:style-name="ce29">
            <text:p>lambrolizumab</text:p>
          </table:table-cell>
          <table:table-cell office:value-type="float" office:value="286.98" table:style-name="ce29">
            <text:p>286.98</text:p>
          </table:table-cell>
          <table:table-cell office:value-type="float" office:value="189" table:style-name="ce1">
            <text:p>189</text:p>
          </table:table-cell>
          <table:table-cell table:number-columns-repeated="6" table:style-name="ce1"/>
          <table:table-cell office:value-type="float" office:value="132" table:style-name="ce1">
            <text:p>132</text:p>
          </table:table-cell>
          <table:table-cell office:value-type="string" table:style-name="ce29">
            <text:p>foravirumab</text:p>
          </table:table-cell>
          <table:table-cell office:value-type="float" office:value="279.81" table:style-name="ce29">
            <text:p>279.81</text:p>
          </table:table-cell>
          <table:table-cell office:value-type="float" office:value="131.5" table:style-name="ce1">
            <text:p>131.5</text:p>
          </table:table-cell>
          <table:table-cell table:number-columns-repeated="16362"/>
        </table:table-row>
        <table:table-row table:style-name="ro2">
          <table:table-cell office:value-type="float" office:value="78" table:style-name="ce1">
            <text:p>78</text:p>
          </table:table-cell>
          <table:table-cell table:number-columns-repeated="7" table:style-name="ce1"/>
          <table:table-cell office:value-type="float" office:value="77" table:style-name="ce1">
            <text:p>77</text:p>
          </table:table-cell>
          <table:table-cell office:value-type="string" table:style-name="ce29">
            <text:p>lampalizumab</text:p>
          </table:table-cell>
          <table:table-cell office:value-type="float" office:value="651.04" table:style-name="ce29">
            <text:p>651.04</text:p>
          </table:table-cell>
          <table:table-cell office:value-type="float" office:value="141" table:style-name="ce1">
            <text:p>141</text:p>
          </table:table-cell>
          <table:table-cell table:number-columns-repeated="6" table:style-name="ce1"/>
          <table:table-cell office:value-type="float" office:value="153" table:style-name="ce1">
            <text:p>153</text:p>
          </table:table-cell>
          <table:table-cell office:value-type="string" table:style-name="ce29">
            <text:p>fremanezumab</text:p>
          </table:table-cell>
          <table:table-cell office:value-type="float" office:value="368.43" table:style-name="ce29">
            <text:p>368.43</text:p>
          </table:table-cell>
          <table:table-cell office:value-type="float" office:value="153" table:style-name="ce1">
            <text:p>153</text:p>
          </table:table-cell>
          <table:table-cell table:number-columns-repeated="16362"/>
        </table:table-row>
        <table:table-row table:style-name="ro2">
          <table:table-cell office:value-type="float" office:value="79" table:style-name="ce1">
            <text:p>79</text:p>
          </table:table-cell>
          <table:table-cell table:number-columns-repeated="7" table:style-name="ce1"/>
          <table:table-cell office:value-type="float" office:value="78" table:style-name="ce1">
            <text:p>78</text:p>
          </table:table-cell>
          <table:table-cell office:value-type="string" table:style-name="ce29">
            <text:p>lanadelumab</text:p>
          </table:table-cell>
          <table:table-cell office:value-type="float" office:value="451.93" table:style-name="ce29">
            <text:p>451.93</text:p>
          </table:table-cell>
          <table:table-cell office:value-type="float" office:value="168" table:style-name="ce1">
            <text:p>168</text:p>
          </table:table-cell>
          <table:table-cell table:number-columns-repeated="6" table:style-name="ce1"/>
          <table:table-cell office:value-type="float" office:value="43" table:style-name="ce1">
            <text:p>43</text:p>
          </table:table-cell>
          <table:table-cell office:value-type="string" table:style-name="ce29">
            <text:p>fresoli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0" table:style-name="ce1">
            <text:p>80</text:p>
          </table:table-cell>
          <table:table-cell table:number-columns-repeated="7" table:style-name="ce1"/>
          <table:table-cell office:value-type="float" office:value="79" table:style-name="ce1">
            <text:p>79</text:p>
          </table:table-cell>
          <table:table-cell office:value-type="string" table:style-name="ce29">
            <text:p>lapri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44" table:style-name="ce1">
            <text:p>44</text:p>
          </table:table-cell>
          <table:table-cell office:value-type="string" table:style-name="ce29">
            <text:p>fulran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1" table:style-name="ce1">
            <text:p>81</text:p>
          </table:table-cell>
          <table:table-cell table:number-columns-repeated="7" table:style-name="ce1"/>
          <table:table-cell office:value-type="float" office:value="80" table:style-name="ce1">
            <text:p>80</text:p>
          </table:table-cell>
          <table:table-cell office:value-type="string" table:style-name="ce29">
            <text:p>lebrikizumab</text:p>
          </table:table-cell>
          <table:table-cell office:value-type="float" office:value="276.42" table:style-name="ce29">
            <text:p>276.42</text:p>
          </table:table-cell>
          <table:table-cell office:value-type="float" office:value="128" table:style-name="ce1">
            <text:p>128</text:p>
          </table:table-cell>
          <table:table-cell table:number-columns-repeated="6" table:style-name="ce1"/>
          <table:table-cell office:value-type="float" office:value="45" table:style-name="ce1">
            <text:p>45</text:p>
          </table:table-cell>
          <table:table-cell office:value-type="string" table:style-name="ce29">
            <text:p>fu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50">
            <text:p>firivumab</text:p>
          </table:table-cell>
          <table:table-cell office:value-type="float" office:value="480.09" table:style-name="ce29">
            <text:p>480.09</text:p>
          </table:table-cell>
          <table:table-cell table:number-columns-repeated="5" table:style-name="ce29"/>
          <table:table-cell office:value-type="float" office:value="81" table:style-name="ce1">
            <text:p>81</text:p>
          </table:table-cell>
          <table:table-cell office:value-type="string" table:style-name="ce29">
            <text:p>lendalizumab</text:p>
          </table:table-cell>
          <table:table-cell office:value-type="float" office:value="464.23" table:style-name="ce29">
            <text:p>464.23</text:p>
          </table:table-cell>
          <table:table-cell office:value-type="float" office:value="171" table:style-name="ce1">
            <text:p>171</text:p>
          </table:table-cell>
          <table:table-cell table:number-columns-repeated="6" table:style-name="ce1"/>
          <table:table-cell office:value-type="float" office:value="46" table:style-name="ce1">
            <text:p>46</text:p>
          </table:table-cell>
          <table:table-cell office:value-type="string" table:style-name="ce29">
            <text:p>gani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3" table:style-name="ce1">
            <text:p>83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string" table:style-name="ce29">
            <text:p>ligelizumab</text:p>
          </table:table-cell>
          <table:table-cell office:value-type="float" office:value="388.25" table:style-name="ce29">
            <text:p>388.25</text:p>
          </table:table-cell>
          <table:table-cell office:value-type="float" office:value="162" table:style-name="ce1">
            <text:p>162</text:p>
          </table:table-cell>
          <table:table-cell table:number-columns-repeated="6" table:style-name="ce1"/>
          <table:table-cell office:value-type="float" office:value="47" table:style-name="ce1">
            <text:p>47</text:p>
          </table:table-cell>
          <table:table-cell office:value-type="string" table:style-name="ce29">
            <text:p>gantener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50">
            <text:p>fletik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83" table:style-name="ce1">
            <text:p>83</text:p>
          </table:table-cell>
          <table:table-cell office:value-type="string" table:style-name="ce29">
            <text:p>liri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office:value-type="string" table:style-name="ce29">
            <text:p>gem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5" table:style-name="ce1">
            <text:p>85</text:p>
          </table:table-cell>
          <table:table-cell table:number-columns-repeated="7" table:style-name="ce1"/>
          <table:table-cell office:value-type="float" office:value="84" table:style-name="ce1">
            <text:p>84</text:p>
          </table:table-cell>
          <table:table-cell office:value-type="string" table:style-name="ce29">
            <text:p>lodelcizumab</text:p>
          </table:table-cell>
          <table:table-cell office:value-type="float" office:value="282.87" table:style-name="ce29">
            <text:p>282.87</text:p>
          </table:table-cell>
          <table:table-cell office:value-type="float" office:value="139" table:style-name="ce1">
            <text:p>139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office:value-type="string" table:style-name="ce48">
            <text:p>gemtuzumab</text:p>
          </table:table-cell>
          <table:table-cell office:value-type="float" office:value="389.8" table:style-name="ce48">
            <text:p>389.8</text:p>
          </table:table-cell>
          <table:table-cell office:value-type="float" office:value="163" table:style-name="ce1">
            <text:p>163</text:p>
          </table:table-cell>
          <table:table-cell table:number-columns-repeated="16362"/>
        </table:table-row>
        <table:table-row table:style-name="ro2">
          <table:table-cell office:value-type="float" office:value="86" table:style-name="ce1">
            <text:p>86</text:p>
          </table:table-cell>
          <table:table-cell table:number-columns-repeated="7" table:style-name="ce1"/>
          <table:table-cell office:value-type="float" office:value="85" table:style-name="ce1">
            <text:p>85</text:p>
          </table:table-cell>
          <table:table-cell office:value-type="string" table:style-name="ce29">
            <text:p>lorvotuzumab_mertansin</text:p>
          </table:table-cell>
          <table:table-cell office:value-type="float" office:value="262" table:style-name="ce29">
            <text:p>262</text:p>
          </table:table-cell>
          <table:table-cell office:value-type="float" office:value="110" table:style-name="ce1">
            <text:p>110</text:p>
          </table:table-cell>
          <table:table-cell table:number-columns-repeated="6" table:style-name="ce1"/>
          <table:table-cell office:value-type="float" office:value="166" table:style-name="ce1">
            <text:p>166</text:p>
          </table:table-cell>
          <table:table-cell office:value-type="string" table:style-name="ce29">
            <text:p>gemtuzumab2</text:p>
          </table:table-cell>
          <table:table-cell office:value-type="float" office:value="451.37" table:style-name="ce29">
            <text:p>451.37</text:p>
          </table:table-cell>
          <table:table-cell office:value-type="float" office:value="166" table:style-name="ce1">
            <text:p>166</text:p>
          </table:table-cell>
          <table:table-cell table:number-columns-repeated="16362"/>
        </table:table-row>
        <table:table-row table:style-name="ro2">
          <table:table-cell office:value-type="float" office:value="87" table:style-name="ce1">
            <text:p>87</text:p>
          </table:table-cell>
          <table:table-cell table:number-columns-repeated="7" table:style-name="ce1"/>
          <table:table-cell office:value-type="float" office:value="86" table:style-name="ce1">
            <text:p>86</text:p>
          </table:table-cell>
          <table:table-cell office:value-type="string" table:style-name="ce29">
            <text:p>luca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office:value-type="string" table:style-name="ce29">
            <text:p>gevok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8" table:style-name="ce1">
            <text:p>88</text:p>
          </table:table-cell>
          <table:table-cell table:number-columns-repeated="7" table:style-name="ce1"/>
          <table:table-cell office:value-type="float" office:value="87" table:style-name="ce1">
            <text:p>87</text:p>
          </table:table-cell>
          <table:table-cell office:value-type="string" table:style-name="ce29">
            <text:p>lupartumab</text:p>
          </table:table-cell>
          <table:table-cell office:value-type="float" office:value="250.72" table:style-name="ce29">
            <text:p>250.72</text:p>
          </table:table-cell>
          <table:table-cell office:value-type="float" office:value="109" table:style-name="ce1">
            <text:p>109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string" table:style-name="ce29">
            <text:p>giren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89" table:style-name="ce1">
            <text:p>89</text:p>
          </table:table-cell>
          <table:table-cell table:number-columns-repeated="7" table:style-name="ce1"/>
          <table:table-cell office:value-type="float" office:value="88" table:style-name="ce1">
            <text:p>88</text:p>
          </table:table-cell>
          <table:table-cell office:value-type="string" table:style-name="ce29">
            <text:p>lutikizumab</text:p>
          </table:table-cell>
          <table:table-cell office:value-type="float" office:value="296.89999999999998" table:style-name="ce29">
            <text:p>296.9</text:p>
          </table:table-cell>
          <table:table-cell office:value-type="float" office:value="149" table:style-name="ce1">
            <text:p>149</text:p>
          </table:table-cell>
          <table:table-cell table:number-columns-repeated="6" table:style-name="ce1"/>
          <table:table-cell office:value-type="float" office:value="120" table:style-name="ce1">
            <text:p>120</text:p>
          </table:table-cell>
          <table:table-cell office:value-type="string" table:style-name="ce29">
            <text:p>ibalizumab</text:p>
          </table:table-cell>
          <table:table-cell office:value-type="float" office:value="271.75" table:style-name="ce29">
            <text:p>271.75</text:p>
          </table:table-cell>
          <table:table-cell office:value-type="float" office:value="120" table:style-name="ce1">
            <text:p>120</text:p>
          </table:table-cell>
          <table:table-cell table:number-columns-repeated="16362"/>
        </table:table-row>
        <table:table-row table:style-name="ro2">
          <table:table-cell office:value-type="float" office:value="90" table:style-name="ce1">
            <text:p>90</text:p>
          </table:table-cell>
          <table:table-cell table:number-columns-repeated="7" table:style-name="ce1"/>
          <table:table-cell office:value-type="float" office:value="89" table:style-name="ce1">
            <text:p>89</text:p>
          </table:table-cell>
          <table:table-cell office:value-type="string" table:style-name="ce29">
            <text:p>milatuzumab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office:value-type="string" table:style-name="ce48">
            <text:p>ibri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50">
            <text:p>galcane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90" table:style-name="ce1">
            <text:p>90</text:p>
          </table:table-cell>
          <table:table-cell office:value-type="string" table:style-name="ce29">
            <text:p>mogamulizumab</text:p>
          </table:table-cell>
          <table:table-cell office:value-type="float" office:value="836.43" table:style-name="ce29">
            <text:p>836.43</text:p>
          </table:table-cell>
          <table:table-cell office:value-type="float" office:value="201" table:style-name="ce1">
            <text:p>201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office:value-type="string" table:style-name="ce29">
            <text:p>icru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92" table:style-name="ce1">
            <text:p>92</text:p>
          </table:table-cell>
          <table:table-cell table:number-columns-repeated="7" table:style-name="ce1"/>
          <table:table-cell office:value-type="float" office:value="91" table:style-name="ce1">
            <text:p>91</text:p>
          </table:table-cell>
          <table:table-cell office:value-type="string" table:style-name="ce29">
            <text:p>motav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office:value-type="string" table:style-name="ce48">
            <text:p>idarucizumab</text:p>
          </table:table-cell>
          <table:table-cell office:value-type="float" office:value="817.38" table:style-name="ce48">
            <text:p>817.38</text:p>
          </table:table-cell>
          <table:table-cell office:value-type="float" office:value="200" table:style-name="ce1">
            <text:p>200</text:p>
          </table:table-cell>
          <table:table-cell table:number-columns-repeated="16362"/>
        </table:table-row>
        <table:table-row table:style-name="ro2">
          <table:table-cell office:value-type="float" office:value="93" table:style-name="ce1">
            <text:p>93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string" table:style-name="ce29">
            <text:p>moxetumomab_pasudotox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53" table:style-name="ce1">
            <text:p>53</text:p>
          </table:table-cell>
          <table:table-cell office:value-type="string" table:style-name="ce29">
            <text:p>ifabo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94" table:style-name="ce1">
            <text:p>94</text:p>
          </table:table-cell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string" table:style-name="ce29">
            <text:p>namilumab</text:p>
          </table:table-cell>
          <table:table-cell office:value-type="float" office:value="377.71" table:style-name="ce29">
            <text:p>377.71</text:p>
          </table:table-cell>
          <table:table-cell office:value-type="float" office:value="157" table:style-name="ce1">
            <text:p>157</text:p>
          </table:table-cell>
          <table:table-cell table:number-columns-repeated="6" table:style-name="ce1"/>
          <table:table-cell office:value-type="float" office:value="54" table:style-name="ce1">
            <text:p>54</text:p>
          </table:table-cell>
          <table:table-cell office:value-type="string" table:style-name="ce29">
            <text:p>imga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95" table:style-name="ce1">
            <text:p>95</text:p>
          </table:table-cell>
          <table:table-cell table:number-columns-repeated="7" table:style-name="ce1"/>
          <table:table-cell office:value-type="float" office:value="94" table:style-name="ce1">
            <text:p>94</text:p>
          </table:table-cell>
          <table:table-cell office:value-type="string" table:style-name="ce29">
            <text:p>naratuximab</text:p>
          </table:table-cell>
          <table:table-cell office:value-type="float" office:value="387.87" table:style-name="ce29">
            <text:p>387.87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55" table:style-name="ce1">
            <text:p>55</text:p>
          </table:table-cell>
          <table:table-cell office:value-type="string" table:style-name="ce29">
            <text:p>incla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96" table:style-name="ce1">
            <text:p>96</text:p>
          </table:table-cell>
          <table:table-cell table:number-columns-repeated="7" table:style-name="ce1"/>
          <table:table-cell office:value-type="float" office:value="95" table:style-name="ce1">
            <text:p>95</text:p>
          </table:table-cell>
          <table:table-cell office:value-type="string" table:style-name="ce29">
            <text:p>narnatumab</text:p>
          </table:table-cell>
          <table:table-cell office:value-type="float" office:value="0" table:style-name="ce29">
            <text:p>0</text:p>
          </table:table-cell>
          <table:table-cell office:value-type="float" office:value="161" table:style-name="ce1">
            <text:p>161</text:p>
          </table:table-cell>
          <table:table-cell table:number-columns-repeated="6" table:style-name="ce1"/>
          <table:table-cell office:value-type="float" office:value="193" table:style-name="ce1">
            <text:p>193</text:p>
          </table:table-cell>
          <table:table-cell office:value-type="string" table:style-name="ce29">
            <text:p>inebilizumab</text:p>
          </table:table-cell>
          <table:table-cell office:value-type="float" office:value="673.99" table:style-name="ce29">
            <text:p>673.99</text:p>
          </table:table-cell>
          <table:table-cell office:value-type="float" office:value="193" table:style-name="ce1">
            <text:p>193</text:p>
          </table:table-cell>
          <table:table-cell table:number-columns-repeated="16362"/>
        </table:table-row>
        <table:table-row table:style-name="ro2">
          <table:table-cell office:value-type="float" office:value="97" table:style-name="ce1">
            <text:p>97</text:p>
          </table:table-cell>
          <table:table-cell table:number-columns-repeated="7" table:style-name="ce1"/>
          <table:table-cell office:value-type="float" office:value="96" table:style-name="ce1">
            <text:p>96</text:p>
          </table:table-cell>
          <table:table-cell office:value-type="string" table:style-name="ce29">
            <text:p>navicixizumab</text:p>
          </table:table-cell>
          <table:table-cell office:value-type="float" office:value="587.96" table:style-name="ce29">
            <text:p>587.96</text:p>
          </table:table-cell>
          <table:table-cell office:value-type="float" office:value="185.5" table:style-name="ce1">
            <text:p>185.5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office:value-type="string" table:style-name="ce29">
            <text:p>inte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50">
            <text:p>glembatumumab</text:p>
          </table:table-cell>
          <table:table-cell office:value-type="float" office:value="279.48" table:style-name="ce29">
            <text:p>279.48</text:p>
          </table:table-cell>
          <table:table-cell table:number-columns-repeated="5" table:style-name="ce29"/>
          <table:table-cell office:value-type="float" office:value="97" table:style-name="ce1">
            <text:p>97</text:p>
          </table:table-cell>
          <table:table-cell office:value-type="string" table:style-name="ce29">
            <text:p>nesva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45" table:style-name="ce1">
            <text:p>145</text:p>
          </table:table-cell>
          <table:table-cell office:value-type="string" table:style-name="ce29">
            <text:p>iodine_girentuximab</text:p>
          </table:table-cell>
          <table:table-cell office:value-type="float" office:value="288.33" table:style-name="ce29">
            <text:p>288.33</text:p>
          </table:table-cell>
          <table:table-cell office:value-type="float" office:value="145" table:style-name="ce1">
            <text:p>145</text:p>
          </table:table-cell>
          <table:table-cell table:number-columns-repeated="16362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50">
            <text:p>glembatumumab_vedotin</text:p>
          </table:table-cell>
          <table:table-cell office:value-type="float" office:value="279.48" table:style-name="ce50">
            <text:p>279.48</text:p>
          </table:table-cell>
          <table:table-cell table:number-columns-repeated="5" table:style-name="ce29"/>
          <table:table-cell office:value-type="float" office:value="98" table:style-name="ce1">
            <text:p>98</text:p>
          </table:table-cell>
          <table:table-cell office:value-type="string" table:style-name="ce29">
            <text:p>ocara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57" table:style-name="ce1">
            <text:p>57</text:p>
          </table:table-cell>
          <table:table-cell office:value-type="string" table:style-name="ce48">
            <text:p>ipili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50">
            <text:p>guselk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1"/>
          <table:table-cell office:value-type="float" office:value="99" table:style-name="ce1">
            <text:p>99</text:p>
          </table:table-cell>
          <table:table-cell office:value-type="string" table:style-name="ce29">
            <text:p>olok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58" table:style-name="ce1">
            <text:p>58</text:p>
          </table:table-cell>
          <table:table-cell office:value-type="string" table:style-name="ce29">
            <text:p>ira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01" table:style-name="ce1">
            <text:p>101</text:p>
          </table:table-cell>
          <table:table-cell table:number-columns-repeated="7" table:style-name="ce1"/>
          <table:table-cell office:value-type="float" office:value="100" table:style-name="ce1">
            <text:p>100</text:p>
          </table:table-cell>
          <table:table-cell office:value-type="string" table:style-name="ce29">
            <text:p>onartuzumab</text:p>
          </table:table-cell>
          <table:table-cell office:value-type="float" office:value="270.04000000000002" table:style-name="ce29">
            <text:p>270.04</text:p>
          </table:table-cell>
          <table:table-cell office:value-type="float" office:value="118" table:style-name="ce1">
            <text:p>118</text:p>
          </table:table-cell>
          <table:table-cell table:number-columns-repeated="6" table:style-name="ce1"/>
          <table:table-cell office:value-type="float" office:value="59" table:style-name="ce1">
            <text:p>59</text:p>
          </table:table-cell>
          <table:table-cell office:value-type="string" table:style-name="ce29">
            <text:p>ito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02" table:style-name="ce1">
            <text:p>102</text:p>
          </table:table-cell>
          <table:table-cell table:number-columns-repeated="7" table:style-name="ce1"/>
          <table:table-cell office:value-type="float" office:value="101" table:style-name="ce1">
            <text:p>101</text:p>
          </table:table-cell>
          <table:table-cell office:value-type="string" table:style-name="ce29">
            <text:p>orti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13" table:style-name="ce1">
            <text:p>113</text:p>
          </table:table-cell>
          <table:table-cell office:value-type="string" table:style-name="ce48">
            <text:p>ixekizumab</text:p>
          </table:table-cell>
          <table:table-cell office:value-type="float" office:value="267.70999999999998" table:style-name="ce48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16362"/>
        </table:table-row>
        <table:table-row table:style-name="ro2">
          <table:table-cell office:value-type="float" office:value="103" table:style-name="ce1">
            <text:p>103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02" table:style-name="ce1">
            <text:p>102</text:p>
          </table:table-cell>
          <table:table-cell office:value-type="string" table:style-name="ce29">
            <text:p>otelixizumab</text:p>
          </table:table-cell>
          <table:table-cell office:value-type="float" office:value="574.04999999999995" table:style-name="ce29">
            <text:p>574.05</text:p>
          </table:table-cell>
          <table:table-cell office:value-type="float" office:value="184" table:style-name="ce1">
            <text:p>184</text:p>
          </table:table-cell>
          <table:table-cell table:number-columns-repeated="6" table:style-name="ce1"/>
          <table:table-cell office:value-type="float" office:value="141" table:style-name="ce1">
            <text:p>141</text:p>
          </table:table-cell>
          <table:table-cell office:value-type="string" table:style-name="ce29">
            <text:p>lambrolizumab</text:p>
          </table:table-cell>
          <table:table-cell office:value-type="float" office:value="286.98" table:style-name="ce29">
            <text:p>286.98</text:p>
          </table:table-cell>
          <table:table-cell office:value-type="float" office:value="141" table:style-name="ce1">
            <text:p>141</text:p>
          </table:table-cell>
          <table:table-cell table:number-columns-repeated="16362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50">
            <text:p>imalumab</text:p>
          </table:table-cell>
          <table:table-cell office:value-type="float" office:value="385.22" table:style-name="ce29">
            <text:p>385.22</text:p>
          </table:table-cell>
          <table:table-cell table:number-columns-repeated="5" table:style-name="ce1"/>
          <table:table-cell office:value-type="float" office:value="103" table:style-name="ce1">
            <text:p>103</text:p>
          </table:table-cell>
          <table:table-cell office:value-type="string" table:style-name="ce29">
            <text:p>oxe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89" table:style-name="ce1">
            <text:p>189</text:p>
          </table:table-cell>
          <table:table-cell office:value-type="string" table:style-name="ce29">
            <text:p>lampalizumab</text:p>
          </table:table-cell>
          <table:table-cell office:value-type="float" office:value="651.04" table:style-name="ce29">
            <text:p>651.04</text:p>
          </table:table-cell>
          <table:table-cell office:value-type="float" office:value="189" table:style-name="ce1">
            <text:p>189</text:p>
          </table:table-cell>
          <table:table-cell table:number-columns-repeated="16362"/>
        </table:table-row>
        <table:table-row table:style-name="ro2">
          <table:table-cell office:value-type="float" office:value="105" table:style-name="ce1">
            <text:p>105</text:p>
          </table:table-cell>
          <table:table-cell table:number-columns-repeated="7" table:style-name="ce1"/>
          <table:table-cell office:value-type="float" office:value="104" table:style-name="ce1">
            <text:p>104</text:p>
          </table:table-cell>
          <table:table-cell office:value-type="string" table:style-name="ce29">
            <text:p>ozanezumab</text:p>
          </table:table-cell>
          <table:table-cell office:value-type="float" office:value="757.18" table:style-name="ce29">
            <text:p>757.18</text:p>
          </table:table-cell>
          <table:table-cell office:value-type="float" office:value="198" table:style-name="ce1">
            <text:p>198</text:p>
          </table:table-cell>
          <table:table-cell table:number-columns-repeated="6" table:style-name="ce1"/>
          <table:table-cell office:value-type="float" office:value="168" table:style-name="ce1">
            <text:p>168</text:p>
          </table:table-cell>
          <table:table-cell office:value-type="string" table:style-name="ce29">
            <text:p>lanadelumab</text:p>
          </table:table-cell>
          <table:table-cell office:value-type="float" office:value="451.93" table:style-name="ce29">
            <text:p>451.93</text:p>
          </table:table-cell>
          <table:table-cell office:value-type="float" office:value="168" table:style-name="ce1">
            <text:p>168</text:p>
          </table:table-cell>
          <table:table-cell table:number-columns-repeated="16362"/>
        </table:table-row>
        <table:table-row table:style-name="ro2">
          <table:table-cell office:value-type="float" office:value="106" table:style-name="ce1">
            <text:p>106</text:p>
          </table:table-cell>
          <table:table-cell table:number-columns-repeated="7" table:style-name="ce1"/>
          <table:table-cell office:value-type="float" office:value="105" table:style-name="ce1">
            <text:p>105</text:p>
          </table:table-cell>
          <table:table-cell office:value-type="string" table:style-name="ce29">
            <text:p>panobacumab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office:value-type="string" table:style-name="ce29">
            <text:p>lapri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1">
            <text:p>indatuximab_ravtansin</text:p>
          </table:table-cell>
          <table:table-cell table:style-name="ce1"/>
          <table:table-cell table:number-columns-repeated="5" table:style-name="ce29"/>
          <table:table-cell office:value-type="float" office:value="106" table:style-name="ce1">
            <text:p>106</text:p>
          </table:table-cell>
          <table:table-cell office:value-type="string" table:style-name="ce29">
            <text:p>parsatuzumab</text:p>
          </table:table-cell>
          <table:table-cell office:value-type="float" office:value="280.36" table:style-name="ce29">
            <text:p>280.36</text:p>
          </table:table-cell>
          <table:table-cell office:value-type="float" office:value="133" table:style-name="ce1">
            <text:p>133</text:p>
          </table:table-cell>
          <table:table-cell table:number-columns-repeated="6" table:style-name="ce1"/>
          <table:table-cell office:value-type="float" office:value="128" table:style-name="ce1">
            <text:p>128</text:p>
          </table:table-cell>
          <table:table-cell office:value-type="string" table:style-name="ce29">
            <text:p>lebrikizumab</text:p>
          </table:table-cell>
          <table:table-cell office:value-type="float" office:value="276.42" table:style-name="ce29">
            <text:p>276.42</text:p>
          </table:table-cell>
          <table:table-cell office:value-type="float" office:value="128" table:style-name="ce1">
            <text:p>128</text:p>
          </table:table-cell>
          <table:table-cell table:number-columns-repeated="16362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50">
            <text:p>indusatumab</text:p>
          </table:table-cell>
          <table:table-cell office:value-type="float" office:value="285.05" table:style-name="ce29">
            <text:p>285.05</text:p>
          </table:table-cell>
          <table:table-cell table:number-columns-repeated="5" table:style-name="ce1"/>
          <table:table-cell office:value-type="float" office:value="107" table:style-name="ce1">
            <text:p>107</text:p>
          </table:table-cell>
          <table:table-cell office:value-type="string" table:style-name="ce29">
            <text:p>pasotux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71" table:style-name="ce1">
            <text:p>171</text:p>
          </table:table-cell>
          <table:table-cell office:value-type="string" table:style-name="ce29">
            <text:p>lendalizumab</text:p>
          </table:table-cell>
          <table:table-cell office:value-type="float" office:value="464.23" table:style-name="ce29">
            <text:p>464.23</text:p>
          </table:table-cell>
          <table:table-cell office:value-type="float" office:value="171" table:style-name="ce1">
            <text:p>171</text:p>
          </table:table-cell>
          <table:table-cell table:number-columns-repeated="16362"/>
        </table:table-row>
        <table:table-row table:style-name="ro2">
          <table:table-cell office:value-type="float" office:value="109" table:style-name="ce1">
            <text:p>109</text:p>
          </table:table-cell>
          <table:table-cell table:number-columns-repeated="7" table:style-name="ce1"/>
          <table:table-cell office:value-type="float" office:value="108" table:style-name="ce1">
            <text:p>108</text:p>
          </table:table-cell>
          <table:table-cell office:value-type="string" table:style-name="ce29">
            <text:p>patec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62" table:style-name="ce1">
            <text:p>162</text:p>
          </table:table-cell>
          <table:table-cell office:value-type="string" table:style-name="ce29">
            <text:p>ligelizumab</text:p>
          </table:table-cell>
          <table:table-cell office:value-type="float" office:value="388.25" table:style-name="ce29">
            <text:p>388.25</text:p>
          </table:table-cell>
          <table:table-cell office:value-type="float" office:value="162" table:style-name="ce1">
            <text:p>162</text:p>
          </table:table-cell>
          <table:table-cell table:number-columns-repeated="16362"/>
        </table:table-row>
        <table:table-row table:style-name="ro2">
          <table:table-cell office:value-type="float" office:value="110" table:style-name="ce1">
            <text:p>110</text:p>
          </table:table-cell>
          <table:table-cell table:number-columns-repeated="7" table:style-name="ce1"/>
          <table:table-cell office:value-type="float" office:value="109" table:style-name="ce1">
            <text:p>109</text:p>
          </table:table-cell>
          <table:table-cell office:value-type="string" table:style-name="ce29">
            <text:p>patritumab</text:p>
          </table:table-cell>
          <table:table-cell office:value-type="float" office:value="459.35" table:style-name="ce29">
            <text:p>459.35</text:p>
          </table:table-cell>
          <table:table-cell office:value-type="float" office:value="169" table:style-name="ce1">
            <text:p>169</text:p>
          </table:table-cell>
          <table:table-cell table:number-columns-repeated="6" table:style-name="ce1"/>
          <table:table-cell office:value-type="float" office:value="61" table:style-name="ce1">
            <text:p>61</text:p>
          </table:table-cell>
          <table:table-cell office:value-type="string" table:style-name="ce29">
            <text:p>liri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11" table:style-name="ce1">
            <text:p>111</text:p>
          </table:table-cell>
          <table:table-cell table:number-columns-repeated="7" table:style-name="ce1"/>
          <table:table-cell office:value-type="float" office:value="110" table:style-name="ce1">
            <text:p>110</text:p>
          </table:table-cell>
          <table:table-cell office:value-type="string" table:style-name="ce29">
            <text:p>perakizumab</text:p>
          </table:table-cell>
          <table:table-cell office:value-type="float" office:value="276.20999999999998" table:style-name="ce29">
            <text:p>276.21</text:p>
          </table:table-cell>
          <table:table-cell office:value-type="float" office:value="126.5" table:style-name="ce1">
            <text:p>126.5</text:p>
          </table:table-cell>
          <table:table-cell table:number-columns-repeated="6" table:style-name="ce1"/>
          <table:table-cell office:value-type="float" office:value="139" table:style-name="ce1">
            <text:p>139</text:p>
          </table:table-cell>
          <table:table-cell office:value-type="string" table:style-name="ce29">
            <text:p>lodelcizumab</text:p>
          </table:table-cell>
          <table:table-cell office:value-type="float" office:value="282.87" table:style-name="ce29">
            <text:p>282.87</text:p>
          </table:table-cell>
          <table:table-cell office:value-type="float" office:value="139" table:style-name="ce1">
            <text:p>139</text:p>
          </table:table-cell>
          <table:table-cell table:number-columns-repeated="16362"/>
        </table:table-row>
        <table:table-row table:style-name="ro2">
          <table:table-cell office:value-type="float" office:value="112" table:style-name="ce1">
            <text:p>112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11" table:style-name="ce1">
            <text:p>111</text:p>
          </table:table-cell>
          <table:table-cell office:value-type="string" table:style-name="ce29">
            <text:p>pidi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office:value-type="string" table:style-name="ce29">
            <text:p>lorvotuzumab_mertansin</text:p>
          </table:table-cell>
          <table:table-cell office:value-type="float" office:value="262" table:style-name="ce29">
            <text:p>262</text:p>
          </table:table-cell>
          <table:table-cell office:value-type="float" office:value="110" table:style-name="ce1">
            <text:p>110</text:p>
          </table:table-cell>
          <table:table-cell table:number-columns-repeated="16362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50">
            <text:p>isatuxi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1"/>
          <table:table-cell office:value-type="float" office:value="112" table:style-name="ce1">
            <text:p>112</text:p>
          </table:table-cell>
          <table:table-cell office:value-type="string" table:style-name="ce29">
            <text:p>pinatuzumab_vedotin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office:value-type="string" table:style-name="ce29">
            <text:p>lucatu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14" table:style-name="ce1">
            <text:p>114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13" table:style-name="ce1">
            <text:p>113</text:p>
          </table:table-cell>
          <table:table-cell office:value-type="string" table:style-name="ce29">
            <text:p>poga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09" table:style-name="ce1">
            <text:p>109</text:p>
          </table:table-cell>
          <table:table-cell office:value-type="string" table:style-name="ce29">
            <text:p>lupartumab</text:p>
          </table:table-cell>
          <table:table-cell office:value-type="float" office:value="250.72" table:style-name="ce29">
            <text:p>250.72</text:p>
          </table:table-cell>
          <table:table-cell office:value-type="float" office:value="109" table:style-name="ce1">
            <text:p>109</text:p>
          </table:table-cell>
          <table:table-cell table:number-columns-repeated="16362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50">
            <text:p>labetuzumab_govitecan</text:p>
          </table:table-cell>
          <table:table-cell office:value-type="float" office:value="282.35000000000002" table:style-name="ce29">
            <text:p>282.35</text:p>
          </table:table-cell>
          <table:table-cell table:number-columns-repeated="5" table:style-name="ce1"/>
          <table:table-cell office:value-type="float" office:value="114" table:style-name="ce1">
            <text:p>114</text:p>
          </table:table-cell>
          <table:table-cell office:value-type="string" table:style-name="ce29">
            <text:p>polatuzumab_vedotin</text:p>
          </table:table-cell>
          <table:table-cell office:value-type="float" office:value="469.93" table:style-name="ce29">
            <text:p>469.93</text:p>
          </table:table-cell>
          <table:table-cell office:value-type="float" office:value="174" table:style-name="ce1">
            <text:p>174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office:value-type="string" table:style-name="ce29">
            <text:p>lutikizumab</text:p>
          </table:table-cell>
          <table:table-cell office:value-type="float" office:value="296.89999999999998" table:style-name="ce29">
            <text:p>296.9</text:p>
          </table:table-cell>
          <table:table-cell office:value-type="float" office:value="149" table:style-name="ce1">
            <text:p>149</text:p>
          </table:table-cell>
          <table:table-cell table:number-columns-repeated="16362"/>
        </table:table-row>
        <table:table-row table:style-name="ro2">
          <table:table-cell office:value-type="float" office:value="116" table:style-name="ce1">
            <text:p>116</text:p>
          </table:table-cell>
          <table:table-cell table:number-columns-repeated="7" table:style-name="ce1"/>
          <table:table-cell office:value-type="float" office:value="115" table:style-name="ce1">
            <text:p>115</text:p>
          </table:table-cell>
          <table:table-cell office:value-type="string" table:style-name="ce29">
            <text:p>ponezumab</text:p>
          </table:table-cell>
          <table:table-cell office:value-type="float" office:value="459.96" table:style-name="ce29">
            <text:p>459.96</text:p>
          </table:table-cell>
          <table:table-cell office:value-type="float" office:value="170" table:style-name="ce1">
            <text:p>170</text:p>
          </table:table-cell>
          <table:table-cell table:number-columns-repeated="6" table:style-name="ce1"/>
          <table:table-cell office:value-type="float" office:value="114" table:style-name="ce1">
            <text:p>114</text:p>
          </table:table-cell>
          <table:table-cell office:value-type="string" table:style-name="ce29">
            <text:p>milatuzumab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16362"/>
        </table:table-row>
        <table:table-row table:style-name="ro2">
          <table:table-cell office:value-type="float" office:value="117" table:style-name="ce1">
            <text:p>117</text:p>
          </table:table-cell>
          <table:table-cell table:number-columns-repeated="7" table:style-name="ce1"/>
          <table:table-cell office:value-type="float" office:value="116" table:style-name="ce1">
            <text:p>116</text:p>
          </table:table-cell>
          <table:table-cell office:value-type="string" table:style-name="ce29">
            <text:p>preza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201" table:style-name="ce1">
            <text:p>201</text:p>
          </table:table-cell>
          <table:table-cell office:value-type="string" table:style-name="ce29">
            <text:p>mogamulizumab</text:p>
          </table:table-cell>
          <table:table-cell office:value-type="float" office:value="836.43" table:style-name="ce29">
            <text:p>836.43</text:p>
          </table:table-cell>
          <table:table-cell office:value-type="float" office:value="201" table:style-name="ce1">
            <text:p>201</text:p>
          </table:table-cell>
          <table:table-cell table:number-columns-repeated="16362"/>
        </table:table-row>
        <table:table-row table:style-name="ro2">
          <table:table-cell office:value-type="float" office:value="118" table:style-name="ce1">
            <text:p>118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17" table:style-name="ce1">
            <text:p>117</text:p>
          </table:table-cell>
          <table:table-cell office:value-type="string" table:style-name="ce29">
            <text:p>pritoxaximab</text:p>
          </table:table-cell>
          <table:table-cell office:value-type="float" office:value="396.5" table:style-name="ce29">
            <text:p>396.5</text:p>
          </table:table-cell>
          <table:table-cell office:value-type="float" office:value="164" table:style-name="ce1">
            <text:p>164</text:p>
          </table:table-cell>
          <table:table-cell table:number-columns-repeated="6" table:style-name="ce1"/>
          <table:table-cell office:value-type="float" office:value="63" table:style-name="ce1">
            <text:p>63</text:p>
          </table:table-cell>
          <table:table-cell office:value-type="string" table:style-name="ce29">
            <text:p>motav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50">
            <text:p>landogro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1"/>
          <table:table-cell office:value-type="float" office:value="118" table:style-name="ce1">
            <text:p>118</text:p>
          </table:table-cell>
          <table:table-cell office:value-type="string" table:style-name="ce29">
            <text:p>qui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64" table:style-name="ce1">
            <text:p>64</text:p>
          </table:table-cell>
          <table:table-cell office:value-type="string" table:style-name="ce29">
            <text:p>moxetumomab_pasudotox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20" table:style-name="ce1">
            <text:p>120</text:p>
          </table:table-cell>
          <table:table-cell table:number-columns-repeated="7" table:style-name="ce1"/>
          <table:table-cell office:value-type="float" office:value="119" table:style-name="ce1">
            <text:p>119</text:p>
          </table:table-cell>
          <table:table-cell office:value-type="string" table:style-name="ce29">
            <text:p>racotumo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57" table:style-name="ce1">
            <text:p>157</text:p>
          </table:table-cell>
          <table:table-cell office:value-type="string" table:style-name="ce29">
            <text:p>namilumab</text:p>
          </table:table-cell>
          <table:table-cell office:value-type="float" office:value="377.71" table:style-name="ce29">
            <text:p>377.71</text:p>
          </table:table-cell>
          <table:table-cell office:value-type="float" office:value="157" table:style-name="ce1">
            <text:p>157</text:p>
          </table:table-cell>
          <table:table-cell table:number-columns-repeated="16362"/>
        </table:table-row>
        <table:table-row table:style-name="ro2">
          <table:table-cell office:value-type="float" office:value="121" table:style-name="ce1">
            <text:p>121</text:p>
          </table:table-cell>
          <table:table-cell table:number-columns-repeated="7" table:style-name="ce1"/>
          <table:table-cell office:value-type="float" office:value="120" table:style-name="ce1">
            <text:p>120</text:p>
          </table:table-cell>
          <table:table-cell office:value-type="string" table:style-name="ce29">
            <text:p>radre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61" table:style-name="ce1">
            <text:p>161</text:p>
          </table:table-cell>
          <table:table-cell office:value-type="string" table:style-name="ce29">
            <text:p>naratuximab</text:p>
          </table:table-cell>
          <table:table-cell office:value-type="float" office:value="387.87" table:style-name="ce29">
            <text:p>387.87</text:p>
          </table:table-cell>
          <table:table-cell office:value-type="float" office:value="161" table:style-name="ce1">
            <text:p>161</text:p>
          </table:table-cell>
          <table:table-cell table:number-columns-repeated="16362"/>
        </table:table-row>
        <table:table-row table:style-name="ro2">
          <table:table-cell office:value-type="float" office:value="122" table:style-name="ce1">
            <text:p>122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21" table:style-name="ce1">
            <text:p>121</text:p>
          </table:table-cell>
          <table:table-cell office:value-type="string" table:style-name="ce29">
            <text:p>ranevetmab</text:p>
          </table:table-cell>
          <table:table-cell office:value-type="float" office:value="293.42" table:style-name="ce29">
            <text:p>293.42</text:p>
          </table:table-cell>
          <table:table-cell office:value-type="float" office:value="148" table:style-name="ce1">
            <text:p>148</text:p>
          </table:table-cell>
          <table:table-cell table:number-columns-repeated="6" table:style-name="ce1"/>
          <table:table-cell office:value-type="float" office:value="65" table:style-name="ce1">
            <text:p>65</text:p>
          </table:table-cell>
          <table:table-cell office:value-type="string" table:style-name="ce29">
            <text:p>narna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50">
            <text:p>lenzilumab</text:p>
          </table:table-cell>
          <table:table-cell office:value-type="float" office:value="282.39999999999998" table:style-name="ce29">
            <text:p>282.4</text:p>
          </table:table-cell>
          <table:table-cell table:number-columns-repeated="5" table:style-name="ce29"/>
          <table:table-cell office:value-type="float" office:value="122" table:style-name="ce1">
            <text:p>122</text:p>
          </table:table-cell>
          <table:table-cell office:value-type="string" table:style-name="ce29">
            <text:p>rilotumumab</text:p>
          </table:table-cell>
          <table:table-cell office:value-type="float" office:value="377.24" table:style-name="ce29">
            <text:p>377.24</text:p>
          </table:table-cell>
          <table:table-cell office:value-type="float" office:value="156" table:style-name="ce1">
            <text:p>156</text:p>
          </table:table-cell>
          <table:table-cell table:number-columns-repeated="6" table:style-name="ce1"/>
          <table:table-cell office:value-type="float" office:value="186" table:style-name="ce1">
            <text:p>186</text:p>
          </table:table-cell>
          <table:table-cell office:value-type="string" table:style-name="ce29">
            <text:p>navicixizumab</text:p>
          </table:table-cell>
          <table:table-cell office:value-type="float" office:value="587.96" table:style-name="ce29">
            <text:p>587.96</text:p>
          </table:table-cell>
          <table:table-cell office:value-type="float" office:value="185.5" table:style-name="ce1">
            <text:p>185.5</text:p>
          </table:table-cell>
          <table:table-cell table:number-columns-repeated="16362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50">
            <text:p>lifastuzumab_vedotin</text:p>
          </table:table-cell>
          <table:table-cell office:value-type="float" office:value="365.5" table:style-name="ce29">
            <text:p>365.5</text:p>
          </table:table-cell>
          <table:table-cell table:number-columns-repeated="5" table:style-name="ce1"/>
          <table:table-cell office:value-type="float" office:value="123" table:style-name="ce1">
            <text:p>123</text:p>
          </table:table-cell>
          <table:table-cell office:value-type="string" table:style-name="ce29">
            <text:p>robatumumab</text:p>
          </table:table-cell>
          <table:table-cell office:value-type="float" office:value="565.61" table:style-name="ce29">
            <text:p>565.61</text:p>
          </table:table-cell>
          <table:table-cell office:value-type="float" office:value="181" table:style-name="ce1">
            <text:p>181</text:p>
          </table:table-cell>
          <table:table-cell table:number-columns-repeated="6" table:style-name="ce1"/>
          <table:table-cell office:value-type="float" office:value="66" table:style-name="ce1">
            <text:p>66</text:p>
          </table:table-cell>
          <table:table-cell office:value-type="string" table:style-name="ce48">
            <text:p>necitu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25" table:style-name="ce1">
            <text:p>125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24" table:style-name="ce1">
            <text:p>124</text:p>
          </table:table-cell>
          <table:table-cell office:value-type="string" table:style-name="ce29">
            <text:p>roled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67" table:style-name="ce1">
            <text:p>67</text:p>
          </table:table-cell>
          <table:table-cell office:value-type="string" table:style-name="ce29">
            <text:p>nesva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50">
            <text:p>lilotomab</text:p>
          </table:table-cell>
          <table:table-cell office:value-type="float" office:value="278.81" table:style-name="ce29">
            <text:p>278.81</text:p>
          </table:table-cell>
          <table:table-cell table:number-columns-repeated="5" table:style-name="ce1"/>
          <table:table-cell office:value-type="float" office:value="125" table:style-name="ce1">
            <text:p>125</text:p>
          </table:table-cell>
          <table:table-cell office:value-type="string" table:style-name="ce29">
            <text:p>rontalizumab</text:p>
          </table:table-cell>
          <table:table-cell office:value-type="float" office:value="375.48" table:style-name="ce29">
            <text:p>375.48</text:p>
          </table:table-cell>
          <table:table-cell office:value-type="float" office:value="155" table:style-name="ce1">
            <text:p>155</text:p>
          </table:table-cell>
          <table:table-cell table:number-columns-repeated="6" table:style-name="ce1"/>
          <table:table-cell office:value-type="float" office:value="122" table:style-name="ce1">
            <text:p>122</text:p>
          </table:table-cell>
          <table:table-cell office:value-type="string" table:style-name="ce48">
            <text:p>nivolumab</text:p>
          </table:table-cell>
          <table:table-cell office:value-type="float" office:value="273.45" table:style-name="ce48">
            <text:p>273.45</text:p>
          </table:table-cell>
          <table:table-cell office:value-type="float" office:value="122" table:style-name="ce1">
            <text:p>122</text:p>
          </table:table-cell>
          <table:table-cell table:number-columns-repeated="16362"/>
        </table:table-row>
        <table:table-row table:style-name="ro2">
          <table:table-cell office:value-type="float" office:value="127" table:style-name="ce1">
            <text:p>127</text:p>
          </table:table-cell>
          <table:table-cell table:number-columns-repeated="7" table:style-name="ce1"/>
          <table:table-cell office:value-type="float" office:value="126" table:style-name="ce1">
            <text:p>126</text:p>
          </table:table-cell>
          <table:table-cell office:value-type="string" table:style-name="ce29">
            <text:p>rosman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68" table:style-name="ce1">
            <text:p>68</text:p>
          </table:table-cell>
          <table:table-cell office:value-type="string" table:style-name="ce48">
            <text:p>obiltoxa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28" table:style-name="ce1">
            <text:p>128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27" table:style-name="ce1">
            <text:p>127</text:p>
          </table:table-cell>
          <table:table-cell office:value-type="string" table:style-name="ce29">
            <text:p>rozanolixizumab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6" table:style-name="ce1"/>
          <table:table-cell office:value-type="float" office:value="191" table:style-name="ce1">
            <text:p>191</text:p>
          </table:table-cell>
          <table:table-cell office:value-type="string" table:style-name="ce48">
            <text:p>obinutuzumab</text:p>
          </table:table-cell>
          <table:table-cell office:value-type="float" office:value="658.03" table:style-name="ce48">
            <text:p>658.03</text:p>
          </table:table-cell>
          <table:table-cell office:value-type="float" office:value="191" table:style-name="ce1">
            <text:p>191</text:p>
          </table:table-cell>
          <table:table-cell table:number-columns-repeated="16362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50">
            <text:p>lokivet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1"/>
          <table:table-cell office:value-type="float" office:value="128" table:style-name="ce1">
            <text:p>128</text:p>
          </table:table-cell>
          <table:table-cell office:value-type="string" table:style-name="ce29">
            <text:p>sacituzumab_govitecan</text:p>
          </table:table-cell>
          <table:table-cell office:value-type="float" office:value="280.62" table:style-name="ce29">
            <text:p>280.62</text:p>
          </table:table-cell>
          <table:table-cell office:value-type="float" office:value="134" table:style-name="ce1">
            <text:p>134</text:p>
          </table:table-cell>
          <table:table-cell table:number-columns-repeated="6" table:style-name="ce1"/>
          <table:table-cell office:value-type="float" office:value="69" table:style-name="ce1">
            <text:p>69</text:p>
          </table:table-cell>
          <table:table-cell office:value-type="string" table:style-name="ce29">
            <text:p>ocara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30" table:style-name="ce1">
            <text:p>130</text:p>
          </table:table-cell>
          <table:table-cell table:number-columns-repeated="7" table:style-name="ce1"/>
          <table:table-cell office:value-type="float" office:value="129" table:style-name="ce1">
            <text:p>129</text:p>
          </table:table-cell>
          <table:table-cell office:value-type="string" table:style-name="ce29">
            <text:p>samalizumab</text:p>
          </table:table-cell>
          <table:table-cell office:value-type="float" office:value="276.20999999999998" table:style-name="ce29">
            <text:p>276.21</text:p>
          </table:table-cell>
          <table:table-cell office:value-type="float" office:value="126.5" table:style-name="ce1">
            <text:p>126.5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office:value-type="string" table:style-name="ce48">
            <text:p>ofatum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31" table:style-name="ce1">
            <text:p>131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30" table:style-name="ce1">
            <text:p>130</text:p>
          </table:table-cell>
          <table:table-cell office:value-type="string" table:style-name="ce29">
            <text:p>sape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71" table:style-name="ce1">
            <text:p>71</text:p>
          </table:table-cell>
          <table:table-cell office:value-type="string" table:style-name="ce48">
            <text:p>olarat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50">
            <text:p>lumretu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1"/>
          <table:table-cell office:value-type="float" office:value="131" table:style-name="ce1">
            <text:p>131</text:p>
          </table:table-cell>
          <table:table-cell office:value-type="string" table:style-name="ce29">
            <text:p>seriban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72" table:style-name="ce1">
            <text:p>72</text:p>
          </table:table-cell>
          <table:table-cell office:value-type="string" table:style-name="ce29">
            <text:p>olok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33" table:style-name="ce1">
            <text:p>133</text:p>
          </table:table-cell>
          <table:table-cell table:number-columns-repeated="7" table:style-name="ce1"/>
          <table:table-cell office:value-type="float" office:value="132" table:style-name="ce1">
            <text:p>132</text:p>
          </table:table-cell>
          <table:table-cell office:value-type="string" table:style-name="ce29">
            <text:p>setoxa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60" table:style-name="ce1">
            <text:p>160</text:p>
          </table:table-cell>
          <table:table-cell office:value-type="string" table:style-name="ce48">
            <text:p>omalizumab</text:p>
          </table:table-cell>
          <table:table-cell office:value-type="float" office:value="383.69" table:style-name="ce48">
            <text:p>383.69</text:p>
          </table:table-cell>
          <table:table-cell office:value-type="float" office:value="160" table:style-name="ce1">
            <text:p>160</text:p>
          </table:table-cell>
          <table:table-cell table:number-columns-repeated="16362"/>
        </table:table-row>
        <table:table-row table:style-name="ro2">
          <table:table-cell office:value-type="float" office:value="134" table:style-name="ce1">
            <text:p>134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33" table:style-name="ce1">
            <text:p>133</text:p>
          </table:table-cell>
          <table:table-cell office:value-type="string" table:style-name="ce29">
            <text:p>sifali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18" table:style-name="ce1">
            <text:p>118</text:p>
          </table:table-cell>
          <table:table-cell office:value-type="string" table:style-name="ce29">
            <text:p>onartuzumab</text:p>
          </table:table-cell>
          <table:table-cell office:value-type="float" office:value="270.04000000000002" table:style-name="ce29">
            <text:p>270.04</text:p>
          </table:table-cell>
          <table:table-cell office:value-type="float" office:value="118" table:style-name="ce1">
            <text:p>118</text:p>
          </table:table-cell>
          <table:table-cell table:number-columns-repeated="16362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50">
            <text:p>margetuximab</text:p>
          </table:table-cell>
          <table:table-cell office:value-type="float" office:value="281.47000000000003" table:style-name="ce29">
            <text:p>281.47</text:p>
          </table:table-cell>
          <table:table-cell table:number-columns-repeated="5" table:style-name="ce1"/>
          <table:table-cell office:value-type="float" office:value="134" table:style-name="ce1">
            <text:p>134</text:p>
          </table:table-cell>
          <table:table-cell office:value-type="string" table:style-name="ce29">
            <text:p>simtuzumab</text:p>
          </table:table-cell>
          <table:table-cell office:value-type="float" office:value="749.88" table:style-name="ce29">
            <text:p>749.88</text:p>
          </table:table-cell>
          <table:table-cell office:value-type="float" office:value="196" table:style-name="ce1">
            <text:p>196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office:value-type="string" table:style-name="ce29">
            <text:p>orti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36" table:style-name="ce1">
            <text:p>136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35" table:style-name="ce1">
            <text:p>135</text:p>
          </table:table-cell>
          <table:table-cell office:value-type="string" table:style-name="ce29">
            <text:p>solanezumab</text:p>
          </table:table-cell>
          <table:table-cell office:value-type="float" office:value="918.84" table:style-name="ce29">
            <text:p>918.84</text:p>
          </table:table-cell>
          <table:table-cell office:value-type="float" office:value="204" table:style-name="ce1">
            <text:p>204</text:p>
          </table:table-cell>
          <table:table-cell table:number-columns-repeated="6" table:style-name="ce1"/>
          <table:table-cell office:value-type="float" office:value="184" table:style-name="ce1">
            <text:p>184</text:p>
          </table:table-cell>
          <table:table-cell office:value-type="string" table:style-name="ce29">
            <text:p>otelixizumab</text:p>
          </table:table-cell>
          <table:table-cell office:value-type="float" office:value="574.04999999999995" table:style-name="ce29">
            <text:p>574.05</text:p>
          </table:table-cell>
          <table:table-cell office:value-type="float" office:value="184" table:style-name="ce1">
            <text:p>184</text:p>
          </table:table-cell>
          <table:table-cell table:number-columns-repeated="16362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50">
            <text:p>mirvetuxi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136" table:style-name="ce1">
            <text:p>136</text:p>
          </table:table-cell>
          <table:table-cell office:value-type="string" table:style-name="ce29">
            <text:p>solito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74" table:style-name="ce1">
            <text:p>74</text:p>
          </table:table-cell>
          <table:table-cell office:value-type="string" table:style-name="ce29">
            <text:p>oxe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50">
            <text:p>mirvetuximab_soravtansin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137" table:style-name="ce1">
            <text:p>137</text:p>
          </table:table-cell>
          <table:table-cell office:value-type="string" table:style-name="ce29">
            <text:p>stamulumab</text:p>
          </table:table-cell>
          <table:table-cell office:value-type="float" office:value="361.36" table:style-name="ce29">
            <text:p>361.36</text:p>
          </table:table-cell>
          <table:table-cell office:value-type="float" office:value="150" table:style-name="ce1">
            <text:p>150</text:p>
          </table:table-cell>
          <table:table-cell table:number-columns-repeated="6" table:style-name="ce1"/>
          <table:table-cell office:value-type="float" office:value="198" table:style-name="ce1">
            <text:p>198</text:p>
          </table:table-cell>
          <table:table-cell office:value-type="string" table:style-name="ce29">
            <text:p>ozanezumab</text:p>
          </table:table-cell>
          <table:table-cell office:value-type="float" office:value="757.18" table:style-name="ce29">
            <text:p>757.18</text:p>
          </table:table-cell>
          <table:table-cell office:value-type="float" office:value="198" table:style-name="ce1">
            <text:p>198</text:p>
          </table:table-cell>
          <table:table-cell table:number-columns-repeated="16362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50">
            <text:p>modotuximab</text:p>
          </table:table-cell>
          <table:table-cell office:value-type="float" office:value="941.78" table:style-name="ce29">
            <text:p>941.78</text:p>
          </table:table-cell>
          <table:table-cell table:number-columns-repeated="5" table:style-name="ce1"/>
          <table:table-cell office:value-type="float" office:value="138" table:style-name="ce1">
            <text:p>138</text:p>
          </table:table-cell>
          <table:table-cell office:value-type="string" table:style-name="ce29">
            <text:p>suptavumab</text:p>
          </table:table-cell>
          <table:table-cell office:value-type="float" office:value="271.08" table:style-name="ce29">
            <text:p>271.08</text:p>
          </table:table-cell>
          <table:table-cell office:value-type="float" office:value="119" table:style-name="ce1">
            <text:p>119</text:p>
          </table:table-cell>
          <table:table-cell table:number-columns-repeated="6" table:style-name="ce1"/>
          <table:table-cell office:value-type="float" office:value="115" table:style-name="ce1">
            <text:p>115</text:p>
          </table:table-cell>
          <table:table-cell office:value-type="string" table:style-name="ce29">
            <text:p>panobacumab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16362"/>
        </table:table-row>
        <table:table-row table:style-name="ro2">
          <table:table-cell office:value-type="float" office:value="140" table:style-name="ce1">
            <text:p>140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39" table:style-name="ce1">
            <text:p>139</text:p>
          </table:table-cell>
          <table:table-cell office:value-type="string" table:style-name="ce29">
            <text:p>suvizumab</text:p>
          </table:table-cell>
          <table:table-cell office:value-type="float" office:value="555.01" table:style-name="ce29">
            <text:p>555.01</text:p>
          </table:table-cell>
          <table:table-cell office:value-type="float" office:value="177" table:style-name="ce1">
            <text:p>177</text:p>
          </table:table-cell>
          <table:table-cell table:number-columns-repeated="6" table:style-name="ce1"/>
          <table:table-cell office:value-type="float" office:value="133" table:style-name="ce1">
            <text:p>133</text:p>
          </table:table-cell>
          <table:table-cell office:value-type="string" table:style-name="ce29">
            <text:p>parsatuzumab</text:p>
          </table:table-cell>
          <table:table-cell office:value-type="float" office:value="280.36" table:style-name="ce29">
            <text:p>280.36</text:p>
          </table:table-cell>
          <table:table-cell office:value-type="float" office:value="133" table:style-name="ce1">
            <text:p>133</text:p>
          </table:table-cell>
          <table:table-cell table:number-columns-repeated="16362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50">
            <text:p>monalizumab</text:p>
          </table:table-cell>
          <table:table-cell office:value-type="float" office:value="281.17" table:style-name="ce29">
            <text:p>281.17</text:p>
          </table:table-cell>
          <table:table-cell table:number-columns-repeated="5" table:style-name="ce1"/>
          <table:table-cell office:value-type="float" office:value="140" table:style-name="ce1">
            <text:p>140</text:p>
          </table:table-cell>
          <table:table-cell office:value-type="string" table:style-name="ce29">
            <text:p>taba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string" table:style-name="ce29">
            <text:p>pasotux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42" table:style-name="ce1">
            <text:p>142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41" table:style-name="ce1">
            <text:p>141</text:p>
          </table:table-cell>
          <table:table-cell office:value-type="string" table:style-name="ce29">
            <text:p>tadocizumab</text:p>
          </table:table-cell>
          <table:table-cell office:value-type="float" office:value="278.26" table:style-name="ce29">
            <text:p>278.26</text:p>
          </table:table-cell>
          <table:table-cell office:value-type="float" office:value="130" table:style-name="ce1">
            <text:p>130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string" table:style-name="ce29">
            <text:p>patec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29">
            <text:p>naratuximab_emtansin</text:p>
          </table:table-cell>
          <table:table-cell office:value-type="float" office:value="387.87" table:style-name="ce29">
            <text:p>387.87</text:p>
          </table:table-cell>
          <table:table-cell table:number-columns-repeated="5" table:style-name="ce29"/>
          <table:table-cell office:value-type="float" office:value="142" table:style-name="ce1">
            <text:p>142</text:p>
          </table:table-cell>
          <table:table-cell office:value-type="string" table:style-name="ce29">
            <text:p>tamtuvet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69" table:style-name="ce1">
            <text:p>169</text:p>
          </table:table-cell>
          <table:table-cell office:value-type="string" table:style-name="ce29">
            <text:p>patritumab</text:p>
          </table:table-cell>
          <table:table-cell office:value-type="float" office:value="459.35" table:style-name="ce29">
            <text:p>459.35</text:p>
          </table:table-cell>
          <table:table-cell office:value-type="float" office:value="169" table:style-name="ce1">
            <text:p>169</text:p>
          </table:table-cell>
          <table:table-cell table:number-columns-repeated="16362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29">
            <text:p>navicixizumab2</text:p>
          </table:table-cell>
          <table:table-cell office:value-type="float" office:value="587.96" table:style-name="ce29">
            <text:p>587.96</text:p>
          </table:table-cell>
          <table:table-cell table:number-columns-repeated="5" table:style-name="ce1"/>
          <table:table-cell office:value-type="float" office:value="143" table:style-name="ce1">
            <text:p>143</text:p>
          </table:table-cell>
          <table:table-cell office:value-type="string" table:style-name="ce29">
            <text:p>tanezumab</text:p>
          </table:table-cell>
          <table:table-cell office:value-type="float" office:value="380.6" table:style-name="ce29">
            <text:p>380.6</text:p>
          </table:table-cell>
          <table:table-cell office:value-type="float" office:value="158" table:style-name="ce1">
            <text:p>158</text:p>
          </table:table-cell>
          <table:table-cell table:number-columns-repeated="6" table:style-name="ce1"/>
          <table:table-cell office:value-type="float" office:value="142" table:style-name="ce1">
            <text:p>142</text:p>
          </table:table-cell>
          <table:table-cell office:value-type="string" table:style-name="ce48">
            <text:p>pembrolizumab</text:p>
          </table:table-cell>
          <table:table-cell office:value-type="float" office:value="286.98" table:style-name="ce48">
            <text:p>286.98</text:p>
          </table:table-cell>
          <table:table-cell office:value-type="float" office:value="142" table:style-name="ce1">
            <text:p>142</text:p>
          </table:table-cell>
          <table:table-cell table:number-columns-repeated="16362"/>
        </table:table-row>
        <table:table-row table:style-name="ro2">
          <table:table-cell office:value-type="float" office:value="145" table:style-name="ce1">
            <text:p>145</text:p>
          </table:table-cell>
          <table:table-cell table:number-columns-repeated="7" table:style-name="ce1"/>
          <table:table-cell office:value-type="float" office:value="144" table:style-name="ce1">
            <text:p>144</text:p>
          </table:table-cell>
          <table:table-cell office:value-type="string" table:style-name="ce29">
            <text:p>tavolix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26" table:style-name="ce1">
            <text:p>126</text:p>
          </table:table-cell>
          <table:table-cell office:value-type="string" table:style-name="ce29">
            <text:p>perakizumab</text:p>
          </table:table-cell>
          <table:table-cell office:value-type="float" office:value="276.20999999999998" table:style-name="ce29">
            <text:p>276.21</text:p>
          </table:table-cell>
          <table:table-cell office:value-type="float" office:value="126.5" table:style-name="ce1">
            <text:p>126.5</text:p>
          </table:table-cell>
          <table:table-cell table:number-columns-repeated="16362"/>
        </table:table-row>
        <table:table-row table:style-name="ro2">
          <table:table-cell office:value-type="float" office:value="146" table:style-name="ce1">
            <text:p>146</text:p>
          </table:table-cell>
          <table:table-cell table:number-columns-repeated="7" table:style-name="ce1"/>
          <table:table-cell office:value-type="float" office:value="145" table:style-name="ce1">
            <text:p>145</text:p>
          </table:table-cell>
          <table:table-cell office:value-type="string" table:style-name="ce29">
            <text:p>telisotuzumab</text:p>
          </table:table-cell>
          <table:table-cell office:value-type="float" office:value="466.22" table:style-name="ce29">
            <text:p>466.22</text:p>
          </table:table-cell>
          <table:table-cell office:value-type="float" office:value="172.5" table:style-name="ce1">
            <text:p>172.5</text:p>
          </table:table-cell>
          <table:table-cell table:number-columns-repeated="6" table:style-name="ce1"/>
          <table:table-cell office:value-type="float" office:value="77" table:style-name="ce1">
            <text:p>77</text:p>
          </table:table-cell>
          <table:table-cell office:value-type="string" table:style-name="ce29">
            <text:p>pidi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47" table:style-name="ce1">
            <text:p>147</text:p>
          </table:table-cell>
          <table:table-cell table:number-columns-repeated="7" table:style-name="ce1"/>
          <table:table-cell office:value-type="float" office:value="146" table:style-name="ce1">
            <text:p>146</text:p>
          </table:table-cell>
          <table:table-cell office:value-type="string" table:style-name="ce29">
            <text:p>tep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office:value-type="string" table:style-name="ce29">
            <text:p>pinatuzumab_vedotin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16362"/>
        </table:table-row>
        <table:table-row table:style-name="ro2">
          <table:table-cell office:value-type="float" office:value="148" table:style-name="ce1">
            <text:p>148</text:p>
          </table:table-cell>
          <table:table-cell table:number-columns-repeated="7" table:style-name="ce1"/>
          <table:table-cell office:value-type="float" office:value="147" table:style-name="ce1">
            <text:p>147</text:p>
          </table:table-cell>
          <table:table-cell office:value-type="string" table:style-name="ce29">
            <text:p>tigatuzumab</text:p>
          </table:table-cell>
          <table:table-cell office:value-type="float" office:value="287.16000000000003" table:style-name="ce29">
            <text:p>287.16</text:p>
          </table:table-cell>
          <table:table-cell office:value-type="float" office:value="144" table:style-name="ce1">
            <text:p>144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office:value-type="string" table:style-name="ce29">
            <text:p>poga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49" table:style-name="ce1">
            <text:p>149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48" table:style-name="ce1">
            <text:p>148</text:p>
          </table:table-cell>
          <table:table-cell office:value-type="string" table:style-name="ce29">
            <text:p>tildrakizumab</text:p>
          </table:table-cell>
          <table:table-cell office:value-type="float" office:value="571.41" table:style-name="ce29">
            <text:p>571.41</text:p>
          </table:table-cell>
          <table:table-cell office:value-type="float" office:value="182" table:style-name="ce1">
            <text:p>182</text:p>
          </table:table-cell>
          <table:table-cell table:number-columns-repeated="6" table:style-name="ce1"/>
          <table:table-cell office:value-type="float" office:value="174" table:style-name="ce1">
            <text:p>174</text:p>
          </table:table-cell>
          <table:table-cell office:value-type="string" table:style-name="ce29">
            <text:p>polatuzumab_vedotin</text:p>
          </table:table-cell>
          <table:table-cell office:value-type="float" office:value="469.93" table:style-name="ce29">
            <text:p>469.93</text:p>
          </table:table-cell>
          <table:table-cell office:value-type="float" office:value="174" table:style-name="ce1">
            <text:p>174</text:p>
          </table:table-cell>
          <table:table-cell table:number-columns-repeated="16362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50">
            <text:p>naviv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149" table:style-name="ce1">
            <text:p>149</text:p>
          </table:table-cell>
          <table:table-cell office:value-type="string" table:style-name="ce29">
            <text:p>tralokinumab</text:p>
          </table:table-cell>
          <table:table-cell office:value-type="float" office:value="651.96" table:style-name="ce29">
            <text:p>651.96</text:p>
          </table:table-cell>
          <table:table-cell office:value-type="float" office:value="190" table:style-name="ce1">
            <text:p>190</text:p>
          </table:table-cell>
          <table:table-cell table:number-columns-repeated="6" table:style-name="ce1"/>
          <table:table-cell office:value-type="float" office:value="170" table:style-name="ce1">
            <text:p>170</text:p>
          </table:table-cell>
          <table:table-cell office:value-type="string" table:style-name="ce29">
            <text:p>ponezumab</text:p>
          </table:table-cell>
          <table:table-cell office:value-type="float" office:value="459.96" table:style-name="ce29">
            <text:p>459.96</text:p>
          </table:table-cell>
          <table:table-cell office:value-type="float" office:value="170" table:style-name="ce1">
            <text:p>170</text:p>
          </table:table-cell>
          <table:table-cell table:number-columns-repeated="16362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50">
            <text:p>nemolizumab</text:p>
          </table:table-cell>
          <table:table-cell office:value-type="float" office:value="370.33" table:style-name="ce29">
            <text:p>370.33</text:p>
          </table:table-cell>
          <table:table-cell table:number-columns-repeated="5" table:style-name="ce1"/>
          <table:table-cell office:value-type="float" office:value="150" table:style-name="ce1">
            <text:p>150</text:p>
          </table:table-cell>
          <table:table-cell office:value-type="string" table:style-name="ce29">
            <text:p>trega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79" table:style-name="ce1">
            <text:p>79</text:p>
          </table:table-cell>
          <table:table-cell office:value-type="string" table:style-name="ce29">
            <text:p>preza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52" table:style-name="ce1">
            <text:p>152</text:p>
          </table:table-cell>
          <table:table-cell table:number-columns-repeated="7" table:style-name="ce1"/>
          <table:table-cell office:value-type="float" office:value="151" table:style-name="ce1">
            <text:p>151</text:p>
          </table:table-cell>
          <table:table-cell office:value-type="string" table:style-name="ce29">
            <text:p>ubli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64" table:style-name="ce1">
            <text:p>164</text:p>
          </table:table-cell>
          <table:table-cell office:value-type="string" table:style-name="ce29">
            <text:p>pritoxaximab</text:p>
          </table:table-cell>
          <table:table-cell office:value-type="float" office:value="396.5" table:style-name="ce29">
            <text:p>396.5</text:p>
          </table:table-cell>
          <table:table-cell office:value-type="float" office:value="164" table:style-name="ce1">
            <text:p>164</text:p>
          </table:table-cell>
          <table:table-cell table:number-columns-repeated="16362"/>
        </table:table-row>
        <table:table-row table:style-name="ro2">
          <table:table-cell office:value-type="float" office:value="153" table:style-name="ce1">
            <text:p>153</text:p>
          </table:table-cell>
          <table:table-cell table:number-columns-repeated="7" table:style-name="ce1"/>
          <table:table-cell office:value-type="float" office:value="152" table:style-name="ce1">
            <text:p>152</text:p>
          </table:table-cell>
          <table:table-cell office:value-type="string" table:style-name="ce29">
            <text:p>ure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80" table:style-name="ce1">
            <text:p>80</text:p>
          </table:table-cell>
          <table:table-cell office:value-type="string" table:style-name="ce29">
            <text:p>qui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54" table:style-name="ce1">
            <text:p>154</text:p>
          </table:table-cell>
          <table:table-cell table:number-columns-repeated="7" table:style-name="ce1"/>
          <table:table-cell office:value-type="float" office:value="153" table:style-name="ce1">
            <text:p>153</text:p>
          </table:table-cell>
          <table:table-cell office:value-type="string" table:style-name="ce29">
            <text:p>utomi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81" table:style-name="ce1">
            <text:p>81</text:p>
          </table:table-cell>
          <table:table-cell office:value-type="string" table:style-name="ce29">
            <text:p>racotumo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55" table:style-name="ce1">
            <text:p>155</text:p>
          </table:table-cell>
          <table:table-cell table:number-columns-repeated="2" table:style-name="ce1"/>
          <table:table-cell table:number-columns-repeated="5" table:style-name="ce29"/>
          <table:table-cell office:value-type="float" office:value="154" table:style-name="ce1">
            <text:p>154</text:p>
          </table:table-cell>
          <table:table-cell office:value-type="string" table:style-name="ce29">
            <text:p>vatelizumab</text:p>
          </table:table-cell>
          <table:table-cell office:value-type="float" office:value="288.83999999999997" table:style-name="ce29">
            <text:p>288.84</text:p>
          </table:table-cell>
          <table:table-cell office:value-type="float" office:value="146" table:style-name="ce1">
            <text:p>146</text:p>
          </table:table-cell>
          <table:table-cell table:number-columns-repeated="6" table:style-name="ce1"/>
          <table:table-cell office:value-type="float" office:value="82" table:style-name="ce1">
            <text:p>82</text:p>
          </table:table-cell>
          <table:table-cell office:value-type="string" table:style-name="ce29">
            <text:p>radre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50">
            <text:p>ontuxi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office:value-type="float" office:value="155" table:style-name="ce1">
            <text:p>155</text:p>
          </table:table-cell>
          <table:table-cell office:value-type="string" table:style-name="ce29">
            <text:p>vel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54" table:style-name="ce1">
            <text:p>154</text:p>
          </table:table-cell>
          <table:table-cell office:value-type="string" table:style-name="ce48">
            <text:p>ramucirumab</text:p>
          </table:table-cell>
          <table:table-cell office:value-type="float" office:value="370.55" table:style-name="ce48">
            <text:p>370.55</text:p>
          </table:table-cell>
          <table:table-cell office:value-type="float" office:value="154" table:style-name="ce1">
            <text:p>154</text:p>
          </table:table-cell>
          <table:table-cell table:number-columns-repeated="16362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50">
            <text:p>opicin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1"/>
          <table:table-cell office:value-type="float" office:value="156" table:style-name="ce1">
            <text:p>156</text:p>
          </table:table-cell>
          <table:table-cell office:value-type="string" table:style-name="ce29">
            <text:p>vesen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office:value-type="string" table:style-name="ce29">
            <text:p>ranevetmab</text:p>
          </table:table-cell>
          <table:table-cell office:value-type="float" office:value="293.42" table:style-name="ce29">
            <text:p>293.42</text:p>
          </table:table-cell>
          <table:table-cell office:value-type="float" office:value="148" table:style-name="ce1">
            <text:p>148</text:p>
          </table:table-cell>
          <table:table-cell table:number-columns-repeated="16362"/>
        </table:table-row>
        <table:table-row table:style-name="ro2">
          <table:table-cell office:value-type="float" office:value="158" table:style-name="ce1">
            <text:p>158</text:p>
          </table:table-cell>
          <table:table-cell table:number-columns-repeated="7" table:style-name="ce1"/>
          <table:table-cell office:value-type="float" office:value="157" table:style-name="ce1">
            <text:p>157</text:p>
          </table:table-cell>
          <table:table-cell office:value-type="string" table:style-name="ce29">
            <text:p>vorse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83" table:style-name="ce1">
            <text:p>83</text:p>
          </table:table-cell>
          <table:table-cell office:value-type="string" table:style-name="ce48">
            <text:p>ranibi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59" table:style-name="ce1">
            <text:p>159</text:p>
          </table:table-cell>
          <table:table-cell table:number-columns-repeated="7" table:style-name="ce1"/>
          <table:table-cell office:value-type="float" office:value="158" table:style-name="ce1">
            <text:p>158</text:p>
          </table:table-cell>
          <table:table-cell office:value-type="string" table:style-name="ce29">
            <text:p>vunakizumab</text:p>
          </table:table-cell>
          <table:table-cell office:value-type="float" office:value="366.66" table:style-name="ce29">
            <text:p>366.66</text:p>
          </table:table-cell>
          <table:table-cell office:value-type="float" office:value="152" table:style-name="ce1">
            <text:p>15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office:value-type="string" table:style-name="ce29">
            <text:p>rilotumumab</text:p>
          </table:table-cell>
          <table:table-cell office:value-type="float" office:value="377.24" table:style-name="ce29">
            <text:p>377.24</text:p>
          </table:table-cell>
          <table:table-cell office:value-type="float" office:value="156" table:style-name="ce1">
            <text:p>156</text:p>
          </table:table-cell>
          <table:table-cell table:number-columns-repeated="16362"/>
        </table:table-row>
        <table:table-row table:style-name="ro2">
          <table:table-cell office:value-type="float" office:value="160" table:style-name="ce1">
            <text:p>160</text:p>
          </table:table-cell>
          <table:table-cell table:number-columns-repeated="7" table:style-name="ce1"/>
          <table:table-cell office:value-type="float" office:value="159" table:style-name="ce1">
            <text:p>159</text:p>
          </table:table-cell>
          <table:table-cell office:value-type="string" table:style-name="ce29">
            <text:p>zatuximab</text:p>
          </table:table-cell>
          <table:table-cell office:value-type="float" office:value="941.78" table:style-name="ce29">
            <text:p>941.78</text:p>
          </table:table-cell>
          <table:table-cell office:value-type="float" office:value="205" table:style-name="ce1">
            <text:p>205</text:p>
          </table:table-cell>
          <table:table-cell table:number-columns-repeated="6" table:style-name="ce1"/>
          <table:table-cell office:value-type="float" office:value="84" table:style-name="ce1">
            <text:p>84</text:p>
          </table:table-cell>
          <table:table-cell office:value-type="string" table:style-name="ce48">
            <text:p>ritu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61" table:style-name="ce1">
            <text:p>161</text:p>
          </table:table-cell>
          <table:table-cell table:number-columns-repeated="2" table:style-name="ce1"/>
          <table:table-cell table:number-columns-repeated="5" table:style-name="ce29"/>
          <table:table-cell table:number-columns-repeated="2" table:style-name="ce1"/>
          <table:table-cell office:value-type="float" office:value="217.54345911949679" table:formula="of:=AVERAGE([.K3:.K161])" table:style-name="ce1">
            <text:p>217.5434591</text:p>
          </table:table-cell>
          <table:table-cell table:number-columns-repeated="7" table:style-name="ce1"/>
          <table:table-cell office:value-type="float" office:value="181" table:style-name="ce1">
            <text:p>181</text:p>
          </table:table-cell>
          <table:table-cell office:value-type="string" table:style-name="ce29">
            <text:p>robatumumab</text:p>
          </table:table-cell>
          <table:table-cell office:value-type="float" office:value="565.61" table:style-name="ce29">
            <text:p>565.61</text:p>
          </table:table-cell>
          <table:table-cell office:value-type="float" office:value="181" table:style-name="ce1">
            <text:p>181</text:p>
          </table:table-cell>
          <table:table-cell table:number-columns-repeated="16362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50">
            <text:p>pamrevlumab</text:p>
          </table:table-cell>
          <table:table-cell office:value-type="float" office:value="0" table:style-name="ce29">
            <text:p>0</text:p>
          </table:table-cell>
          <table:table-cell table:number-columns-repeated="15" table:style-name="ce1"/>
          <table:table-cell office:value-type="float" office:value="85" table:style-name="ce1">
            <text:p>85</text:p>
          </table:table-cell>
          <table:table-cell office:value-type="string" table:style-name="ce29">
            <text:p>roled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63" table:style-name="ce1">
            <text:p>163</text:p>
          </table:table-cell>
          <table:table-cell table:number-columns-repeated="17" table:style-name="ce1"/>
          <table:table-cell office:value-type="float" office:value="86" table:style-name="ce1">
            <text:p>86</text:p>
          </table:table-cell>
          <table:table-cell office:value-type="string" table:style-name="ce48">
            <text:p>romosoz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64" table:style-name="ce1">
            <text:p>164</text:p>
          </table:table-cell>
          <table:table-cell table:number-columns-repeated="8" table:style-name="ce1"/>
          <table:table-cell table:number-columns-repeated="2" table:style-name="ce16"/>
          <table:table-cell table:number-columns-repeated="7" table:style-name="ce1"/>
          <table:table-cell office:value-type="float" office:value="155" table:style-name="ce1">
            <text:p>155</text:p>
          </table:table-cell>
          <table:table-cell office:value-type="string" table:style-name="ce29">
            <text:p>rontalizumab</text:p>
          </table:table-cell>
          <table:table-cell office:value-type="float" office:value="375.48" table:style-name="ce29">
            <text:p>375.48</text:p>
          </table:table-cell>
          <table:table-cell office:value-type="float" office:value="155" table:style-name="ce1">
            <text:p>155</text:p>
          </table:table-cell>
          <table:table-cell table:number-columns-repeated="16362"/>
        </table:table-row>
        <table:table-row table:style-name="ro2">
          <table:table-cell office:value-type="float" office:value="165" table:style-name="ce1">
            <text:p>165</text:p>
          </table:table-cell>
          <table:table-cell table:number-columns-repeated="17" table:style-name="ce1"/>
          <table:table-cell office:value-type="float" office:value="87" table:style-name="ce1">
            <text:p>87</text:p>
          </table:table-cell>
          <table:table-cell office:value-type="string" table:style-name="ce29">
            <text:p>rosman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66" table:style-name="ce1">
            <text:p>166</text:p>
          </table:table-cell>
          <table:table-cell table:number-columns-repeated="17" table:style-name="ce1"/>
          <table:table-cell office:value-type="float" office:value="117" table:style-name="ce1">
            <text:p>117</text:p>
          </table:table-cell>
          <table:table-cell office:value-type="string" table:style-name="ce29">
            <text:p>rozanolixizumab</text:p>
          </table:table-cell>
          <table:table-cell office:value-type="float" office:value="267.70999999999998" table:style-name="ce29">
            <text:p>267.71</text:p>
          </table:table-cell>
          <table:table-cell office:value-type="float" office:value="115" table:style-name="ce1">
            <text:p>115</text:p>
          </table:table-cell>
          <table:table-cell table:number-columns-repeated="16362"/>
        </table:table-row>
        <table:table-row table:style-name="ro2">
          <table:table-cell office:value-type="float" office:value="167" table:style-name="ce1">
            <text:p>167</text:p>
          </table:table-cell>
          <table:table-cell table:number-columns-repeated="17" table:style-name="ce1"/>
          <table:table-cell office:value-type="float" office:value="134" table:style-name="ce1">
            <text:p>134</text:p>
          </table:table-cell>
          <table:table-cell office:value-type="string" table:style-name="ce29">
            <text:p>sacituzumab_govitecan</text:p>
          </table:table-cell>
          <table:table-cell office:value-type="float" office:value="280.62" table:style-name="ce29">
            <text:p>280.62</text:p>
          </table:table-cell>
          <table:table-cell office:value-type="float" office:value="134" table:style-name="ce1">
            <text:p>134</text:p>
          </table:table-cell>
          <table:table-cell table:number-columns-repeated="16362"/>
        </table:table-row>
        <table:table-row table:style-name="ro2">
          <table:table-cell office:value-type="float" office:value="168" table:style-name="ce1">
            <text:p>168</text:p>
          </table:table-cell>
          <table:table-cell table:number-columns-repeated="17" table:style-name="ce1"/>
          <table:table-cell office:value-type="float" office:value="127" table:style-name="ce1">
            <text:p>127</text:p>
          </table:table-cell>
          <table:table-cell office:value-type="string" table:style-name="ce29">
            <text:p>samalizumab</text:p>
          </table:table-cell>
          <table:table-cell office:value-type="float" office:value="276.20999999999998" table:style-name="ce29">
            <text:p>276.21</text:p>
          </table:table-cell>
          <table:table-cell office:value-type="float" office:value="126.5" table:style-name="ce1">
            <text:p>126.5</text:p>
          </table:table-cell>
          <table:table-cell table:number-columns-repeated="16362"/>
        </table:table-row>
        <table:table-row table:style-name="ro2">
          <table:table-cell office:value-type="float" office:value="169" table:style-name="ce1">
            <text:p>169</text:p>
          </table:table-cell>
          <table:table-cell table:number-columns-repeated="17" table:style-name="ce1"/>
          <table:table-cell office:value-type="float" office:value="88" table:style-name="ce1">
            <text:p>88</text:p>
          </table:table-cell>
          <table:table-cell office:value-type="string" table:style-name="ce29">
            <text:p>sape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0" table:style-name="ce1">
            <text:p>170</text:p>
          </table:table-cell>
          <table:table-cell table:number-columns-repeated="2" table:style-name="ce1"/>
          <table:table-cell table:style-name="ce32"/>
          <table:table-cell table:number-columns-repeated="14" table:style-name="ce1"/>
          <table:table-cell office:value-type="float" office:value="89" table:style-name="ce1">
            <text:p>89</text:p>
          </table:table-cell>
          <table:table-cell office:value-type="string" table:style-name="ce48">
            <text:p>saril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1" table:style-name="ce16">
            <text:p>171</text:p>
          </table:table-cell>
          <table:table-cell office:value-type="string" table:style-name="ce50">
            <text:p>plozalizumab</text:p>
          </table:table-cell>
          <table:table-cell office:value-type="float" office:value="644.71" table:style-name="ce32">
            <text:p>644.71</text:p>
          </table:table-cell>
          <table:table-cell table:style-name="ce1"/>
          <table:table-cell table:number-columns-repeated="5" table:style-name="ce16"/>
          <table:table-cell table:number-columns-repeated="3" table:style-name="ce1"/>
          <table:table-cell table:number-columns-repeated="6" table:style-name="ce16"/>
          <table:table-cell office:value-type="float" office:value="90" table:style-name="ce1">
            <text:p>90</text:p>
          </table:table-cell>
          <table:table-cell office:value-type="string" table:style-name="ce48">
            <text:p>secukin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 table:style-name="ce16"/>
        </table:table-row>
        <table:table-row table:style-name="ro2">
          <table:table-cell office:value-type="float" office:value="172" table:style-name="ce1">
            <text:p>172</text:p>
          </table:table-cell>
          <table:table-cell table:number-columns-repeated="17" table:style-name="ce1"/>
          <table:table-cell office:value-type="float" office:value="91" table:style-name="ce1">
            <text:p>91</text:p>
          </table:table-cell>
          <table:table-cell office:value-type="string" table:style-name="ce29">
            <text:p>seribant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3" table:style-name="ce1">
            <text:p>173</text:p>
          </table:table-cell>
          <table:table-cell table:number-columns-repeated="17" table:style-name="ce1"/>
          <table:table-cell office:value-type="float" office:value="92" table:style-name="ce1">
            <text:p>92</text:p>
          </table:table-cell>
          <table:table-cell office:value-type="string" table:style-name="ce29">
            <text:p>setoxa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4" table:style-name="ce1">
            <text:p>174</text:p>
          </table:table-cell>
          <table:table-cell table:number-columns-repeated="17" table:style-name="ce1"/>
          <table:table-cell office:value-type="float" office:value="93" table:style-name="ce1">
            <text:p>93</text:p>
          </table:table-cell>
          <table:table-cell office:value-type="string" table:style-name="ce29">
            <text:p>sifalim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5" table:style-name="ce1">
            <text:p>175</text:p>
          </table:table-cell>
          <table:table-cell table:number-columns-repeated="17" table:style-name="ce1"/>
          <table:table-cell office:value-type="float" office:value="94" table:style-name="ce1">
            <text:p>94</text:p>
          </table:table-cell>
          <table:table-cell office:value-type="string" table:style-name="ce48">
            <text:p>siltuxi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6" table:style-name="ce1">
            <text:p>176</text:p>
          </table:table-cell>
          <table:table-cell table:number-columns-repeated="17" table:style-name="ce1"/>
          <table:table-cell office:value-type="float" office:value="196" table:style-name="ce1">
            <text:p>196</text:p>
          </table:table-cell>
          <table:table-cell office:value-type="string" table:style-name="ce29">
            <text:p>simtuzumab</text:p>
          </table:table-cell>
          <table:table-cell office:value-type="float" office:value="749.88" table:style-name="ce29">
            <text:p>749.88</text:p>
          </table:table-cell>
          <table:table-cell office:value-type="float" office:value="196" table:style-name="ce1">
            <text:p>196</text:p>
          </table:table-cell>
          <table:table-cell table:number-columns-repeated="16362"/>
        </table:table-row>
        <table:table-row table:style-name="ro2">
          <table:table-cell office:value-type="float" office:value="177" table:style-name="ce1">
            <text:p>177</text:p>
          </table:table-cell>
          <table:table-cell table:number-columns-repeated="17" table:style-name="ce1"/>
          <table:table-cell office:value-type="float" office:value="95" table:style-name="ce1">
            <text:p>95</text:p>
          </table:table-cell>
          <table:table-cell office:value-type="string" table:style-name="ce48">
            <text:p>siruku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78" table:style-name="ce1">
            <text:p>178</text:p>
          </table:table-cell>
          <table:table-cell table:number-columns-repeated="17" table:style-name="ce1"/>
          <table:table-cell office:value-type="float" office:value="204" table:style-name="ce1">
            <text:p>204</text:p>
          </table:table-cell>
          <table:table-cell office:value-type="string" table:style-name="ce29">
            <text:p>solanezumab</text:p>
          </table:table-cell>
          <table:table-cell office:value-type="float" office:value="918.84" table:style-name="ce29">
            <text:p>918.84</text:p>
          </table:table-cell>
          <table:table-cell office:value-type="float" office:value="204" table:style-name="ce1">
            <text:p>204</text:p>
          </table:table-cell>
          <table:table-cell table:number-columns-repeated="16362"/>
        </table:table-row>
        <table:table-row table:style-name="ro2">
          <table:table-cell office:value-type="float" office:value="179" table:style-name="ce1">
            <text:p>179</text:p>
          </table:table-cell>
          <table:table-cell table:number-columns-repeated="2" table:style-name="ce1"/>
          <table:table-cell table:style-name="ce29"/>
          <table:table-cell table:number-columns-repeated="14" table:style-name="ce1"/>
          <table:table-cell office:value-type="float" office:value="96" table:style-name="ce1">
            <text:p>96</text:p>
          </table:table-cell>
          <table:table-cell office:value-type="string" table:style-name="ce29">
            <text:p>solito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50">
            <text:p>ralpancizumab</text:p>
          </table:table-cell>
          <table:table-cell office:value-type="float" office:value="485.63" table:style-name="ce29">
            <text:p>485.63</text:p>
          </table:table-cell>
          <table:table-cell table:number-columns-repeated="15" table:style-name="ce1"/>
          <table:table-cell office:value-type="float" office:value="150" table:style-name="ce1">
            <text:p>150</text:p>
          </table:table-cell>
          <table:table-cell office:value-type="string" table:style-name="ce29">
            <text:p>stamulumab</text:p>
          </table:table-cell>
          <table:table-cell office:value-type="float" office:value="361.36" table:style-name="ce29">
            <text:p>361.36</text:p>
          </table:table-cell>
          <table:table-cell office:value-type="float" office:value="150" table:style-name="ce1">
            <text:p>150</text:p>
          </table:table-cell>
          <table:table-cell table:number-columns-repeated="16362"/>
        </table:table-row>
        <table:table-row table:style-name="ro2">
          <table:table-cell office:value-type="float" office:value="181" table:style-name="ce1">
            <text:p>181</text:p>
          </table:table-cell>
          <table:table-cell table:number-columns-repeated="2" table:style-name="ce1"/>
          <table:table-cell table:style-name="ce29"/>
          <table:table-cell table:number-columns-repeated="14" table:style-name="ce1"/>
          <table:table-cell office:value-type="float" office:value="119" table:style-name="ce1">
            <text:p>119</text:p>
          </table:table-cell>
          <table:table-cell office:value-type="string" table:style-name="ce29">
            <text:p>suptavumab</text:p>
          </table:table-cell>
          <table:table-cell office:value-type="float" office:value="271.08" table:style-name="ce29">
            <text:p>271.08</text:p>
          </table:table-cell>
          <table:table-cell office:value-type="float" office:value="119" table:style-name="ce1">
            <text:p>119</text:p>
          </table:table-cell>
          <table:table-cell table:number-columns-repeated="16362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50">
            <text:p>refanezumab</text:p>
          </table:table-cell>
          <table:table-cell office:value-type="float" office:value="366.89" table:style-name="ce29">
            <text:p>366.89</text:p>
          </table:table-cell>
          <table:table-cell table:number-columns-repeated="15" table:style-name="ce1"/>
          <table:table-cell office:value-type="float" office:value="177" table:style-name="ce1">
            <text:p>177</text:p>
          </table:table-cell>
          <table:table-cell office:value-type="string" table:style-name="ce29">
            <text:p>suvizumab</text:p>
          </table:table-cell>
          <table:table-cell office:value-type="float" office:value="555.01" table:style-name="ce29">
            <text:p>555.01</text:p>
          </table:table-cell>
          <table:table-cell office:value-type="float" office:value="177" table:style-name="ce1">
            <text:p>177</text:p>
          </table:table-cell>
          <table:table-cell table:number-columns-repeated="16362"/>
        </table:table-row>
        <table:table-row table:style-name="ro2">
          <table:table-cell office:value-type="float" office:value="183" table:style-name="ce1">
            <text:p>183</text:p>
          </table:table-cell>
          <table:table-cell table:number-columns-repeated="2" table:style-name="ce1"/>
          <table:table-cell table:style-name="ce29"/>
          <table:table-cell table:number-columns-repeated="14" table:style-name="ce1"/>
          <table:table-cell office:value-type="float" office:value="97" table:style-name="ce1">
            <text:p>97</text:p>
          </table:table-cell>
          <table:table-cell office:value-type="string" table:style-name="ce29">
            <text:p>taba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50">
            <text:p>rinucumab</text:p>
          </table:table-cell>
          <table:table-cell office:value-type="float" office:value="0" table:style-name="ce29">
            <text:p>0</text:p>
          </table:table-cell>
          <table:table-cell table:style-name="ce29"/>
          <table:table-cell table:number-columns-repeated="14" table:style-name="ce1"/>
          <table:table-cell office:value-type="float" office:value="130" table:style-name="ce1">
            <text:p>130</text:p>
          </table:table-cell>
          <table:table-cell office:value-type="string" table:style-name="ce29">
            <text:p>tadocizumab</text:p>
          </table:table-cell>
          <table:table-cell office:value-type="float" office:value="278.26" table:style-name="ce29">
            <text:p>278.26</text:p>
          </table:table-cell>
          <table:table-cell office:value-type="float" office:value="130" table:style-name="ce1">
            <text:p>130</text:p>
          </table:table-cell>
          <table:table-cell table:number-columns-repeated="16362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50">
            <text:p>risankizumab</text:p>
          </table:table-cell>
          <table:table-cell office:value-type="float" office:value="0" table:style-name="ce29">
            <text:p>0</text:p>
          </table:table-cell>
          <table:table-cell table:style-name="ce29"/>
          <table:table-cell table:number-columns-repeated="14" table:style-name="ce1"/>
          <table:table-cell office:value-type="float" office:value="98" table:style-name="ce1">
            <text:p>98</text:p>
          </table:table-cell>
          <table:table-cell office:value-type="string" table:style-name="ce29">
            <text:p>tamtuvet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50">
            <text:p>rivabazumab</text:p>
          </table:table-cell>
          <table:table-cell office:value-type="float" office:value="288.18" table:style-name="ce29">
            <text:p>288.18</text:p>
          </table:table-cell>
          <table:table-cell table:number-columns-repeated="15" table:style-name="ce1"/>
          <table:table-cell office:value-type="float" office:value="158" table:style-name="ce1">
            <text:p>158</text:p>
          </table:table-cell>
          <table:table-cell office:value-type="string" table:style-name="ce29">
            <text:p>tanezumab</text:p>
          </table:table-cell>
          <table:table-cell office:value-type="float" office:value="380.6" table:style-name="ce29">
            <text:p>380.6</text:p>
          </table:table-cell>
          <table:table-cell office:value-type="float" office:value="158" table:style-name="ce1">
            <text:p>158</text:p>
          </table:table-cell>
          <table:table-cell table:number-columns-repeated="16362"/>
        </table:table-row>
        <table:table-row table:style-name="ro2">
          <table:table-cell office:value-type="float" office:value="187" table:style-name="ce1">
            <text:p>187</text:p>
          </table:table-cell>
          <table:table-cell table:number-columns-repeated="17" table:style-name="ce1"/>
          <table:table-cell office:value-type="float" office:value="99" table:style-name="ce1">
            <text:p>99</text:p>
          </table:table-cell>
          <table:table-cell office:value-type="string" table:style-name="ce29">
            <text:p>tavolix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88" table:style-name="ce1">
            <text:p>188</text:p>
          </table:table-cell>
          <table:table-cell table:number-columns-repeated="17" table:style-name="ce1"/>
          <table:table-cell office:value-type="float" office:value="172" table:style-name="ce1">
            <text:p>172</text:p>
          </table:table-cell>
          <table:table-cell office:value-type="string" table:style-name="ce29">
            <text:p>telisotuzumab</text:p>
          </table:table-cell>
          <table:table-cell office:value-type="float" office:value="466.22" table:style-name="ce29">
            <text:p>466.22</text:p>
          </table:table-cell>
          <table:table-cell office:value-type="float" office:value="172.5" table:style-name="ce1">
            <text:p>172.5</text:p>
          </table:table-cell>
          <table:table-cell table:number-columns-repeated="16362"/>
        </table:table-row>
        <table:table-row table:style-name="ro2">
          <table:table-cell office:value-type="float" office:value="189" table:style-name="ce1">
            <text:p>189</text:p>
          </table:table-cell>
          <table:table-cell table:number-columns-repeated="17" table:style-name="ce1"/>
          <table:table-cell office:value-type="float" office:value="100" table:style-name="ce1">
            <text:p>100</text:p>
          </table:table-cell>
          <table:table-cell office:value-type="string" table:style-name="ce29">
            <text:p>tep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90" table:style-name="ce1">
            <text:p>190</text:p>
          </table:table-cell>
          <table:table-cell table:number-columns-repeated="17" table:style-name="ce1"/>
          <table:table-cell office:value-type="float" office:value="144" table:style-name="ce1">
            <text:p>144</text:p>
          </table:table-cell>
          <table:table-cell office:value-type="string" table:style-name="ce29">
            <text:p>tigatuzumab</text:p>
          </table:table-cell>
          <table:table-cell office:value-type="float" office:value="287.16000000000003" table:style-name="ce29">
            <text:p>287.16</text:p>
          </table:table-cell>
          <table:table-cell office:value-type="float" office:value="144" table:style-name="ce1">
            <text:p>144</text:p>
          </table:table-cell>
          <table:table-cell table:number-columns-repeated="16362"/>
        </table:table-row>
        <table:table-row table:style-name="ro2">
          <table:table-cell office:value-type="float" office:value="191" table:style-name="ce1">
            <text:p>191</text:p>
          </table:table-cell>
          <table:table-cell table:number-columns-repeated="2" table:style-name="ce1"/>
          <table:table-cell table:style-name="ce29"/>
          <table:table-cell table:number-columns-repeated="14" table:style-name="ce1"/>
          <table:table-cell office:value-type="float" office:value="182" table:style-name="ce1">
            <text:p>182</text:p>
          </table:table-cell>
          <table:table-cell office:value-type="string" table:style-name="ce29">
            <text:p>tildrakizumab</text:p>
          </table:table-cell>
          <table:table-cell office:value-type="float" office:value="571.41" table:style-name="ce29">
            <text:p>571.41</text:p>
          </table:table-cell>
          <table:table-cell office:value-type="float" office:value="182" table:style-name="ce1">
            <text:p>182</text:p>
          </table:table-cell>
          <table:table-cell table:number-columns-repeated="16362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50">
            <text:p>sacituzumab</text:p>
          </table:table-cell>
          <table:table-cell office:value-type="float" office:value="280.62" table:style-name="ce29">
            <text:p>280.62</text:p>
          </table:table-cell>
          <table:table-cell table:number-columns-repeated="15" table:style-name="ce1"/>
          <table:table-cell office:value-type="float" office:value="101" table:style-name="ce1">
            <text:p>101</text:p>
          </table:table-cell>
          <table:table-cell office:value-type="string" table:style-name="ce48">
            <text:p>tositumomab</text:p>
          </table:table-cell>
          <table:table-cell office:value-type="float" office:value="0" table:style-name="ce48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93" table:style-name="ce1">
            <text:p>193</text:p>
          </table:table-cell>
          <table:table-cell table:number-columns-repeated="17" table:style-name="ce1"/>
          <table:table-cell office:value-type="float" office:value="190" table:style-name="ce1">
            <text:p>190</text:p>
          </table:table-cell>
          <table:table-cell office:value-type="string" table:style-name="ce29">
            <text:p>tralokinumab</text:p>
          </table:table-cell>
          <table:table-cell office:value-type="float" office:value="651.96" table:style-name="ce29">
            <text:p>651.96</text:p>
          </table:table-cell>
          <table:table-cell office:value-type="float" office:value="190" table:style-name="ce1">
            <text:p>190</text:p>
          </table:table-cell>
          <table:table-cell table:number-columns-repeated="16362"/>
        </table:table-row>
        <table:table-row table:style-name="ro2">
          <table:table-cell office:value-type="float" office:value="194" table:style-name="ce1">
            <text:p>194</text:p>
          </table:table-cell>
          <table:table-cell table:number-columns-repeated="17" table:style-name="ce1"/>
          <table:table-cell office:value-type="float" office:value="197" table:style-name="ce1">
            <text:p>197</text:p>
          </table:table-cell>
          <table:table-cell office:value-type="string" table:style-name="ce48">
            <text:p>trastuzumab</text:p>
          </table:table-cell>
          <table:table-cell office:value-type="float" office:value="750.41" table:style-name="ce48">
            <text:p>750.41</text:p>
          </table:table-cell>
          <table:table-cell office:value-type="float" office:value="197" table:style-name="ce1">
            <text:p>197</text:p>
          </table:table-cell>
          <table:table-cell table:number-columns-repeated="16362"/>
        </table:table-row>
        <table:table-row table:style-name="ro2">
          <table:table-cell office:value-type="float" office:value="195" table:style-name="ce1">
            <text:p>195</text:p>
          </table:table-cell>
          <table:table-cell table:number-columns-repeated="17" table:style-name="ce1"/>
          <table:table-cell office:value-type="float" office:value="102" table:style-name="ce1">
            <text:p>102</text:p>
          </table:table-cell>
          <table:table-cell office:value-type="string" table:style-name="ce29">
            <text:p>tregali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96" table:style-name="ce1">
            <text:p>196</text:p>
          </table:table-cell>
          <table:table-cell table:number-columns-repeated="17" table:style-name="ce1"/>
          <table:table-cell office:value-type="float" office:value="103" table:style-name="ce1">
            <text:p>103</text:p>
          </table:table-cell>
          <table:table-cell office:value-type="string" table:style-name="ce29">
            <text:p>ublituxi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97" table:style-name="ce1">
            <text:p>197</text:p>
          </table:table-cell>
          <table:table-cell table:number-columns-repeated="17" table:style-name="ce1"/>
          <table:table-cell office:value-type="float" office:value="104" table:style-name="ce1">
            <text:p>104</text:p>
          </table:table-cell>
          <table:table-cell office:value-type="string" table:style-name="ce29">
            <text:p>ure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198" table:style-name="ce1">
            <text:p>198</text:p>
          </table:table-cell>
          <table:table-cell table:number-columns-repeated="17" table:style-name="ce1"/>
          <table:table-cell office:value-type="float" office:value="138" table:style-name="ce1">
            <text:p>138</text:p>
          </table:table-cell>
          <table:table-cell office:value-type="string" table:style-name="ce48">
            <text:p>ustekinumab</text:p>
          </table:table-cell>
          <table:table-cell office:value-type="float" office:value="281.98" table:style-name="ce48">
            <text:p>281.98</text:p>
          </table:table-cell>
          <table:table-cell office:value-type="float" office:value="138" table:style-name="ce1">
            <text:p>138</text:p>
          </table:table-cell>
          <table:table-cell table:number-columns-repeated="16362"/>
        </table:table-row>
        <table:table-row table:style-name="ro2">
          <table:table-cell office:value-type="float" office:value="199" table:style-name="ce1">
            <text:p>199</text:p>
          </table:table-cell>
          <table:table-cell table:number-columns-repeated="17" table:style-name="ce1"/>
          <table:table-cell office:value-type="float" office:value="105" table:style-name="ce1">
            <text:p>105</text:p>
          </table:table-cell>
          <table:table-cell office:value-type="string" table:style-name="ce29">
            <text:p>utomil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00" table:style-name="ce1">
            <text:p>200</text:p>
          </table:table-cell>
          <table:table-cell table:number-columns-repeated="17" table:style-name="ce1"/>
          <table:table-cell office:value-type="float" office:value="146" table:style-name="ce1">
            <text:p>146</text:p>
          </table:table-cell>
          <table:table-cell office:value-type="string" table:style-name="ce29">
            <text:p>vatelizumab</text:p>
          </table:table-cell>
          <table:table-cell office:value-type="float" office:value="288.83999999999997" table:style-name="ce29">
            <text:p>288.84</text:p>
          </table:table-cell>
          <table:table-cell office:value-type="float" office:value="146" table:style-name="ce1">
            <text:p>146</text:p>
          </table:table-cell>
          <table:table-cell table:number-columns-repeated="16362"/>
        </table:table-row>
        <table:table-row table:style-name="ro2">
          <table:table-cell office:value-type="float" office:value="201" table:style-name="ce1">
            <text:p>201</text:p>
          </table:table-cell>
          <table:table-cell table:number-columns-repeated="17" table:style-name="ce1"/>
          <table:table-cell office:value-type="float" office:value="137" table:style-name="ce1">
            <text:p>137</text:p>
          </table:table-cell>
          <table:table-cell office:value-type="string" table:style-name="ce48">
            <text:p>vedolizumab</text:p>
          </table:table-cell>
          <table:table-cell office:value-type="float" office:value="281.95" table:style-name="ce48">
            <text:p>281.95</text:p>
          </table:table-cell>
          <table:table-cell office:value-type="float" office:value="137" table:style-name="ce1">
            <text:p>137</text:p>
          </table:table-cell>
          <table:table-cell table:number-columns-repeated="16362"/>
        </table:table-row>
        <table:table-row table:style-name="ro2">
          <table:table-cell office:value-type="float" office:value="202" table:style-name="ce1">
            <text:p>202</text:p>
          </table:table-cell>
          <table:table-cell table:number-columns-repeated="17" table:style-name="ce1"/>
          <table:table-cell office:value-type="float" office:value="106" table:style-name="ce1">
            <text:p>106</text:p>
          </table:table-cell>
          <table:table-cell office:value-type="string" table:style-name="ce29">
            <text:p>vel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03" table:style-name="ce1">
            <text:p>203</text:p>
          </table:table-cell>
          <table:table-cell table:number-columns-repeated="17" table:style-name="ce1"/>
          <table:table-cell office:value-type="float" office:value="107" table:style-name="ce1">
            <text:p>107</text:p>
          </table:table-cell>
          <table:table-cell office:value-type="string" table:style-name="ce29">
            <text:p>vesenc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04" table:style-name="ce1">
            <text:p>204</text:p>
          </table:table-cell>
          <table:table-cell table:number-columns-repeated="17" table:style-name="ce1"/>
          <table:table-cell office:value-type="float" office:value="108" table:style-name="ce1">
            <text:p>108</text:p>
          </table:table-cell>
          <table:table-cell office:value-type="string" table:style-name="ce29">
            <text:p>vorsetuzumab</text:p>
          </table:table-cell>
          <table:table-cell office:value-type="float" office:value="0" table:style-name="ce29">
            <text:p>0</text:p>
          </table:table-cell>
          <table:table-cell office:value-type="float" office:value="54.5" table:style-name="ce1">
            <text:p>54.5</text:p>
          </table:table-cell>
          <table:table-cell table:number-columns-repeated="16362"/>
        </table:table-row>
        <table:table-row table:style-name="ro2">
          <table:table-cell office:value-type="float" office:value="205" table:style-name="ce1">
            <text:p>205</text:p>
          </table:table-cell>
          <table:table-cell table:number-columns-repeated="17" table:style-name="ce1"/>
          <table:table-cell office:value-type="float" office:value="152" table:style-name="ce1">
            <text:p>152</text:p>
          </table:table-cell>
          <table:table-cell office:value-type="string" table:style-name="ce29">
            <text:p>vunakizumab</text:p>
          </table:table-cell>
          <table:table-cell office:value-type="float" office:value="366.66" table:style-name="ce29">
            <text:p>366.66</text:p>
          </table:table-cell>
          <table:table-cell office:value-type="float" office:value="152" table:style-name="ce1">
            <text:p>152</text:p>
          </table:table-cell>
          <table:table-cell table:number-columns-repeated="16362"/>
        </table:table-row>
        <table:table-row table:style-name="ro2">
          <table:table-cell office:value-type="float" office:value="206" table:style-name="ce1">
            <text:p>206</text:p>
          </table:table-cell>
          <table:table-cell table:number-columns-repeated="17" table:style-name="ce1"/>
          <table:table-cell office:value-type="float" office:value="205" table:style-name="ce1">
            <text:p>205</text:p>
          </table:table-cell>
          <table:table-cell office:value-type="string" table:style-name="ce29">
            <text:p>zatuximab</text:p>
          </table:table-cell>
          <table:table-cell office:value-type="float" office:value="941.78" table:style-name="ce29">
            <text:p>941.78</text:p>
          </table:table-cell>
          <table:table-cell office:value-type="float" office:value="205" table:style-name="ce1">
            <text:p>205</text:p>
          </table:table-cell>
          <table:table-cell table:number-columns-repeated="16362"/>
        </table:table-row>
        <table:table-row table:style-name="ro2">
          <table:table-cell office:value-type="float" office:value="207" table:style-name="ce1">
            <text:p>207</text:p>
          </table:table-cell>
          <table:table-cell table:number-columns-repeated="16383" table:style-name="ce1"/>
        </table:table-row>
        <table:table-row table:style-name="ro2">
          <table:table-cell office:value-type="float" office:value="208" table:style-name="ce1">
            <text:p>208</text:p>
          </table:table-cell>
          <table:table-cell table:number-columns-repeated="2" table:style-name="ce1"/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50">
            <text:p>tarextumab</text:p>
          </table:table-cell>
          <table:table-cell office:value-type="float" office:value="0" table:style-name="ce29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10" table:style-name="ce1">
            <text:p>210</text:p>
          </table:table-cell>
          <table:table-cell table:number-columns-repeated="16383" table:style-name="ce1"/>
        </table:table-row>
        <table:table-row table:style-name="ro2">
          <table:table-cell office:value-type="float" office:value="211" table:style-name="ce1">
            <text:p>211</text:p>
          </table:table-cell>
          <table:table-cell table:number-columns-repeated="16383" table:style-name="ce1"/>
        </table:table-row>
        <table:table-row table:style-name="ro2">
          <table:table-cell office:value-type="float" office:value="212" table:style-name="ce1">
            <text:p>212</text:p>
          </table:table-cell>
          <table:table-cell table:number-columns-repeated="2" table:style-name="ce1"/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50">
            <text:p>tesidol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50">
            <text:p>tezepelumab</text:p>
          </table:table-cell>
          <table:table-cell office:value-type="float" office:value="637.29999999999995" table:style-name="ce29">
            <text:p>637.3</text:p>
          </table:table-cell>
          <table:table-cell table:number-columns-repeated="16381" table:style-name="ce1"/>
        </table:table-row>
        <table:table-row table:style-name="ro2">
          <table:table-cell office:value-type="float" office:value="215" table:style-name="ce1">
            <text:p>215</text:p>
          </table:table-cell>
          <table:table-cell table:number-columns-repeated="16383" table:style-name="ce1"/>
        </table:table-row>
        <table:table-row table:style-name="ro2">
          <table:table-cell office:value-type="float" office:value="216" table:style-name="ce1">
            <text:p>216</text:p>
          </table:table-cell>
          <table:table-cell table:number-columns-repeated="2" table:style-name="ce1"/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50">
            <text:p>timol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50">
            <text:p>tisot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50">
            <text:p>tosatoxumab</text:p>
          </table:table-cell>
          <table:table-cell office:value-type="float" office:value="287.73" table:style-name="ce29">
            <text:p>287.73</text:p>
          </table:table-cell>
          <table:table-cell table:number-columns-repeated="16381" table:style-name="ce1"/>
        </table:table-row>
        <table:table-row table:style-name="ro2">
          <table:table-cell office:value-type="float" office:value="220" table:style-name="ce1">
            <text:p>220</text:p>
          </table:table-cell>
          <table:table-cell table:number-columns-repeated="16383" table:style-name="ce1"/>
        </table:table-row>
        <table:table-row table:style-name="ro2">
          <table:table-cell office:value-type="float" office:value="221" table:style-name="ce1">
            <text:p>221</text:p>
          </table:table-cell>
          <table:table-cell table:number-columns-repeated="2" table:style-name="ce1"/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50">
            <text:p>trevogrumab</text:p>
          </table:table-cell>
          <table:table-cell office:value-type="float" office:value="0" table:style-name="ce29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23" table:style-name="ce1">
            <text:p>223</text:p>
          </table:table-cell>
          <table:table-cell table:number-columns-repeated="16383" table:style-name="ce1"/>
        </table:table-row>
        <table:table-row table:style-name="ro2">
          <table:table-cell office:value-type="float" office:value="224" table:style-name="ce1">
            <text:p>224</text:p>
          </table:table-cell>
          <table:table-cell table:number-columns-repeated="16383" table:style-name="ce1"/>
        </table:table-row>
        <table:table-row table:style-name="ro2">
          <table:table-cell office:value-type="float" office:value="225" table:style-name="ce1">
            <text:p>225</text:p>
          </table:table-cell>
          <table:table-cell table:number-columns-repeated="2" table:style-name="ce1"/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string" table:style-name="ce50">
            <text:p>vadastuxi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string" table:style-name="ce50">
            <text:p>vadastuximab_talirin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50">
            <text:p>vandortuzumab_vedotin</text:p>
          </table:table-cell>
          <table:table-cell office:value-type="float" office:value="255.55" table:style-name="ce29">
            <text:p>255.55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50">
            <text:p>vantictumab</text:p>
          </table:table-cell>
          <table:table-cell office:value-type="float" office:value="254.73" table:style-name="ce29">
            <text:p>254.73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50">
            <text:p>vanucizumab2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string" table:style-name="ce50">
            <text:p>vanucizumab</text:p>
          </table:table-cell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string" table:style-name="ce50">
            <text:p>varlilumab</text:p>
          </table:table-cell>
          <table:table-cell office:value-type="float" office:value="263.97000000000003" table:style-name="ce29">
            <text:p>263.97</text:p>
          </table:table-cell>
          <table:table-cell table:number-columns-repeated="16381" table:style-name="ce1"/>
        </table:table-row>
        <table:table-row table:style-name="ro2">
          <table:table-cell office:value-type="float" office:value="233" table:style-name="ce1">
            <text:p>233</text:p>
          </table:table-cell>
          <table:table-cell table:number-columns-repeated="16383" table:style-name="ce1"/>
        </table:table-row>
        <table:table-row table:style-name="ro2">
          <table:table-cell office:value-type="float" office:value="234" table:style-name="ce1">
            <text:p>234</text:p>
          </table:table-cell>
          <table:table-cell table:number-columns-repeated="2" table:style-name="ce1"/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29">
            <text:p>vorsetuzumab_mafodotin</text:p>
          </table:table-cell>
          <table:table-cell office:value-type="float" office:value="0" table:style-name="ce29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36" table:style-name="ce1">
            <text:p>236</text:p>
          </table:table-cell>
          <table:table-cell table:number-columns-repeated="16383" table:style-name="ce1"/>
        </table:table-row>
        <table:table-row table:style-name="ro2">
          <table:table-cell office:value-type="float" office:value="237" table:style-name="ce1">
            <text:p>237</text:p>
          </table:table-cell>
          <table:table-cell table:number-columns-repeated="16383" table:style-name="ce1"/>
        </table:table-row>
        <table:table-row table:style-name="ro2">
          <table:table-cell office:value-type="float" office:value="238" table:style-name="ce1">
            <text:p>238</text:p>
          </table:table-cell>
          <table:table-cell table:number-columns-repeated="2" table:style-name="ce1"/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50">
            <text:p>xentuzumab</text:p>
          </table:table-cell>
          <table:table-cell office:value-type="float" office:value="528.94000000000005" table:style-name="ce29">
            <text:p>528.94</text:p>
          </table:table-cell>
          <table:table-cell table:number-columns-repeated="5" table:style-name="ce29"/>
          <table:table-cell table:number-columns-repeated="16376"/>
        </table:table-row>
        <table:table-row table:style-name="ro2">
          <table:table-cell office:value-type="float" office:value="240" table:style-name="ce1">
            <text:p>240</text:p>
          </table:table-cell>
          <table:table-cell table:number-columns-repeated="2" table:style-name="ce29"/>
          <table:table-cell table:number-columns-repeated="16381"/>
        </table:table-row>
        <table:table-row table:number-rows-repeated="1048335" table:style-name="ro2">
          <table:table-cell table:number-columns-repeated="16384"/>
        </table:table-row>
      </table:table>
      <table:table table:name="scores_of_Method_2" table:style-name="ta1">
        <table:table-column table:style-name="co15" table:number-columns-repeated="2" table:default-cell-style-name="ce1"/>
        <table:table-column table:style-name="co1" table:number-columns-repeated="2" table:default-cell-style-name="ce1"/>
        <table:table-column table:style-name="co15" table:number-columns-repeated="2" table:default-cell-style-name="ce1"/>
        <table:table-column table:style-name="co1" table:number-columns-repeated="7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2" table:number-columns-repeated="16367" table:default-cell-style-name="ce1"/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9">
            <text:p>actox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actox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" table:style-name="ce1">
            <text:p>1</text:p>
          </table:table-cell>
          <table:table-cell office:value-type="string" table:style-name="ce48">
            <text:p>ada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score method 2</text:p>
          </table:table-cell>
          <table:table-cell office:value-type="string" table:style-name="ce1">
            <text:p>score Uc=ΣU(100/(fx+c))</text:p>
          </table:table-cell>
          <table:table-cell table:number-columns-repeated="1636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48">
            <text:p>ada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" table:style-name="ce29">
            <text:p>2</text:p>
          </table:table-cell>
          <table:table-cell office:value-type="string" table:style-name="ce29">
            <text:p>alacizumab_pegol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" table:style-name="ce1">
            <text:p>2</text:p>
          </table:table-cell>
          <table:table-cell office:value-type="string" table:style-name="ce48">
            <text:p>arci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29">
            <text:p>alacizumab_pegol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" table:style-name="ce29">
            <text:p>3</text:p>
          </table:table-cell>
          <table:table-cell office:value-type="string" table:style-name="ce29">
            <text:p>ama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" table:style-name="ce1">
            <text:p>3</text:p>
          </table:table-cell>
          <table:table-cell office:value-type="string" table:style-name="ce48">
            <text:p>atezo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Welch's t test</text:p>
          </table:table-cell>
          <table:table-cell table:number-columns-repeated="1637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29">
            <text:p>ama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anrukin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" table:style-name="ce1">
            <text:p>4</text:p>
          </table:table-cell>
          <table:table-cell office:value-type="string" table:style-name="ce48">
            <text:p>ave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2" table:style-name="ce1"/>
          <table:table-cell office:value-type="string" table:style-name="ce1">
            <text:p>approved</text:p>
          </table:table-cell>
          <table:table-cell office:value-type="string" table:style-name="ce1">
            <text:p>unapproved</text:p>
          </table:table-cell>
          <table:table-cell office:value-type="string" table:style-name="ce1">
            <text:p>total</text:p>
          </table:table-cell>
          <table:table-cell table:number-columns-repeated="1636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29">
            <text:p>anrukin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apru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" table:style-name="ce1">
            <text:p>5</text:p>
          </table:table-cell>
          <table:table-cell office:value-type="string" table:style-name="ce48">
            <text:p>basili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count</text:p>
          </table:table-cell>
          <table:table-cell office:value-type="float" office:value="46" table:style-name="ce1">
            <text:p>46</text:p>
          </table:table-cell>
          <table:table-cell office:value-type="float" office:value="159" table:style-name="ce1">
            <text:p>159</text:p>
          </table:table-cell>
          <table:table-cell table:number-columns-repeated="16368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29">
            <text:p>apru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" table:style-name="ce29">
            <text:p>6</text:p>
          </table:table-cell>
          <table:table-cell office:value-type="string" table:style-name="ce29">
            <text:p>ascrinva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" table:style-name="ce1">
            <text:p>6</text:p>
          </table:table-cell>
          <table:table-cell office:value-type="string" table:style-name="ce48">
            <text:p>bevacizumab_beta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sum</text:p>
          </table:table-cell>
          <table:table-cell office:value-type="float" office:value="337.46720174594003" table:formula="of:=SUM([.K1:.K46])" table:style-name="ce1">
            <text:p>337.4672017</text:p>
          </table:table-cell>
          <table:table-cell office:value-type="float" office:value="1397.7154423480399" table:formula="of:=SUM([.G1:.G159])" table:style-name="ce1">
            <text:p>1397.715442</text:p>
          </table:table-cell>
          <table:table-cell table:number-columns-repeated="16368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48">
            <text:p>arci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ati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" table:style-name="ce1">
            <text:p>7</text:p>
          </table:table-cell>
          <table:table-cell office:value-type="string" table:style-name="ce48">
            <text:p>blina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float" office:value="7.3362435162160873" table:formula="of:=[.O6]/[.O5]" table:style-name="ce1">
            <text:p>7.336243516</text:p>
          </table:table-cell>
          <table:table-cell office:value-type="float" office:value="8.7906631594216353" table:formula="of:=[.P6]/[.P5]" table:style-name="ce1">
            <text:p>8.790663159</text:p>
          </table:table-cell>
          <table:table-cell table:number-columns-repeated="16368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29">
            <text:p>ascrinva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bezlotox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" table:style-name="ce1">
            <text:p>8</text:p>
          </table:table-cell>
          <table:table-cell office:value-type="string" table:style-name="ce48">
            <text:p>brod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variance</text:p>
          </table:table-cell>
          <table:table-cell office:value-type="float" office:value="104.73143050094002" table:formula="of:=VAR([.K1:.K46])" table:style-name="ce1">
            <text:p>104.7314305</text:p>
          </table:table-cell>
          <table:table-cell office:value-type="float" office:value="115.13892449948376" table:formula="of:=VAR([.G1:.G159])" table:style-name="ce1">
            <text:p>115.1389245</text:p>
          </table:table-cell>
          <table:table-cell table:number-columns-repeated="16368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48">
            <text:p>atezo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bloso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" table:style-name="ce1">
            <text:p>9</text:p>
          </table:table-cell>
          <table:table-cell office:value-type="string" table:style-name="ce48">
            <text:p>certolizumab pegol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Var/Count</text:p>
          </table:table-cell>
          <table:table-cell office:value-type="float" office:value="2.2767702282813049" table:formula="of:=[.O8]/[.O5]" table:style-name="ce1">
            <text:p>2.276770228</text:p>
          </table:table-cell>
          <table:table-cell office:value-type="float" office:value="0.72414417924203622" table:formula="of:=[.P8]/[.P5]" table:style-name="ce1">
            <text:p>0.724144179</text:p>
          </table:table-cell>
          <table:table-cell table:number-columns-repeated="16368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29">
            <text:p>ati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" table:style-name="ce29">
            <text:p>10</text:p>
          </table:table-cell>
          <table:table-cell office:value-type="string" table:style-name="ce29">
            <text:p>brazik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" table:style-name="ce1">
            <text:p>10</text:p>
          </table:table-cell>
          <table:table-cell office:value-type="string" table:style-name="ce48">
            <text:p>dac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48">
            <text:p>ave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1" table:style-name="ce29">
            <text:p>11</text:p>
          </table:table-cell>
          <table:table-cell office:value-type="string" table:style-name="ce29">
            <text:p>buros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1" table:style-name="ce1">
            <text:p>11</text:p>
          </table:table-cell>
          <table:table-cell office:value-type="string" table:style-name="ce48">
            <text:p>dar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t value</text:p>
          </table:table-cell>
          <table:table-cell office:value-type="float" office:value="-0.83958162897503918" table:formula="of:=([.O7]-[.P7])/SQRT([.O9]+[.P9])" table:style-name="ce1">
            <text:p>-0.839581629</text:p>
          </table:table-cell>
          <table:table-cell table:number-columns-repeated="16369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48">
            <text:p>basili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camre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2" table:style-name="ce1">
            <text:p>12</text:p>
          </table:table-cell>
          <table:table-cell office:value-type="string" table:style-name="ce48">
            <text:p>denos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45" table:style-name="ce1">
            <text:p>45</text:p>
          </table:table-cell>
          <table:table-cell office:value-type="float" office:value="158" table:style-name="ce1">
            <text:p>158</text:p>
          </table:table-cell>
          <table:table-cell table:number-columns-repeated="16368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48">
            <text:p>bevacizumab_beta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car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3" table:style-name="ce1">
            <text:p>13</text:p>
          </table:table-cell>
          <table:table-cell office:value-type="string" table:style-name="ce48">
            <text:p>efa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df</text:p>
          </table:table-cell>
          <table:table-cell office:value-type="float" office:value="75.98808127068574" table:formula="of:=([.O9]+[.P9])^2/([.O9]^2/45+[.P9]^2/158)" table:style-name="ce1">
            <text:p>75.98808127</text:p>
          </table:table-cell>
          <table:table-cell office:value-type="string" table:style-name="ce1">
            <text:p>rounded to nearst integer = 76</text:p>
          </table:table-cell>
          <table:table-cell table:number-columns-repeated="16368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29">
            <text:p>bezlotox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caro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4" table:style-name="ce1">
            <text:p>14</text:p>
          </table:table-cell>
          <table:table-cell office:value-type="string" table:style-name="ce48">
            <text:p>ibri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when df =76, at t=0.05, t=1.6652</text:p>
          </table:table-cell>
          <table:table-cell table:number-columns-repeated="16370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48">
            <text:p>blina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con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5" table:style-name="ce1">
            <text:p>15</text:p>
          </table:table-cell>
          <table:table-cell office:value-type="string" table:style-name="ce48">
            <text:p>ipi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style-name="ce1"/>
          <table:table-cell office:value-type="string" table:style-name="ce1">
            <text:p>|t| &lt; 1.6652, thus the difference is not significant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29">
            <text:p>bloso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crizan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6" table:style-name="ce1">
            <text:p>16</text:p>
          </table:table-cell>
          <table:table-cell office:value-type="string" table:style-name="ce48">
            <text:p>neci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29">
            <text:p>brazik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croted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7" table:style-name="ce1">
            <text:p>17</text:p>
          </table:table-cell>
          <table:table-cell office:value-type="string" table:style-name="ce48">
            <text:p>obiltoxa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48">
            <text:p>brod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depatux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8" table:style-name="ce1">
            <text:p>18</text:p>
          </table:table-cell>
          <table:table-cell office:value-type="string" table:style-name="ce48">
            <text:p>of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29">
            <text:p>buros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drozi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9" table:style-name="ce1">
            <text:p>19</text:p>
          </table:table-cell>
          <table:table-cell office:value-type="string" table:style-name="ce48">
            <text:p>olara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29">
            <text:p>camre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0" table:style-name="ce29">
            <text:p>20</text:p>
          </table:table-cell>
          <table:table-cell office:value-type="string" table:style-name="ce29">
            <text:p>efung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0" table:style-name="ce1">
            <text:p>20</text:p>
          </table:table-cell>
          <table:table-cell office:value-type="string" table:style-name="ce48">
            <text:p>ranib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29">
            <text:p>car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eleza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1" table:style-name="ce1">
            <text:p>21</text:p>
          </table:table-cell>
          <table:table-cell office:value-type="string" table:style-name="ce48">
            <text:p>ri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29">
            <text:p>caro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2" table:style-name="ce29">
            <text:p>22</text:p>
          </table:table-cell>
          <table:table-cell office:value-type="string" table:style-name="ce29">
            <text:p>emap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2" table:style-name="ce1">
            <text:p>22</text:p>
          </table:table-cell>
          <table:table-cell office:value-type="string" table:style-name="ce48">
            <text:p>romoso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48">
            <text:p>certolizumab pegol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enok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3" table:style-name="ce1">
            <text:p>23</text:p>
          </table:table-cell>
          <table:table-cell office:value-type="string" table:style-name="ce48">
            <text:p>sari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29">
            <text:p>con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enoti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4" table:style-name="ce1">
            <text:p>24</text:p>
          </table:table-cell>
          <table:table-cell office:value-type="string" table:style-name="ce48">
            <text:p>secuki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9">
            <text:p>crizan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eptine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5" table:style-name="ce1">
            <text:p>25</text:p>
          </table:table-cell>
          <table:table-cell office:value-type="string" table:style-name="ce48">
            <text:p>sil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29">
            <text:p>croted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ere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6" table:style-name="ce1">
            <text:p>26</text:p>
          </table:table-cell>
          <table:table-cell office:value-type="string" table:style-name="ce48">
            <text:p>siruk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48">
            <text:p>dac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farle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7" table:style-name="ce1">
            <text:p>27</text:p>
          </table:table-cell>
          <table:table-cell office:value-type="string" table:style-name="ce48">
            <text:p>tosi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48">
            <text:p>dar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8" table:style-name="ce29">
            <text:p>28</text:p>
          </table:table-cell>
          <table:table-cell office:value-type="string" table:style-name="ce29">
            <text:p>fezaki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8" table:style-name="ce1">
            <text:p>28</text:p>
          </table:table-cell>
          <table:table-cell office:value-type="string" table:style-name="ce48">
            <text:p>ixekiz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48">
            <text:p>denos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9" table:style-name="ce29">
            <text:p>29</text:p>
          </table:table-cell>
          <table:table-cell office:value-type="string" table:style-name="ce29">
            <text:p>fiba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29" table:style-name="ce1">
            <text:p>29</text:p>
          </table:table-cell>
          <table:table-cell office:value-type="string" table:style-name="ce48">
            <text:p>nivolumab</text:p>
          </table:table-cell>
          <table:table-cell office:value-type="float" office:value="10.402077513" table:style-name="ce1">
            <text:p>10.40207751</text:p>
          </table:table-cell>
          <table:table-cell office:value-type="float" office:value="120" table:style-name="ce1">
            <text:p>120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29">
            <text:p>depatux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0" table:style-name="ce29">
            <text:p>30</text:p>
          </table:table-cell>
          <table:table-cell office:value-type="string" table:style-name="ce29">
            <text:p>flanvo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0" table:style-name="ce1">
            <text:p>30</text:p>
          </table:table-cell>
          <table:table-cell office:value-type="string" table:style-name="ce48">
            <text:p>evolocumab</text:p>
          </table:table-cell>
          <table:table-cell office:value-type="float" office:value="10.4936526738" table:style-name="ce1">
            <text:p>10.49365267</text:p>
          </table:table-cell>
          <table:table-cell office:value-type="float" office:value="121" table:style-name="ce1">
            <text:p>121</text:p>
          </table:table-cell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29">
            <text:p>drozi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1" table:style-name="ce29">
            <text:p>31</text:p>
          </table:table-cell>
          <table:table-cell office:value-type="string" table:style-name="ce29">
            <text:p>for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1" table:style-name="ce1">
            <text:p>31</text:p>
          </table:table-cell>
          <table:table-cell office:value-type="string" table:style-name="ce48">
            <text:p>alirocumab</text:p>
          </table:table-cell>
          <table:table-cell office:value-type="float" office:value="10.662403450399999" table:style-name="ce1">
            <text:p>10.66240345</text:p>
          </table:table-cell>
          <table:table-cell office:value-type="float" office:value="123" table:style-name="ce1">
            <text:p>123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48">
            <text:p>efa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2" table:style-name="ce29">
            <text:p>32</text:p>
          </table:table-cell>
          <table:table-cell office:value-type="string" table:style-name="ce29">
            <text:p>freso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2" table:style-name="ce1">
            <text:p>32</text:p>
          </table:table-cell>
          <table:table-cell office:value-type="string" table:style-name="ce48">
            <text:p>ustekinumab</text:p>
          </table:table-cell>
          <table:table-cell office:value-type="float" office:value="11.815100920000001" table:style-name="ce1">
            <text:p>11.81510092</text:p>
          </table:table-cell>
          <table:table-cell office:value-type="float" office:value="135" table:style-name="ce1">
            <text:p>135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29">
            <text:p>efung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fulra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3" table:style-name="ce1">
            <text:p>33</text:p>
          </table:table-cell>
          <table:table-cell office:value-type="string" table:style-name="ce48">
            <text:p>canakinumab</text:p>
          </table:table-cell>
          <table:table-cell office:value-type="float" office:value="11.8311144787" table:style-name="ce1">
            <text:p>11.83111448</text:p>
          </table:table-cell>
          <table:table-cell office:value-type="float" office:value="136" table:style-name="ce1">
            <text:p>136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29">
            <text:p>eleza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4" table:style-name="ce29">
            <text:p>34</text:p>
          </table:table-cell>
          <table:table-cell office:value-type="string" table:style-name="ce29">
            <text:p>fu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4" table:style-name="ce1">
            <text:p>34</text:p>
          </table:table-cell>
          <table:table-cell office:value-type="string" table:style-name="ce48">
            <text:p>vedolizumab</text:p>
          </table:table-cell>
          <table:table-cell office:value-type="float" office:value="12.1068825959" table:style-name="ce1">
            <text:p>12.1068826</text:p>
          </table:table-cell>
          <table:table-cell office:value-type="float" office:value="141" table:style-name="ce1">
            <text:p>141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29">
            <text:p>emap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5" table:style-name="ce29">
            <text:p>35</text:p>
          </table:table-cell>
          <table:table-cell office:value-type="string" table:style-name="ce29">
            <text:p>gani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5" table:style-name="ce1">
            <text:p>35</text:p>
          </table:table-cell>
          <table:table-cell office:value-type="string" table:style-name="ce48">
            <text:p>pembrolizumab</text:p>
          </table:table-cell>
          <table:table-cell office:value-type="float" office:value="12.5476167604" table:style-name="ce1">
            <text:p>12.54761676</text:p>
          </table:table-cell>
          <table:table-cell office:value-type="float" office:value="144" table:style-name="ce1">
            <text:p>144</text:p>
          </table:table-cell>
          <table:table-cell table:number-columns-repeated="1637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29">
            <text:p>enok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6" table:style-name="ce29">
            <text:p>36</text:p>
          </table:table-cell>
          <table:table-cell office:value-type="string" table:style-name="ce29">
            <text:p>gantener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6" table:style-name="ce1">
            <text:p>36</text:p>
          </table:table-cell>
          <table:table-cell office:value-type="string" table:style-name="ce48">
            <text:p>brentuximab vedotin</text:p>
          </table:table-cell>
          <table:table-cell office:value-type="float" office:value="12.774359173900001" table:style-name="ce1">
            <text:p>12.77435917</text:p>
          </table:table-cell>
          <table:table-cell office:value-type="float" office:value="145" table:style-name="ce1">
            <text:p>145</text:p>
          </table:table-cell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29">
            <text:p>enoti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7" table:style-name="ce29">
            <text:p>37</text:p>
          </table:table-cell>
          <table:table-cell office:value-type="string" table:style-name="ce29">
            <text:p>gemtuzumab2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7" table:style-name="ce1">
            <text:p>37</text:p>
          </table:table-cell>
          <table:table-cell office:value-type="string" table:style-name="ce48">
            <text:p>alemtuzumab</text:p>
          </table:table-cell>
          <table:table-cell office:value-type="float" office:value="13.309947538599999" table:style-name="ce1">
            <text:p>13.30994754</text:p>
          </table:table-cell>
          <table:table-cell office:value-type="float" office:value="148" table:style-name="ce1">
            <text:p>148</text:p>
          </table:table-cell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29">
            <text:p>eptine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8" table:style-name="ce29">
            <text:p>38</text:p>
          </table:table-cell>
          <table:table-cell office:value-type="string" table:style-name="ce29">
            <text:p>gevok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8" table:style-name="ce1">
            <text:p>38</text:p>
          </table:table-cell>
          <table:table-cell office:value-type="string" table:style-name="ce48">
            <text:p>ramucirumab</text:p>
          </table:table-cell>
          <table:table-cell office:value-type="float" office:value="15.4681375997" table:style-name="ce1">
            <text:p>15.4681376</text:p>
          </table:table-cell>
          <table:table-cell office:value-type="float" office:value="155" table:style-name="ce1">
            <text:p>155</text:p>
          </table:table-cell>
          <table:table-cell table:number-columns-repeated="1637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29">
            <text:p>ere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9" table:style-name="ce29">
            <text:p>39</text:p>
          </table:table-cell>
          <table:table-cell office:value-type="string" table:style-name="ce29">
            <text:p>giren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39" table:style-name="ce1">
            <text:p>39</text:p>
          </table:table-cell>
          <table:table-cell office:value-type="string" table:style-name="ce48">
            <text:p>omalizumab</text:p>
          </table:table-cell>
          <table:table-cell office:value-type="float" office:value="16.888375088899998" table:style-name="ce1">
            <text:p>16.88837509</text:p>
          </table:table-cell>
          <table:table-cell office:value-type="float" office:value="162" table:style-name="ce1">
            <text:p>162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29">
            <text:p>farle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0" table:style-name="ce29">
            <text:p>40</text:p>
          </table:table-cell>
          <table:table-cell office:value-type="string" table:style-name="ce29">
            <text:p>icru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0" table:style-name="ce1">
            <text:p>40</text:p>
          </table:table-cell>
          <table:table-cell office:value-type="string" table:style-name="ce48">
            <text:p>gemtuzumab</text:p>
          </table:table-cell>
          <table:table-cell office:value-type="float" office:value="17.292182860200001" table:style-name="ce1">
            <text:p>17.29218286</text:p>
          </table:table-cell>
          <table:table-cell office:value-type="float" office:value="164" table:style-name="ce1">
            <text:p>164</text:p>
          </table:table-cell>
          <table:table-cell table:number-columns-repeated="1637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29">
            <text:p>fezaki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1" table:style-name="ce29">
            <text:p>41</text:p>
          </table:table-cell>
          <table:table-cell office:value-type="string" table:style-name="ce29">
            <text:p>ifabo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1" table:style-name="ce1">
            <text:p>41</text:p>
          </table:table-cell>
          <table:table-cell office:value-type="string" table:style-name="ce48">
            <text:p>abciximab</text:p>
          </table:table-cell>
          <table:table-cell office:value-type="float" office:value="23.2471777439" table:style-name="ce1">
            <text:p>23.24717774</text:p>
          </table:table-cell>
          <table:table-cell office:value-type="float" office:value="179" table:style-name="ce1">
            <text:p>179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29">
            <text:p>fiba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2" table:style-name="ce29">
            <text:p>42</text:p>
          </table:table-cell>
          <table:table-cell office:value-type="string" table:style-name="ce29">
            <text:p>imga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2" table:style-name="ce1">
            <text:p>42</text:p>
          </table:table-cell>
          <table:table-cell office:value-type="string" table:style-name="ce48">
            <text:p>dinutuximab</text:p>
          </table:table-cell>
          <table:table-cell office:value-type="float" office:value="25.160328653499999" table:style-name="ce1">
            <text:p>25.16032865</text:p>
          </table:table-cell>
          <table:table-cell office:value-type="float" office:value="185" table:style-name="ce1">
            <text:p>185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29">
            <text:p>flanvo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3" table:style-name="ce29">
            <text:p>43</text:p>
          </table:table-cell>
          <table:table-cell office:value-type="string" table:style-name="ce29">
            <text:p>incla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3" table:style-name="ce1">
            <text:p>43</text:p>
          </table:table-cell>
          <table:table-cell office:value-type="string" table:style-name="ce48">
            <text:p>obinutuzumab</text:p>
          </table:table-cell>
          <table:table-cell office:value-type="float" office:value="27.7884732397" table:style-name="ce1">
            <text:p>27.78847324</text:p>
          </table:table-cell>
          <table:table-cell office:value-type="float" office:value="192" table:style-name="ce1">
            <text:p>192</text:p>
          </table:table-cell>
          <table:table-cell table:number-columns-repeated="1637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29">
            <text:p>for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inte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4" table:style-name="ce1">
            <text:p>44</text:p>
          </table:table-cell>
          <table:table-cell office:value-type="string" table:style-name="ce48">
            <text:p>trastuzumab</text:p>
          </table:table-cell>
          <table:table-cell office:value-type="float" office:value="31.232355903199998" table:style-name="ce1">
            <text:p>31.2323559</text:p>
          </table:table-cell>
          <table:table-cell office:value-type="float" office:value="196" table:style-name="ce1">
            <text:p>196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29">
            <text:p>freso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5" table:style-name="ce29">
            <text:p>45</text:p>
          </table:table-cell>
          <table:table-cell office:value-type="string" table:style-name="ce29">
            <text:p>ir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5" table:style-name="ce1">
            <text:p>45</text:p>
          </table:table-cell>
          <table:table-cell office:value-type="string" table:style-name="ce48">
            <text:p>idarucizumab</text:p>
          </table:table-cell>
          <table:table-cell office:value-type="float" office:value="31.2747163029" table:style-name="ce1">
            <text:p>31.2747163</text:p>
          </table:table-cell>
          <table:table-cell office:value-type="float" office:value="197" table:style-name="ce1">
            <text:p>197</text:p>
          </table:table-cell>
          <table:table-cell table:number-columns-repeated="1637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29">
            <text:p>fulra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6" table:style-name="ce29">
            <text:p>46</text:p>
          </table:table-cell>
          <table:table-cell office:value-type="string" table:style-name="ce29">
            <text:p>ito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6" table:style-name="ce1">
            <text:p>46</text:p>
          </table:table-cell>
          <table:table-cell office:value-type="string" table:style-name="ce48">
            <text:p>cetuximab</text:p>
          </table:table-cell>
          <table:table-cell office:value-type="float" office:value="33.377133906700003" table:style-name="ce1">
            <text:p>33.37713391</text:p>
          </table:table-cell>
          <table:table-cell office:value-type="float" office:value="200" table:style-name="ce1">
            <text:p>200</text:p>
          </table:table-cell>
          <table:table-cell table:number-columns-repeated="1637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29">
            <text:p>fu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7" table:style-name="ce29">
            <text:p>47</text:p>
          </table:table-cell>
          <table:table-cell office:value-type="string" table:style-name="ce29">
            <text:p>lapri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29">
            <text:p>gani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8" table:style-name="ce29">
            <text:p>48</text:p>
          </table:table-cell>
          <table:table-cell office:value-type="string" table:style-name="ce29">
            <text:p>liri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 table:style-name="ce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29">
            <text:p>gantener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9" table:style-name="ce29">
            <text:p>49</text:p>
          </table:table-cell>
          <table:table-cell office:value-type="string" table:style-name="ce29">
            <text:p>luc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29">
            <text:p>gemtuzumab2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0" table:style-name="ce29">
            <text:p>50</text:p>
          </table:table-cell>
          <table:table-cell office:value-type="string" table:style-name="ce29">
            <text:p>motav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29">
            <text:p>gevok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1" table:style-name="ce29">
            <text:p>51</text:p>
          </table:table-cell>
          <table:table-cell office:value-type="string" table:style-name="ce29">
            <text:p>moxetumomab_pasudotox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29">
            <text:p>giren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2" table:style-name="ce29">
            <text:p>52</text:p>
          </table:table-cell>
          <table:table-cell office:value-type="string" table:style-name="ce29">
            <text:p>narna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48">
            <text:p>ibri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3" table:style-name="ce29">
            <text:p>53</text:p>
          </table:table-cell>
          <table:table-cell office:value-type="string" table:style-name="ce29">
            <text:p>nesva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29">
            <text:p>icru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4" table:style-name="ce29">
            <text:p>54</text:p>
          </table:table-cell>
          <table:table-cell office:value-type="string" table:style-name="ce29">
            <text:p>ocara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29">
            <text:p>ifabo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5" table:style-name="ce29">
            <text:p>55</text:p>
          </table:table-cell>
          <table:table-cell office:value-type="string" table:style-name="ce29">
            <text:p>olok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29">
            <text:p>imga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6" table:style-name="ce29">
            <text:p>56</text:p>
          </table:table-cell>
          <table:table-cell office:value-type="string" table:style-name="ce29">
            <text:p>orti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29">
            <text:p>incla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7" table:style-name="ce29">
            <text:p>57</text:p>
          </table:table-cell>
          <table:table-cell office:value-type="string" table:style-name="ce29">
            <text:p>oxe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29">
            <text:p>inte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8" table:style-name="ce29">
            <text:p>58</text:p>
          </table:table-cell>
          <table:table-cell office:value-type="string" table:style-name="ce29">
            <text:p>pasotux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48">
            <text:p>ipi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59" table:style-name="ce29">
            <text:p>59</text:p>
          </table:table-cell>
          <table:table-cell office:value-type="string" table:style-name="ce29">
            <text:p>patec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29">
            <text:p>ir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pidi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29">
            <text:p>ito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1" table:style-name="ce29">
            <text:p>61</text:p>
          </table:table-cell>
          <table:table-cell office:value-type="string" table:style-name="ce29">
            <text:p>poga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29">
            <text:p>lapri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2" table:style-name="ce29">
            <text:p>62</text:p>
          </table:table-cell>
          <table:table-cell office:value-type="string" table:style-name="ce29">
            <text:p>prez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29">
            <text:p>liri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3" table:style-name="ce29">
            <text:p>63</text:p>
          </table:table-cell>
          <table:table-cell office:value-type="string" table:style-name="ce29">
            <text:p>qui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29">
            <text:p>luc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4" table:style-name="ce29">
            <text:p>64</text:p>
          </table:table-cell>
          <table:table-cell office:value-type="string" table:style-name="ce29">
            <text:p>raco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29">
            <text:p>motav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5" table:style-name="ce29">
            <text:p>65</text:p>
          </table:table-cell>
          <table:table-cell office:value-type="string" table:style-name="ce29">
            <text:p>radre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29">
            <text:p>moxetumomab_pasudotox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6" table:style-name="ce29">
            <text:p>66</text:p>
          </table:table-cell>
          <table:table-cell office:value-type="string" table:style-name="ce29">
            <text:p>roled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29">
            <text:p>narna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7" table:style-name="ce29">
            <text:p>67</text:p>
          </table:table-cell>
          <table:table-cell office:value-type="string" table:style-name="ce29">
            <text:p>rosman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48">
            <text:p>neci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8" table:style-name="ce29">
            <text:p>68</text:p>
          </table:table-cell>
          <table:table-cell office:value-type="string" table:style-name="ce29">
            <text:p>sape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29">
            <text:p>nesva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69" table:style-name="ce29">
            <text:p>69</text:p>
          </table:table-cell>
          <table:table-cell office:value-type="string" table:style-name="ce29">
            <text:p>seriban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48">
            <text:p>obiltoxa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0" table:style-name="ce29">
            <text:p>70</text:p>
          </table:table-cell>
          <table:table-cell office:value-type="string" table:style-name="ce29">
            <text:p>setoxa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29">
            <text:p>ocara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1" table:style-name="ce29">
            <text:p>71</text:p>
          </table:table-cell>
          <table:table-cell office:value-type="string" table:style-name="ce29">
            <text:p>sifa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48">
            <text:p>ofatu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2" table:style-name="ce29">
            <text:p>72</text:p>
          </table:table-cell>
          <table:table-cell office:value-type="string" table:style-name="ce29">
            <text:p>solit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48">
            <text:p>olara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3" table:style-name="ce29">
            <text:p>73</text:p>
          </table:table-cell>
          <table:table-cell office:value-type="string" table:style-name="ce29">
            <text:p>tab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29">
            <text:p>olok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4" table:style-name="ce29">
            <text:p>74</text:p>
          </table:table-cell>
          <table:table-cell office:value-type="string" table:style-name="ce29">
            <text:p>tamtuvet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29">
            <text:p>orti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5" table:style-name="ce29">
            <text:p>75</text:p>
          </table:table-cell>
          <table:table-cell office:value-type="string" table:style-name="ce29">
            <text:p>tavolix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29">
            <text:p>oxe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6" table:style-name="ce29">
            <text:p>76</text:p>
          </table:table-cell>
          <table:table-cell office:value-type="string" table:style-name="ce29">
            <text:p>tep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29">
            <text:p>pasotux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7" table:style-name="ce29">
            <text:p>77</text:p>
          </table:table-cell>
          <table:table-cell office:value-type="string" table:style-name="ce29">
            <text:p>trega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29">
            <text:p>patec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8" table:style-name="ce29">
            <text:p>78</text:p>
          </table:table-cell>
          <table:table-cell office:value-type="string" table:style-name="ce29">
            <text:p>ubli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29">
            <text:p>pidi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79" table:style-name="ce29">
            <text:p>79</text:p>
          </table:table-cell>
          <table:table-cell office:value-type="string" table:style-name="ce29">
            <text:p>ure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29">
            <text:p>poga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0" table:style-name="ce29">
            <text:p>80</text:p>
          </table:table-cell>
          <table:table-cell office:value-type="string" table:style-name="ce29">
            <text:p>utomi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29">
            <text:p>prez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1" table:style-name="ce29">
            <text:p>81</text:p>
          </table:table-cell>
          <table:table-cell office:value-type="string" table:style-name="ce29">
            <text:p>vel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29">
            <text:p>qui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2" table:style-name="ce29">
            <text:p>82</text:p>
          </table:table-cell>
          <table:table-cell office:value-type="string" table:style-name="ce29">
            <text:p>vesen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29">
            <text:p>raco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3" table:style-name="ce29">
            <text:p>83</text:p>
          </table:table-cell>
          <table:table-cell office:value-type="string" table:style-name="ce29">
            <text:p>vorse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table:number-columns-repeated="16376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29">
            <text:p>radre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4" table:style-name="ce29">
            <text:p>84</text:p>
          </table:table-cell>
          <table:table-cell office:value-type="string" table:style-name="ce29">
            <text:p>lupartumab</text:p>
          </table:table-cell>
          <table:table-cell office:value-type="float" office:value="8.2660204162399999" table:style-name="ce1">
            <text:p>8.266020416</text:p>
          </table:table-cell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48">
            <text:p>ranib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5" table:style-name="ce29">
            <text:p>85</text:p>
          </table:table-cell>
          <table:table-cell office:value-type="string" table:style-name="ce29">
            <text:p>lorvotuzumab_mertansin</text:p>
          </table:table-cell>
          <table:table-cell office:value-type="float" office:value="9.3332564827399995" table:style-name="ce1">
            <text:p>9.333256483</text:p>
          </table:table-cell>
          <table:table-cell office:value-type="float" office:value="112" table:style-name="ce1">
            <text:p>112</text:p>
          </table:table-cell>
          <table:table-cell table:number-columns-repeated="16376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48">
            <text:p>ri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6" table:style-name="ce29">
            <text:p>86</text:p>
          </table:table-cell>
          <table:table-cell office:value-type="string" table:style-name="ce29">
            <text:p>milatuz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29">
            <text:p>roled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7" table:style-name="ce29">
            <text:p>87</text:p>
          </table:table-cell>
          <table:table-cell office:value-type="string" table:style-name="ce29">
            <text:p>panobac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48">
            <text:p>romoso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8" table:style-name="ce29">
            <text:p>88</text:p>
          </table:table-cell>
          <table:table-cell office:value-type="string" table:style-name="ce29">
            <text:p>pinatuzumab_vedotin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29">
            <text:p>rosman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89" table:style-name="ce29">
            <text:p>89</text:p>
          </table:table-cell>
          <table:table-cell office:value-type="string" table:style-name="ce29">
            <text:p>rozanolixiz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29">
            <text:p>sape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0" table:style-name="ce29">
            <text:p>90</text:p>
          </table:table-cell>
          <table:table-cell office:value-type="string" table:style-name="ce29">
            <text:p>ensituximab</text:p>
          </table:table-cell>
          <table:table-cell office:value-type="float" office:value="9.9374422861999996" table:style-name="ce1">
            <text:p>9.937442286</text:p>
          </table:table-cell>
          <table:table-cell office:value-type="float" office:value="118" table:style-name="ce1">
            <text:p>118</text:p>
          </table:table-cell>
          <table:table-cell table:number-columns-repeated="16376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48">
            <text:p>sari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1" table:style-name="ce29">
            <text:p>91</text:p>
          </table:table-cell>
          <table:table-cell office:value-type="string" table:style-name="ce29">
            <text:p>suptavumab</text:p>
          </table:table-cell>
          <table:table-cell office:value-type="float" office:value="10.226630456900001" table:style-name="ce1">
            <text:p>10.22663046</text:p>
          </table:table-cell>
          <table:table-cell office:value-type="float" office:value="119" table:style-name="ce1">
            <text:p>119</text:p>
          </table:table-cell>
          <table:table-cell table:number-columns-repeated="16376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48">
            <text:p>secukin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2" table:style-name="ce29">
            <text:p>92</text:p>
          </table:table-cell>
          <table:table-cell office:value-type="string" table:style-name="ce29">
            <text:p>ibalizumab</text:p>
          </table:table-cell>
          <table:table-cell office:value-type="float" office:value="10.5042957165" table:style-name="ce1">
            <text:p>10.50429572</text:p>
          </table:table-cell>
          <table:table-cell office:value-type="float" office:value="122" table:style-name="ce1">
            <text:p>122</text:p>
          </table:table-cell>
          <table:table-cell table:number-columns-repeated="16376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29">
            <text:p>seribant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3" table:style-name="ce29">
            <text:p>93</text:p>
          </table:table-cell>
          <table:table-cell office:value-type="string" table:style-name="ce29">
            <text:p>onartuzumab</text:p>
          </table:table-cell>
          <table:table-cell office:value-type="float" office:value="10.6938486092" table:style-name="ce1">
            <text:p>10.69384861</text:p>
          </table:table-cell>
          <table:table-cell office:value-type="float" office:value="124" table:style-name="ce1">
            <text:p>124</text:p>
          </table:table-cell>
          <table:table-cell table:number-columns-repeated="16376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29">
            <text:p>setoxa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4" table:style-name="ce29">
            <text:p>94</text:p>
          </table:table-cell>
          <table:table-cell office:value-type="string" table:style-name="ce29">
            <text:p>dalotuzumab</text:p>
          </table:table-cell>
          <table:table-cell office:value-type="float" office:value="10.755662534600001" table:style-name="ce1">
            <text:p>10.75566253</text:p>
          </table:table-cell>
          <table:table-cell office:value-type="float" office:value="125" table:style-name="ce1">
            <text:p>125</text:p>
          </table:table-cell>
          <table:table-cell table:number-columns-repeated="16376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29">
            <text:p>sifalim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5" table:style-name="ce29">
            <text:p>95</text:p>
          </table:table-cell>
          <table:table-cell office:value-type="string" table:style-name="ce29">
            <text:p>bimagrumab</text:p>
          </table:table-cell>
          <table:table-cell office:value-type="float" office:value="10.778815330600001" table:style-name="ce1">
            <text:p>10.77881533</text:p>
          </table:table-cell>
          <table:table-cell office:value-type="float" office:value="126" table:style-name="ce1">
            <text:p>126</text:p>
          </table:table-cell>
          <table:table-cell table:number-columns-repeated="16376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48">
            <text:p>sil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6" table:style-name="ce29">
            <text:p>96</text:p>
          </table:table-cell>
          <table:table-cell office:value-type="string" table:style-name="ce29">
            <text:p>tadocizumab</text:p>
          </table:table-cell>
          <table:table-cell office:value-type="float" office:value="11.1196884892" table:style-name="ce1">
            <text:p>11.11968849</text:p>
          </table:table-cell>
          <table:table-cell office:value-type="float" office:value="127" table:style-name="ce1">
            <text:p>127</text:p>
          </table:table-cell>
          <table:table-cell table:number-columns-repeated="16376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48">
            <text:p>siruk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7" table:style-name="ce29">
            <text:p>97</text:p>
          </table:table-cell>
          <table:table-cell office:value-type="string" table:style-name="ce29">
            <text:p>perakizumab</text:p>
          </table:table-cell>
          <table:table-cell office:value-type="float" office:value="11.158329220500001" table:style-name="ce1">
            <text:p>11.15832922</text:p>
          </table:table-cell>
          <table:table-cell office:value-type="float" office:value="128.5" table:style-name="ce1">
            <text:p>128.5</text:p>
          </table:table-cell>
          <table:table-cell table:number-columns-repeated="16376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29">
            <text:p>solit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8" table:style-name="ce29">
            <text:p>98</text:p>
          </table:table-cell>
          <table:table-cell office:value-type="string" table:style-name="ce29">
            <text:p>samalizumab</text:p>
          </table:table-cell>
          <table:table-cell office:value-type="float" office:value="11.158329220500001" table:style-name="ce1">
            <text:p>11.15832922</text:p>
          </table:table-cell>
          <table:table-cell office:value-type="float" office:value="128.5" table:style-name="ce1">
            <text:p>128.5</text:p>
          </table:table-cell>
          <table:table-cell table:number-columns-repeated="16376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29">
            <text:p>taba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99" table:style-name="ce29">
            <text:p>99</text:p>
          </table:table-cell>
          <table:table-cell office:value-type="string" table:style-name="ce29">
            <text:p>lebrikizumab</text:p>
          </table:table-cell>
          <table:table-cell office:value-type="float" office:value="11.3524252763" table:style-name="ce1">
            <text:p>11.35242528</text:p>
          </table:table-cell>
          <table:table-cell office:value-type="float" office:value="130" table:style-name="ce1">
            <text:p>130</text:p>
          </table:table-cell>
          <table:table-cell table:number-columns-repeated="16376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29">
            <text:p>tamtuvet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0" table:style-name="ce29">
            <text:p>100</text:p>
          </table:table-cell>
          <table:table-cell office:value-type="string" table:style-name="ce29">
            <text:p>fasinumab</text:p>
          </table:table-cell>
          <table:table-cell office:value-type="float" office:value="11.3767629076" table:style-name="ce1">
            <text:p>11.37676291</text:p>
          </table:table-cell>
          <table:table-cell office:value-type="float" office:value="131.5" table:style-name="ce1">
            <text:p>131.5</text:p>
          </table:table-cell>
          <table:table-cell table:number-columns-repeated="16376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29">
            <text:p>tavolix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1" table:style-name="ce29">
            <text:p>101</text:p>
          </table:table-cell>
          <table:table-cell office:value-type="string" table:style-name="ce29">
            <text:p>foravirumab</text:p>
          </table:table-cell>
          <table:table-cell office:value-type="float" office:value="11.3767629076" table:style-name="ce1">
            <text:p>11.37676291</text:p>
          </table:table-cell>
          <table:table-cell office:value-type="float" office:value="131.5" table:style-name="ce1">
            <text:p>131.5</text:p>
          </table:table-cell>
          <table:table-cell table:number-columns-repeated="16376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29">
            <text:p>tep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2" table:style-name="ce29">
            <text:p>102</text:p>
          </table:table-cell>
          <table:table-cell office:value-type="string" table:style-name="ce29">
            <text:p>elotuzumab</text:p>
          </table:table-cell>
          <table:table-cell office:value-type="float" office:value="11.466949895500001" table:style-name="ce1">
            <text:p>11.4669499</text:p>
          </table:table-cell>
          <table:table-cell office:value-type="float" office:value="133" table:style-name="ce1">
            <text:p>133</text:p>
          </table:table-cell>
          <table:table-cell table:number-columns-repeated="16376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48">
            <text:p>tositumo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3" table:style-name="ce29">
            <text:p>103</text:p>
          </table:table-cell>
          <table:table-cell office:value-type="string" table:style-name="ce29">
            <text:p>parsatuzumab</text:p>
          </table:table-cell>
          <table:table-cell office:value-type="float" office:value="11.5998740205" table:style-name="ce1">
            <text:p>11.59987402</text:p>
          </table:table-cell>
          <table:table-cell office:value-type="float" office:value="134" table:style-name="ce1">
            <text:p>134</text:p>
          </table:table-cell>
          <table:table-cell table:number-columns-repeated="16376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29">
            <text:p>tregali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4" table:style-name="ce29">
            <text:p>104</text:p>
          </table:table-cell>
          <table:table-cell office:value-type="string" table:style-name="ce29">
            <text:p>sacituzumab_govitecan</text:p>
          </table:table-cell>
          <table:table-cell office:value-type="float" office:value="11.930656343300001" table:style-name="ce1">
            <text:p>11.93065634</text:p>
          </table:table-cell>
          <table:table-cell office:value-type="float" office:value="137" table:style-name="ce1">
            <text:p>137</text:p>
          </table:table-cell>
          <table:table-cell table:number-columns-repeated="16376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29">
            <text:p>ublituxi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5" table:style-name="ce29">
            <text:p>105</text:p>
          </table:table-cell>
          <table:table-cell office:value-type="string" table:style-name="ce29">
            <text:p>lodelcizumab</text:p>
          </table:table-cell>
          <table:table-cell office:value-type="float" office:value="12.038479493800001" table:style-name="ce1">
            <text:p>12.03847949</text:p>
          </table:table-cell>
          <table:table-cell office:value-type="float" office:value="138" table:style-name="ce1">
            <text:p>138</text:p>
          </table:table-cell>
          <table:table-cell table:number-columns-repeated="16376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29">
            <text:p>ure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6" table:style-name="ce29">
            <text:p>106</text:p>
          </table:table-cell>
          <table:table-cell office:value-type="string" table:style-name="ce29">
            <text:p>abagovomab</text:p>
          </table:table-cell>
          <table:table-cell office:value-type="float" office:value="12.0599684553" table:style-name="ce1">
            <text:p>12.05996846</text:p>
          </table:table-cell>
          <table:table-cell office:value-type="float" office:value="139.5" table:style-name="ce1">
            <text:p>139.5</text:p>
          </table:table-cell>
          <table:table-cell table:number-columns-repeated="16376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29">
            <text:p>utomil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7" table:style-name="ce29">
            <text:p>107</text:p>
          </table:table-cell>
          <table:table-cell office:value-type="string" table:style-name="ce29">
            <text:p>dezamizumab</text:p>
          </table:table-cell>
          <table:table-cell office:value-type="float" office:value="12.0599684553" table:style-name="ce1">
            <text:p>12.05996846</text:p>
          </table:table-cell>
          <table:table-cell office:value-type="float" office:value="139.5" table:style-name="ce1">
            <text:p>139.5</text:p>
          </table:table-cell>
          <table:table-cell table:number-columns-repeated="16376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29">
            <text:p>vel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8" table:style-name="ce29">
            <text:p>108</text:p>
          </table:table-cell>
          <table:table-cell office:value-type="string" table:style-name="ce29">
            <text:p>tigatuzumab</text:p>
          </table:table-cell>
          <table:table-cell office:value-type="float" office:value="12.386152427700001" table:style-name="ce1">
            <text:p>12.38615243</text:p>
          </table:table-cell>
          <table:table-cell office:value-type="float" office:value="142" table:style-name="ce1">
            <text:p>142</text:p>
          </table:table-cell>
          <table:table-cell table:number-columns-repeated="16376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29">
            <text:p>vesenc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09" table:style-name="ce29">
            <text:p>109</text:p>
          </table:table-cell>
          <table:table-cell office:value-type="string" table:style-name="ce29">
            <text:p>lambrolizumab</text:p>
          </table:table-cell>
          <table:table-cell office:value-type="float" office:value="12.5476167604" table:style-name="ce1">
            <text:p>12.54761676</text:p>
          </table:table-cell>
          <table:table-cell office:value-type="float" office:value="143" table:style-name="ce1">
            <text:p>143</text:p>
          </table:table-cell>
          <table:table-cell table:number-columns-repeated="16376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29">
            <text:p>vorsetuzumab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110" table:style-name="ce29">
            <text:p>110</text:p>
          </table:table-cell>
          <table:table-cell office:value-type="string" table:style-name="ce29">
            <text:p>vatelizumab</text:p>
          </table:table-cell>
          <table:table-cell office:value-type="float" office:value="12.9237462834" table:style-name="ce1">
            <text:p>12.92374628</text:p>
          </table:table-cell>
          <table:table-cell office:value-type="float" office:value="146" table:style-name="ce1">
            <text:p>146</text:p>
          </table:table-cell>
          <table:table-cell table:number-columns-repeated="16376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29">
            <text:p>lupartumab</text:p>
          </table:table-cell>
          <table:table-cell office:value-type="float" office:value="8.2660204162399999" table:style-name="ce1">
            <text:p>8.266020416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29">
            <text:p>111</text:p>
          </table:table-cell>
          <table:table-cell office:value-type="string" table:style-name="ce29">
            <text:p>iodine_girentuximab</text:p>
          </table:table-cell>
          <table:table-cell office:value-type="float" office:value="13.0485933142" table:style-name="ce1">
            <text:p>13.04859331</text:p>
          </table:table-cell>
          <table:table-cell office:value-type="float" office:value="147" table:style-name="ce1">
            <text:p>147</text:p>
          </table:table-cell>
          <table:table-cell table:number-columns-repeated="16376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29">
            <text:p>lorvotuzumab_mertansin</text:p>
          </table:table-cell>
          <table:table-cell office:value-type="float" office:value="9.3332564827399995" table:style-name="ce1">
            <text:p>9.333256483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29">
            <text:p>112</text:p>
          </table:table-cell>
          <table:table-cell office:value-type="string" table:style-name="ce29">
            <text:p>ranevetmab</text:p>
          </table:table-cell>
          <table:table-cell office:value-type="float" office:value="13.611954446" table:style-name="ce1">
            <text:p>13.61195445</text:p>
          </table:table-cell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48">
            <text:p>ixekiz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office:value-type="float" office:value="113" table:style-name="ce29">
            <text:p>113</text:p>
          </table:table-cell>
          <table:table-cell office:value-type="string" table:style-name="ce29">
            <text:p>stamulumab</text:p>
          </table:table-cell>
          <table:table-cell office:value-type="float" office:value="13.911592564999999" table:style-name="ce1">
            <text:p>13.91159257</text:p>
          </table:table-cell>
          <table:table-cell office:value-type="float" office:value="150" table:style-name="ce1">
            <text:p>150</text:p>
          </table:table-cell>
          <table:table-cell table:number-columns-repeated="16376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29">
            <text:p>milatuz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office:value-type="float" office:value="114" table:style-name="ce29">
            <text:p>114</text:p>
          </table:table-cell>
          <table:table-cell office:value-type="string" table:style-name="ce29">
            <text:p>lutikizumab</text:p>
          </table:table-cell>
          <table:table-cell office:value-type="float" office:value="14.3100216324" table:style-name="ce1">
            <text:p>14.31002163</text:p>
          </table:table-cell>
          <table:table-cell office:value-type="float" office:value="151" table:style-name="ce1">
            <text:p>151</text:p>
          </table:table-cell>
          <table:table-cell table:number-columns-repeated="16376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29">
            <text:p>panobac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29">
            <text:p>115</text:p>
          </table:table-cell>
          <table:table-cell office:value-type="string" table:style-name="ce29">
            <text:p>vunakizumab</text:p>
          </table:table-cell>
          <table:table-cell office:value-type="float" office:value="14.3768172951" table:style-name="ce1">
            <text:p>14.376817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29">
            <text:p>pinatuzumab_vedotin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office:value-type="float" office:value="116" table:style-name="ce29">
            <text:p>116</text:p>
          </table:table-cell>
          <table:table-cell office:value-type="string" table:style-name="ce29">
            <text:p>cixutumumab</text:p>
          </table:table-cell>
          <table:table-cell office:value-type="float" office:value="14.578710710399999" table:style-name="ce1">
            <text:p>14.57871071</text:p>
          </table:table-cell>
          <table:table-cell office:value-type="float" office:value="153" table:style-name="ce1">
            <text:p>153</text:p>
          </table:table-cell>
          <table:table-cell table:number-columns-repeated="16376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29">
            <text:p>rozanolixizumab</text:p>
          </table:table-cell>
          <table:table-cell office:value-type="float" office:value="9.7951653425400007" table:style-name="ce1">
            <text:p>9.795165343</text:p>
          </table:table-cell>
          <table:table-cell office:value-type="float" office:value="115" table:style-name="ce1">
            <text:p>115</text:p>
          </table:table-cell>
          <table:table-cell office:value-type="float" office:value="117" table:style-name="ce29">
            <text:p>117</text:p>
          </table:table-cell>
          <table:table-cell office:value-type="string" table:style-name="ce29">
            <text:p>fremanezumab</text:p>
          </table:table-cell>
          <table:table-cell office:value-type="float" office:value="15.0442809112" table:style-name="ce1">
            <text:p>15.04428091</text:p>
          </table:table-cell>
          <table:table-cell office:value-type="float" office:value="154" table:style-name="ce1">
            <text:p>154</text:p>
          </table:table-cell>
          <table:table-cell table:number-columns-repeated="16376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29">
            <text:p>ensituximab</text:p>
          </table:table-cell>
          <table:table-cell office:value-type="float" office:value="9.9374422861999996" table:style-name="ce1">
            <text:p>9.937442286</text:p>
          </table:table-cell>
          <table:table-cell office:value-type="float" office:value="118" table:style-name="ce1">
            <text:p>118</text:p>
          </table:table-cell>
          <table:table-cell office:value-type="float" office:value="118" table:style-name="ce29">
            <text:p>118</text:p>
          </table:table-cell>
          <table:table-cell office:value-type="string" table:style-name="ce29">
            <text:p>dusigitumab</text:p>
          </table:table-cell>
          <table:table-cell office:value-type="float" office:value="15.608003972300001" table:style-name="ce1">
            <text:p>15.60800397</text:p>
          </table:table-cell>
          <table:table-cell office:value-type="float" office:value="156" table:style-name="ce1">
            <text:p>156</text:p>
          </table:table-cell>
          <table:table-cell table:number-columns-repeated="16376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29">
            <text:p>suptavumab</text:p>
          </table:table-cell>
          <table:table-cell office:value-type="float" office:value="10.226630456900001" table:style-name="ce1">
            <text:p>10.22663046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29">
            <text:p>119</text:p>
          </table:table-cell>
          <table:table-cell office:value-type="string" table:style-name="ce29">
            <text:p>rilotumumab</text:p>
          </table:table-cell>
          <table:table-cell office:value-type="float" office:value="15.9355918545" table:style-name="ce1">
            <text:p>15.93559185</text:p>
          </table:table-cell>
          <table:table-cell office:value-type="float" office:value="157" table:style-name="ce1">
            <text:p>157</text:p>
          </table:table-cell>
          <table:table-cell table:number-columns-repeated="16376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48">
            <text:p>nivolumab</text:p>
          </table:table-cell>
          <table:table-cell office:value-type="float" office:value="10.402077513" table:style-name="ce1">
            <text:p>10.4020775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29">
            <text:p>120</text:p>
          </table:table-cell>
          <table:table-cell office:value-type="string" table:style-name="ce29">
            <text:p>tanezumab</text:p>
          </table:table-cell>
          <table:table-cell office:value-type="float" office:value="16.248849442699999" table:style-name="ce1">
            <text:p>16.24884944</text:p>
          </table:table-cell>
          <table:table-cell office:value-type="float" office:value="158" table:style-name="ce1">
            <text:p>158</text:p>
          </table:table-cell>
          <table:table-cell table:number-columns-repeated="16376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48">
            <text:p>evolocumab</text:p>
          </table:table-cell>
          <table:table-cell office:value-type="float" office:value="10.4936526738" table:style-name="ce1">
            <text:p>10.49365267</text:p>
          </table:table-cell>
          <table:table-cell office:value-type="float" office:value="121" table:style-name="ce1">
            <text:p>121</text:p>
          </table:table-cell>
          <table:table-cell office:value-type="float" office:value="121" table:style-name="ce29">
            <text:p>121</text:p>
          </table:table-cell>
          <table:table-cell office:value-type="string" table:style-name="ce29">
            <text:p>namilumab</text:p>
          </table:table-cell>
          <table:table-cell office:value-type="float" office:value="16.335756630399999" table:style-name="ce1">
            <text:p>16.33575663</text:p>
          </table:table-cell>
          <table:table-cell office:value-type="float" office:value="159" table:style-name="ce1">
            <text:p>159</text:p>
          </table:table-cell>
          <table:table-cell table:number-columns-repeated="16376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29">
            <text:p>ibalizumab</text:p>
          </table:table-cell>
          <table:table-cell office:value-type="float" office:value="10.5042957165" table:style-name="ce1">
            <text:p>10.50429572</text:p>
          </table:table-cell>
          <table:table-cell office:value-type="float" office:value="122" table:style-name="ce1">
            <text:p>122</text:p>
          </table:table-cell>
          <table:table-cell office:value-type="float" office:value="122" table:style-name="ce29">
            <text:p>122</text:p>
          </table:table-cell>
          <table:table-cell office:value-type="string" table:style-name="ce29">
            <text:p>rontalizumab</text:p>
          </table:table-cell>
          <table:table-cell office:value-type="float" office:value="16.424850045300001" table:style-name="ce1">
            <text:p>16.42485005</text:p>
          </table:table-cell>
          <table:table-cell office:value-type="float" office:value="160" table:style-name="ce1">
            <text:p>160</text:p>
          </table:table-cell>
          <table:table-cell table:number-columns-repeated="16376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48">
            <text:p>alirocumab</text:p>
          </table:table-cell>
          <table:table-cell office:value-type="float" office:value="10.662403450399999" table:style-name="ce1">
            <text:p>10.66240345</text:p>
          </table:table-cell>
          <table:table-cell office:value-type="float" office:value="123" table:style-name="ce1">
            <text:p>123</text:p>
          </table:table-cell>
          <table:table-cell office:value-type="float" office:value="123" table:style-name="ce29">
            <text:p>123</text:p>
          </table:table-cell>
          <table:table-cell office:value-type="string" table:style-name="ce29">
            <text:p>etaracizumab</text:p>
          </table:table-cell>
          <table:table-cell office:value-type="float" office:value="16.6427684533" table:style-name="ce1">
            <text:p>16.64276845</text:p>
          </table:table-cell>
          <table:table-cell office:value-type="float" office:value="161" table:style-name="ce1">
            <text:p>161</text:p>
          </table:table-cell>
          <table:table-cell table:number-columns-repeated="16376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29">
            <text:p>onartuzumab</text:p>
          </table:table-cell>
          <table:table-cell office:value-type="float" office:value="10.6938486092" table:style-name="ce1">
            <text:p>10.69384861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29">
            <text:p>124</text:p>
          </table:table-cell>
          <table:table-cell office:value-type="string" table:style-name="ce29">
            <text:p>lanadelumab</text:p>
          </table:table-cell>
          <table:table-cell office:value-type="float" office:value="17.142158723400001" table:style-name="ce1">
            <text:p>17.14215872</text:p>
          </table:table-cell>
          <table:table-cell office:value-type="float" office:value="163" table:style-name="ce1">
            <text:p>163</text:p>
          </table:table-cell>
          <table:table-cell table:number-columns-repeated="16376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29">
            <text:p>dalotuzumab</text:p>
          </table:table-cell>
          <table:table-cell office:value-type="float" office:value="10.755662534600001" table:style-name="ce1">
            <text:p>10.75566253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29">
            <text:p>125</text:p>
          </table:table-cell>
          <table:table-cell office:value-type="string" table:style-name="ce29">
            <text:p>naratuximab</text:p>
          </table:table-cell>
          <table:table-cell office:value-type="float" office:value="17.498891283399999" table:style-name="ce1">
            <text:p>17.49889128</text:p>
          </table:table-cell>
          <table:table-cell office:value-type="float" office:value="165" table:style-name="ce1">
            <text:p>165</text:p>
          </table:table-cell>
          <table:table-cell table:number-columns-repeated="16376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29">
            <text:p>bimagrumab</text:p>
          </table:table-cell>
          <table:table-cell office:value-type="float" office:value="10.778815330600001" table:style-name="ce1">
            <text:p>10.77881533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29">
            <text:p>126</text:p>
          </table:table-cell>
          <table:table-cell office:value-type="string" table:style-name="ce29">
            <text:p>ligelizumab</text:p>
          </table:table-cell>
          <table:table-cell office:value-type="float" office:value="17.569679928500001" table:style-name="ce1">
            <text:p>17.56967993</text:p>
          </table:table-cell>
          <table:table-cell office:value-type="float" office:value="166" table:style-name="ce1">
            <text:p>166</text:p>
          </table:table-cell>
          <table:table-cell table:number-columns-repeated="16376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29">
            <text:p>tadocizumab</text:p>
          </table:table-cell>
          <table:table-cell office:value-type="float" office:value="11.1196884892" table:style-name="ce1">
            <text:p>11.11968849</text:p>
          </table:table-cell>
          <table:table-cell office:value-type="float" office:value="127" table:style-name="ce1">
            <text:p>127</text:p>
          </table:table-cell>
          <table:table-cell office:value-type="float" office:value="127" table:style-name="ce29">
            <text:p>127</text:p>
          </table:table-cell>
          <table:table-cell office:value-type="string" table:style-name="ce29">
            <text:p>benralizumab</text:p>
          </table:table-cell>
          <table:table-cell office:value-type="float" office:value="17.646411481099999" table:style-name="ce1">
            <text:p>17.64641148</text:p>
          </table:table-cell>
          <table:table-cell office:value-type="float" office:value="167" table:style-name="ce1">
            <text:p>167</text:p>
          </table:table-cell>
          <table:table-cell table:number-columns-repeated="16376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29">
            <text:p>perakizumab</text:p>
          </table:table-cell>
          <table:table-cell office:value-type="float" office:value="11.158329220500001" table:style-name="ce1">
            <text:p>11.15832922</text:p>
          </table:table-cell>
          <table:table-cell office:value-type="float" office:value="128.5" table:style-name="ce1">
            <text:p>128.5</text:p>
          </table:table-cell>
          <table:table-cell office:value-type="float" office:value="128" table:style-name="ce29">
            <text:p>128</text:p>
          </table:table-cell>
          <table:table-cell office:value-type="string" table:style-name="ce29">
            <text:p>gemetuzumab</text:p>
          </table:table-cell>
          <table:table-cell office:value-type="float" office:value="17.861810884200001" table:style-name="ce1">
            <text:p>17.86181088</text:p>
          </table:table-cell>
          <table:table-cell office:value-type="float" office:value="168" table:style-name="ce1">
            <text:p>168</text:p>
          </table:table-cell>
          <table:table-cell table:number-columns-repeated="16376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29">
            <text:p>samalizumab</text:p>
          </table:table-cell>
          <table:table-cell office:value-type="float" office:value="11.158329220500001" table:style-name="ce1">
            <text:p>11.15832922</text:p>
          </table:table-cell>
          <table:table-cell office:value-type="float" office:value="128.5" table:style-name="ce1">
            <text:p>128.5</text:p>
          </table:table-cell>
          <table:table-cell office:value-type="float" office:value="129" table:style-name="ce29">
            <text:p>129</text:p>
          </table:table-cell>
          <table:table-cell office:value-type="string" table:style-name="ce29">
            <text:p>ponezumab</text:p>
          </table:table-cell>
          <table:table-cell office:value-type="float" office:value="18.164576368599999" table:style-name="ce1">
            <text:p>18.16457637</text:p>
          </table:table-cell>
          <table:table-cell office:value-type="float" office:value="169" table:style-name="ce1">
            <text:p>169</text:p>
          </table:table-cell>
          <table:table-cell table:number-columns-repeated="16376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29">
            <text:p>lebrikizumab</text:p>
          </table:table-cell>
          <table:table-cell office:value-type="float" office:value="11.3524252763" table:style-name="ce1">
            <text:p>11.35242528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29">
            <text:p>130</text:p>
          </table:table-cell>
          <table:table-cell office:value-type="string" table:style-name="ce29">
            <text:p>patritumab</text:p>
          </table:table-cell>
          <table:table-cell office:value-type="float" office:value="18.588469053800001" table:style-name="ce1">
            <text:p>18.58846905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29">
            <text:p>fasinumab</text:p>
          </table:table-cell>
          <table:table-cell office:value-type="float" office:value="11.3767629076" table:style-name="ce1">
            <text:p>11.37676291</text:p>
          </table:table-cell>
          <table:table-cell office:value-type="float" office:value="131.5" table:style-name="ce1">
            <text:p>131.5</text:p>
          </table:table-cell>
          <table:table-cell office:value-type="float" office:value="131" table:style-name="ce29">
            <text:p>131</text:p>
          </table:table-cell>
          <table:table-cell office:value-type="string" table:style-name="ce29">
            <text:p>pritoxaximab</text:p>
          </table:table-cell>
          <table:table-cell office:value-type="float" office:value="19.207114967199999" table:style-name="ce1">
            <text:p>19.20711497</text:p>
          </table:table-cell>
          <table:table-cell office:value-type="float" office:value="171" table:style-name="ce1">
            <text:p>171</text:p>
          </table:table-cell>
          <table:table-cell table:number-columns-repeated="16376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29">
            <text:p>foravirumab</text:p>
          </table:table-cell>
          <table:table-cell office:value-type="float" office:value="11.3767629076" table:style-name="ce1">
            <text:p>11.37676291</text:p>
          </table:table-cell>
          <table:table-cell office:value-type="float" office:value="131.5" table:style-name="ce1">
            <text:p>131.5</text:p>
          </table:table-cell>
          <table:table-cell office:value-type="float" office:value="132" table:style-name="ce29">
            <text:p>132</text:p>
          </table:table-cell>
          <table:table-cell office:value-type="string" table:style-name="ce29">
            <text:p>lendalizumab</text:p>
          </table:table-cell>
          <table:table-cell office:value-type="float" office:value="19.316779640099998" table:style-name="ce1">
            <text:p>19.31677964</text:p>
          </table:table-cell>
          <table:table-cell office:value-type="float" office:value="172" table:style-name="ce1">
            <text:p>172</text:p>
          </table:table-cell>
          <table:table-cell table:number-columns-repeated="16376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29">
            <text:p>elotuzumab</text:p>
          </table:table-cell>
          <table:table-cell office:value-type="float" office:value="11.466949895500001" table:style-name="ce1">
            <text:p>11.4669499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29">
            <text:p>133</text:p>
          </table:table-cell>
          <table:table-cell office:value-type="string" table:style-name="ce29">
            <text:p>briakinumab</text:p>
          </table:table-cell>
          <table:table-cell office:value-type="float" office:value="19.498057787600001" table:style-name="ce1">
            <text:p>19.49805779</text:p>
          </table:table-cell>
          <table:table-cell office:value-type="float" office:value="173" table:style-name="ce1">
            <text:p>173</text:p>
          </table:table-cell>
          <table:table-cell table:number-columns-repeated="16376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29">
            <text:p>parsatuzumab</text:p>
          </table:table-cell>
          <table:table-cell office:value-type="float" office:value="11.5998740205" table:style-name="ce1">
            <text:p>11.59987402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29">
            <text:p>134</text:p>
          </table:table-cell>
          <table:table-cell office:value-type="string" table:style-name="ce29">
            <text:p>telisotuzumab</text:p>
          </table:table-cell>
          <table:table-cell office:value-type="float" office:value="19.5603251673" table:style-name="ce1">
            <text:p>19.56032517</text:p>
          </table:table-cell>
          <table:table-cell office:value-type="float" office:value="174" table:style-name="ce1">
            <text:p>174</text:p>
          </table:table-cell>
          <table:table-cell table:number-columns-repeated="16376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48">
            <text:p>ustekinumab</text:p>
          </table:table-cell>
          <table:table-cell office:value-type="float" office:value="11.815100920000001" table:style-name="ce1">
            <text:p>11.81510092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29">
            <text:p>135</text:p>
          </table:table-cell>
          <table:table-cell office:value-type="string" table:style-name="ce29">
            <text:p>polatuzumab_vedotin</text:p>
          </table:table-cell>
          <table:table-cell office:value-type="float" office:value="19.692025803700002" table:style-name="ce1">
            <text:p>19.6920258</text:p>
          </table:table-cell>
          <table:table-cell office:value-type="float" office:value="175" table:style-name="ce1">
            <text:p>175</text:p>
          </table:table-cell>
          <table:table-cell table:number-columns-repeated="16376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48">
            <text:p>canakinumab</text:p>
          </table:table-cell>
          <table:table-cell office:value-type="float" office:value="11.8311144787" table:style-name="ce1">
            <text:p>11.83111448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29">
            <text:p>136</text:p>
          </table:table-cell>
          <table:table-cell office:value-type="string" table:style-name="ce29">
            <text:p>ficlatuzumab</text:p>
          </table:table-cell>
          <table:table-cell office:value-type="float" office:value="21.967844621699999" table:style-name="ce1">
            <text:p>21.96784462</text:p>
          </table:table-cell>
          <table:table-cell office:value-type="float" office:value="176" table:style-name="ce1">
            <text:p>176</text:p>
          </table:table-cell>
          <table:table-cell table:number-columns-repeated="16376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29">
            <text:p>sacituzumab_govitecan</text:p>
          </table:table-cell>
          <table:table-cell office:value-type="float" office:value="11.930656343300001" table:style-name="ce1">
            <text:p>11.93065634</text:p>
          </table:table-cell>
          <table:table-cell office:value-type="float" office:value="137" table:style-name="ce1">
            <text:p>137</text:p>
          </table:table-cell>
          <table:table-cell office:value-type="float" office:value="137" table:style-name="ce29">
            <text:p>137</text:p>
          </table:table-cell>
          <table:table-cell office:value-type="string" table:style-name="ce29">
            <text:p>andecaliximab</text:p>
          </table:table-cell>
          <table:table-cell office:value-type="float" office:value="22.2542414409" table:style-name="ce1">
            <text:p>22.25424144</text:p>
          </table:table-cell>
          <table:table-cell office:value-type="float" office:value="177" table:style-name="ce1">
            <text:p>177</text:p>
          </table:table-cell>
          <table:table-cell table:number-columns-repeated="16376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29">
            <text:p>lodelcizumab</text:p>
          </table:table-cell>
          <table:table-cell office:value-type="float" office:value="12.038479493800001" table:style-name="ce1">
            <text:p>12.03847949</text:p>
          </table:table-cell>
          <table:table-cell office:value-type="float" office:value="138" table:style-name="ce1">
            <text:p>138</text:p>
          </table:table-cell>
          <table:table-cell office:value-type="float" office:value="138" table:style-name="ce29">
            <text:p>138</text:p>
          </table:table-cell>
          <table:table-cell office:value-type="string" table:style-name="ce29">
            <text:p>suvizumab</text:p>
          </table:table-cell>
          <table:table-cell office:value-type="float" office:value="22.711301093599999" table:style-name="ce1">
            <text:p>22.71130109</text:p>
          </table:table-cell>
          <table:table-cell office:value-type="float" office:value="178" table:style-name="ce1">
            <text:p>178</text:p>
          </table:table-cell>
          <table:table-cell table:number-columns-repeated="16376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29">
            <text:p>abagovomab</text:p>
          </table:table-cell>
          <table:table-cell office:value-type="float" office:value="12.0599684553" table:style-name="ce1">
            <text:p>12.05996846</text:p>
          </table:table-cell>
          <table:table-cell office:value-type="float" office:value="139.5" table:style-name="ce1">
            <text:p>139.5</text:p>
          </table:table-cell>
          <table:table-cell office:value-type="float" office:value="139" table:style-name="ce29">
            <text:p>139</text:p>
          </table:table-cell>
          <table:table-cell office:value-type="string" table:style-name="ce29">
            <text:p>cantuzumab_ravtansin</text:p>
          </table:table-cell>
          <table:table-cell office:value-type="float" office:value="23.310439039799999" table:style-name="ce1">
            <text:p>23.31043904</text:p>
          </table:table-cell>
          <table:table-cell office:value-type="float" office:value="180" table:style-name="ce1">
            <text:p>180</text:p>
          </table:table-cell>
          <table:table-cell table:number-columns-repeated="16376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29">
            <text:p>dezamizumab</text:p>
          </table:table-cell>
          <table:table-cell office:value-type="float" office:value="12.0599684553" table:style-name="ce1">
            <text:p>12.05996846</text:p>
          </table:table-cell>
          <table:table-cell office:value-type="float" office:value="139.5" table:style-name="ce1">
            <text:p>139.5</text:p>
          </table:table-cell>
          <table:table-cell office:value-type="float" office:value="140" table:style-name="ce29">
            <text:p>140</text:p>
          </table:table-cell>
          <table:table-cell office:value-type="string" table:style-name="ce29">
            <text:p>robatumumab</text:p>
          </table:table-cell>
          <table:table-cell office:value-type="float" office:value="23.6310367118" table:style-name="ce1">
            <text:p>23.63103671</text:p>
          </table:table-cell>
          <table:table-cell office:value-type="float" office:value="181" table:style-name="ce1">
            <text:p>181</text:p>
          </table:table-cell>
          <table:table-cell table:number-columns-repeated="16376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48">
            <text:p>vedolizumab</text:p>
          </table:table-cell>
          <table:table-cell office:value-type="float" office:value="12.1068825959" table:style-name="ce1">
            <text:p>12.1068826</text:p>
          </table:table-cell>
          <table:table-cell office:value-type="float" office:value="141" table:style-name="ce1">
            <text:p>141</text:p>
          </table:table-cell>
          <table:table-cell office:value-type="float" office:value="141" table:style-name="ce29">
            <text:p>141</text:p>
          </table:table-cell>
          <table:table-cell office:value-type="string" table:style-name="ce29">
            <text:p>enavatuzumab</text:p>
          </table:table-cell>
          <table:table-cell office:value-type="float" office:value="23.798246841899999" table:style-name="ce1">
            <text:p>23.79824684</text:p>
          </table:table-cell>
          <table:table-cell office:value-type="float" office:value="182" table:style-name="ce1">
            <text:p>182</text:p>
          </table:table-cell>
          <table:table-cell table:number-columns-repeated="16376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29">
            <text:p>tigatuzumab</text:p>
          </table:table-cell>
          <table:table-cell office:value-type="float" office:value="12.386152427700001" table:style-name="ce1">
            <text:p>12.38615243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29">
            <text:p>142</text:p>
          </table:table-cell>
          <table:table-cell office:value-type="string" table:style-name="ce29">
            <text:p>tildrakizumab</text:p>
          </table:table-cell>
          <table:table-cell office:value-type="float" office:value="25.079688181600002" table:style-name="ce1">
            <text:p>25.07968818</text:p>
          </table:table-cell>
          <table:table-cell office:value-type="float" office:value="183" table:style-name="ce1">
            <text:p>183</text:p>
          </table:table-cell>
          <table:table-cell table:number-columns-repeated="16376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29">
            <text:p>lambrolizumab</text:p>
          </table:table-cell>
          <table:table-cell office:value-type="float" office:value="12.5476167604" table:style-name="ce1">
            <text:p>12.54761676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29">
            <text:p>143</text:p>
          </table:table-cell>
          <table:table-cell office:value-type="string" table:style-name="ce29">
            <text:p>brolucizumab</text:p>
          </table:table-cell>
          <table:table-cell office:value-type="float" office:value="25.095925967900001" table:style-name="ce1">
            <text:p>25.09592597</text:p>
          </table:table-cell>
          <table:table-cell office:value-type="float" office:value="184" table:style-name="ce1">
            <text:p>184</text:p>
          </table:table-cell>
          <table:table-cell table:number-columns-repeated="16376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48">
            <text:p>pembrolizumab</text:p>
          </table:table-cell>
          <table:table-cell office:value-type="float" office:value="12.5476167604" table:style-name="ce1">
            <text:p>12.54761676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29">
            <text:p>144</text:p>
          </table:table-cell>
          <table:table-cell office:value-type="string" table:style-name="ce29">
            <text:p>concizumab</text:p>
          </table:table-cell>
          <table:table-cell office:value-type="float" office:value="25.699859852500001" table:style-name="ce1">
            <text:p>25.69985985</text:p>
          </table:table-cell>
          <table:table-cell office:value-type="float" office:value="186" table:style-name="ce1">
            <text:p>186</text:p>
          </table:table-cell>
          <table:table-cell table:number-columns-repeated="16376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48">
            <text:p>brentuximab vedotin</text:p>
          </table:table-cell>
          <table:table-cell office:value-type="float" office:value="12.774359173900001" table:style-name="ce1">
            <text:p>12.77435917</text:p>
          </table:table-cell>
          <table:table-cell office:value-type="float" office:value="145" table:style-name="ce1">
            <text:p>145</text:p>
          </table:table-cell>
          <table:table-cell office:value-type="float" office:value="145" table:style-name="ce29">
            <text:p>145</text:p>
          </table:table-cell>
          <table:table-cell office:value-type="string" table:style-name="ce29">
            <text:p>otelixizumab</text:p>
          </table:table-cell>
          <table:table-cell office:value-type="float" office:value="25.870291312999999" table:style-name="ce1">
            <text:p>25.87029131</text:p>
          </table:table-cell>
          <table:table-cell office:value-type="float" office:value="187" table:style-name="ce1">
            <text:p>187</text:p>
          </table:table-cell>
          <table:table-cell table:number-columns-repeated="16376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29">
            <text:p>vatelizumab</text:p>
          </table:table-cell>
          <table:table-cell office:value-type="float" office:value="12.9237462834" table:style-name="ce1">
            <text:p>12.92374628</text:p>
          </table:table-cell>
          <table:table-cell office:value-type="float" office:value="146" table:style-name="ce1">
            <text:p>146</text:p>
          </table:table-cell>
          <table:table-cell office:value-type="float" office:value="146" table:style-name="ce29">
            <text:p>146</text:p>
          </table:table-cell>
          <table:table-cell office:value-type="string" table:style-name="ce29">
            <text:p>tralokinumab</text:p>
          </table:table-cell>
          <table:table-cell office:value-type="float" office:value="26.739796232300002" table:style-name="ce1">
            <text:p>26.73979623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29">
            <text:p>iodine_girentuximab</text:p>
          </table:table-cell>
          <table:table-cell office:value-type="float" office:value="13.0485933142" table:style-name="ce1">
            <text:p>13.04859331</text:p>
          </table:table-cell>
          <table:table-cell office:value-type="float" office:value="147" table:style-name="ce1">
            <text:p>147</text:p>
          </table:table-cell>
          <table:table-cell office:value-type="float" office:value="147" table:style-name="ce29">
            <text:p>147</text:p>
          </table:table-cell>
          <table:table-cell office:value-type="string" table:style-name="ce29">
            <text:p>lampalizumab</text:p>
          </table:table-cell>
          <table:table-cell office:value-type="float" office:value="27.100033918699999" table:style-name="ce1">
            <text:p>27.10003392</text:p>
          </table:table-cell>
          <table:table-cell office:value-type="float" office:value="189" table:style-name="ce1">
            <text:p>189</text:p>
          </table:table-cell>
          <table:table-cell table:number-columns-repeated="16376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48">
            <text:p>alemtuzumab</text:p>
          </table:table-cell>
          <table:table-cell office:value-type="float" office:value="13.309947538599999" table:style-name="ce1">
            <text:p>13.30994754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29">
            <text:p>148</text:p>
          </table:table-cell>
          <table:table-cell office:value-type="string" table:style-name="ce29">
            <text:p>demcizumab</text:p>
          </table:table-cell>
          <table:table-cell office:value-type="float" office:value="27.4223046571" table:style-name="ce1">
            <text:p>27.42230466</text:p>
          </table:table-cell>
          <table:table-cell office:value-type="float" office:value="190.5" table:style-name="ce1">
            <text:p>190.5</text:p>
          </table:table-cell>
          <table:table-cell table:number-columns-repeated="16376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29">
            <text:p>ranevetmab</text:p>
          </table:table-cell>
          <table:table-cell office:value-type="float" office:value="13.611954446" table:style-name="ce1">
            <text:p>13.61195445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29">
            <text:p>149</text:p>
          </table:table-cell>
          <table:table-cell office:value-type="string" table:style-name="ce29">
            <text:p>navicixizumab</text:p>
          </table:table-cell>
          <table:table-cell office:value-type="float" office:value="27.4223046571" table:style-name="ce1">
            <text:p>27.42230466</text:p>
          </table:table-cell>
          <table:table-cell office:value-type="float" office:value="190.5" table:style-name="ce1">
            <text:p>190.5</text:p>
          </table:table-cell>
          <table:table-cell table:number-columns-repeated="16376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29">
            <text:p>stamulumab</text:p>
          </table:table-cell>
          <table:table-cell office:value-type="float" office:value="13.911592564999999" table:style-name="ce1">
            <text:p>13.91159257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29">
            <text:p>150</text:p>
          </table:table-cell>
          <table:table-cell office:value-type="string" table:style-name="ce29">
            <text:p>citatuzumab_bogatox</text:p>
          </table:table-cell>
          <table:table-cell office:value-type="float" office:value="27.965749666400001" table:style-name="ce1">
            <text:p>27.96574967</text:p>
          </table:table-cell>
          <table:table-cell office:value-type="float" office:value="193" table:style-name="ce1">
            <text:p>193</text:p>
          </table:table-cell>
          <table:table-cell table:number-columns-repeated="16376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29">
            <text:p>lutikizumab</text:p>
          </table:table-cell>
          <table:table-cell office:value-type="float" office:value="14.3100216324" table:style-name="ce1">
            <text:p>14.31002163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29">
            <text:p>151</text:p>
          </table:table-cell>
          <table:table-cell office:value-type="string" table:style-name="ce29">
            <text:p>dacetuzumab</text:p>
          </table:table-cell>
          <table:table-cell office:value-type="float" office:value="28.730168750299999" table:style-name="ce1">
            <text:p>28.73016875</text:p>
          </table:table-cell>
          <table:table-cell office:value-type="float" office:value="194" table:style-name="ce1">
            <text:p>194</text:p>
          </table:table-cell>
          <table:table-cell table:number-columns-repeated="16376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29">
            <text:p>vunakizumab</text:p>
          </table:table-cell>
          <table:table-cell office:value-type="float" office:value="14.3768172951" table:style-name="ce1">
            <text:p>14.3768173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29">
            <text:p>152</text:p>
          </table:table-cell>
          <table:table-cell office:value-type="string" table:style-name="ce29">
            <text:p>inebilizumab</text:p>
          </table:table-cell>
          <table:table-cell office:value-type="float" office:value="30.273035867400001" table:style-name="ce1">
            <text:p>30.27303587</text:p>
          </table:table-cell>
          <table:table-cell office:value-type="float" office:value="195" table:style-name="ce1">
            <text:p>195</text:p>
          </table:table-cell>
          <table:table-cell table:number-columns-repeated="16376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29">
            <text:p>cixutumumab</text:p>
          </table:table-cell>
          <table:table-cell office:value-type="float" office:value="14.578710710399999" table:style-name="ce1">
            <text:p>14.57871071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29">
            <text:p>153</text:p>
          </table:table-cell>
          <table:table-cell office:value-type="string" table:style-name="ce29">
            <text:p>simtuzumab</text:p>
          </table:table-cell>
          <table:table-cell office:value-type="float" office:value="31.2935124587" table:style-name="ce1">
            <text:p>31.29351246</text:p>
          </table:table-cell>
          <table:table-cell office:value-type="float" office:value="198" table:style-name="ce1">
            <text:p>198</text:p>
          </table:table-cell>
          <table:table-cell table:number-columns-repeated="16376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29">
            <text:p>fremanezumab</text:p>
          </table:table-cell>
          <table:table-cell office:value-type="float" office:value="15.0442809112" table:style-name="ce1">
            <text:p>15.04428091</text:p>
          </table:table-cell>
          <table:table-cell office:value-type="float" office:value="154" table:style-name="ce1">
            <text:p>154</text:p>
          </table:table-cell>
          <table:table-cell office:value-type="float" office:value="154" table:style-name="ce29">
            <text:p>154</text:p>
          </table:table-cell>
          <table:table-cell office:value-type="string" table:style-name="ce29">
            <text:p>ozanezumab</text:p>
          </table:table-cell>
          <table:table-cell office:value-type="float" office:value="32.452119862799996" table:style-name="ce1">
            <text:p>32.45211986</text:p>
          </table:table-cell>
          <table:table-cell office:value-type="float" office:value="199" table:style-name="ce1">
            <text:p>199</text:p>
          </table:table-cell>
          <table:table-cell table:number-columns-repeated="16376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48">
            <text:p>ramucirumab</text:p>
          </table:table-cell>
          <table:table-cell office:value-type="float" office:value="15.4681375997" table:style-name="ce1">
            <text:p>15.4681376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29">
            <text:p>155</text:p>
          </table:table-cell>
          <table:table-cell office:value-type="string" table:style-name="ce29">
            <text:p>mogamulizumab</text:p>
          </table:table-cell>
          <table:table-cell office:value-type="float" office:value="34.039686694300002" table:style-name="ce1">
            <text:p>34.03968669</text:p>
          </table:table-cell>
          <table:table-cell office:value-type="float" office:value="201" table:style-name="ce1">
            <text:p>201</text:p>
          </table:table-cell>
          <table:table-cell table:number-columns-repeated="16376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29">
            <text:p>dusigitumab</text:p>
          </table:table-cell>
          <table:table-cell office:value-type="float" office:value="15.608003972300001" table:style-name="ce1">
            <text:p>15.60800397</text:p>
          </table:table-cell>
          <table:table-cell office:value-type="float" office:value="156" table:style-name="ce1">
            <text:p>156</text:p>
          </table:table-cell>
          <table:table-cell office:value-type="float" office:value="156" table:style-name="ce29">
            <text:p>156</text:p>
          </table:table-cell>
          <table:table-cell office:value-type="string" table:style-name="ce29">
            <text:p>crenezumab</text:p>
          </table:table-cell>
          <table:table-cell office:value-type="float" office:value="35.6744081103" table:style-name="ce1">
            <text:p>35.67440811</text:p>
          </table:table-cell>
          <table:table-cell office:value-type="float" office:value="202" table:style-name="ce1">
            <text:p>202</text:p>
          </table:table-cell>
          <table:table-cell table:number-columns-repeated="16376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29">
            <text:p>rilotumumab</text:p>
          </table:table-cell>
          <table:table-cell office:value-type="float" office:value="15.9355918545" table:style-name="ce1">
            <text:p>15.93559185</text:p>
          </table:table-cell>
          <table:table-cell office:value-type="float" office:value="157" table:style-name="ce1">
            <text:p>157</text:p>
          </table:table-cell>
          <table:table-cell office:value-type="float" office:value="157" table:style-name="ce29">
            <text:p>157</text:p>
          </table:table-cell>
          <table:table-cell office:value-type="string" table:style-name="ce29">
            <text:p>solanezumab</text:p>
          </table:table-cell>
          <table:table-cell office:value-type="float" office:value="36.551836005200002" table:style-name="ce1">
            <text:p>36.55183601</text:p>
          </table:table-cell>
          <table:table-cell office:value-type="float" office:value="203" table:style-name="ce1">
            <text:p>203</text:p>
          </table:table-cell>
          <table:table-cell table:number-columns-repeated="16376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29">
            <text:p>tanezumab</text:p>
          </table:table-cell>
          <table:table-cell office:value-type="float" office:value="16.248849442699999" table:style-name="ce1">
            <text:p>16.24884944</text:p>
          </table:table-cell>
          <table:table-cell office:value-type="float" office:value="158" table:style-name="ce1">
            <text:p>158</text:p>
          </table:table-cell>
          <table:table-cell office:value-type="float" office:value="158" table:style-name="ce29">
            <text:p>158</text:p>
          </table:table-cell>
          <table:table-cell office:value-type="string" table:style-name="ce29">
            <text:p>etrolizumab</text:p>
          </table:table-cell>
          <table:table-cell office:value-type="float" office:value="38.6852181195" table:style-name="ce1">
            <text:p>38.68521812</text:p>
          </table:table-cell>
          <table:table-cell office:value-type="float" office:value="204" table:style-name="ce1">
            <text:p>204</text:p>
          </table:table-cell>
          <table:table-cell table:number-columns-repeated="16376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29">
            <text:p>namilumab</text:p>
          </table:table-cell>
          <table:table-cell office:value-type="float" office:value="16.335756630399999" table:style-name="ce1">
            <text:p>16.33575663</text:p>
          </table:table-cell>
          <table:table-cell office:value-type="float" office:value="159" table:style-name="ce1">
            <text:p>159</text:p>
          </table:table-cell>
          <table:table-cell office:value-type="float" office:value="159" table:style-name="ce29">
            <text:p>159</text:p>
          </table:table-cell>
          <table:table-cell office:value-type="string" table:style-name="ce29">
            <text:p>zatuximab</text:p>
          </table:table-cell>
          <table:table-cell office:value-type="float" office:value="39.8899565615" table:style-name="ce1">
            <text:p>39.88995656</text:p>
          </table:table-cell>
          <table:table-cell office:value-type="float" office:value="205" table:style-name="ce1">
            <text:p>205</text:p>
          </table:table-cell>
          <table:table-cell table:number-columns-repeated="16376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29">
            <text:p>rontalizumab</text:p>
          </table:table-cell>
          <table:table-cell office:value-type="float" office:value="16.424850045300001" table:style-name="ce1">
            <text:p>16.42485005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29"/>
          <table:table-cell table:number-columns-repeated="16378" table:style-name="ce1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29">
            <text:p>etaracizumab</text:p>
          </table:table-cell>
          <table:table-cell office:value-type="float" office:value="16.6427684533" table:style-name="ce1">
            <text:p>16.64276845</text:p>
          </table:table-cell>
          <table:table-cell office:value-type="float" office:value="161" table:style-name="ce1">
            <text:p>161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48">
            <text:p>omalizumab</text:p>
          </table:table-cell>
          <table:table-cell office:value-type="float" office:value="16.888375088899998" table:style-name="ce1">
            <text:p>16.88837509</text:p>
          </table:table-cell>
          <table:table-cell office:value-type="float" office:value="162" table:style-name="ce1">
            <text:p>162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29">
            <text:p>lanadelumab</text:p>
          </table:table-cell>
          <table:table-cell office:value-type="float" office:value="17.142158723400001" table:style-name="ce1">
            <text:p>17.14215872</text:p>
          </table:table-cell>
          <table:table-cell office:value-type="float" office:value="163" table:style-name="ce1">
            <text:p>163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48">
            <text:p>gemtuzumab</text:p>
          </table:table-cell>
          <table:table-cell office:value-type="float" office:value="17.292182860200001" table:style-name="ce1">
            <text:p>17.29218286</text:p>
          </table:table-cell>
          <table:table-cell office:value-type="float" office:value="164" table:style-name="ce1">
            <text:p>164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29">
            <text:p>naratuximab</text:p>
          </table:table-cell>
          <table:table-cell office:value-type="float" office:value="17.498891283399999" table:style-name="ce1">
            <text:p>17.49889128</text:p>
          </table:table-cell>
          <table:table-cell office:value-type="float" office:value="165" table:style-name="ce1">
            <text:p>165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29">
            <text:p>ligelizumab</text:p>
          </table:table-cell>
          <table:table-cell office:value-type="float" office:value="17.569679928500001" table:style-name="ce1">
            <text:p>17.56967993</text:p>
          </table:table-cell>
          <table:table-cell office:value-type="float" office:value="166" table:style-name="ce1">
            <text:p>166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29">
            <text:p>benralizumab</text:p>
          </table:table-cell>
          <table:table-cell office:value-type="float" office:value="17.646411481099999" table:style-name="ce1">
            <text:p>17.64641148</text:p>
          </table:table-cell>
          <table:table-cell office:value-type="float" office:value="167" table:style-name="ce1">
            <text:p>167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29">
            <text:p>gemetuzumab</text:p>
          </table:table-cell>
          <table:table-cell office:value-type="float" office:value="17.861810884200001" table:style-name="ce1">
            <text:p>17.86181088</text:p>
          </table:table-cell>
          <table:table-cell office:value-type="float" office:value="168" table:style-name="ce1">
            <text:p>168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29">
            <text:p>ponezumab</text:p>
          </table:table-cell>
          <table:table-cell office:value-type="float" office:value="18.164576368599999" table:style-name="ce1">
            <text:p>18.16457637</text:p>
          </table:table-cell>
          <table:table-cell office:value-type="float" office:value="169" table:style-name="ce1">
            <text:p>169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29">
            <text:p>patritumab</text:p>
          </table:table-cell>
          <table:table-cell office:value-type="float" office:value="18.588469053800001" table:style-name="ce1">
            <text:p>18.58846905</text:p>
          </table:table-cell>
          <table:table-cell office:value-type="float" office:value="170" table:style-name="ce1">
            <text:p>170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29">
            <text:p>pritoxaximab</text:p>
          </table:table-cell>
          <table:table-cell office:value-type="float" office:value="19.207114967199999" table:style-name="ce1">
            <text:p>19.20711497</text:p>
          </table:table-cell>
          <table:table-cell office:value-type="float" office:value="171" table:style-name="ce1">
            <text:p>171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29">
            <text:p>lendalizumab</text:p>
          </table:table-cell>
          <table:table-cell office:value-type="float" office:value="19.316779640099998" table:style-name="ce1">
            <text:p>19.31677964</text:p>
          </table:table-cell>
          <table:table-cell office:value-type="float" office:value="172" table:style-name="ce1">
            <text:p>172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29">
            <text:p>briakinumab</text:p>
          </table:table-cell>
          <table:table-cell office:value-type="float" office:value="19.498057787600001" table:style-name="ce1">
            <text:p>19.49805779</text:p>
          </table:table-cell>
          <table:table-cell office:value-type="float" office:value="173" table:style-name="ce1">
            <text:p>173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29">
            <text:p>telisotuzumab</text:p>
          </table:table-cell>
          <table:table-cell office:value-type="float" office:value="19.5603251673" table:style-name="ce1">
            <text:p>19.56032517</text:p>
          </table:table-cell>
          <table:table-cell office:value-type="float" office:value="174" table:style-name="ce1">
            <text:p>174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29">
            <text:p>polatuzumab_vedotin</text:p>
          </table:table-cell>
          <table:table-cell office:value-type="float" office:value="19.692025803700002" table:style-name="ce1">
            <text:p>19.6920258</text:p>
          </table:table-cell>
          <table:table-cell office:value-type="float" office:value="175" table:style-name="ce1">
            <text:p>175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29">
            <text:p>ficlatuzumab</text:p>
          </table:table-cell>
          <table:table-cell office:value-type="float" office:value="21.967844621699999" table:style-name="ce1">
            <text:p>21.96784462</text:p>
          </table:table-cell>
          <table:table-cell office:value-type="float" office:value="176" table:style-name="ce1">
            <text:p>176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29">
            <text:p>andecaliximab</text:p>
          </table:table-cell>
          <table:table-cell office:value-type="float" office:value="22.2542414409" table:style-name="ce1">
            <text:p>22.25424144</text:p>
          </table:table-cell>
          <table:table-cell office:value-type="float" office:value="177" table:style-name="ce1">
            <text:p>177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29">
            <text:p>suvizumab</text:p>
          </table:table-cell>
          <table:table-cell office:value-type="float" office:value="22.711301093599999" table:style-name="ce1">
            <text:p>22.71130109</text:p>
          </table:table-cell>
          <table:table-cell office:value-type="float" office:value="178" table:style-name="ce1">
            <text:p>178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48">
            <text:p>abciximab</text:p>
          </table:table-cell>
          <table:table-cell office:value-type="float" office:value="23.2471777439" table:style-name="ce1">
            <text:p>23.24717774</text:p>
          </table:table-cell>
          <table:table-cell office:value-type="float" office:value="179" table:style-name="ce1">
            <text:p>179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29">
            <text:p>cantuzumab_ravtansin</text:p>
          </table:table-cell>
          <table:table-cell office:value-type="float" office:value="23.310439039799999" table:style-name="ce1">
            <text:p>23.31043904</text:p>
          </table:table-cell>
          <table:table-cell office:value-type="float" office:value="180" table:style-name="ce1">
            <text:p>180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29">
            <text:p>robatumumab</text:p>
          </table:table-cell>
          <table:table-cell office:value-type="float" office:value="23.6310367118" table:style-name="ce1">
            <text:p>23.63103671</text:p>
          </table:table-cell>
          <table:table-cell office:value-type="float" office:value="181" table:style-name="ce1">
            <text:p>181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29">
            <text:p>enavatuzumab</text:p>
          </table:table-cell>
          <table:table-cell office:value-type="float" office:value="23.798246841899999" table:style-name="ce1">
            <text:p>23.79824684</text:p>
          </table:table-cell>
          <table:table-cell office:value-type="float" office:value="182" table:style-name="ce1">
            <text:p>182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29">
            <text:p>tildrakizumab</text:p>
          </table:table-cell>
          <table:table-cell office:value-type="float" office:value="25.079688181600002" table:style-name="ce1">
            <text:p>25.07968818</text:p>
          </table:table-cell>
          <table:table-cell office:value-type="float" office:value="183" table:style-name="ce1">
            <text:p>183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29">
            <text:p>brolucizumab</text:p>
          </table:table-cell>
          <table:table-cell office:value-type="float" office:value="25.095925967900001" table:style-name="ce1">
            <text:p>25.09592597</text:p>
          </table:table-cell>
          <table:table-cell office:value-type="float" office:value="184" table:style-name="ce1">
            <text:p>184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48">
            <text:p>dinutuximab</text:p>
          </table:table-cell>
          <table:table-cell office:value-type="float" office:value="25.160328653499999" table:style-name="ce1">
            <text:p>25.16032865</text:p>
          </table:table-cell>
          <table:table-cell office:value-type="float" office:value="185" table:style-name="ce1">
            <text:p>185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29">
            <text:p>concizumab</text:p>
          </table:table-cell>
          <table:table-cell office:value-type="float" office:value="25.699859852500001" table:style-name="ce1">
            <text:p>25.69985985</text:p>
          </table:table-cell>
          <table:table-cell office:value-type="float" office:value="186" table:style-name="ce1">
            <text:p>186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29">
            <text:p>otelixizumab</text:p>
          </table:table-cell>
          <table:table-cell office:value-type="float" office:value="25.870291312999999" table:style-name="ce1">
            <text:p>25.87029131</text:p>
          </table:table-cell>
          <table:table-cell office:value-type="float" office:value="187" table:style-name="ce1">
            <text:p>187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29">
            <text:p>tralokinumab</text:p>
          </table:table-cell>
          <table:table-cell office:value-type="float" office:value="26.739796232300002" table:style-name="ce1">
            <text:p>26.73979623</text:p>
          </table:table-cell>
          <table:table-cell office:value-type="float" office:value="188" table:style-name="ce1">
            <text:p>188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29">
            <text:p>lampalizumab</text:p>
          </table:table-cell>
          <table:table-cell office:value-type="float" office:value="27.100033918699999" table:style-name="ce1">
            <text:p>27.10003392</text:p>
          </table:table-cell>
          <table:table-cell office:value-type="float" office:value="189" table:style-name="ce1">
            <text:p>189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29">
            <text:p>demcizumab</text:p>
          </table:table-cell>
          <table:table-cell office:value-type="float" office:value="27.4223046571" table:style-name="ce1">
            <text:p>27.42230466</text:p>
          </table:table-cell>
          <table:table-cell office:value-type="float" office:value="190.5" table:style-name="ce1">
            <text:p>190.5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29">
            <text:p>navicixizumab</text:p>
          </table:table-cell>
          <table:table-cell office:value-type="float" office:value="27.4223046571" table:style-name="ce1">
            <text:p>27.42230466</text:p>
          </table:table-cell>
          <table:table-cell office:value-type="float" office:value="190.5" table:style-name="ce1">
            <text:p>190.5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48">
            <text:p>obinutuzumab</text:p>
          </table:table-cell>
          <table:table-cell office:value-type="float" office:value="27.7884732397" table:style-name="ce1">
            <text:p>27.78847324</text:p>
          </table:table-cell>
          <table:table-cell office:value-type="float" office:value="192" table:style-name="ce1">
            <text:p>192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29">
            <text:p>citatuzumab_bogatox</text:p>
          </table:table-cell>
          <table:table-cell office:value-type="float" office:value="27.965749666400001" table:style-name="ce1">
            <text:p>27.96574967</text:p>
          </table:table-cell>
          <table:table-cell office:value-type="float" office:value="193" table:style-name="ce1">
            <text:p>193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29">
            <text:p>dacetuzumab</text:p>
          </table:table-cell>
          <table:table-cell office:value-type="float" office:value="28.730168750299999" table:style-name="ce1">
            <text:p>28.73016875</text:p>
          </table:table-cell>
          <table:table-cell office:value-type="float" office:value="194" table:style-name="ce1">
            <text:p>194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29">
            <text:p>inebilizumab</text:p>
          </table:table-cell>
          <table:table-cell office:value-type="float" office:value="30.273035867400001" table:style-name="ce1">
            <text:p>30.27303587</text:p>
          </table:table-cell>
          <table:table-cell office:value-type="float" office:value="195" table:style-name="ce1">
            <text:p>195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48">
            <text:p>trastuzumab</text:p>
          </table:table-cell>
          <table:table-cell office:value-type="float" office:value="31.232355903199998" table:style-name="ce1">
            <text:p>31.2323559</text:p>
          </table:table-cell>
          <table:table-cell office:value-type="float" office:value="196" table:style-name="ce1">
            <text:p>196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48">
            <text:p>idarucizumab</text:p>
          </table:table-cell>
          <table:table-cell office:value-type="float" office:value="31.2747163029" table:style-name="ce1">
            <text:p>31.2747163</text:p>
          </table:table-cell>
          <table:table-cell office:value-type="float" office:value="197" table:style-name="ce1">
            <text:p>197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29">
            <text:p>simtuzumab</text:p>
          </table:table-cell>
          <table:table-cell office:value-type="float" office:value="31.2935124587" table:style-name="ce1">
            <text:p>31.29351246</text:p>
          </table:table-cell>
          <table:table-cell office:value-type="float" office:value="198" table:style-name="ce1">
            <text:p>198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29">
            <text:p>ozanezumab</text:p>
          </table:table-cell>
          <table:table-cell office:value-type="float" office:value="32.452119862799996" table:style-name="ce1">
            <text:p>32.45211986</text:p>
          </table:table-cell>
          <table:table-cell office:value-type="float" office:value="199" table:style-name="ce1">
            <text:p>199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48">
            <text:p>cetuximab</text:p>
          </table:table-cell>
          <table:table-cell office:value-type="float" office:value="33.377133906700003" table:style-name="ce1">
            <text:p>33.37713391</text:p>
          </table:table-cell>
          <table:table-cell office:value-type="float" office:value="200" table:style-name="ce1">
            <text:p>200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29">
            <text:p>mogamulizumab</text:p>
          </table:table-cell>
          <table:table-cell office:value-type="float" office:value="34.039686694300002" table:style-name="ce1">
            <text:p>34.03968669</text:p>
          </table:table-cell>
          <table:table-cell office:value-type="float" office:value="201" table:style-name="ce1">
            <text:p>201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29">
            <text:p>crenezumab</text:p>
          </table:table-cell>
          <table:table-cell office:value-type="float" office:value="35.6744081103" table:style-name="ce1">
            <text:p>35.67440811</text:p>
          </table:table-cell>
          <table:table-cell office:value-type="float" office:value="202" table:style-name="ce1">
            <text:p>202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29">
            <text:p>solanezumab</text:p>
          </table:table-cell>
          <table:table-cell office:value-type="float" office:value="36.551836005200002" table:style-name="ce1">
            <text:p>36.55183601</text:p>
          </table:table-cell>
          <table:table-cell office:value-type="float" office:value="203" table:style-name="ce1">
            <text:p>203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29">
            <text:p>etrolizumab</text:p>
          </table:table-cell>
          <table:table-cell office:value-type="float" office:value="38.6852181195" table:style-name="ce1">
            <text:p>38.68521812</text:p>
          </table:table-cell>
          <table:table-cell office:value-type="float" office:value="204" table:style-name="ce1">
            <text:p>204</text:p>
          </table:table-cell>
          <table:table-cell table:style-name="ce29"/>
          <table:table-cell table:number-columns-repeated="16379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29">
            <text:p>zatuximab</text:p>
          </table:table-cell>
          <table:table-cell office:value-type="float" office:value="39.8899565615" table:style-name="ce1">
            <text:p>39.88995656</text:p>
          </table:table-cell>
          <table:table-cell office:value-type="float" office:value="205" table:style-name="ce1">
            <text:p>205</text:p>
          </table:table-cell>
          <table:table-cell table:style-name="ce29"/>
          <table:table-cell table:number-columns-repeated="16379"/>
        </table:table-row>
        <table:table-row table:style-name="ro2">
          <table:table-cell table:style-name="ce1"/>
          <table:table-cell table:style-name="ce29"/>
          <table:table-cell table:number-columns-repeated="2" table:style-name="ce1"/>
          <table:table-cell table:style-name="ce29"/>
          <table:table-cell table:number-columns-repeated="16379"/>
        </table:table-row>
        <table:table-row table:number-rows-repeated="1048370" table:style-name="ro3">
          <table:table-cell table:number-columns-repeated="16384"/>
        </table:table-row>
      </table:table>
      <table:table table:name="scores_of_Method_3" table:style-name="ta1">
        <table:table-column table:style-name="co1" table:number-columns-repeated="14" table:default-cell-style-name="ce1"/>
        <table:table-column table:style-name="co17" table:default-cell-style-name="ce1"/>
        <table:table-column table:style-name="co1" table:number-columns-repeated="4" table:default-cell-style-name="ce1"/>
        <table:table-column table:style-name="co2" table:number-columns-repeated="16365" table:default-cell-style-name="ce1"/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9">
            <text:p>actox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approved</text:p>
          </table:table-cell>
          <table:table-cell table:number-columns-repeated="3" table:style-name="ce1"/>
          <table:table-cell office:value-type="string" table:style-name="ce29">
            <text:p>unapproved older than 5 years</text:p>
          </table:table-cell>
          <table:table-cell table:number-columns-repeated="3" table:style-name="ce1"/>
          <table:table-cell office:value-type="string" table:style-name="ce1">
            <text:p>Score method 3</text:p>
          </table:table-cell>
          <table:table-cell office:value-type="string" table:style-name="ce1">
            <text:p>Uc =N</text:p>
          </table:table-cell>
          <table:table-cell table:number-columns-repeated="1636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48">
            <text:p>ada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48">
            <text:p>ada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actox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29">
            <text:p>alacizumab_pegol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48">
            <text:p>arci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string" table:style-name="ce29">
            <text:p>alacizumab_pegol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Welch's t test</text:p>
          </table:table-cell>
          <table:table-cell table:number-columns-repeated="16369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29">
            <text:p>ama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48">
            <text:p>atezo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string" table:style-name="ce29">
            <text:p>ama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approved</text:p>
          </table:table-cell>
          <table:table-cell office:value-type="string" table:style-name="ce1">
            <text:p>unapproved</text:p>
          </table:table-cell>
          <table:table-cell office:value-type="string" table:style-name="ce1">
            <text:p>total</text:p>
          </table:table-cell>
          <table:table-cell table:number-columns-repeated="1636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29">
            <text:p>apru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48">
            <text:p>ave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string" table:style-name="ce29">
            <text:p>apru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count</text:p>
          </table:table-cell>
          <table:table-cell office:value-type="float" office:value="46" table:style-name="ce1">
            <text:p>46</text:p>
          </table:table-cell>
          <table:table-cell office:value-type="float" office:value="160" table:style-name="ce1">
            <text:p>160</text:p>
          </table:table-cell>
          <table:table-cell table:number-columns-repeated="1636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48">
            <text:p>arci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48">
            <text:p>basili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string" table:style-name="ce29">
            <text:p>ascrinva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sum</text:p>
          </table:table-cell>
          <table:table-cell office:value-type="float" office:value="88" table:formula="of:=SUM([.H2:.H47])" table:style-name="ce1">
            <text:p>88</text:p>
          </table:table-cell>
          <table:table-cell office:value-type="float" office:value="370" table:formula="of:=SUM([.L2:.L161])" table:style-name="ce1">
            <text:p>370</text:p>
          </table:table-cell>
          <table:table-cell table:number-columns-repeated="16367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29">
            <text:p>ascrinva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48">
            <text:p>bav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string" table:style-name="ce29">
            <text:p>ati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float" office:value="1.9130434782608696" table:formula="of:=[.P6]/[.P5]" table:style-name="ce1">
            <text:p>1.913043478</text:p>
          </table:table-cell>
          <table:table-cell office:value-type="float" office:value="2.3125" table:formula="of:=[.Q6]/[.Q5]" table:style-name="ce1">
            <text:p>2.3125</text:p>
          </table:table-cell>
          <table:table-cell table:number-columns-repeated="1636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48">
            <text:p>atezo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48">
            <text:p>blina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string" table:style-name="ce29">
            <text:p>benr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variance</text:p>
          </table:table-cell>
          <table:table-cell office:value-type="float" office:value="7.1478260869565222" table:formula="of:=VAR([.H2:.H47])" table:style-name="ce1">
            <text:p>7.147826087</text:p>
          </table:table-cell>
          <table:table-cell office:value-type="float" office:value="7.5495283018867925" table:formula="of:=VAR([.L2:.L161])" table:style-name="ce1">
            <text:p>7.549528302</text:p>
          </table:table-cell>
          <table:table-cell table:number-columns-repeated="16367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29">
            <text:p>ati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48">
            <text:p>brod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string" table:style-name="ce29">
            <text:p>bezlotox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Var/Count</text:p>
          </table:table-cell>
          <table:table-cell office:value-type="float" office:value="0.15538752362948963" table:formula="of:=[.P8]/[.P5]" table:style-name="ce1">
            <text:p>0.155387524</text:p>
          </table:table-cell>
          <table:table-cell office:value-type="float" office:value="4.718455188679245E-2" table:formula="of:=[.Q8]/[.Q5]" table:style-name="ce1">
            <text:p>0.047184552</text:p>
          </table:table-cell>
          <table:table-cell table:number-columns-repeated="1636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48">
            <text:p>ave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48">
            <text:p>certolizumab pegol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string" table:style-name="ce29">
            <text:p>bloso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48">
            <text:p>basili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48">
            <text:p>dac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string" table:style-name="ce29">
            <text:p>brazik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t value</text:p>
          </table:table-cell>
          <table:table-cell office:value-type="float" office:value="-0.88752322607788303" table:formula="of:= ([.P7]-[.Q7])/SQRT([.P9]+[.Q9])" table:style-name="ce1">
            <text:p>-0.887523226</text:p>
          </table:table-cell>
          <table:table-cell table:number-columns-repeated="16368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48">
            <text:p>bav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48">
            <text:p>dar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string" table:style-name="ce29">
            <text:p>buros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table:number-columns-repeated="16367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29">
            <text:p>benr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48">
            <text:p>denos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string" table:style-name="ce29">
            <text:p>camre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df</text:p>
          </table:table-cell>
          <table:table-cell office:value-type="float" office:value="74.533438856276774" table:formula="of:=([.P9]+[.Q9])^2/([.P9]^2/[.P12]+[.Q9]^2/[.Q12])" table:style-name="ce1">
            <text:p>74.53343886</text:p>
          </table:table-cell>
          <table:table-cell office:value-type="string" table:style-name="ce1">
            <text:p><text:s/>nearest df=75</text:p>
          </table:table-cell>
          <table:table-cell table:number-columns-repeated="16367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29">
            <text:p>bezlotox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48">
            <text:p>ef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string" table:style-name="ce29">
            <text:p>car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at df = 75, p=0.05, critical t = 1.6652</text:p>
          </table:table-cell>
          <table:table-cell table:number-columns-repeated="16369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48">
            <text:p>blina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48">
            <text:p>ibri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string" table:style-name="ce29">
            <text:p>caro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|t|&lt; 1.6652, the difference is not significant</text:p>
          </table:table-cell>
          <table:table-cell table:number-columns-repeated="16369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29">
            <text:p>bloso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48">
            <text:p>ipi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string" table:style-name="ce29">
            <text:p>con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29">
            <text:p>brazik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48">
            <text:p>neci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string" table:style-name="ce29">
            <text:p>crizan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48">
            <text:p>brod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48">
            <text:p>obiltoxa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string" table:style-name="ce29">
            <text:p>croted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29">
            <text:p>buros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48">
            <text:p>of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string" table:style-name="ce29">
            <text:p>depatux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Mann-Whitney's u test</text:p>
          </table:table-cell>
          <table:table-cell table:number-columns-repeated="16369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29">
            <text:p>camre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48">
            <text:p>olara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string" table:style-name="ce29">
            <text:p>drozi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approved</text:p>
          </table:table-cell>
          <table:table-cell office:value-type="string" table:style-name="ce1">
            <text:p>unapproved</text:p>
          </table:table-cell>
          <table:table-cell table:style-name="ce1"/>
          <table:table-cell table:style-name="ce16"/>
          <table:table-cell table:number-columns-repeated="16365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29">
            <text:p>car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48">
            <text:p>ranib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string" table:style-name="ce29">
            <text:p>efung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sum of rank</text:p>
          </table:table-cell>
          <table:table-cell office:value-type="float" office:value="4434" table:formula="of:=SUM([.I2:.I47])" table:style-name="ce1">
            <text:p>4434</text:p>
          </table:table-cell>
          <table:table-cell office:value-type="float" office:value="16887" table:formula="of:=SUM([.M2:.M161])" table:style-name="ce16">
            <text:p>16887</text:p>
          </table:table-cell>
          <table:table-cell table:number-columns-repeated="16367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29">
            <text:p>caro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48">
            <text:p>r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string" table:style-name="ce29">
            <text:p>eleza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U1</text:p>
          </table:table-cell>
          <table:table-cell office:value-type="float" office:value="4007" table:formula="of:=[.P5]*[.Q5]+[.P5]*([.P5]+1)/2-[.P21]" table:style-name="ce1">
            <text:p>4007</text:p>
          </table:table-cell>
          <table:table-cell table:number-columns-repeated="16368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48">
            <text:p>certolizumab pegol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48">
            <text:p>romoso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string" table:style-name="ce29">
            <text:p>enok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U2</text:p>
          </table:table-cell>
          <table:table-cell office:value-type="float" office:value="3353" table:formula="of:=[.P5]*[.Q5]+[.Q5]*([.Q5]+1)/2-[.Q21]" table:style-name="ce16">
            <text:p>3353</text:p>
          </table:table-cell>
          <table:table-cell table:number-columns-repeated="2" table:style-name="ce32"/>
          <table:table-cell table:number-columns-repeated="16366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29">
            <text:p>con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48">
            <text:p>sari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string" table:style-name="ce29">
            <text:p>enoti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mean of U</text:p>
          </table:table-cell>
          <table:table-cell office:value-type="float" office:value="3680" table:formula="of:=AVERAGE([.P22:.P23])" table:style-name="ce1">
            <text:p>3680</text:p>
          </table:table-cell>
          <table:table-cell table:number-columns-repeated="16368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9">
            <text:p>crizan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48">
            <text:p>secuki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string" table:style-name="ce29">
            <text:p>eptine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SD of U</text:p>
          </table:table-cell>
          <table:table-cell office:value-type="float" office:value="356.31446785108233" table:formula="of:=SQRT([.P5]*[.Q5]*([.P5]+[.Q5]+1)/12)" table:style-name="ce1">
            <text:p>356.3144679</text:p>
          </table:table-cell>
          <table:table-cell table:number-columns-repeated="16368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29">
            <text:p>croted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48">
            <text:p>sil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string" table:style-name="ce29">
            <text:p>ere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corrected SD</text:p>
          </table:table-cell>
          <table:table-cell office:value-type="float" office:value="326.47761261923938" table:formula="of:=SQRT([.P5]*[.Q5]*([.P5]+[.Q5]+1-1402704/206/205)/12)" table:style-name="ce1">
            <text:p>326.4776126</text:p>
          </table:table-cell>
          <table:table-cell table:number-columns-repeated="16368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48">
            <text:p>dac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48">
            <text:p>siruk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string" table:style-name="ce29">
            <text:p>farle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U</text:p>
          </table:table-cell>
          <table:table-cell office:value-type="float" office:value="3353" table:formula="of:=[.P23]" table:style-name="ce16">
            <text:p>3353</text:p>
          </table:table-cell>
          <table:table-cell table:number-columns-repeated="16368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48">
            <text:p>dar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48">
            <text:p>tosi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string" table:style-name="ce29">
            <text:p>fezaki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z</text:p>
          </table:table-cell>
          <table:table-cell office:value-type="float" office:value="-1.0016000710632795" table:formula="of:=([.P27]-[.P24])/[.P26]" table:style-name="ce1">
            <text:p>-1.001600071</text:p>
          </table:table-cell>
          <table:table-cell table:number-columns-repeated="16368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48">
            <text:p>denos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48">
            <text:p>alem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29">
            <text:p>fiba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29">
            <text:p>depatux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48">
            <text:p>aliroc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29" table:style-name="ce1">
            <text:p>29</text:p>
          </table:table-cell>
          <table:table-cell office:value-type="string" table:style-name="ce29">
            <text:p>flanvo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when z = -1.00, p = 0.1587; <text:s/>if one-tailed p =0.1587; two tailed p = 0.3174</text:p>
          </table:table-cell>
          <table:table-cell table:number-columns-repeated="16369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29">
            <text:p>drozi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48">
            <text:p>brentuximab vedoti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0" table:style-name="ce1">
            <text:p>30</text:p>
          </table:table-cell>
          <table:table-cell office:value-type="string" table:style-name="ce29">
            <text:p>for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p value is not small enough to reject the hypothesis;</text:p>
          </table:table-cell>
          <table:table-cell table:number-columns-repeated="16369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48">
            <text:p>ef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48">
            <text:p>canakin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1" table:style-name="ce1">
            <text:p>31</text:p>
          </table:table-cell>
          <table:table-cell office:value-type="string" table:style-name="ce29">
            <text:p>freso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29">
            <text:p>efung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48">
            <text:p>evoloc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2" table:style-name="ce1">
            <text:p>32</text:p>
          </table:table-cell>
          <table:table-cell office:value-type="string" table:style-name="ce29">
            <text:p>fulra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29">
            <text:p>eleza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48">
            <text:p>ixe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3" table:style-name="ce1">
            <text:p>33</text:p>
          </table:table-cell>
          <table:table-cell office:value-type="string" table:style-name="ce29">
            <text:p>fu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29">
            <text:p>enok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48">
            <text:p>nivol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4" table:style-name="ce1">
            <text:p>34</text:p>
          </table:table-cell>
          <table:table-cell office:value-type="string" table:style-name="ce29">
            <text:p>gani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29">
            <text:p>enoti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48">
            <text:p>pembro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5" table:style-name="ce1">
            <text:p>35</text:p>
          </table:table-cell>
          <table:table-cell office:value-type="string" table:style-name="ce29">
            <text:p>gantener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29">
            <text:p>eptine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48">
            <text:p>ustekin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6" table:style-name="ce1">
            <text:p>36</text:p>
          </table:table-cell>
          <table:table-cell office:value-type="string" table:style-name="ce29">
            <text:p>gemtuzumab2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29">
            <text:p>ere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48">
            <text:p>vedo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37" table:style-name="ce1">
            <text:p>37</text:p>
          </table:table-cell>
          <table:table-cell office:value-type="string" table:style-name="ce29">
            <text:p>gevok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29">
            <text:p>farle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48">
            <text:p>omal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office:value-type="float" office:value="38" table:style-name="ce1">
            <text:p>38</text:p>
          </table:table-cell>
          <table:table-cell office:value-type="string" table:style-name="ce29">
            <text:p>giren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29">
            <text:p>fezaki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48">
            <text:p>ramucir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office:value-type="float" office:value="39" table:style-name="ce1">
            <text:p>39</text:p>
          </table:table-cell>
          <table:table-cell office:value-type="string" table:style-name="ce29">
            <text:p>icru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29">
            <text:p>fiba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48">
            <text:p>gemtu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office:value-type="float" office:value="40" table:style-name="ce1">
            <text:p>40</text:p>
          </table:table-cell>
          <table:table-cell office:value-type="string" table:style-name="ce29">
            <text:p>ifabo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29">
            <text:p>flanvo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48">
            <text:p>abcixi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office:value-type="float" office:value="41" table:style-name="ce1">
            <text:p>41</text:p>
          </table:table-cell>
          <table:table-cell office:value-type="string" table:style-name="ce29">
            <text:p>imga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29">
            <text:p>for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48">
            <text:p>dinutuxi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office:value-type="float" office:value="42" table:style-name="ce1">
            <text:p>42</text:p>
          </table:table-cell>
          <table:table-cell office:value-type="string" table:style-name="ce29">
            <text:p>incla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29">
            <text:p>freso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48">
            <text:p>obinutu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office:value-type="float" office:value="43" table:style-name="ce1">
            <text:p>43</text:p>
          </table:table-cell>
          <table:table-cell office:value-type="string" table:style-name="ce29">
            <text:p>inte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29">
            <text:p>fulra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48">
            <text:p>cetuxi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office:value-type="float" office:value="44" table:style-name="ce1">
            <text:p>44</text:p>
          </table:table-cell>
          <table:table-cell office:value-type="string" table:style-name="ce29">
            <text:p>ir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29">
            <text:p>fu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48">
            <text:p>trastu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office:value-type="float" office:value="45" table:style-name="ce1">
            <text:p>45</text:p>
          </table:table-cell>
          <table:table-cell office:value-type="string" table:style-name="ce29">
            <text:p>ito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29">
            <text:p>gani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48">
            <text:p>idarucizumab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office:value-type="float" office:value="46" table:style-name="ce1">
            <text:p>46</text:p>
          </table:table-cell>
          <table:table-cell office:value-type="string" table:style-name="ce29">
            <text:p>lapr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29">
            <text:p>gantener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47" table:style-name="ce1">
            <text:p>47</text:p>
          </table:table-cell>
          <table:table-cell office:value-type="string" table:style-name="ce29">
            <text:p>liri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29">
            <text:p>gemtuzumab2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48" table:style-name="ce1">
            <text:p>48</text:p>
          </table:table-cell>
          <table:table-cell office:value-type="string" table:style-name="ce29">
            <text:p>luc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29">
            <text:p>gevok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49" table:style-name="ce1">
            <text:p>49</text:p>
          </table:table-cell>
          <table:table-cell office:value-type="string" table:style-name="ce29">
            <text:p>motav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29">
            <text:p>giren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office:value-type="string" table:style-name="ce29">
            <text:p>moxetumomab_pasudotox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48">
            <text:p>ibri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1" table:style-name="ce1">
            <text:p>51</text:p>
          </table:table-cell>
          <table:table-cell office:value-type="string" table:style-name="ce29">
            <text:p>narna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29">
            <text:p>icru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2" table:style-name="ce1">
            <text:p>52</text:p>
          </table:table-cell>
          <table:table-cell office:value-type="string" table:style-name="ce29">
            <text:p>nesva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29">
            <text:p>ifabo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3" table:style-name="ce1">
            <text:p>53</text:p>
          </table:table-cell>
          <table:table-cell office:value-type="string" table:style-name="ce29">
            <text:p>ocara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29">
            <text:p>imga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4" table:style-name="ce1">
            <text:p>54</text:p>
          </table:table-cell>
          <table:table-cell office:value-type="string" table:style-name="ce29">
            <text:p>olok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29">
            <text:p>incla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5" table:style-name="ce1">
            <text:p>55</text:p>
          </table:table-cell>
          <table:table-cell office:value-type="string" table:style-name="ce29">
            <text:p>orti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29">
            <text:p>inte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6" table:style-name="ce1">
            <text:p>56</text:p>
          </table:table-cell>
          <table:table-cell office:value-type="string" table:style-name="ce29">
            <text:p>oxe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48">
            <text:p>ipi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7" table:style-name="ce1">
            <text:p>57</text:p>
          </table:table-cell>
          <table:table-cell office:value-type="string" table:style-name="ce29">
            <text:p>pasotux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29">
            <text:p>ir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8" table:style-name="ce1">
            <text:p>58</text:p>
          </table:table-cell>
          <table:table-cell office:value-type="string" table:style-name="ce29">
            <text:p>patec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29">
            <text:p>ito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59" table:style-name="ce1">
            <text:p>59</text:p>
          </table:table-cell>
          <table:table-cell office:value-type="string" table:style-name="ce29">
            <text:p>pidi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29">
            <text:p>lapr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0" table:style-name="ce1">
            <text:p>60</text:p>
          </table:table-cell>
          <table:table-cell office:value-type="string" table:style-name="ce29">
            <text:p>pog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29">
            <text:p>liri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1" table:style-name="ce1">
            <text:p>61</text:p>
          </table:table-cell>
          <table:table-cell office:value-type="string" table:style-name="ce29">
            <text:p>prez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29">
            <text:p>luc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2" table:style-name="ce1">
            <text:p>62</text:p>
          </table:table-cell>
          <table:table-cell office:value-type="string" table:style-name="ce29">
            <text:p>qui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29">
            <text:p>motav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3" table:style-name="ce1">
            <text:p>63</text:p>
          </table:table-cell>
          <table:table-cell office:value-type="string" table:style-name="ce29">
            <text:p>raco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29">
            <text:p>moxetumomab_pasudotox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4" table:style-name="ce1">
            <text:p>64</text:p>
          </table:table-cell>
          <table:table-cell office:value-type="string" table:style-name="ce29">
            <text:p>radre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29">
            <text:p>narna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5" table:style-name="ce1">
            <text:p>65</text:p>
          </table:table-cell>
          <table:table-cell office:value-type="string" table:style-name="ce29">
            <text:p>roled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48">
            <text:p>neci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6" table:style-name="ce1">
            <text:p>66</text:p>
          </table:table-cell>
          <table:table-cell office:value-type="string" table:style-name="ce29">
            <text:p>rosman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29">
            <text:p>nesva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7" table:style-name="ce1">
            <text:p>67</text:p>
          </table:table-cell>
          <table:table-cell office:value-type="string" table:style-name="ce29">
            <text:p>sape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48">
            <text:p>obiltoxa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8" table:style-name="ce1">
            <text:p>68</text:p>
          </table:table-cell>
          <table:table-cell office:value-type="string" table:style-name="ce29">
            <text:p>seriban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29">
            <text:p>ocara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69" table:style-name="ce1">
            <text:p>69</text:p>
          </table:table-cell>
          <table:table-cell office:value-type="string" table:style-name="ce29">
            <text:p>setoxa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48">
            <text:p>ofatu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0" table:style-name="ce1">
            <text:p>70</text:p>
          </table:table-cell>
          <table:table-cell office:value-type="string" table:style-name="ce29">
            <text:p>sifa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48">
            <text:p>olara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1" table:style-name="ce1">
            <text:p>71</text:p>
          </table:table-cell>
          <table:table-cell office:value-type="string" table:style-name="ce29">
            <text:p>solit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29">
            <text:p>olok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2" table:style-name="ce1">
            <text:p>72</text:p>
          </table:table-cell>
          <table:table-cell office:value-type="string" table:style-name="ce29">
            <text:p>tab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29">
            <text:p>orti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3" table:style-name="ce1">
            <text:p>73</text:p>
          </table:table-cell>
          <table:table-cell office:value-type="string" table:style-name="ce29">
            <text:p>tamtuvet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29">
            <text:p>oxe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4" table:style-name="ce1">
            <text:p>74</text:p>
          </table:table-cell>
          <table:table-cell office:value-type="string" table:style-name="ce29">
            <text:p>tavolix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29">
            <text:p>pasotux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string" table:style-name="ce29">
            <text:p>tep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29">
            <text:p>patec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6" table:style-name="ce1">
            <text:p>76</text:p>
          </table:table-cell>
          <table:table-cell office:value-type="string" table:style-name="ce29">
            <text:p>treg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29">
            <text:p>pidi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7" table:style-name="ce1">
            <text:p>77</text:p>
          </table:table-cell>
          <table:table-cell office:value-type="string" table:style-name="ce29">
            <text:p>ubl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29">
            <text:p>pog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8" table:style-name="ce1">
            <text:p>78</text:p>
          </table:table-cell>
          <table:table-cell office:value-type="string" table:style-name="ce29">
            <text:p>ure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29">
            <text:p>prez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79" table:style-name="ce1">
            <text:p>79</text:p>
          </table:table-cell>
          <table:table-cell office:value-type="string" table:style-name="ce29">
            <text:p>utomi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29">
            <text:p>qui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string" table:style-name="ce29">
            <text:p>vel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29">
            <text:p>raco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1" table:style-name="ce1">
            <text:p>81</text:p>
          </table:table-cell>
          <table:table-cell office:value-type="string" table:style-name="ce29">
            <text:p>vesen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29">
            <text:p>radre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2" table:style-name="ce1">
            <text:p>82</text:p>
          </table:table-cell>
          <table:table-cell office:value-type="string" table:style-name="ce29">
            <text:p>vorse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48">
            <text:p>ranib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3" table:style-name="ce1">
            <text:p>83</text:p>
          </table:table-cell>
          <table:table-cell office:value-type="string" table:style-name="ce29">
            <text:p>abagovo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48">
            <text:p>r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4" table:style-name="ce1">
            <text:p>84</text:p>
          </table:table-cell>
          <table:table-cell office:value-type="string" table:style-name="ce29">
            <text:p>bimagr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29">
            <text:p>roled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5" table:style-name="ce1">
            <text:p>85</text:p>
          </table:table-cell>
          <table:table-cell office:value-type="string" table:style-name="ce29">
            <text:p>dalo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48">
            <text:p>romoso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6" table:style-name="ce1">
            <text:p>86</text:p>
          </table:table-cell>
          <table:table-cell office:value-type="string" table:style-name="ce29">
            <text:p>dezam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29">
            <text:p>rosman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7" table:style-name="ce1">
            <text:p>87</text:p>
          </table:table-cell>
          <table:table-cell office:value-type="string" table:style-name="ce29">
            <text:p>elo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29">
            <text:p>sape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8" table:style-name="ce1">
            <text:p>88</text:p>
          </table:table-cell>
          <table:table-cell office:value-type="string" table:style-name="ce29">
            <text:p>emapal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48">
            <text:p>sari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89" table:style-name="ce1">
            <text:p>89</text:p>
          </table:table-cell>
          <table:table-cell office:value-type="string" table:style-name="ce29">
            <text:p>ensituxi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48">
            <text:p>secukin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0" table:style-name="ce1">
            <text:p>90</text:p>
          </table:table-cell>
          <table:table-cell office:value-type="string" table:style-name="ce29">
            <text:p>fasin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29">
            <text:p>seribant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1" table:style-name="ce1">
            <text:p>91</text:p>
          </table:table-cell>
          <table:table-cell office:value-type="string" table:style-name="ce29">
            <text:p>foravir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29">
            <text:p>setoxa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2" table:style-name="ce1">
            <text:p>92</text:p>
          </table:table-cell>
          <table:table-cell office:value-type="string" table:style-name="ce29">
            <text:p>iba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29">
            <text:p>sifalim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3" table:style-name="ce1">
            <text:p>93</text:p>
          </table:table-cell>
          <table:table-cell office:value-type="string" table:style-name="ce29">
            <text:p>iodine_girentuxi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48">
            <text:p>sil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4" table:style-name="ce1">
            <text:p>94</text:p>
          </table:table-cell>
          <table:table-cell office:value-type="string" table:style-name="ce29">
            <text:p>lambro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48">
            <text:p>siruk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5" table:style-name="ce1">
            <text:p>95</text:p>
          </table:table-cell>
          <table:table-cell office:value-type="string" table:style-name="ce29">
            <text:p>lebri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29">
            <text:p>solit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string" table:style-name="ce29">
            <text:p>lodelc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29">
            <text:p>taba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7" table:style-name="ce1">
            <text:p>97</text:p>
          </table:table-cell>
          <table:table-cell office:value-type="string" table:style-name="ce29">
            <text:p>lorvotuzumab_mertansi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29">
            <text:p>tamtuvet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8" table:style-name="ce1">
            <text:p>98</text:p>
          </table:table-cell>
          <table:table-cell office:value-type="string" table:style-name="ce29">
            <text:p>lupart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29">
            <text:p>tavolix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99" table:style-name="ce1">
            <text:p>99</text:p>
          </table:table-cell>
          <table:table-cell office:value-type="string" table:style-name="ce29">
            <text:p>luti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29">
            <text:p>tep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string" table:style-name="ce29">
            <text:p>mila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48">
            <text:p>tositumo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string" table:style-name="ce29">
            <text:p>onar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29">
            <text:p>tregali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2" table:style-name="ce1">
            <text:p>102</text:p>
          </table:table-cell>
          <table:table-cell office:value-type="string" table:style-name="ce29">
            <text:p>panobac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29">
            <text:p>ublituxi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3" table:style-name="ce1">
            <text:p>103</text:p>
          </table:table-cell>
          <table:table-cell office:value-type="string" table:style-name="ce29">
            <text:p>parsa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29">
            <text:p>ure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4" table:style-name="ce1">
            <text:p>104</text:p>
          </table:table-cell>
          <table:table-cell office:value-type="string" table:style-name="ce29">
            <text:p>pera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29">
            <text:p>utomil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5" table:style-name="ce1">
            <text:p>105</text:p>
          </table:table-cell>
          <table:table-cell office:value-type="string" table:style-name="ce29">
            <text:p>pinatuzumab_vedoti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29">
            <text:p>vel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6" table:style-name="ce1">
            <text:p>106</text:p>
          </table:table-cell>
          <table:table-cell office:value-type="string" table:style-name="ce29">
            <text:p>ranevet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29">
            <text:p>vesenc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7" table:style-name="ce1">
            <text:p>107</text:p>
          </table:table-cell>
          <table:table-cell office:value-type="string" table:style-name="ce29">
            <text:p>rozanolix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29">
            <text:p>vorsetuzumab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office:value-type="float" office:value="108" table:style-name="ce1">
            <text:p>108</text:p>
          </table:table-cell>
          <table:table-cell office:value-type="string" table:style-name="ce29">
            <text:p>sacituzumab_goviteca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29">
            <text:p>abagovo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09" table:style-name="ce1">
            <text:p>109</text:p>
          </table:table-cell>
          <table:table-cell office:value-type="string" table:style-name="ce29">
            <text:p>sama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48">
            <text:p>alem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0" table:style-name="ce1">
            <text:p>110</text:p>
          </table:table-cell>
          <table:table-cell office:value-type="string" table:style-name="ce29">
            <text:p>suptav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48">
            <text:p>aliroc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1" table:style-name="ce1">
            <text:p>111</text:p>
          </table:table-cell>
          <table:table-cell office:value-type="string" table:style-name="ce29">
            <text:p>tadoc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29">
            <text:p>bimagr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2" table:style-name="ce1">
            <text:p>112</text:p>
          </table:table-cell>
          <table:table-cell office:value-type="string" table:style-name="ce29">
            <text:p>tiga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48">
            <text:p>brentuximab vedoti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3" table:style-name="ce1">
            <text:p>113</text:p>
          </table:table-cell>
          <table:table-cell office:value-type="string" table:style-name="ce29">
            <text:p>vate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48">
            <text:p>canakin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4" table:style-name="ce1">
            <text:p>114</text:p>
          </table:table-cell>
          <table:table-cell office:value-type="string" table:style-name="ce29">
            <text:p>cixutum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29">
            <text:p>dalo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5" table:style-name="ce1">
            <text:p>115</text:p>
          </table:table-cell>
          <table:table-cell office:value-type="string" table:style-name="ce29">
            <text:p>etarac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29">
            <text:p>dezam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6" table:style-name="ce1">
            <text:p>116</text:p>
          </table:table-cell>
          <table:table-cell office:value-type="string" table:style-name="ce29">
            <text:p>fremane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29">
            <text:p>elo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7" table:style-name="ce1">
            <text:p>117</text:p>
          </table:table-cell>
          <table:table-cell office:value-type="string" table:style-name="ce29">
            <text:p>gemetu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29">
            <text:p>emapal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8" table:style-name="ce1">
            <text:p>118</text:p>
          </table:table-cell>
          <table:table-cell office:value-type="string" table:style-name="ce29">
            <text:p>ligel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29">
            <text:p>ensituxi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19" table:style-name="ce1">
            <text:p>119</text:p>
          </table:table-cell>
          <table:table-cell office:value-type="string" table:style-name="ce29">
            <text:p>namil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48">
            <text:p>evoloc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0" table:style-name="ce1">
            <text:p>120</text:p>
          </table:table-cell>
          <table:table-cell office:value-type="string" table:style-name="ce29">
            <text:p>naratuxi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29">
            <text:p>fasin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1" table:style-name="ce1">
            <text:p>121</text:p>
          </table:table-cell>
          <table:table-cell office:value-type="string" table:style-name="ce29">
            <text:p>pritoxaxi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29">
            <text:p>foravir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2" table:style-name="ce1">
            <text:p>122</text:p>
          </table:table-cell>
          <table:table-cell office:value-type="string" table:style-name="ce29">
            <text:p>rilotum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29">
            <text:p>iba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3" table:style-name="ce1">
            <text:p>123</text:p>
          </table:table-cell>
          <table:table-cell office:value-type="string" table:style-name="ce29">
            <text:p>rontal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29">
            <text:p>iodine_girentuxi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4" table:style-name="ce1">
            <text:p>124</text:p>
          </table:table-cell>
          <table:table-cell office:value-type="string" table:style-name="ce29">
            <text:p>stamul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48">
            <text:p>ixe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5" table:style-name="ce1">
            <text:p>125</text:p>
          </table:table-cell>
          <table:table-cell office:value-type="string" table:style-name="ce29">
            <text:p>tane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29">
            <text:p>lambro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6" table:style-name="ce1">
            <text:p>126</text:p>
          </table:table-cell>
          <table:table-cell office:value-type="string" table:style-name="ce29">
            <text:p>vunak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29">
            <text:p>lebri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7" table:style-name="ce1">
            <text:p>127</text:p>
          </table:table-cell>
          <table:table-cell office:value-type="string" table:style-name="ce49">
            <text:p>bavituxi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29">
            <text:p>lodelc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8" table:style-name="ce1">
            <text:p>128</text:p>
          </table:table-cell>
          <table:table-cell office:value-type="string" table:style-name="ce29">
            <text:p>briakin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29">
            <text:p>lorvotuzumab_mertansi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29" table:style-name="ce1">
            <text:p>129</text:p>
          </table:table-cell>
          <table:table-cell office:value-type="string" table:style-name="ce29">
            <text:p>dusigit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29">
            <text:p>lupart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0" table:style-name="ce1">
            <text:p>130</text:p>
          </table:table-cell>
          <table:table-cell office:value-type="string" table:style-name="ce29">
            <text:p>lanadel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29">
            <text:p>luti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1" table:style-name="ce1">
            <text:p>131</text:p>
          </table:table-cell>
          <table:table-cell office:value-type="string" table:style-name="ce29">
            <text:p>lendali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29">
            <text:p>mila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string" table:style-name="ce29">
            <text:p>patrit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48">
            <text:p>nivol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3" table:style-name="ce1">
            <text:p>133</text:p>
          </table:table-cell>
          <table:table-cell office:value-type="string" table:style-name="ce29">
            <text:p>polatuzumab_vedotin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29">
            <text:p>onar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4" table:style-name="ce1">
            <text:p>134</text:p>
          </table:table-cell>
          <table:table-cell office:value-type="string" table:style-name="ce29">
            <text:p>pone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29">
            <text:p>panobac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office:value-type="string" table:style-name="ce29">
            <text:p>telisotu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71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29">
            <text:p>parsa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6" table:style-name="ce1">
            <text:p>136</text:p>
          </table:table-cell>
          <table:table-cell office:value-type="string" table:style-name="ce29">
            <text:p>andecalixi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48">
            <text:p>pembro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7" table:style-name="ce1">
            <text:p>137</text:p>
          </table:table-cell>
          <table:table-cell office:value-type="string" table:style-name="ce29">
            <text:p>broluc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29">
            <text:p>perak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8" table:style-name="ce1">
            <text:p>138</text:p>
          </table:table-cell>
          <table:table-cell office:value-type="string" table:style-name="ce29">
            <text:p>cantuzumab_ravtansin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29">
            <text:p>pinatuzumab_vedoti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39" table:style-name="ce1">
            <text:p>139</text:p>
          </table:table-cell>
          <table:table-cell office:value-type="string" table:style-name="ce29">
            <text:p>demc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29">
            <text:p>ranevet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0" table:style-name="ce1">
            <text:p>140</text:p>
          </table:table-cell>
          <table:table-cell office:value-type="string" table:style-name="ce29">
            <text:p>enavatu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29">
            <text:p>rozanolix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1" table:style-name="ce1">
            <text:p>141</text:p>
          </table:table-cell>
          <table:table-cell office:value-type="string" table:style-name="ce29">
            <text:p>ficlatu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29">
            <text:p>sacituzumab_govitecan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2" table:style-name="ce1">
            <text:p>142</text:p>
          </table:table-cell>
          <table:table-cell office:value-type="string" table:style-name="ce29">
            <text:p>navicix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29">
            <text:p>sama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3" table:style-name="ce1">
            <text:p>143</text:p>
          </table:table-cell>
          <table:table-cell office:value-type="string" table:style-name="ce29">
            <text:p>otelix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29">
            <text:p>suptav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4" table:style-name="ce1">
            <text:p>144</text:p>
          </table:table-cell>
          <table:table-cell office:value-type="string" table:style-name="ce29">
            <text:p>robatum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29">
            <text:p>tadoc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5" table:style-name="ce1">
            <text:p>145</text:p>
          </table:table-cell>
          <table:table-cell office:value-type="string" table:style-name="ce29">
            <text:p>suv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29">
            <text:p>tigatu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6" table:style-name="ce1">
            <text:p>146</text:p>
          </table:table-cell>
          <table:table-cell office:value-type="string" table:style-name="ce29">
            <text:p>tildrak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71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48">
            <text:p>ustekin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7" table:style-name="ce1">
            <text:p>147</text:p>
          </table:table-cell>
          <table:table-cell office:value-type="string" table:style-name="ce29">
            <text:p>anrukin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71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29">
            <text:p>vate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office:value-type="string" table:style-name="ce29">
            <text:p>citatuzumab_bogatox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7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48">
            <text:p>vedolizumab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office:value-type="float" office:value="149" table:style-name="ce1">
            <text:p>149</text:p>
          </table:table-cell>
          <table:table-cell office:value-type="string" table:style-name="ce29">
            <text:p>conci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71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29">
            <text:p>cixutum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0" table:style-name="ce1">
            <text:p>150</text:p>
          </table:table-cell>
          <table:table-cell office:value-type="string" table:style-name="ce29">
            <text:p>inebili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71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29">
            <text:p>etarac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1" table:style-name="ce1">
            <text:p>151</text:p>
          </table:table-cell>
          <table:table-cell office:value-type="string" table:style-name="ce29">
            <text:p>lampali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71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29">
            <text:p>fremane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2" table:style-name="ce1">
            <text:p>152</text:p>
          </table:table-cell>
          <table:table-cell office:value-type="string" table:style-name="ce29">
            <text:p>tralokin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71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29">
            <text:p>gemetu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3" table:style-name="ce1">
            <text:p>153</text:p>
          </table:table-cell>
          <table:table-cell office:value-type="string" table:style-name="ce29">
            <text:p>dacetu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71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29">
            <text:p>ligel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4" table:style-name="ce1">
            <text:p>154</text:p>
          </table:table-cell>
          <table:table-cell office:value-type="string" table:style-name="ce29">
            <text:p>ozane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71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29">
            <text:p>namil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5" table:style-name="ce1">
            <text:p>155</text:p>
          </table:table-cell>
          <table:table-cell office:value-type="string" table:style-name="ce29">
            <text:p>simtu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71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29">
            <text:p>naratuxi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6" table:style-name="ce1">
            <text:p>156</text:p>
          </table:table-cell>
          <table:table-cell office:value-type="string" table:style-name="ce29">
            <text:p>etrolizumab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table:number-columns-repeated="16371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48">
            <text:p>omal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7" table:style-name="ce1">
            <text:p>157</text:p>
          </table:table-cell>
          <table:table-cell office:value-type="string" table:style-name="ce29">
            <text:p>mogamulizumab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table:number-columns-repeated="16371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29">
            <text:p>pritoxaxi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8" table:style-name="ce1">
            <text:p>158</text:p>
          </table:table-cell>
          <table:table-cell office:value-type="string" table:style-name="ce29">
            <text:p>crenezumab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table:number-columns-repeated="1637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48">
            <text:p>ramucir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59" table:style-name="ce1">
            <text:p>159</text:p>
          </table:table-cell>
          <table:table-cell office:value-type="string" table:style-name="ce29">
            <text:p>solanezumab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table:number-columns-repeated="16371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29">
            <text:p>rilotum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5" table:style-name="ce1"/>
          <table:table-cell office:value-type="float" office:value="160" table:style-name="ce1">
            <text:p>160</text:p>
          </table:table-cell>
          <table:table-cell office:value-type="string" table:style-name="ce29">
            <text:p>zatuximab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table:number-columns-repeated="16371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29">
            <text:p>rontal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80" table:style-name="ce1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29">
            <text:p>stamul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80" table:style-name="ce1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29">
            <text:p>tane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80" table:style-name="ce1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29">
            <text:p>vunakizumab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80" table:style-name="ce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49">
            <text:p>bavituxi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29">
            <text:p>briakin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29">
            <text:p>dusigit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48">
            <text:p>gemtu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29">
            <text:p>lanadel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29">
            <text:p>lendali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29">
            <text:p>patrit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29">
            <text:p>polatuzumab_vedotin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29">
            <text:p>pone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29">
            <text:p>telisotuzumab</text:p>
          </table:table-cell>
          <table:table-cell office:value-type="float" office:value="5" table:style-name="ce1">
            <text:p>5</text:p>
          </table:table-cell>
          <table:table-cell office:value-type="float" office:value="170.5" table:style-name="ce1">
            <text:p>170.5</text:p>
          </table:table-cell>
          <table:table-cell table:number-columns-repeated="16380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48">
            <text:p>abcixi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 table:style-name="ce1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29">
            <text:p>andecalixi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29">
            <text:p>broluc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29">
            <text:p>cantuzumab_ravtansin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29">
            <text:p>demc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29">
            <text:p>enavatu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29">
            <text:p>ficlatu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29">
            <text:p>navicix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29">
            <text:p>otelix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29">
            <text:p>robatum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29">
            <text:p>suv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29">
            <text:p>tildrakizumab</text:p>
          </table:table-cell>
          <table:table-cell office:value-type="float" office:value="6" table:style-name="ce1">
            <text:p>6</text:p>
          </table:table-cell>
          <table:table-cell office:value-type="float" office:value="181.5" table:style-name="ce1">
            <text:p>181.5</text:p>
          </table:table-cell>
          <table:table-cell table:number-columns-repeated="16380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29">
            <text:p>anrukin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29">
            <text:p>citatuzumab_bogatox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29">
            <text:p>conci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48">
            <text:p>dinutuxi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29">
            <text:p>inebili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29">
            <text:p>lampali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48">
            <text:p>obinutuz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29">
            <text:p>tralokinumab</text:p>
          </table:table-cell>
          <table:table-cell office:value-type="float" office:value="7" table:style-name="ce1">
            <text:p>7</text:p>
          </table:table-cell>
          <table:table-cell office:value-type="float" office:value="191.5" table:style-name="ce1">
            <text:p>191.5</text:p>
          </table:table-cell>
          <table:table-cell table:number-columns-repeated="16380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48">
            <text:p>cetuxi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29">
            <text:p>dacetu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29">
            <text:p>ozane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29">
            <text:p>simtu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48">
            <text:p>trastuzumab</text:p>
          </table:table-cell>
          <table:table-cell office:value-type="float" office:value="8" table:style-name="ce1">
            <text:p>8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29">
            <text:p>etrolizumab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48">
            <text:p>idarucizumab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29">
            <text:p>mogamulizumab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29">
            <text:p>crenezumab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29">
            <text:p>solanezumab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29">
            <text:p>zatuximab</text:p>
          </table:table-cell>
          <table:table-cell office:value-type="float" office:value="10" table:style-name="ce1">
            <text:p>10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number-rows-repeated="1048370" table:style-name="ro3">
          <table:table-cell table:number-columns-repeated="16384"/>
        </table:table-row>
      </table:table>
      <table:table table:name="analysis_of_3-14-3" table:style-name="ta3"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16375" table:default-cell-style-name="ce1"/>
        <table:table-row table:style-name="ro1">
          <table:table-cell table:number-columns-repeated="6" table:style-name="ce1"/>
          <table:table-cell office:value-type="string" table:style-name="ce2">
            <text:p>the analysis of training result of 3_14_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table:number-columns-repeated="6" table:style-name="ce1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">
            <text:p>distance threshold =3, frequency threshold=14, method 3 ( score = the number of residues found in clusters)<text:s/>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p value in t test : p= 0.007 <text:s/>(p-value should be lower than 0.1/150 to reject the null hypothesis)</text:p>
          </table:table-cell>
          <table:table-cell table:number-columns-repeated="16381" table:style-name="ce1"/>
        </table:table-row>
        <table:table-row table:style-name="ro2">
          <table:table-cell table:number-columns-repeated="7" table:style-name="ce1"/>
          <table:table-cell table:style-name="ce1">
            <draw:frame draw:z-index="1" draw:id="id0" draw:style-name="a0" draw:name="图表 2" svg:x="0.025in" svg:y="0.175in" svg:width="8.23334in" svg:height="5.108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3">
            <text:p>the sorted scores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1">
            <text:p>approved</text:p>
          </table:table-cell>
          <table:table-cell office:value-type="string" table:style-name="ce1">
            <text:p>unapproved</text:p>
          </table:table-cell>
          <table:table-cell table:number-columns-repeated="2" table:style-name="ce1"/>
          <table:table-cell office:value-type="string" table:style-name="ce1">
            <text:p>approved</text:p>
          </table:table-cell>
          <table:table-cell office:value-type="string" table:style-name="ce1">
            <text:p>unapproved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mean value<text:s/></text:p>
          </table:table-cell>
          <table:table-cell office:value-type="float" office:value="6.9767441860465115E-2" table:formula="of:=AVERAGE([.A8:.A50])" table:style-name="ce1">
            <text:p>0.069767442</text:p>
          </table:table-cell>
          <table:table-cell office:value-type="float" office:value="0.39374999999999999" table:formula="of:=AVERAGE([.B8:.B167])" table:style-name="ce1">
            <text:p>0.39375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number-rows-repeated="2"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core (Method 3)</text:p>
          </table:table-cell>
          <table:table-cell office:value-type="string" table:style-name="ce7">
            <text:p>approved</text:p>
          </table:table-cell>
          <table:table-cell office:value-type="string" table:style-name="ce8">
            <text:p>unapproved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formula="of:=COUNTIF([.A8:.A50];&quot;0&quot;)" table:style-name="ce7">
            <text:p>42</text:p>
          </table:table-cell>
          <table:table-cell office:value-type="float" office:value="142" table:formula="of:=COUNTIF([.B8:.B167];&quot;0&quot;)" table:style-name="ce8">
            <text:p>142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COUNTIF([.B8:.B167];&quot;1&quot;)" table:style-name="ce8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COUNTIF([.B8:.B167];&quot;1&quot;)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" table:formula="of:=COUNTIF([.B8:.B167];&quot;5&quot;)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COUNTIF([.B8:.B167];&quot;6&quot;)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COUNTIF([.B8:.B167];&quot;7&quot;)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COUNTIF([.B8:.B167];&quot;8&quot;)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1" table:formula="of:=COUNTIF([.B8:.B167];&quot;9&quot;)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COUNTIF([.B8:.B167];&quot;10&quot;)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in total</text:p>
          </table:table-cell>
          <table:table-cell office:value-type="float" office:value="42" table:formula="of:=SUM([.E15:.E25])" table:style-name="ce7">
            <text:p>42</text:p>
          </table:table-cell>
          <table:table-cell office:value-type="float" office:value="161" table:style-name="ce8">
            <text:p>161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9">
            <text:p>approved antibodies with a zero score:</text:p>
          </table:table-cell>
          <table:table-cell table:number-columns-repeated="2" table:style-name="ce9"/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7">
            <text:p>adalimumab<text:s/></text:p>
          </table:table-cell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7">
            <text:p>arcitumomab</text:p>
          </table:table-cell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7">
            <text:p>atezolizumab</text:p>
          </table:table-cell>
          <table:table-cell table:number-columns-repeated="2" table:style-name="ce7"/>
          <table:table-cell table:number-columns-repeated="16378"/>
        </table:table-row>
        <table:table-row table:style-name="ro6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1">
            <text:p>unapproved antibodies with a high score:</text:p>
          </table:table-cell>
          <table:table-cell table:number-columns-repeated="2" table:style-name="ce11"/>
          <table:table-cell table:number-columns-repeated="16378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8">
            <text:p>name<text:s/></text:p>
          </table:table-cell>
          <table:table-cell office:value-type="string" table:style-name="ce8">
            <text:p>score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8">
            <text:p>fremanezumab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6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8">
            <text:p>atinumab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style-name="ce1"/>
          <table:table-cell office:value-type="string" table:style-name="ce12">
            <text:p>threshold for separation : score =1<text:s/></text:p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8">
            <text:p>solanezumab</text:p>
          </table:table-cell>
          <table:table-cell office:value-type="float" office:value="9" table:style-name="ce8">
            <text:p>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4" table:style-name="ce8"/>
          <table:table-cell table:number-columns-repeated="16377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4" table:style-name="ce8"/>
          <table:table-cell table:number-columns-repeated="16377" table:style-name="ce1"/>
        </table:table-row>
        <table:table-row table:number-rows-repeated="9"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number-rows-repeated="2"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2" table:style-name="ro2">
          <table:table-cell table:style-name="ce1"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3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4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2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3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number-rows-repeated="16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7" table:style-name="ro2">
          <table:table-cell/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409" table:style-name="ro2">
          <table:table-cell table:number-columns-repeated="16384"/>
        </table:table-row>
      </table:table>
      <table:table table:name="immunogenicity_data_summary" table:style-name="ta1">
        <table:table-column table:style-name="co1" table:number-columns-repeated="4" table:default-cell-style-name="ce1"/>
        <table:table-column table:style-name="co21" table:default-cell-style-name="ce1"/>
        <table:table-column table:style-name="co1" table:number-columns-repeated="5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6372" table:default-cell-style-name="ce1"/>
        <table:table-row table:style-name="ro2">
          <table:table-cell office:value-type="string" table:style-name="ce1">
            <text:p>Drugs with info from Hwang's paper and Baker's paper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FDA approval</text:p>
          </table:table-cell>
          <table:table-cell office:value-type="string" table:style-name="ce1">
            <text:p>sequence</text:p>
          </table:table-cell>
          <table:table-cell office:value-type="string" table:style-name="ce1">
            <text:p>Immunogenicity %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wang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average of all</text:p>
          </table:table-cell>
          <table:table-cell office:value-type="string" table:style-name="ce1">
            <text:p>varianc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variance/size</text:p>
          </table:table-cell>
          <table:table-cell office:value-type="string" table:style-name="ce1">
            <text:p>t test</text:p>
          </table:table-cell>
          <table:table-cell table:number-columns-repeated="1637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rcitumo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6.0037878787878789" table:formula="of:=AVERAGE([.G4:.G37])" table:style-name="ce1">
            <text:p>6.003787879</text:p>
          </table:table-cell>
          <table:table-cell office:value-type="float" office:value="61.331176609848484" table:formula="of:=VAR([.G4:.G37])" table:style-name="ce1">
            <text:p>61.33117661</text:p>
          </table:table-cell>
          <table:table-cell office:value-type="float" office:value="22" table:style-name="ce1">
            <text:p>22</text:p>
          </table:table-cell>
          <table:table-cell office:value-type="float" office:value="2.7877807549931131" table:formula="of:=[.I4]/[.J4]" table:style-name="ce1">
            <text:p>2.787780755</text:p>
          </table:table-cell>
          <table:table-cell table:number-columns-repeated="1637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ibritumo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&lt;2</text:p>
          </table:table-cell>
          <table:table-cell table:style-name="ce1"/>
          <table:table-cell office:value-type="float" office:value="0" table:style-name="ce26">
            <text:p>0</text:p>
          </table:table-cell>
          <table:table-cell office:value-type="string" table:style-name="ce1">
            <text:p>from sheet 2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tositumo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.5" table:formula="of:=AVERAGE([.E6:.F6])" table:style-name="ce26">
            <text:p>9.5</text:p>
          </table:table-cell>
          <table:table-cell office:value-type="float" office:value="6.4333333333333327" table:formula="of:=AVERAGE([.F6:.F101])" table:style-name="ce1">
            <text:p>6.43333333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table:number-columns-repeated="16374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ritu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.5" table:formula="of:=AVERAGE([.E7:.F7])" table:style-name="ce26">
            <text:p>5.5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abci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9" table:style-name="ce1">
            <text:p>11.9</text:p>
          </table:table-cell>
          <table:table-cell office:value-type="float" office:value="25" table:style-name="ce1">
            <text:p>25</text:p>
          </table:table-cell>
          <table:table-cell office:value-type="float" office:value="18.45" table:formula="of:=AVERAGE([.E8:.F8])" table:style-name="ce26">
            <text:p>18.45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basili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5" table:style-name="ce1">
            <text:p>1.5</text:p>
          </table:table-cell>
          <table:table-cell office:value-type="float" office:value="1.45" table:formula="of:=AVERAGE([.E9:.F9])" table:style-name="ce26">
            <text:p>1.45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cetu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AVERAGE([.E10:.F10])" table:style-name="ce26">
            <text:p>5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alemtu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.9</text:p>
          </table:table-cell>
          <table:table-cell office:value-type="float" office:value="5.8" table:style-name="ce1">
            <text:p>5.8</text:p>
          </table:table-cell>
          <table:table-cell office:value-type="float" office:value="3.8499999999999996" table:formula="of:=AVERAGE([.E11:.F11])" table:style-name="ce26">
            <text:p>3.85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dac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formula="of:=AVERAGE([.E12:.F12])" table:style-name="ce26">
            <text:p>24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paliv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35" table:style-name="ce1">
            <text:p>1.35</text:p>
          </table:table-cell>
          <table:table-cell office:value-type="float" office:value="1.175" table:formula="of:=AVERAGE([.E13:.F13])" table:style-name="ce26">
            <text:p>1.175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trastu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05" table:formula="of:=AVERAGE([.E14:.F14])" table:style-name="ce26">
            <text:p>0.05</text:p>
          </table:table-cell>
          <table:table-cell table:number-columns-repeated="16377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gemtu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1.45" table:formula="of:=AVERAGE([.E15:.F15])" table:style-name="ce26">
            <text:p>1.45</text:p>
          </table:table-cell>
          <table:table-cell table:number-columns-repeated="16377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adali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.5</text:p>
          </table:table-cell>
          <table:table-cell office:value-type="float" office:value="14.3" table:style-name="ce1">
            <text:p>14.3</text:p>
          </table:table-cell>
          <table:table-cell office:value-type="float" office:value="10.4" table:formula="of:=AVERAGE([.E16:.F16])" table:style-name="ce26">
            <text:p>10.4</text:p>
          </table:table-cell>
          <table:table-cell table:number-columns-repeated="16377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oma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&lt;0.1</text:p>
          </table:table-cell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efa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26">
            <text:p>6.3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bevac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canakinumab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35" table:style-name="ce1">
            <text:p>1.35</text:p>
          </table:table-cell>
          <table:table-cell office:value-type="float" office:value="1.35" table:style-name="ce26">
            <text:p>1.35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ranib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.5" table:style-name="ce1">
            <text:p>3.5</text:p>
          </table:table-cell>
          <table:table-cell office:value-type="float" office:value="3.5" table:style-name="ce26">
            <text:p>3.5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certolizumab pego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26">
            <text:p>8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ofatu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ustekin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26">
            <text:p>4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denos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7"/>
        </table:table-row>
        <table:table-row table:style-name="ro2">
          <table:table-cell table:number-columns-repeated="6" table:style-name="ce1"/>
          <table:table-cell table:style-name="ce26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inflixi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2.5" table:style-name="ce1">
            <text:p>12.5</text:p>
          </table:table-cell>
          <table:table-cell office:value-type="float" office:value="36.75" table:formula="of:=AVERAGE([.E27:.F27])" table:style-name="ce26">
            <text:p>36.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natalizu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formula="of:=AVERAGE([.E28:.F28])" table:style-name="ce26">
            <text:p>8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capro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.5" table:style-name="ce1">
            <text:p>13.5</text:p>
          </table:table-cell>
          <table:table-cell office:value-type="float" office:value="13.5" table:formula="of:=AVERAGE([.E29:.F29])" table:style-name="ce26">
            <text:p>13.5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nofetumo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formula="of:=AVERAGE([.E30:.F30])" table:style-name="ce26">
            <text:p>6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panitumu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4.5999999999999996" table:formula="of:=AVERAGE([.E31:.F31])" table:style-name="ce26">
            <text:p>4.6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culizu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formula="of:=AVERAGE([.E32:.F32])" table:style-name="ce26">
            <text:p>2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natalizu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formula="of:=AVERAGE([.E33:.F33])" table:style-name="ce26">
            <text:p>9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golimu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formula="of:=AVERAGE([.E34:.F34])" table:style-name="ce26">
            <text:p>4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ocilizu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formula="of:=AVERAGE([.E35:.F35])" table:style-name="ce26">
            <text:p>2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fanoleso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3000000000000007" table:style-name="ce1">
            <text:p>8.3</text:p>
          </table:table-cell>
          <table:table-cell office:value-type="float" office:value="8.3000000000000007" table:formula="of:=AVERAGE([.E36:.F36])" table:style-name="ce26">
            <text:p>8.3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imciroma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AVERAGE([.E37:.F37])" table:style-name="ce26">
            <text:p>0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edobacoma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formula="of:=AVERAGE([.E39:.F39])" table:style-name="ce1">
            <text:p>20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Drugs in our database lack immunogenicity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ve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iruk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dupi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romoso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bezlotox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broda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sari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olarat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atezo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ixek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obiltoxa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daratu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necitu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idaruc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aliroc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evoloc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dinutu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secukin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nivo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blinatumo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embro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ramucir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vedo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ltu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obinutu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brentuximab vedot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ipili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reslizumab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mepolizumab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raxibacumab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pertuzumab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belimumab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tocilizumab</text:p>
          </table:table-cell>
          <table:table-cell table:number-columns-repeated="16382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golimumab</text:p>
          </table:table-cell>
          <table:table-cell table:number-columns-repeated="1638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catumaxomab</text:p>
          </table:table-cell>
          <table:table-cell table:number-columns-repeated="16382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eculizumab</text:p>
          </table:table-cell>
          <table:table-cell table:number-columns-repeated="1638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panitumumab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natalizumab</text:p>
          </table:table-cell>
          <table:table-cell table:number-columns-repeated="1638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adalimumab</text:p>
          </table:table-cell>
          <table:table-cell table:number-columns-repeated="1638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alemtuzumab</text:p>
          </table:table-cell>
          <table:table-cell table:number-columns-repeated="1638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infliximab</text:p>
          </table:table-cell>
          <table:table-cell table:number-columns-repeated="16382"/>
        </table:table-row>
        <table:table-row table:number-rows-repeated="1048491" table:style-name="ro3">
          <table:table-cell table:number-columns-repeated="16384"/>
        </table:table-row>
      </table:table>
      <table:table table:name="collect_mab_names" table:style-name="ta1"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1" table:number-columns-repeated="8" table:default-cell-style-name="ce1"/>
        <table:table-column table:style-name="co2" table:number-columns-repeated="16364" table:default-cell-style-name="ce1"/>
        <table:table-row table:style-name="ro2">
          <table:table-cell table:number-columns-repeated="14" table:style-name="ce1"/>
          <table:table-cell table:style-name="ce18"/>
          <table:table-cell table:number-columns-repeated="3" table:style-name="ce1"/>
          <table:table-cell table:style-name="ce18"/>
          <table:table-cell table:number-columns-repeated="16365"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2">
            <text:p>collect the mab name of biologicals in Hwang's paper</text:p>
          </table:table-cell>
          <table:table-cell table:number-columns-repeated="8" table:style-name="ce1"/>
          <table:table-cell office:value-type="string" table:style-name="ce1">
            <text:p>number</text:p>
          </table:table-cell>
          <table:table-cell office:value-type="string" table:style-name="ce1">
            <text:p>approved</text:p>
          </table:table-cell>
          <table:table-cell office:value-type="string" table:style-name="ce18">
            <text:p>Immunogenicity %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unapproved</text:p>
          </table:table-cell>
          <table:table-cell office:value-type="string" table:style-name="ce18">
            <text:p>Immunogenicity %</text:p>
          </table:table-cell>
          <table:table-cell office:value-type="string" table:style-name="ce1">
            <text:p>rank</text:p>
          </table:table-cell>
          <table:table-cell table:number-columns-repeated="1636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36">
            <text:p>2H4 and 5D3</text:p>
          </table:table-cell>
          <table:table-cell office:value-type="string" table:style-name="ce1">
            <text:p>research use only</text:p>
          </table:table-cell>
          <table:table-cell table:number-columns-repeated="2" table:style-name="ce1"/>
          <table:table-cell office:value-type="string" table:style-name="ce1">
            <text:p>http://www.abcam.com/cytokeratin-818-antibody-5d3-ab17139.html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string" table:style-name="ce27">
            <text:p>arcitumo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IgM mAbs,WM63(CD48)and WM66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36">
            <text:p>Anti-Lym1 mAb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string" table:style-name="ce27">
            <text:p>ibritumomab</text:p>
          </table:table-cell>
          <table:table-cell office:value-type="float" office:value="0" table:style-name="ce31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2" table:style-name="ce1">
            <text:p>2</text:p>
          </table:table-cell>
          <table:table-cell office:value-type="string" table:style-name="ce29">
            <text:p>111In-labeled c-Nd2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36">
            <text:p>10-3D2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string" table:style-name="ce27">
            <text:p>rituxi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3" table:style-name="ce1">
            <text:p>3</text:p>
          </table:table-cell>
          <table:table-cell office:value-type="string" table:style-name="ce29">
            <text:p>ch14.1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36">
            <text:p>131I-labeled anti-HCC mAb/Hepama-1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string" table:style-name="ce27">
            <text:p>omali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4" table:style-name="ce1">
            <text:p>4</text:p>
          </table:table-cell>
          <table:table-cell office:value-type="string" table:style-name="ce29">
            <text:p>cMOv1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36">
            <text:p>131I-T101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string" table:style-name="ce27">
            <text:p>bevaci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5" table:style-name="ce1">
            <text:p>5</text:p>
          </table:table-cell>
          <table:table-cell office:value-type="string" table:style-name="ce29">
            <text:p>16.88/CTA 16.8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36">
            <text:p>14G2a</text:p>
          </table:table-cell>
          <table:table-cell office:value-type="string" table:style-name="ce1">
            <text:p>research use only</text:p>
          </table:table-cell>
          <table:table-cell table:style-name="ce1"/>
          <table:table-cell table:style-name="ce37"/>
          <table:table-cell table:number-columns-repeated="7" table:style-name="ce1"/>
          <table:table-cell office:value-type="float" office:value="6" table:style-name="ce1">
            <text:p>6</text:p>
          </table:table-cell>
          <table:table-cell office:value-type="string" table:style-name="ce27">
            <text:p>cantu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6" table:style-name="ce1">
            <text:p>6</text:p>
          </table:table-cell>
          <table:table-cell office:value-type="string" table:style-name="ce29">
            <text:p>Hu23F2G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36">
            <text:p>16H5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string" table:style-name="ce27">
            <text:p>canakin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7" table:style-name="ce1">
            <text:p>7</text:p>
          </table:table-cell>
          <table:table-cell office:value-type="string" table:style-name="ce29">
            <text:p>Hu2PLAP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38">
            <text:p>17-1A</text:p>
          </table:table-cell>
          <table:table-cell office:value-type="string" table:style-name="ce19">
            <text:p>edrecolomab</text:p>
          </table:table-cell>
          <table:table-cell table:style-name="ce19"/>
          <table:table-cell office:value-type="string" table:style-name="ce19">
            <text:p>no seq in database</text:p>
          </table:table-cell>
          <table:table-cell office:value-type="string" table:style-name="ce19">
            <text:p>found seq on web</text:p>
          </table:table-cell>
          <table:table-cell table:style-name="ce19"/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string" table:style-name="ce27">
            <text:p>imciro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8" table:style-name="ce1">
            <text:p>8</text:p>
          </table:table-cell>
          <table:table-cell office:value-type="string" table:style-name="ce29">
            <text:p>Hu5c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38">
            <text:p>A7-NCS</text:p>
          </table:table-cell>
          <table:table-cell table:number-columns-repeated="3" table:style-name="ce19"/>
          <table:table-cell office:value-type="string" table:style-name="ce19">
            <text:p>found seq on web</text:p>
          </table:table-cell>
          <table:table-cell table:style-name="ce19"/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string" table:style-name="ce27">
            <text:p>ofatum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9" table:style-name="ce1">
            <text:p>9</text:p>
          </table:table-cell>
          <table:table-cell office:value-type="string" table:style-name="ce29">
            <text:p>HuM291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36">
            <text:p>Anti-CEA antibody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string" table:style-name="ce27">
            <text:p>denos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10" table:style-name="ce1">
            <text:p>10</text:p>
          </table:table-cell>
          <table:table-cell office:value-type="string" table:style-name="ce29">
            <text:p>vitaxin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64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36">
            <text:p>Anti-CEA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string" table:style-name="ce27">
            <text:p>trastuzumab</text:p>
          </table:table-cell>
          <table:table-cell office:value-type="float" office:value="0.1" table:style-name="ce31">
            <text:p>0.1</text:p>
          </table:table-cell>
          <table:table-cell office:value-type="float" office:value="21" table:style-name="ce28">
            <text:p>21</text:p>
          </table:table-cell>
          <table:table-cell office:value-type="float" office:value="11" table:style-name="ce1">
            <text:p>11</text:p>
          </table:table-cell>
          <table:table-cell office:value-type="string" table:style-name="ce29">
            <text:p>BW 250/18399mTc-labeled</text:p>
          </table:table-cell>
          <table:table-cell office:value-type="float" office:value="1" table:style-name="ce30">
            <text:p>1</text:p>
          </table:table-cell>
          <table:table-cell office:value-type="float" office:value="22.5" table:style-name="ce29">
            <text:p>22.5</text:p>
          </table:table-cell>
          <table:table-cell table:number-columns-repeated="16364"/>
        </table:table-row>
        <table:table-row table:style-name="ro7">
          <table:table-cell office:value-type="float" office:value="12" table:style-name="ce1">
            <text:p>12</text:p>
          </table:table-cell>
          <table:table-cell office:value-type="string" table:style-name="ce38">
            <text:p>Anti-CEA</text:p>
          </table:table-cell>
          <table:table-cell table:number-columns-repeated="2" table:style-name="ce19"/>
          <table:table-cell table:style-name="ce39"/>
          <table:table-cell office:value-type="string" table:style-name="ce19">
            <text:p>found seq on web</text:p>
          </table:table-cell>
          <table:table-cell table:style-name="ce19"/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string" table:style-name="ce27">
            <text:p>palivizumab</text:p>
          </table:table-cell>
          <table:table-cell office:value-type="float" office:value="1" table:style-name="ce31">
            <text:p>1</text:p>
          </table:table-cell>
          <table:table-cell office:value-type="float" office:value="22.5" table:style-name="ce28">
            <text:p>22.5</text:p>
          </table:table-cell>
          <table:table-cell office:value-type="float" office:value="12" table:style-name="ce1">
            <text:p>12</text:p>
          </table:table-cell>
          <table:table-cell office:value-type="string" table:style-name="ce29">
            <text:p>88BV59/CTA 16.88</text:p>
          </table:table-cell>
          <table:table-cell office:value-type="float" office:value="2" table:style-name="ce30">
            <text:p>2</text:p>
          </table:table-cell>
          <table:table-cell office:value-type="float" office:value="26" table:style-name="ce29">
            <text:p>26</text:p>
          </table:table-cell>
          <table:table-cell table:number-columns-repeated="16364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40">
            <text:p>B43</text:p>
          </table:table-cell>
          <table:table-cell office:value-type="string" table:style-name="ce40">
            <text:p>oregovomab</text:p>
          </table:table-cell>
          <table:table-cell office:value-type="string" table:style-name="ce1">
            <text:p>unapproved</text:p>
          </table:table-cell>
          <table:table-cell office:value-type="string" table:style-name="ce1">
            <text:p>no seq in database</text:p>
          </table:table-cell>
          <table:table-cell table:number-columns-repeated="7" table:style-name="ce1"/>
          <table:table-cell office:value-type="float" office:value="13" table:style-name="ce1">
            <text:p>13</text:p>
          </table:table-cell>
          <table:table-cell office:value-type="string" table:style-name="ce27">
            <text:p>alemtuzumab</text:p>
          </table:table-cell>
          <table:table-cell office:value-type="float" office:value="1.9" table:style-name="ce31">
            <text:p>1.9</text:p>
          </table:table-cell>
          <table:table-cell office:value-type="float" office:value="24" table:style-name="ce28">
            <text:p>24</text:p>
          </table:table-cell>
          <table:table-cell office:value-type="float" office:value="13" table:style-name="ce1">
            <text:p>13</text:p>
          </table:table-cell>
          <table:table-cell office:value-type="string" table:style-name="ce29">
            <text:p>YTH 24.5 and YTH 54.12</text:p>
          </table:table-cell>
          <table:table-cell office:value-type="float" office:value="5" table:style-name="ce30">
            <text:p>5</text:p>
          </table:table-cell>
          <table:table-cell office:value-type="float" office:value="34" table:style-name="ce29">
            <text:p>34</text:p>
          </table:table-cell>
          <table:table-cell table:number-columns-repeated="16364"/>
        </table:table-row>
        <table:table-row table:style-name="ro2">
          <table:table-cell office:value-type="float" office:value="14" table:style-name="ce41">
            <text:p>14</text:p>
          </table:table-cell>
          <table:table-cell office:value-type="string" table:style-name="ce19">
            <text:p>B72.3</text:p>
          </table:table-cell>
          <table:table-cell office:value-type="string" table:style-name="ce19">
            <text:p>satumomab</text:p>
          </table:table-cell>
          <table:table-cell office:value-type="string" table:style-name="ce42">
            <text:p>approved/withdrawn</text:p>
          </table:table-cell>
          <table:table-cell office:value-type="string" table:style-name="ce19">
            <text:p>no seq in database</text:p>
          </table:table-cell>
          <table:table-cell office:value-type="string" table:style-name="ce19">
            <text:p>found seq on web</text:p>
          </table:table-cell>
          <table:table-cell table:style-name="ce19"/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string" table:style-name="ce27">
            <text:p>eculizumab</text:p>
          </table:table-cell>
          <table:table-cell office:value-type="float" office:value="2" table:style-name="ce14">
            <text:p>2</text:p>
          </table:table-cell>
          <table:table-cell office:value-type="float" office:value="26" table:style-name="ce28">
            <text:p>26</text:p>
          </table:table-cell>
          <table:table-cell office:value-type="float" office:value="14" table:style-name="ce1">
            <text:p>14</text:p>
          </table:table-cell>
          <table:table-cell office:value-type="string" table:style-name="ce29">
            <text:p>cG250</text:p>
          </table:table-cell>
          <table:table-cell office:value-type="float" office:value="6.75" table:style-name="ce30">
            <text:p>6.75</text:p>
          </table:table-cell>
          <table:table-cell office:value-type="float" office:value="40" table:style-name="ce29">
            <text:p>40</text:p>
          </table:table-cell>
          <table:table-cell table:number-columns-repeated="16364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B-C7</text:p>
          </table:table-cell>
          <table:table-cell office:value-type="string" table:style-name="ce1">
            <text:p>research use only</text:p>
          </table:table-cell>
          <table:table-cell table:style-name="ce1"/>
          <table:table-cell office:value-type="string" table:style-name="ce1">
            <text:p>no seq in database</text:p>
          </table:table-cell>
          <table:table-cell office:value-type="string" table:style-name="ce1">
            <text:p>f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office:value-type="string" table:style-name="ce27">
            <text:p>tocilizumab</text:p>
          </table:table-cell>
          <table:table-cell office:value-type="float" office:value="2" table:style-name="ce14">
            <text:p>2</text:p>
          </table:table-cell>
          <table:table-cell office:value-type="float" office:value="26" table:style-name="ce28">
            <text:p>26</text:p>
          </table:table-cell>
          <table:table-cell office:value-type="float" office:value="15" table:style-name="ce1">
            <text:p>15</text:p>
          </table:table-cell>
          <table:table-cell office:value-type="string" table:style-name="ce29">
            <text:p>Anti-CEA mAb/cT84.66</text:p>
          </table:table-cell>
          <table:table-cell office:value-type="float" office:value="7" table:style-name="ce30">
            <text:p>7</text:p>
          </table:table-cell>
          <table:table-cell office:value-type="float" office:value="42" table:style-name="ce29">
            <text:p>42</text:p>
          </table:table-cell>
          <table:table-cell table:number-columns-repeated="16364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B-E8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string" table:style-name="ce27">
            <text:p>gemtuzumab</text:p>
          </table:table-cell>
          <table:table-cell office:value-type="float" office:value="2.9" table:style-name="ce14">
            <text:p>2.9</text:p>
          </table:table-cell>
          <table:table-cell office:value-type="float" office:value="28" table:style-name="ce28">
            <text:p>28</text:p>
          </table:table-cell>
          <table:table-cell office:value-type="float" office:value="16" table:style-name="ce1">
            <text:p>16</text:p>
          </table:table-cell>
          <table:table-cell office:value-type="string" table:style-name="ce32">
            <text:p>Humicade/CDP571</text:p>
          </table:table-cell>
          <table:table-cell office:value-type="float" office:value="7" table:style-name="ce33">
            <text:p>7</text:p>
          </table:table-cell>
          <table:table-cell office:value-type="float" office:value="42" table:style-name="ce29">
            <text:p>42</text:p>
          </table:table-cell>
          <table:table-cell table:number-columns-repeated="16364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BrE-3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string" table:style-name="ce27">
            <text:p>ranibizumab</text:p>
          </table:table-cell>
          <table:table-cell office:value-type="float" office:value="3.5" table:style-name="ce14">
            <text:p>3.5</text:p>
          </table:table-cell>
          <table:table-cell office:value-type="float" office:value="29" table:style-name="ce28">
            <text:p>29</text:p>
          </table:table-cell>
          <table:table-cell office:value-type="float" office:value="17" table:style-name="ce1">
            <text:p>17</text:p>
          </table:table-cell>
          <table:table-cell office:value-type="string" table:style-name="ce29">
            <text:p>10-3D2</text:p>
          </table:table-cell>
          <table:table-cell office:value-type="float" office:value="14" table:style-name="ce30">
            <text:p>14</text:p>
          </table:table-cell>
          <table:table-cell office:value-type="float" office:value="49.5" table:style-name="ce29">
            <text:p>49.5</text:p>
          </table:table-cell>
          <table:table-cell table:number-columns-repeated="16364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BW250</text:p>
          </table:table-cell>
          <table:table-cell table:number-columns-repeated="2" table:style-name="ce1"/>
          <table:table-cell office:value-type="string" table:style-name="ce1">
            <text:p>no seq in database</text:p>
          </table:table-cell>
          <table:table-cell table:number-columns-repeated="7" table:style-name="ce1"/>
          <table:table-cell office:value-type="float" office:value="18" table:style-name="ce1">
            <text:p>18</text:p>
          </table:table-cell>
          <table:table-cell office:value-type="string" table:style-name="ce27">
            <text:p>golimumab</text:p>
          </table:table-cell>
          <table:table-cell office:value-type="float" office:value="4" table:style-name="ce14">
            <text:p>4</text:p>
          </table:table-cell>
          <table:table-cell office:value-type="float" office:value="30.5" table:style-name="ce28">
            <text:p>30.5</text:p>
          </table:table-cell>
          <table:table-cell office:value-type="float" office:value="18" table:style-name="ce1">
            <text:p>18</text:p>
          </table:table-cell>
          <table:table-cell office:value-type="string" table:style-name="ce29">
            <text:p>HuBrE-3</text:p>
          </table:table-cell>
          <table:table-cell office:value-type="float" office:value="14" table:style-name="ce30">
            <text:p>14</text:p>
          </table:table-cell>
          <table:table-cell office:value-type="float" office:value="49.5" table:style-name="ce29">
            <text:p>49.5</text:p>
          </table:table-cell>
          <table:table-cell table:number-columns-repeated="16364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BW431</text:p>
          </table:table-cell>
          <table:table-cell table:number-columns-repeated="10" table:style-name="ce1"/>
          <table:table-cell office:value-type="float" office:value="19" table:style-name="ce1">
            <text:p>19</text:p>
          </table:table-cell>
          <table:table-cell office:value-type="string" table:style-name="ce27">
            <text:p>usekinumab</text:p>
          </table:table-cell>
          <table:table-cell office:value-type="float" office:value="4" table:style-name="ce14">
            <text:p>4</text:p>
          </table:table-cell>
          <table:table-cell office:value-type="float" office:value="30.5" table:style-name="ce28">
            <text:p>30.5</text:p>
          </table:table-cell>
          <table:table-cell office:value-type="float" office:value="19" table:style-name="ce1">
            <text:p>19</text:p>
          </table:table-cell>
          <table:table-cell office:value-type="string" table:style-name="ce29">
            <text:p>LL2</text:p>
          </table:table-cell>
          <table:table-cell office:value-type="float" office:value="19" table:style-name="ce30">
            <text:p>19</text:p>
          </table:table-cell>
          <table:table-cell office:value-type="float" office:value="51" table:style-name="ce29">
            <text:p>51</text:p>
          </table:table-cell>
          <table:table-cell table:number-columns-repeated="16364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BW494</text:p>
          </table:table-cell>
          <table:table-cell table:number-columns-repeated="10" table:style-name="ce1"/>
          <table:table-cell office:value-type="float" office:value="20" table:style-name="ce1">
            <text:p>20</text:p>
          </table:table-cell>
          <table:table-cell office:value-type="string" table:style-name="ce27">
            <text:p>panitumumab</text:p>
          </table:table-cell>
          <table:table-cell office:value-type="float" office:value="4.5999999999999996" table:style-name="ce14">
            <text:p>4.6</text:p>
          </table:table-cell>
          <table:table-cell office:value-type="float" office:value="32" table:style-name="ce28">
            <text:p>32</text:p>
          </table:table-cell>
          <table:table-cell office:value-type="float" office:value="20" table:style-name="ce1">
            <text:p>20</text:p>
          </table:table-cell>
          <table:table-cell office:value-type="string" table:style-name="ce29">
            <text:p>E5/Edobacomab</text:p>
          </table:table-cell>
          <table:table-cell office:value-type="float" office:value="20" table:style-name="ce30">
            <text:p>20</text:p>
          </table:table-cell>
          <table:table-cell office:value-type="float" office:value="52" table:style-name="ce29">
            <text:p>52</text:p>
          </table:table-cell>
          <table:table-cell table:number-columns-repeated="16364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CCR086</text:p>
          </table:table-cell>
          <table:table-cell table:number-columns-repeated="10" table:style-name="ce1"/>
          <table:table-cell office:value-type="float" office:value="21" table:style-name="ce1">
            <text:p>21</text:p>
          </table:table-cell>
          <table:table-cell office:value-type="string" table:style-name="ce27">
            <text:p>cetuximab</text:p>
          </table:table-cell>
          <table:table-cell office:value-type="float" office:value="5" table:style-name="ce31">
            <text:p>5</text:p>
          </table:table-cell>
          <table:table-cell office:value-type="float" office:value="34" table:style-name="ce28">
            <text:p>34</text:p>
          </table:table-cell>
          <table:table-cell office:value-type="float" office:value="21" table:style-name="ce1">
            <text:p>21</text:p>
          </table:table-cell>
          <table:table-cell office:value-type="string" table:style-name="ce29">
            <text:p>B43-Genistein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table:number-columns-repeated="16364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36">
            <text:p>anti-TAG-72 mAb</text:p>
          </table:table-cell>
          <table:table-cell table:number-columns-repeated="10" table:style-name="ce1"/>
          <table:table-cell office:value-type="float" office:value="22" table:style-name="ce1">
            <text:p>22</text:p>
          </table:table-cell>
          <table:table-cell office:value-type="string" table:style-name="ce27">
            <text:p>bivatuzumab</text:p>
          </table:table-cell>
          <table:table-cell office:value-type="float" office:value="5" table:style-name="ce14">
            <text:p>5</text:p>
          </table:table-cell>
          <table:table-cell office:value-type="float" office:value="34" table:style-name="ce28">
            <text:p>34</text:p>
          </table:table-cell>
          <table:table-cell office:value-type="float" office:value="22" table:style-name="ce1">
            <text:p>22</text:p>
          </table:table-cell>
          <table:table-cell office:value-type="string" table:style-name="ce29">
            <text:p>BW 431/2699mTc-labeled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table:number-columns-repeated="16364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36">
            <text:p>D612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office:value-type="string" table:style-name="ce27">
            <text:p>nofetumomab</text:p>
          </table:table-cell>
          <table:table-cell office:value-type="float" office:value="6" table:style-name="ce14">
            <text:p>6</text:p>
          </table:table-cell>
          <table:table-cell office:value-type="float" office:value="36" table:style-name="ce28">
            <text:p>36</text:p>
          </table:table-cell>
          <table:table-cell office:value-type="float" office:value="23" table:style-name="ce1">
            <text:p>23</text:p>
          </table:table-cell>
          <table:table-cell office:value-type="string" table:style-name="ce29">
            <text:p>hu-A33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36">
            <text:p>Edobacomab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office:value-type="string" table:style-name="ce27">
            <text:p>efalizumab</text:p>
          </table:table-cell>
          <table:table-cell office:value-type="float" office:value="6.3" table:style-name="ce14">
            <text:p>6.3</text:p>
          </table:table-cell>
          <table:table-cell office:value-type="float" office:value="37" table:style-name="ce28">
            <text:p>37</text:p>
          </table:table-cell>
          <table:table-cell office:value-type="float" office:value="24" table:style-name="ce1">
            <text:p>24</text:p>
          </table:table-cell>
          <table:table-cell office:value-type="string" table:style-name="ce29">
            <text:p>131I-labeled anti-HCC mAb/Hepama-1</text:p>
          </table:table-cell>
          <table:table-cell office:value-type="float" office:value="34" table:style-name="ce30">
            <text:p>34</text:p>
          </table:table-cell>
          <table:table-cell office:value-type="float" office:value="58" table:style-name="ce29">
            <text:p>58</text:p>
          </table:table-cell>
          <table:table-cell table:number-columns-repeated="16364"/>
        </table:table-row>
        <table:table-row table:style-name="ro2">
          <table:table-cell office:value-type="float" office:value="25" table:style-name="ce41">
            <text:p>25</text:p>
          </table:table-cell>
          <table:table-cell office:value-type="string" table:style-name="ce36">
            <text:p>HMFG1, HMFG2, H17E2, B72.3</text:p>
          </table:table-cell>
          <table:table-cell table:number-columns-repeated="10" table:style-name="ce1"/>
          <table:table-cell office:value-type="float" office:value="25" table:style-name="ce1">
            <text:p>25</text:p>
          </table:table-cell>
          <table:table-cell office:value-type="string" table:style-name="ce27">
            <text:p>adalimumab</text:p>
          </table:table-cell>
          <table:table-cell office:value-type="float" office:value="6.5" table:style-name="ce14">
            <text:p>6.5</text:p>
          </table:table-cell>
          <table:table-cell office:value-type="float" office:value="38" table:style-name="ce28">
            <text:p>38</text:p>
          </table:table-cell>
          <table:table-cell office:value-type="float" office:value="25" table:style-name="ce1">
            <text:p>25</text:p>
          </table:table-cell>
          <table:table-cell office:value-type="string" table:style-name="ce29">
            <text:p>B72.3</text:p>
          </table:table-cell>
          <table:table-cell office:value-type="float" office:value="35" table:style-name="ce30">
            <text:p>35</text:p>
          </table:table-cell>
          <table:table-cell office:value-type="float" office:value="59" table:style-name="ce29">
            <text:p>59</text:p>
          </table:table-cell>
          <table:table-cell table:number-columns-repeated="16364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36">
            <text:p>HRS-3/A9</text:p>
          </table:table-cell>
          <table:table-cell table:number-columns-repeated="10" table:style-name="ce1"/>
          <table:table-cell office:value-type="float" office:value="26" table:style-name="ce1">
            <text:p>26</text:p>
          </table:table-cell>
          <table:table-cell office:value-type="string" table:style-name="ce27">
            <text:p>basiliximab</text:p>
          </table:table-cell>
          <table:table-cell office:value-type="float" office:value="6.6" table:style-name="ce14">
            <text:p>6.6</text:p>
          </table:table-cell>
          <table:table-cell office:value-type="float" office:value="39" table:style-name="ce28">
            <text:p>39</text:p>
          </table:table-cell>
          <table:table-cell office:value-type="float" office:value="26" table:style-name="ce1">
            <text:p>26</text:p>
          </table:table-cell>
          <table:table-cell office:value-type="string" table:style-name="ce29">
            <text:p>M195</text:p>
          </table:table-cell>
          <table:table-cell office:value-type="float" office:value="37" table:style-name="ce30">
            <text:p>37</text:p>
          </table:table-cell>
          <table:table-cell office:value-type="float" office:value="60" table:style-name="ce29">
            <text:p>60</text:p>
          </table:table-cell>
          <table:table-cell table:number-columns-repeated="16364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36">
            <text:p>Ibritumo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7" table:style-name="ce1"/>
          <table:table-cell office:value-type="float" office:value="27" table:style-name="ce1">
            <text:p>27</text:p>
          </table:table-cell>
          <table:table-cell office:value-type="string" table:style-name="ce27">
            <text:p>natalizumab</text:p>
          </table:table-cell>
          <table:table-cell office:value-type="float" office:value="7" table:style-name="ce14">
            <text:p>7</text:p>
          </table:table-cell>
          <table:table-cell office:value-type="float" office:value="42" table:style-name="ce28">
            <text:p>42</text:p>
          </table:table-cell>
          <table:table-cell office:value-type="float" office:value="27" table:style-name="ce1">
            <text:p>27</text:p>
          </table:table-cell>
          <table:table-cell office:value-type="string" table:style-name="ce29">
            <text:p>Anti-Lym1 mAb</text:p>
          </table:table-cell>
          <table:table-cell office:value-type="float" office:value="38" table:style-name="ce30">
            <text:p>38</text:p>
          </table:table-cell>
          <table:table-cell office:value-type="float" office:value="61" table:style-name="ce29">
            <text:p>61</text:p>
          </table:table-cell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36">
            <text:p>Ior EGF/r3</text:p>
          </table:table-cell>
          <table:table-cell table:number-columns-repeated="10" table:style-name="ce1"/>
          <table:table-cell office:value-type="float" office:value="28" table:style-name="ce1">
            <text:p>28</text:p>
          </table:table-cell>
          <table:table-cell office:value-type="string" table:style-name="ce27">
            <text:p>tositumomab</text:p>
          </table:table-cell>
          <table:table-cell office:value-type="float" office:value="8" table:style-name="ce31">
            <text:p>8</text:p>
          </table:table-cell>
          <table:table-cell office:value-type="float" office:value="44.5" table:style-name="ce28">
            <text:p>44.5</text:p>
          </table:table-cell>
          <table:table-cell office:value-type="float" office:value="28" table:style-name="ce1">
            <text:p>28</text:p>
          </table:table-cell>
          <table:table-cell office:value-type="string" table:style-name="ce29">
            <text:p>OV-TL 3</text:p>
          </table:table-cell>
          <table:table-cell office:value-type="float" office:value="40" table:style-name="ce30">
            <text:p>40</text:p>
          </table:table-cell>
          <table:table-cell office:value-type="float" office:value="62.5" table:style-name="ce29">
            <text:p>62.5</text:p>
          </table:table-cell>
          <table:table-cell table:number-columns-repeated="16364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36">
            <text:p>LL2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29" table:style-name="ce1">
            <text:p>29</text:p>
          </table:table-cell>
          <table:table-cell office:value-type="string" table:style-name="ce27">
            <text:p>certolizumab pegol</text:p>
          </table:table-cell>
          <table:table-cell office:value-type="float" office:value="8" table:style-name="ce14">
            <text:p>8</text:p>
          </table:table-cell>
          <table:table-cell office:value-type="float" office:value="44.5" table:style-name="ce28">
            <text:p>44.5</text:p>
          </table:table-cell>
          <table:table-cell office:value-type="float" office:value="29" table:style-name="ce1">
            <text:p>29</text:p>
          </table:table-cell>
          <table:table-cell office:value-type="string" table:style-name="ce29">
            <text:p>(186)Re-labeled chimeric U36</text:p>
          </table:table-cell>
          <table:table-cell office:value-type="float" office:value="40" table:style-name="ce30">
            <text:p>40</text:p>
          </table:table-cell>
          <table:table-cell office:value-type="float" office:value="62.5" table:style-name="ce29">
            <text:p>62.5</text:p>
          </table:table-cell>
          <table:table-cell table:number-columns-repeated="16364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36">
            <text:p>L6</text:p>
          </table:table-cell>
          <table:table-cell table:number-columns-repeated="10" table:style-name="ce1"/>
          <table:table-cell office:value-type="float" office:value="30" table:style-name="ce1">
            <text:p>30</text:p>
          </table:table-cell>
          <table:table-cell office:value-type="string" table:style-name="ce27">
            <text:p>fanolesomab</text:p>
          </table:table-cell>
          <table:table-cell office:value-type="float" office:value="8.4" table:style-name="ce14">
            <text:p>8.4</text:p>
          </table:table-cell>
          <table:table-cell office:value-type="float" office:value="46" table:style-name="ce28">
            <text:p>46</text:p>
          </table:table-cell>
          <table:table-cell office:value-type="float" office:value="30" table:style-name="ce1">
            <text:p>30</text:p>
          </table:table-cell>
          <table:table-cell office:value-type="string" table:style-name="ce29">
            <text:p>CYT-103 111In-labeled anti-TAG-72 mAb</text:p>
          </table:table-cell>
          <table:table-cell office:value-type="float" office:value="42" table:style-name="ce30">
            <text:p>42</text:p>
          </table:table-cell>
          <table:table-cell office:value-type="float" office:value="64" table:style-name="ce29">
            <text:p>64</text:p>
          </table:table-cell>
          <table:table-cell table:number-columns-repeated="16364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36">
            <text:p>M195</text:p>
          </table:table-cell>
          <table:table-cell office:value-type="string" table:style-name="ce1">
            <text:p>in trial</text:p>
          </table:table-cell>
          <table:table-cell table:number-columns-repeated="9" table:style-name="ce1"/>
          <table:table-cell office:value-type="float" office:value="31" table:style-name="ce1">
            <text:p>31</text:p>
          </table:table-cell>
          <table:table-cell office:value-type="string" table:style-name="ce27">
            <text:p>abciximab</text:p>
          </table:table-cell>
          <table:table-cell office:value-type="float" office:value="11.9" table:style-name="ce14">
            <text:p>11.9</text:p>
          </table:table-cell>
          <table:table-cell office:value-type="float" office:value="47" table:style-name="ce28">
            <text:p>47</text:p>
          </table:table-cell>
          <table:table-cell office:value-type="float" office:value="31" table:style-name="ce1">
            <text:p>31</text:p>
          </table:table-cell>
          <table:table-cell office:value-type="string" table:style-name="ce29">
            <text:p>HRS-3/A9</text:p>
          </table:table-cell>
          <table:table-cell office:value-type="float" office:value="46" table:style-name="ce30">
            <text:p>46</text:p>
          </table:table-cell>
          <table:table-cell office:value-type="float" office:value="65" table:style-name="ce29">
            <text:p>65</text:p>
          </table:table-cell>
          <table:table-cell table:number-columns-repeated="1636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Anti HIV-1</text:p>
          </table:table-cell>
          <table:table-cell table:number-columns-repeated="10" table:style-name="ce1"/>
          <table:table-cell office:value-type="float" office:value="32" table:style-name="ce1">
            <text:p>32</text:p>
          </table:table-cell>
          <table:table-cell office:value-type="string" table:style-name="ce27">
            <text:p>capromab</text:p>
          </table:table-cell>
          <table:table-cell office:value-type="float" office:value="13.5" table:style-name="ce14">
            <text:p>13.5</text:p>
          </table:table-cell>
          <table:table-cell office:value-type="float" office:value="48" table:style-name="ce28">
            <text:p>48</text:p>
          </table:table-cell>
          <table:table-cell office:value-type="float" office:value="32" table:style-name="ce1">
            <text:p>32</text:p>
          </table:table-cell>
          <table:table-cell office:value-type="string" table:style-name="ce29">
            <text:p>16H5</text:p>
          </table:table-cell>
          <table:table-cell office:value-type="float" office:value="50" table:style-name="ce30">
            <text:p>50</text:p>
          </table:table-cell>
          <table:table-cell office:value-type="float" office:value="66.5" table:style-name="ce29">
            <text:p>66.5</text:p>
          </table:table-cell>
          <table:table-cell table:number-columns-repeated="16364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OC/TR bispeci<text:span text:style-name="T5">W</text:span><text:span text:style-name="T4">c mAb</text:span></text:p>
          </table:table-cell>
          <table:table-cell table:number-columns-repeated="10" table:style-name="ce1"/>
          <table:table-cell office:value-type="float" office:value="33" table:style-name="ce1">
            <text:p>33</text:p>
          </table:table-cell>
          <table:table-cell office:value-type="string" table:style-name="ce27">
            <text:p>daclizumab</text:p>
          </table:table-cell>
          <table:table-cell office:value-type="float" office:value="24" table:style-name="ce31">
            <text:p>24</text:p>
          </table:table-cell>
          <table:table-cell office:value-type="float" office:value="53" table:style-name="ce28">
            <text:p>53</text:p>
          </table:table-cell>
          <table:table-cell office:value-type="float" office:value="33" table:style-name="ce1">
            <text:p>33</text:p>
          </table:table-cell>
          <table:table-cell office:value-type="string" table:style-name="ce29">
            <text:p>Chimeric OC/TR</text:p>
          </table:table-cell>
          <table:table-cell office:value-type="float" office:value="50" table:style-name="ce30">
            <text:p>50</text:p>
          </table:table-cell>
          <table:table-cell office:value-type="float" office:value="66.5" table:style-name="ce29">
            <text:p>66.5</text:p>
          </table:table-cell>
          <table:table-cell table:number-columns-repeated="16364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36">
            <text:p>OC125</text:p>
          </table:table-cell>
          <table:table-cell office:value-type="string" table:style-name="ce1">
            <text:p>research use only</text:p>
          </table:table-cell>
          <table:table-cell table:number-columns-repeated="9" table:style-name="ce1"/>
          <table:table-cell office:value-type="float" office:value="34" table:style-name="ce1">
            <text:p>34</text:p>
          </table:table-cell>
          <table:table-cell office:value-type="string" table:style-name="ce27">
            <text:p>muromanab</text:p>
          </table:table-cell>
          <table:table-cell office:value-type="float" office:value="25" table:style-name="ce14">
            <text:p>25</text:p>
          </table:table-cell>
          <table:table-cell office:value-type="float" office:value="54" table:style-name="ce28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29">
            <text:p>cM-T412</text:p>
          </table:table-cell>
          <table:table-cell office:value-type="float" office:value="60" table:style-name="ce30">
            <text:p>60</text:p>
          </table:table-cell>
          <table:table-cell office:value-type="float" office:value="68" table:style-name="ce29">
            <text:p>68</text:p>
          </table:table-cell>
          <table:table-cell table:number-columns-repeated="16364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36">
            <text:p>OKB7</text:p>
          </table:table-cell>
          <table:table-cell table:number-columns-repeated="10" table:style-name="ce1"/>
          <table:table-cell office:value-type="float" office:value="35" table:style-name="ce1">
            <text:p>35</text:p>
          </table:table-cell>
          <table:table-cell office:value-type="string" table:style-name="ce27">
            <text:p>infliximab</text:p>
          </table:table-cell>
          <table:table-cell office:value-type="float" office:value="61" table:style-name="ce14">
            <text:p>61</text:p>
          </table:table-cell>
          <table:table-cell office:value-type="float" office:value="69" table:style-name="ce28">
            <text:p>69</text:p>
          </table:table-cell>
          <table:table-cell office:value-type="float" office:value="35" table:style-name="ce1">
            <text:p>35</text:p>
          </table:table-cell>
          <table:table-cell office:value-type="string" table:style-name="ce29">
            <text:p>Anti-CEA, anti-In-DTPA bispeciWc FabЈ–Fab</text:p>
          </table:table-cell>
          <table:table-cell office:value-type="float" office:value="64" table:style-name="ce30">
            <text:p>64</text:p>
          </table:table-cell>
          <table:table-cell office:value-type="float" office:value="70.5" table:style-name="ce29">
            <text:p>70.5</text:p>
          </table:table-cell>
          <table:table-cell table:number-columns-repeated="16364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38">
            <text:p>OKT3</text:p>
          </table:table-cell>
          <table:table-cell table:number-columns-repeated="3" table:style-name="ce19"/>
          <table:table-cell office:value-type="string" table:style-name="ce19">
            <text:p>found seq on web</text:p>
          </table:table-cell>
          <table:table-cell table:style-name="ce19"/>
          <table:table-cell table:number-columns-repeated="9" table:style-name="ce1"/>
          <table:table-cell office:value-type="float" office:value="36" table:style-name="ce1">
            <text:p>36</text:p>
          </table:table-cell>
          <table:table-cell office:value-type="string" table:style-name="ce29">
            <text:p>L6</text:p>
          </table:table-cell>
          <table:table-cell office:value-type="float" office:value="64" table:style-name="ce30">
            <text:p>64</text:p>
          </table:table-cell>
          <table:table-cell office:value-type="float" office:value="70.5" table:style-name="ce29">
            <text:p>70.5</text:p>
          </table:table-cell>
          <table:table-cell table:number-columns-repeated="16364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38">
            <text:p>OV-TL 3</text:p>
          </table:table-cell>
          <table:table-cell table:number-columns-repeated="3" table:style-name="ce19"/>
          <table:table-cell office:value-type="string" table:style-name="ce19">
            <text:p>found seq on web</text:p>
          </table:table-cell>
          <table:table-cell table:style-name="ce19"/>
          <table:table-cell table:number-columns-repeated="9" table:style-name="ce1"/>
          <table:table-cell office:value-type="float" office:value="37" table:style-name="ce1">
            <text:p>37</text:p>
          </table:table-cell>
          <table:table-cell office:value-type="string" table:style-name="ce29">
            <text:p>131I-labeled chimeric L6</text:p>
          </table:table-cell>
          <table:table-cell office:value-type="float" office:value="67" table:style-name="ce30">
            <text:p>67</text:p>
          </table:table-cell>
          <table:table-cell office:value-type="float" office:value="72" table:style-name="ce29">
            <text:p>72</text:p>
          </table:table-cell>
          <table:table-cell table:number-columns-repeated="16364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36">
            <text:p>T101</text:p>
          </table:table-cell>
          <table:table-cell office:value-type="string" table:style-name="ce1">
            <text:p>in trial,discontinued</text:p>
          </table:table-cell>
          <table:table-cell table:number-columns-repeated="13" table:style-name="ce1"/>
          <table:table-cell office:value-type="float" office:value="38" table:style-name="ce1">
            <text:p>38</text:p>
          </table:table-cell>
          <table:table-cell office:value-type="string" table:style-name="ce29">
            <text:p>chA7Fab</text:p>
          </table:table-cell>
          <table:table-cell office:value-type="float" office:value="71" table:style-name="ce30">
            <text:p>71</text:p>
          </table:table-cell>
          <table:table-cell office:value-type="float" office:value="73" table:style-name="ce29">
            <text:p>73</text:p>
          </table:table-cell>
          <table:table-cell table:number-columns-repeated="16364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36">
            <text:p>ositumo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39" table:style-name="ce1">
            <text:p>39</text:p>
          </table:table-cell>
          <table:table-cell office:value-type="string" table:style-name="ce29">
            <text:p>MAb with high human immunodeWciency</text:p>
          </table:table-cell>
          <table:table-cell office:value-type="float" office:value="73" table:style-name="ce30">
            <text:p>73</text:p>
          </table:table-cell>
          <table:table-cell office:value-type="float" office:value="74" table:style-name="ce29">
            <text:p>74</text:p>
          </table:table-cell>
          <table:table-cell table:number-columns-repeated="16364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36">
            <text:p>YTH 24.5 and YTH 54.12</text:p>
          </table:table-cell>
          <table:table-cell table:number-columns-repeated="14" table:style-name="ce1"/>
          <table:table-cell office:value-type="float" office:value="40" table:style-name="ce1">
            <text:p>40</text:p>
          </table:table-cell>
          <table:table-cell office:value-type="string" table:style-name="ce29">
            <text:p>B-E8</text:p>
          </table:table-cell>
          <table:table-cell office:value-type="float" office:value="75" table:style-name="ce30">
            <text:p>75</text:p>
          </table:table-cell>
          <table:table-cell office:value-type="float" office:value="75.5" table:style-name="ce29">
            <text:p>75.5</text:p>
          </table:table-cell>
          <table:table-cell table:number-columns-repeated="16364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38">
            <text:p>ZCE 025</text:p>
          </table:table-cell>
          <table:table-cell table:number-columns-repeated="3" table:style-name="ce19"/>
          <table:table-cell office:value-type="string" table:style-name="ce19">
            <text:p>found seq on web</text:p>
          </table:table-cell>
          <table:table-cell table:style-name="ce19"/>
          <table:table-cell table:number-columns-repeated="9" table:style-name="ce1"/>
          <table:table-cell office:value-type="float" office:value="41" table:style-name="ce1">
            <text:p>41</text:p>
          </table:table-cell>
          <table:table-cell office:value-type="string" table:style-name="ce29">
            <text:p>OKB7 I131-labeled</text:p>
          </table:table-cell>
          <table:table-cell office:value-type="float" office:value="75" table:style-name="ce30">
            <text:p>75</text:p>
          </table:table-cell>
          <table:table-cell office:value-type="float" office:value="75.5" table:style-name="ce29">
            <text:p>75.5</text:p>
          </table:table-cell>
          <table:table-cell table:number-columns-repeated="16364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36">
            <text:p>ZME 018 and 96.5</text:p>
          </table:table-cell>
          <table:table-cell table:number-columns-repeated="14" table:style-name="ce1"/>
          <table:table-cell office:value-type="float" office:value="42" table:style-name="ce1">
            <text:p>42</text:p>
          </table:table-cell>
          <table:table-cell office:value-type="string" table:style-name="ce29">
            <text:p>CCR086 indium-111-labeled</text:p>
          </table:table-cell>
          <table:table-cell office:value-type="float" office:value="80" table:style-name="ce30">
            <text:p>80</text:p>
          </table:table-cell>
          <table:table-cell office:value-type="float" office:value="77" table:style-name="ce29">
            <text:p>77</text:p>
          </table:table-cell>
          <table:table-cell table:number-columns-repeated="16364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36">
            <text:p>Rituxi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43" table:style-name="ce1">
            <text:p>43</text:p>
          </table:table-cell>
          <table:table-cell office:value-type="string" table:style-name="ce29">
            <text:p>ZCE 025</text:p>
          </table:table-cell>
          <table:table-cell office:value-type="float" office:value="82" table:style-name="ce30">
            <text:p>82</text:p>
          </table:table-cell>
          <table:table-cell office:value-type="float" office:value="78" table:style-name="ce29">
            <text:p>78</text:p>
          </table:table-cell>
          <table:table-cell table:number-columns-repeated="16364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36">
            <text:p>Abcixi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44" table:style-name="ce1">
            <text:p>44</text:p>
          </table:table-cell>
          <table:table-cell office:value-type="string" table:style-name="ce29">
            <text:p>Anti-melanoma or anti-CEA mAbs</text:p>
          </table:table-cell>
          <table:table-cell office:value-type="float" office:value="83" table:style-name="ce30">
            <text:p>83</text:p>
          </table:table-cell>
          <table:table-cell office:value-type="float" office:value="79.5" table:style-name="ce29">
            <text:p>79.5</text:p>
          </table:table-cell>
          <table:table-cell table:number-columns-repeated="16364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36">
            <text:p>Basilixi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45" table:style-name="ce1">
            <text:p>45</text:p>
          </table:table-cell>
          <table:table-cell office:value-type="string" table:style-name="ce29">
            <text:p>BrE-3, 111In-MX-DTPA</text:p>
          </table:table-cell>
          <table:table-cell office:value-type="float" office:value="83" table:style-name="ce30">
            <text:p>83</text:p>
          </table:table-cell>
          <table:table-cell office:value-type="float" office:value="79.5" table:style-name="ce29">
            <text:p>79.5</text:p>
          </table:table-cell>
          <table:table-cell table:number-columns-repeated="16364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In<text:span text:style-name="T5">X</text:span><text:span text:style-name="T4">iximab</text:span>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46" table:style-name="ce1">
            <text:p>46</text:p>
          </table:table-cell>
          <table:table-cell office:value-type="string" table:style-name="ce29">
            <text:p>D612</text:p>
          </table:table-cell>
          <table:table-cell office:value-type="float" office:value="86" table:style-name="ce30">
            <text:p>86</text:p>
          </table:table-cell>
          <table:table-cell office:value-type="float" office:value="81.5" table:style-name="ce29">
            <text:p>81.5</text:p>
          </table:table-cell>
          <table:table-cell table:number-columns-repeated="16364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36">
            <text:p>c-Nd2</text:p>
          </table:table-cell>
          <table:table-cell table:number-columns-repeated="14" table:style-name="ce1"/>
          <table:table-cell office:value-type="float" office:value="47" table:style-name="ce1">
            <text:p>47</text:p>
          </table:table-cell>
          <table:table-cell office:value-type="string" table:style-name="ce29">
            <text:p>OKT3</text:p>
          </table:table-cell>
          <table:table-cell office:value-type="float" office:value="86" table:style-name="ce30">
            <text:p>86</text:p>
          </table:table-cell>
          <table:table-cell office:value-type="float" office:value="81.5" table:style-name="ce29">
            <text:p>81.5</text:p>
          </table:table-cell>
          <table:table-cell table:number-columns-repeated="16364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9">
            <text:p>L6</text:p>
          </table:table-cell>
          <table:table-cell table:number-columns-repeated="3" table:style-name="ce19"/>
          <table:table-cell office:value-type="string" table:style-name="ce19">
            <text:p>found seq on web</text:p>
          </table:table-cell>
          <table:table-cell table:style-name="ce19"/>
          <table:table-cell table:number-columns-repeated="9" table:style-name="ce1"/>
          <table:table-cell office:value-type="float" office:value="48" table:style-name="ce1">
            <text:p>48</text:p>
          </table:table-cell>
          <table:table-cell office:value-type="string" table:style-name="ce29">
            <text:p>ZME 018 and 96.5</text:p>
          </table:table-cell>
          <table:table-cell office:value-type="float" office:value="88" table:style-name="ce30">
            <text:p>88</text:p>
          </table:table-cell>
          <table:table-cell office:value-type="float" office:value="83" table:style-name="ce29">
            <text:p>83</text:p>
          </table:table-cell>
          <table:table-cell table:number-columns-repeated="16364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38">
            <text:p>cG250</text:p>
          </table:table-cell>
          <table:table-cell table:number-columns-repeated="3" table:style-name="ce19"/>
          <table:table-cell office:value-type="string" table:style-name="ce19">
            <text:p>found seq on web</text:p>
          </table:table-cell>
          <table:table-cell table:style-name="ce19"/>
          <table:table-cell table:number-columns-repeated="9" table:style-name="ce1"/>
          <table:table-cell office:value-type="float" office:value="49" table:style-name="ce1">
            <text:p>49</text:p>
          </table:table-cell>
          <table:table-cell office:value-type="string" table:style-name="ce29">
            <text:p>14G2a</text:p>
          </table:table-cell>
          <table:table-cell office:value-type="float" office:value="89" table:style-name="ce30">
            <text:p>89</text:p>
          </table:table-cell>
          <table:table-cell office:value-type="float" office:value="84.5" table:style-name="ce29">
            <text:p>84.5</text:p>
          </table:table-cell>
          <table:table-cell table:number-columns-repeated="16364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38">
            <text:p>ch14.18</text:p>
          </table:table-cell>
          <table:table-cell office:value-type="string" table:style-name="ce43">
            <text:p>dinutuximab</text:p>
          </table:table-cell>
          <table:table-cell office:value-type="string" table:style-name="ce1">
            <text:p>approved</text:p>
          </table:table-cell>
          <table:table-cell office:value-type="string" table:style-name="ce1">
            <text:p>seq in database</text:p>
          </table:table-cell>
          <table:table-cell table:number-columns-repeated="11" table:style-name="ce1"/>
          <table:table-cell office:value-type="float" office:value="50" table:style-name="ce1">
            <text:p>50</text:p>
          </table:table-cell>
          <table:table-cell office:value-type="string" table:style-name="ce29">
            <text:p>Ior EGF/r3</text:p>
          </table:table-cell>
          <table:table-cell office:value-type="float" office:value="89" table:style-name="ce30">
            <text:p>89</text:p>
          </table:table-cell>
          <table:table-cell office:value-type="float" office:value="84.5" table:style-name="ce29">
            <text:p>84.5</text:p>
          </table:table-cell>
          <table:table-cell table:number-columns-repeated="16364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36">
            <text:p>chA7Fab</text:p>
          </table:table-cell>
          <table:table-cell office:value-type="string" table:style-name="ce36">
            <text:p>Same as A7-NCS</text:p>
          </table:table-cell>
          <table:table-cell table:number-columns-repeated="13" table:style-name="ce1"/>
          <table:table-cell office:value-type="float" office:value="51" table:style-name="ce1">
            <text:p>51</text:p>
          </table:table-cell>
          <table:table-cell office:value-type="string" table:style-name="ce29">
            <text:p>BW 494/BI 51.011</text:p>
          </table:table-cell>
          <table:table-cell office:value-type="float" office:value="94" table:style-name="ce30">
            <text:p>94</text:p>
          </table:table-cell>
          <table:table-cell office:value-type="float" office:value="86" table:style-name="ce29">
            <text:p>86</text:p>
          </table:table-cell>
          <table:table-cell table:number-columns-repeated="16364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OC/TR</text:p>
          </table:table-cell>
          <table:table-cell table:number-columns-repeated="14" table:style-name="ce1"/>
          <table:table-cell office:value-type="float" office:value="52" table:style-name="ce1">
            <text:p>52</text:p>
          </table:table-cell>
          <table:table-cell office:value-type="string" table:style-name="ce29">
            <text:p>2H4 and 5D3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cMOv18</text:p>
          </table:table-cell>
          <table:table-cell table:number-columns-repeated="14" table:style-name="ce1"/>
          <table:table-cell office:value-type="float" office:value="53" table:style-name="ce1">
            <text:p>53</text:p>
          </table:table-cell>
          <table:table-cell office:value-type="string" table:style-name="ce29">
            <text:p>131I-T101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36">
            <text:p>CM-T412</text:p>
          </table:table-cell>
          <table:table-cell table:number-columns-repeated="14" table:style-name="ce1"/>
          <table:table-cell office:value-type="float" office:value="54" table:style-name="ce1">
            <text:p>54</text:p>
          </table:table-cell>
          <table:table-cell office:value-type="string" table:style-name="ce29">
            <text:p>17-1A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36">
            <text:p>Anti-CEA</text:p>
          </table:table-cell>
          <table:table-cell table:number-columns-repeated="14" table:style-name="ce1"/>
          <table:table-cell office:value-type="float" office:value="55" table:style-name="ce1">
            <text:p>55</text:p>
          </table:table-cell>
          <table:table-cell office:value-type="string" table:style-name="ce29">
            <text:p>A7-NCS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38">
            <text:p>U36</text:p>
          </table:table-cell>
          <table:table-cell table:number-columns-repeated="3" table:style-name="ce19"/>
          <table:table-cell office:value-type="string" table:style-name="ce19">
            <text:p>found? Not sure, the sequence is for humanized anti cd44</text:p>
          </table:table-cell>
          <table:table-cell table:number-columns-repeated="2" table:style-name="ce19"/>
          <table:table-cell table:number-columns-repeated="8" table:style-name="ce1"/>
          <table:table-cell office:value-type="float" office:value="56" table:style-name="ce1">
            <text:p>56</text:p>
          </table:table-cell>
          <table:table-cell office:value-type="string" table:style-name="ce29">
            <text:p>Anti-CEA antibody fragments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36">
            <text:p>Cetuxi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57" table:style-name="ce1">
            <text:p>57</text:p>
          </table:table-cell>
          <table:table-cell office:value-type="string" table:style-name="ce29">
            <text:p>B-C7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36">
            <text:p>Alemtuzu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58" table:style-name="ce1">
            <text:p>58</text:p>
          </table:table-cell>
          <table:table-cell office:value-type="string" table:style-name="ce29">
            <text:p>HMFG1, HMFG2, H17E2, B72.3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36">
            <text:p>Daclizu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59" table:style-name="ce1">
            <text:p>59</text:p>
          </table:table-cell>
          <table:table-cell office:value-type="string" table:style-name="ce29">
            <text:p>OC/TR bispeciWc mAb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36">
            <text:p>Palivizu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60" table:style-name="ce1">
            <text:p>60</text:p>
          </table:table-cell>
          <table:table-cell office:value-type="string" table:style-name="ce29">
            <text:p>OC125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36">
            <text:p>Trastuzu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1" table:style-name="ce1"/>
          <table:table-cell office:value-type="float" office:value="61" table:style-name="ce1">
            <text:p>61</text:p>
          </table:table-cell>
          <table:table-cell office:value-type="string" table:style-name="ce29">
            <text:p>T101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64"/>
        </table:table-row>
        <table:table-row table:style-name="ro2">
          <table:table-cell table:style-name="ce1"/>
          <table:table-cell office:value-type="string" table:style-name="ce36">
            <text:p>16.88/CTA 16.88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8">
            <text:p>88BV59/CTA 16.88</text:p>
          </table:table-cell>
          <table:table-cell table:number-columns-repeated="3" table:style-name="ce19"/>
          <table:table-cell office:value-type="string" table:style-name="ce19">
            <text:p>found seq on web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36">
            <text:p>hu-A33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6">
            <text:p>Bivatuzumab</text:p>
          </table:table-cell>
          <table:table-cell table:number-columns-repeated="2" table:style-name="ce1"/>
          <table:table-cell office:value-type="string" table:style-name="ce1">
            <text:p>already in database but no seq</text:p>
          </table:table-cell>
          <table:table-cell table:number-columns-repeated="16379" table:style-name="ce1"/>
        </table:table-row>
        <table:table-row table:style-name="ro8">
          <table:table-cell/>
          <table:table-cell office:value-type="string" table:style-name="ce38">
            <text:p>Humicade/CDP571</text:p>
          </table:table-cell>
          <table:table-cell office:value-type="string" table:style-name="ce44">
            <text:p>For research use only.</text:p>
          </table:table-cell>
          <table:table-cell table:number-columns-repeated="2" table:style-name="ce19"/>
          <table:table-cell office:value-type="string" table:style-name="ce19">
            <text:p>found seq on web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36">
            <text:p>Gemtuzumab</text:p>
          </table:table-cell>
          <table:table-cell table:number-columns-repeated="2" table:style-name="ce1"/>
          <table:table-cell office:value-type="string" table:style-name="ce1">
            <text:p>already in databas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5">
            <text:p>Hu23F2G</text:p>
          </table:table-cell>
          <table:table-cell office:value-type="string" table:style-name="ce46">
            <text:p>Rovelizumab</text:p>
          </table:table-cell>
          <table:table-cell table:style-name="ce1"/>
          <table:table-cell office:value-type="string" table:style-name="ce1">
            <text:p>already in database but no seq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36">
            <text:p>Hu2PLAP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5">
            <text:p>Hu5c8</text:p>
          </table:table-cell>
          <table:table-cell office:value-type="string" table:style-name="ce46">
            <text:p>Ruplizumab</text:p>
          </table:table-cell>
          <table:table-cell table:style-name="ce1"/>
          <table:table-cell office:value-type="string" table:style-name="ce1">
            <text:p>already in database but no seq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5">
            <text:p>HuBrE-3</text:p>
          </table:table-cell>
          <table:table-cell table:style-name="ce21"/>
          <table:table-cell table:number-columns-repeated="16381" table:style-name="ce1"/>
        </table:table-row>
        <table:table-row table:style-name="ro2">
          <table:table-cell/>
          <table:table-cell office:value-type="string" table:style-name="ce45">
            <text:p>HuM291</text:p>
          </table:table-cell>
          <table:table-cell office:value-type="string" table:style-name="ce47">
            <text:p>Visilizumab</text:p>
          </table:table-cell>
          <table:table-cell table:style-name="ce1"/>
          <table:table-cell office:value-type="string" table:style-name="ce1">
            <text:p>already in database but no seq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9">
            <text:p>Vitaxin</text:p>
          </table:table-cell>
          <table:table-cell office:value-type="string" table:style-name="ce19">
            <text:p>unapproved</text:p>
          </table:table-cell>
          <table:table-cell table:number-columns-repeated="2" table:style-name="ce19"/>
          <table:table-cell office:value-type="string" table:style-name="ce19">
            <text:p>found seq on web</text:p>
          </table:table-cell>
          <table:table-cell table:style-name="ce19"/>
          <table:table-cell table:number-columns-repeated="16377"/>
        </table:table-row>
        <table:table-row table:style-name="ro2">
          <table:table-cell/>
          <table:table-cell table:number-columns-repeated="6" table:style-name="ce19"/>
          <table:table-cell table:number-columns-repeated="16377"/>
        </table:table-row>
        <table:table-row table:number-rows-repeated="1048499" table:style-name="ro2">
          <table:table-cell table:number-columns-repeated="16384"/>
        </table:table-row>
      </table:table>
      <table:table table:name="u_test_and_t_test_of_immunogeni" table:style-name="ta4">
        <table:table-column table:style-name="co27" table:number-columns-repeated="10" table:default-cell-style-name="ce1"/>
        <table:table-column table:style-name="co27" table:default-cell-style-name="ce18"/>
        <table:table-column table:style-name="co1" table:default-cell-style-name="ce1"/>
        <table:table-column table:style-name="co28" table:default-cell-style-name="ce1"/>
        <table:table-column table:style-name="co2" table:number-columns-repeated="16371" table:default-cell-style-name="ce1"/>
        <table:table-row table:style-name="ro2">
          <table:table-cell office:value-type="string" table:style-name="ce1">
            <text:p>number</text:p>
          </table:table-cell>
          <table:table-cell office:value-type="string" table:style-name="ce1">
            <text:p>approved</text:p>
          </table:table-cell>
          <table:table-cell office:value-type="string" table:style-name="ce18">
            <text:p>Immunogenicity %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unapproved</text:p>
          </table:table-cell>
          <table:table-cell office:value-type="string" table:style-name="ce18">
            <text:p>Immunogenicity %</text:p>
          </table:table-cell>
          <table:table-cell office:value-type="string" table:style-name="ce1">
            <text:p>rank</text:p>
          </table:table-cell>
          <table:table-cell office:value-type="string" table:style-name="ce16">
            <text:p>number</text:p>
          </table:table-cell>
          <table:table-cell office:value-type="string" table:style-name="ce1">
            <text:p>antibody</text:p>
          </table:table-cell>
          <table:table-cell office:value-type="string" table:style-name="ce18">
            <text:p>Immunogenicity %</text:p>
          </table:table-cell>
          <table:table-cell office:value-type="string" table:style-name="ce1">
            <text:p>rank</text:p>
          </table:table-cell>
          <table:table-cell table:number-columns-repeated="1637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7">
            <text:p>arcitumo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IgM mAbs,WM63(CD48)and WM66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1" table:style-name="ce16">
            <text:p>1</text:p>
          </table:table-cell>
          <table:table-cell office:value-type="string" table:style-name="ce27">
            <text:p>arcitumo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10.5" table:style-name="ce1">
            <text:p>10.5</text:p>
          </table:table-cell>
          <table:table-cell table:number-columns-repeated="1637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27">
            <text:p>ibritumomab</text:p>
          </table:table-cell>
          <table:table-cell office:value-type="float" office:value="0" table:style-name="ce31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2" table:style-name="ce1">
            <text:p>2</text:p>
          </table:table-cell>
          <table:table-cell office:value-type="string" table:style-name="ce29">
            <text:p>111In-labeled c-Nd2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2" table:style-name="ce16">
            <text:p>2</text:p>
          </table:table-cell>
          <table:table-cell office:value-type="string" table:style-name="ce27">
            <text:p>ibritumomab</text:p>
          </table:table-cell>
          <table:table-cell office:value-type="float" office:value="0" table:style-name="ce31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20" table:style-name="ce1">
            <text:p>20</text:p>
          </table:table-cell>
          <table:table-cell table:number-columns-repeated="1637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27">
            <text:p>rituxi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3" table:style-name="ce1">
            <text:p>3</text:p>
          </table:table-cell>
          <table:table-cell office:value-type="string" table:style-name="ce29">
            <text:p>ch14.1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3" table:style-name="ce16">
            <text:p>3</text:p>
          </table:table-cell>
          <table:table-cell office:value-type="string" table:style-name="ce29">
            <text:p>IgM mAbs,WM63(CD48)and WM66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27">
            <text:p>omali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4" table:style-name="ce1">
            <text:p>4</text:p>
          </table:table-cell>
          <table:table-cell office:value-type="string" table:style-name="ce29">
            <text:p>cMOv1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4" table:style-name="ce16">
            <text:p>4</text:p>
          </table:table-cell>
          <table:table-cell office:value-type="string" table:style-name="ce27">
            <text:p>rituxi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27">
            <text:p>bevaci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5" table:style-name="ce1">
            <text:p>5</text:p>
          </table:table-cell>
          <table:table-cell office:value-type="string" table:style-name="ce29">
            <text:p>16.88/CTA 16.8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5" table:style-name="ce16">
            <text:p>5</text:p>
          </table:table-cell>
          <table:table-cell office:value-type="string" table:style-name="ce29">
            <text:p>111In-labeled c-Nd2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27">
            <text:p>cantu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6" table:style-name="ce1">
            <text:p>6</text:p>
          </table:table-cell>
          <table:table-cell office:value-type="string" table:style-name="ce29">
            <text:p>Hu23F2G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6" table:style-name="ce16">
            <text:p>6</text:p>
          </table:table-cell>
          <table:table-cell office:value-type="string" table:style-name="ce29">
            <text:p>ch14.1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27">
            <text:p>canakin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7" table:style-name="ce1">
            <text:p>7</text:p>
          </table:table-cell>
          <table:table-cell office:value-type="string" table:style-name="ce29">
            <text:p>Hu2PLAP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7" table:style-name="ce16">
            <text:p>7</text:p>
          </table:table-cell>
          <table:table-cell office:value-type="string" table:style-name="ce29">
            <text:p>cMOv1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27">
            <text:p>imciro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8" table:style-name="ce1">
            <text:p>8</text:p>
          </table:table-cell>
          <table:table-cell office:value-type="string" table:style-name="ce29">
            <text:p>Hu5c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8" table:style-name="ce16">
            <text:p>8</text:p>
          </table:table-cell>
          <table:table-cell office:value-type="string" table:style-name="ce29">
            <text:p>16.88/CTA 16.8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27">
            <text:p>ofatum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9" table:style-name="ce1">
            <text:p>9</text:p>
          </table:table-cell>
          <table:table-cell office:value-type="string" table:style-name="ce29">
            <text:p>HuM291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9" table:style-name="ce16">
            <text:p>9</text:p>
          </table:table-cell>
          <table:table-cell office:value-type="string" table:style-name="ce29">
            <text:p>Hu23F2G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27">
            <text:p>denos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office:value-type="float" office:value="10" table:style-name="ce1">
            <text:p>10</text:p>
          </table:table-cell>
          <table:table-cell office:value-type="string" table:style-name="ce29">
            <text:p>vitaxin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office:value-type="float" office:value="10" table:style-name="ce16">
            <text:p>10</text:p>
          </table:table-cell>
          <table:table-cell office:value-type="string" table:style-name="ce29">
            <text:p>Hu2PLAP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27">
            <text:p>trasuzumab</text:p>
          </table:table-cell>
          <table:table-cell office:value-type="float" office:value="0.1" table:style-name="ce31">
            <text:p>0.1</text:p>
          </table:table-cell>
          <table:table-cell office:value-type="float" office:value="21" table:style-name="ce28">
            <text:p>21</text:p>
          </table:table-cell>
          <table:table-cell office:value-type="float" office:value="11" table:style-name="ce1">
            <text:p>11</text:p>
          </table:table-cell>
          <table:table-cell office:value-type="string" table:style-name="ce29">
            <text:p>BW 250/18399mTc-labeled</text:p>
          </table:table-cell>
          <table:table-cell office:value-type="float" office:value="1" table:style-name="ce30">
            <text:p>1</text:p>
          </table:table-cell>
          <table:table-cell office:value-type="float" office:value="22.5" table:style-name="ce29">
            <text:p>22.5</text:p>
          </table:table-cell>
          <table:table-cell office:value-type="float" office:value="11" table:style-name="ce16">
            <text:p>11</text:p>
          </table:table-cell>
          <table:table-cell office:value-type="string" table:style-name="ce29">
            <text:p>Hu5c8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27">
            <text:p>palivizumab</text:p>
          </table:table-cell>
          <table:table-cell office:value-type="float" office:value="1" table:style-name="ce31">
            <text:p>1</text:p>
          </table:table-cell>
          <table:table-cell office:value-type="float" office:value="22.5" table:style-name="ce28">
            <text:p>22.5</text:p>
          </table:table-cell>
          <table:table-cell office:value-type="float" office:value="12" table:style-name="ce1">
            <text:p>12</text:p>
          </table:table-cell>
          <table:table-cell office:value-type="string" table:style-name="ce29">
            <text:p>88BV59/CTA 16.88</text:p>
          </table:table-cell>
          <table:table-cell office:value-type="float" office:value="2" table:style-name="ce30">
            <text:p>2</text:p>
          </table:table-cell>
          <table:table-cell office:value-type="float" office:value="26" table:style-name="ce29">
            <text:p>26</text:p>
          </table:table-cell>
          <table:table-cell office:value-type="float" office:value="12" table:style-name="ce16">
            <text:p>12</text:p>
          </table:table-cell>
          <table:table-cell office:value-type="string" table:style-name="ce29">
            <text:p>HuM291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27">
            <text:p>alemtuzumab</text:p>
          </table:table-cell>
          <table:table-cell office:value-type="float" office:value="1.9" table:style-name="ce31">
            <text:p>1.9</text:p>
          </table:table-cell>
          <table:table-cell office:value-type="float" office:value="24" table:style-name="ce28">
            <text:p>24</text:p>
          </table:table-cell>
          <table:table-cell office:value-type="float" office:value="13" table:style-name="ce1">
            <text:p>13</text:p>
          </table:table-cell>
          <table:table-cell office:value-type="string" table:style-name="ce29">
            <text:p>YTH 24.5 and YTH 54.12</text:p>
          </table:table-cell>
          <table:table-cell office:value-type="float" office:value="5" table:style-name="ce30">
            <text:p>5</text:p>
          </table:table-cell>
          <table:table-cell office:value-type="float" office:value="34" table:style-name="ce29">
            <text:p>34</text:p>
          </table:table-cell>
          <table:table-cell office:value-type="float" office:value="13" table:style-name="ce16">
            <text:p>13</text:p>
          </table:table-cell>
          <table:table-cell office:value-type="string" table:style-name="ce27">
            <text:p>omali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27">
            <text:p>eculizumab</text:p>
          </table:table-cell>
          <table:table-cell office:value-type="float" office:value="2" table:style-name="ce14">
            <text:p>2</text:p>
          </table:table-cell>
          <table:table-cell office:value-type="float" office:value="26" table:style-name="ce28">
            <text:p>26</text:p>
          </table:table-cell>
          <table:table-cell office:value-type="float" office:value="14" table:style-name="ce1">
            <text:p>14</text:p>
          </table:table-cell>
          <table:table-cell office:value-type="string" table:style-name="ce29">
            <text:p>cG250</text:p>
          </table:table-cell>
          <table:table-cell office:value-type="float" office:value="6.75" table:style-name="ce30">
            <text:p>6.75</text:p>
          </table:table-cell>
          <table:table-cell office:value-type="float" office:value="40" table:style-name="ce29">
            <text:p>40</text:p>
          </table:table-cell>
          <table:table-cell office:value-type="float" office:value="14" table:style-name="ce16">
            <text:p>14</text:p>
          </table:table-cell>
          <table:table-cell office:value-type="string" table:style-name="ce27">
            <text:p>bevaci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27">
            <text:p>tocilizumab</text:p>
          </table:table-cell>
          <table:table-cell office:value-type="float" office:value="2" table:style-name="ce14">
            <text:p>2</text:p>
          </table:table-cell>
          <table:table-cell office:value-type="float" office:value="26" table:style-name="ce28">
            <text:p>26</text:p>
          </table:table-cell>
          <table:table-cell office:value-type="float" office:value="15" table:style-name="ce1">
            <text:p>15</text:p>
          </table:table-cell>
          <table:table-cell office:value-type="string" table:style-name="ce29">
            <text:p>Anti-CEA mAb/cT84.66</text:p>
          </table:table-cell>
          <table:table-cell office:value-type="float" office:value="7" table:style-name="ce30">
            <text:p>7</text:p>
          </table:table-cell>
          <table:table-cell office:value-type="float" office:value="42" table:style-name="ce29">
            <text:p>42</text:p>
          </table:table-cell>
          <table:table-cell office:value-type="float" office:value="15" table:style-name="ce16">
            <text:p>15</text:p>
          </table:table-cell>
          <table:table-cell office:value-type="string" table:style-name="ce27">
            <text:p>cantuz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27">
            <text:p>gemtuzumab</text:p>
          </table:table-cell>
          <table:table-cell office:value-type="float" office:value="2.9" table:style-name="ce14">
            <text:p>2.9</text:p>
          </table:table-cell>
          <table:table-cell office:value-type="float" office:value="28" table:style-name="ce28">
            <text:p>28</text:p>
          </table:table-cell>
          <table:table-cell office:value-type="float" office:value="16" table:style-name="ce1">
            <text:p>16</text:p>
          </table:table-cell>
          <table:table-cell office:value-type="string" table:style-name="ce32">
            <text:p>Humicade/CDP571</text:p>
          </table:table-cell>
          <table:table-cell office:value-type="float" office:value="7" table:style-name="ce33">
            <text:p>7</text:p>
          </table:table-cell>
          <table:table-cell office:value-type="float" office:value="42" table:style-name="ce29">
            <text:p>42</text:p>
          </table:table-cell>
          <table:table-cell office:value-type="float" office:value="16" table:style-name="ce16">
            <text:p>16</text:p>
          </table:table-cell>
          <table:table-cell office:value-type="string" table:style-name="ce29">
            <text:p>vitaxin</text:p>
          </table:table-cell>
          <table:table-cell office:value-type="float" office:value="0" table:style-name="ce30">
            <text:p>0</text:p>
          </table:table-cell>
          <table:table-cell office:value-type="float" office:value="10.5" table:style-name="ce29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27">
            <text:p>ranibizumab</text:p>
          </table:table-cell>
          <table:table-cell office:value-type="float" office:value="3.5" table:style-name="ce14">
            <text:p>3.5</text:p>
          </table:table-cell>
          <table:table-cell office:value-type="float" office:value="29" table:style-name="ce28">
            <text:p>29</text:p>
          </table:table-cell>
          <table:table-cell office:value-type="float" office:value="17" table:style-name="ce1">
            <text:p>17</text:p>
          </table:table-cell>
          <table:table-cell office:value-type="string" table:style-name="ce29">
            <text:p>10-3D2</text:p>
          </table:table-cell>
          <table:table-cell office:value-type="float" office:value="14" table:style-name="ce30">
            <text:p>14</text:p>
          </table:table-cell>
          <table:table-cell office:value-type="float" office:value="49.5" table:style-name="ce29">
            <text:p>49.5</text:p>
          </table:table-cell>
          <table:table-cell office:value-type="float" office:value="17" table:style-name="ce16">
            <text:p>17</text:p>
          </table:table-cell>
          <table:table-cell office:value-type="string" table:style-name="ce27">
            <text:p>canakin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27">
            <text:p>golimumab</text:p>
          </table:table-cell>
          <table:table-cell office:value-type="float" office:value="4" table:style-name="ce14">
            <text:p>4</text:p>
          </table:table-cell>
          <table:table-cell office:value-type="float" office:value="30.5" table:style-name="ce28">
            <text:p>30.5</text:p>
          </table:table-cell>
          <table:table-cell office:value-type="float" office:value="18" table:style-name="ce1">
            <text:p>18</text:p>
          </table:table-cell>
          <table:table-cell office:value-type="string" table:style-name="ce29">
            <text:p>HuBrE-3</text:p>
          </table:table-cell>
          <table:table-cell office:value-type="float" office:value="14" table:style-name="ce30">
            <text:p>14</text:p>
          </table:table-cell>
          <table:table-cell office:value-type="float" office:value="49.5" table:style-name="ce29">
            <text:p>49.5</text:p>
          </table:table-cell>
          <table:table-cell office:value-type="float" office:value="18" table:style-name="ce16">
            <text:p>18</text:p>
          </table:table-cell>
          <table:table-cell office:value-type="string" table:style-name="ce27">
            <text:p>imciro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27">
            <text:p>usekinumab</text:p>
          </table:table-cell>
          <table:table-cell office:value-type="float" office:value="4" table:style-name="ce14">
            <text:p>4</text:p>
          </table:table-cell>
          <table:table-cell office:value-type="float" office:value="30.5" table:style-name="ce28">
            <text:p>30.5</text:p>
          </table:table-cell>
          <table:table-cell office:value-type="float" office:value="19" table:style-name="ce1">
            <text:p>19</text:p>
          </table:table-cell>
          <table:table-cell office:value-type="string" table:style-name="ce29">
            <text:p>LL2</text:p>
          </table:table-cell>
          <table:table-cell office:value-type="float" office:value="19" table:style-name="ce30">
            <text:p>19</text:p>
          </table:table-cell>
          <table:table-cell office:value-type="float" office:value="51" table:style-name="ce29">
            <text:p>51</text:p>
          </table:table-cell>
          <table:table-cell office:value-type="float" office:value="19" table:style-name="ce16">
            <text:p>19</text:p>
          </table:table-cell>
          <table:table-cell office:value-type="string" table:style-name="ce27">
            <text:p>ofatum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27">
            <text:p>panitumumab</text:p>
          </table:table-cell>
          <table:table-cell office:value-type="float" office:value="4.5999999999999996" table:style-name="ce14">
            <text:p>4.6</text:p>
          </table:table-cell>
          <table:table-cell office:value-type="float" office:value="32" table:style-name="ce28">
            <text:p>32</text:p>
          </table:table-cell>
          <table:table-cell office:value-type="float" office:value="20" table:style-name="ce1">
            <text:p>20</text:p>
          </table:table-cell>
          <table:table-cell office:value-type="string" table:style-name="ce29">
            <text:p>E5/Edobacomab</text:p>
          </table:table-cell>
          <table:table-cell office:value-type="float" office:value="20" table:style-name="ce30">
            <text:p>20</text:p>
          </table:table-cell>
          <table:table-cell office:value-type="float" office:value="52" table:style-name="ce29">
            <text:p>52</text:p>
          </table:table-cell>
          <table:table-cell office:value-type="float" office:value="20" table:style-name="ce16">
            <text:p>20</text:p>
          </table:table-cell>
          <table:table-cell office:value-type="string" table:style-name="ce27">
            <text:p>denosumab</text:p>
          </table:table-cell>
          <table:table-cell office:value-type="float" office:value="0" table:style-name="ce14">
            <text:p>0</text:p>
          </table:table-cell>
          <table:table-cell office:value-type="float" office:value="10.5" table:style-name="ce28">
            <text:p>10.5</text:p>
          </table:table-cell>
          <table:table-cell table:number-columns-repeated="16372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27">
            <text:p>cetuximab</text:p>
          </table:table-cell>
          <table:table-cell office:value-type="float" office:value="5" table:style-name="ce31">
            <text:p>5</text:p>
          </table:table-cell>
          <table:table-cell office:value-type="float" office:value="34" table:style-name="ce28">
            <text:p>34</text:p>
          </table:table-cell>
          <table:table-cell office:value-type="float" office:value="21" table:style-name="ce1">
            <text:p>21</text:p>
          </table:table-cell>
          <table:table-cell office:value-type="string" table:style-name="ce29">
            <text:p>B43-Genistein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office:value-type="float" office:value="21" table:style-name="ce16">
            <text:p>21</text:p>
          </table:table-cell>
          <table:table-cell office:value-type="string" table:style-name="ce27">
            <text:p>trasuzumab</text:p>
          </table:table-cell>
          <table:table-cell office:value-type="float" office:value="0.1" table:style-name="ce31">
            <text:p>0.1</text:p>
          </table:table-cell>
          <table:table-cell office:value-type="float" office:value="21" table:style-name="ce28">
            <text:p>21</text:p>
          </table:table-cell>
          <table:table-cell table:number-columns-repeated="16372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27">
            <text:p>bivatuzumab</text:p>
          </table:table-cell>
          <table:table-cell office:value-type="float" office:value="5" table:style-name="ce14">
            <text:p>5</text:p>
          </table:table-cell>
          <table:table-cell office:value-type="float" office:value="34" table:style-name="ce28">
            <text:p>34</text:p>
          </table:table-cell>
          <table:table-cell office:value-type="float" office:value="22" table:style-name="ce1">
            <text:p>22</text:p>
          </table:table-cell>
          <table:table-cell office:value-type="string" table:style-name="ce29">
            <text:p>BW 431/2699mTc-labeled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office:value-type="float" office:value="22" table:style-name="ce16">
            <text:p>22</text:p>
          </table:table-cell>
          <table:table-cell office:value-type="string" table:style-name="ce29">
            <text:p>BW 250/18399mTc-labeled</text:p>
          </table:table-cell>
          <table:table-cell office:value-type="float" office:value="1" table:style-name="ce30">
            <text:p>1</text:p>
          </table:table-cell>
          <table:table-cell office:value-type="float" office:value="22.5" table:style-name="ce29">
            <text:p>22.5</text:p>
          </table:table-cell>
          <table:table-cell table:number-columns-repeated="16372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27">
            <text:p>nofetumomab</text:p>
          </table:table-cell>
          <table:table-cell office:value-type="float" office:value="6" table:style-name="ce14">
            <text:p>6</text:p>
          </table:table-cell>
          <table:table-cell office:value-type="float" office:value="36" table:style-name="ce28">
            <text:p>36</text:p>
          </table:table-cell>
          <table:table-cell office:value-type="float" office:value="23" table:style-name="ce1">
            <text:p>23</text:p>
          </table:table-cell>
          <table:table-cell office:value-type="string" table:style-name="ce29">
            <text:p>hu-A33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office:value-type="float" office:value="23" table:style-name="ce16">
            <text:p>23</text:p>
          </table:table-cell>
          <table:table-cell office:value-type="string" table:style-name="ce27">
            <text:p>palivizumab</text:p>
          </table:table-cell>
          <table:table-cell office:value-type="float" office:value="1" table:style-name="ce31">
            <text:p>1</text:p>
          </table:table-cell>
          <table:table-cell office:value-type="float" office:value="22.5" table:style-name="ce28">
            <text:p>22.5</text:p>
          </table:table-cell>
          <table:table-cell table:number-columns-repeated="16372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27">
            <text:p>efalizumab</text:p>
          </table:table-cell>
          <table:table-cell office:value-type="float" office:value="6.3" table:style-name="ce14">
            <text:p>6.3</text:p>
          </table:table-cell>
          <table:table-cell office:value-type="float" office:value="37" table:style-name="ce28">
            <text:p>37</text:p>
          </table:table-cell>
          <table:table-cell office:value-type="float" office:value="24" table:style-name="ce1">
            <text:p>24</text:p>
          </table:table-cell>
          <table:table-cell office:value-type="string" table:style-name="ce29">
            <text:p>131I-labeled anti-HCC mAb/Hepama-1</text:p>
          </table:table-cell>
          <table:table-cell office:value-type="float" office:value="34" table:style-name="ce30">
            <text:p>34</text:p>
          </table:table-cell>
          <table:table-cell office:value-type="float" office:value="58" table:style-name="ce29">
            <text:p>58</text:p>
          </table:table-cell>
          <table:table-cell office:value-type="float" office:value="24" table:style-name="ce16">
            <text:p>24</text:p>
          </table:table-cell>
          <table:table-cell office:value-type="string" table:style-name="ce27">
            <text:p>alemtuzumab</text:p>
          </table:table-cell>
          <table:table-cell office:value-type="float" office:value="1.9" table:style-name="ce31">
            <text:p>1.9</text:p>
          </table:table-cell>
          <table:table-cell office:value-type="float" office:value="24" table:style-name="ce28">
            <text:p>24</text:p>
          </table:table-cell>
          <table:table-cell table:number-columns-repeated="16372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7">
            <text:p>adalimumab</text:p>
          </table:table-cell>
          <table:table-cell office:value-type="float" office:value="6.5" table:style-name="ce14">
            <text:p>6.5</text:p>
          </table:table-cell>
          <table:table-cell office:value-type="float" office:value="38" table:style-name="ce28">
            <text:p>38</text:p>
          </table:table-cell>
          <table:table-cell office:value-type="float" office:value="25" table:style-name="ce1">
            <text:p>25</text:p>
          </table:table-cell>
          <table:table-cell office:value-type="string" table:style-name="ce29">
            <text:p>B72.3</text:p>
          </table:table-cell>
          <table:table-cell office:value-type="float" office:value="35" table:style-name="ce30">
            <text:p>35</text:p>
          </table:table-cell>
          <table:table-cell office:value-type="float" office:value="59" table:style-name="ce29">
            <text:p>59</text:p>
          </table:table-cell>
          <table:table-cell office:value-type="float" office:value="25" table:style-name="ce16">
            <text:p>25</text:p>
          </table:table-cell>
          <table:table-cell office:value-type="string" table:style-name="ce29">
            <text:p>88BV59/CTA 16.88</text:p>
          </table:table-cell>
          <table:table-cell office:value-type="float" office:value="2" table:style-name="ce30">
            <text:p>2</text:p>
          </table:table-cell>
          <table:table-cell office:value-type="float" office:value="26" table:style-name="ce29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7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27">
            <text:p>basiliximab</text:p>
          </table:table-cell>
          <table:table-cell office:value-type="float" office:value="6.6" table:style-name="ce14">
            <text:p>6.6</text:p>
          </table:table-cell>
          <table:table-cell office:value-type="float" office:value="39" table:style-name="ce28">
            <text:p>39</text:p>
          </table:table-cell>
          <table:table-cell office:value-type="float" office:value="26" table:style-name="ce1">
            <text:p>26</text:p>
          </table:table-cell>
          <table:table-cell office:value-type="string" table:style-name="ce29">
            <text:p>M195</text:p>
          </table:table-cell>
          <table:table-cell office:value-type="float" office:value="37" table:style-name="ce30">
            <text:p>37</text:p>
          </table:table-cell>
          <table:table-cell office:value-type="float" office:value="60" table:style-name="ce29">
            <text:p>60</text:p>
          </table:table-cell>
          <table:table-cell office:value-type="float" office:value="26" table:style-name="ce16">
            <text:p>26</text:p>
          </table:table-cell>
          <table:table-cell office:value-type="string" table:style-name="ce27">
            <text:p>eculizumab</text:p>
          </table:table-cell>
          <table:table-cell office:value-type="float" office:value="2" table:style-name="ce14">
            <text:p>2</text:p>
          </table:table-cell>
          <table:table-cell office:value-type="float" office:value="26" table:style-name="ce28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27">
            <text:p>natalizumab</text:p>
          </table:table-cell>
          <table:table-cell office:value-type="float" office:value="7" table:style-name="ce14">
            <text:p>7</text:p>
          </table:table-cell>
          <table:table-cell office:value-type="float" office:value="42" table:style-name="ce28">
            <text:p>42</text:p>
          </table:table-cell>
          <table:table-cell office:value-type="float" office:value="27" table:style-name="ce1">
            <text:p>27</text:p>
          </table:table-cell>
          <table:table-cell office:value-type="string" table:style-name="ce29">
            <text:p>Anti-Lym1 mAb</text:p>
          </table:table-cell>
          <table:table-cell office:value-type="float" office:value="38" table:style-name="ce30">
            <text:p>38</text:p>
          </table:table-cell>
          <table:table-cell office:value-type="float" office:value="61" table:style-name="ce29">
            <text:p>61</text:p>
          </table:table-cell>
          <table:table-cell office:value-type="float" office:value="27" table:style-name="ce16">
            <text:p>27</text:p>
          </table:table-cell>
          <table:table-cell office:value-type="string" table:style-name="ce27">
            <text:p>tocilizumab</text:p>
          </table:table-cell>
          <table:table-cell office:value-type="float" office:value="2" table:style-name="ce14">
            <text:p>2</text:p>
          </table:table-cell>
          <table:table-cell office:value-type="float" office:value="26" table:style-name="ce28">
            <text:p>26</text:p>
          </table:table-cell>
          <table:table-cell table:number-columns-repeated="16372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27">
            <text:p>tositumomab</text:p>
          </table:table-cell>
          <table:table-cell office:value-type="float" office:value="8" table:style-name="ce31">
            <text:p>8</text:p>
          </table:table-cell>
          <table:table-cell office:value-type="float" office:value="44.5" table:style-name="ce28">
            <text:p>44.5</text:p>
          </table:table-cell>
          <table:table-cell office:value-type="float" office:value="28" table:style-name="ce1">
            <text:p>28</text:p>
          </table:table-cell>
          <table:table-cell office:value-type="string" table:style-name="ce29">
            <text:p>OV-TL 3</text:p>
          </table:table-cell>
          <table:table-cell office:value-type="float" office:value="40" table:style-name="ce30">
            <text:p>40</text:p>
          </table:table-cell>
          <table:table-cell office:value-type="float" office:value="62.5" table:style-name="ce29">
            <text:p>62.5</text:p>
          </table:table-cell>
          <table:table-cell office:value-type="float" office:value="28" table:style-name="ce16">
            <text:p>28</text:p>
          </table:table-cell>
          <table:table-cell office:value-type="string" table:style-name="ce27">
            <text:p>gemtuzumab</text:p>
          </table:table-cell>
          <table:table-cell office:value-type="float" office:value="2.9" table:style-name="ce14">
            <text:p>2.9</text:p>
          </table:table-cell>
          <table:table-cell office:value-type="float" office:value="28" table:style-name="ce28">
            <text:p>28</text:p>
          </table:table-cell>
          <table:table-cell table:number-columns-repeated="16372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27">
            <text:p>cetolizumab pegol</text:p>
          </table:table-cell>
          <table:table-cell office:value-type="float" office:value="8" table:style-name="ce14">
            <text:p>8</text:p>
          </table:table-cell>
          <table:table-cell office:value-type="float" office:value="44.5" table:style-name="ce28">
            <text:p>44.5</text:p>
          </table:table-cell>
          <table:table-cell office:value-type="float" office:value="29" table:style-name="ce1">
            <text:p>29</text:p>
          </table:table-cell>
          <table:table-cell office:value-type="string" table:style-name="ce29">
            <text:p>(186)Re-labeled chimeric U36</text:p>
          </table:table-cell>
          <table:table-cell office:value-type="float" office:value="40" table:style-name="ce30">
            <text:p>40</text:p>
          </table:table-cell>
          <table:table-cell office:value-type="float" office:value="62.5" table:style-name="ce29">
            <text:p>62.5</text:p>
          </table:table-cell>
          <table:table-cell office:value-type="float" office:value="29" table:style-name="ce16">
            <text:p>29</text:p>
          </table:table-cell>
          <table:table-cell office:value-type="string" table:style-name="ce27">
            <text:p>ranibizumab</text:p>
          </table:table-cell>
          <table:table-cell office:value-type="float" office:value="3.5" table:style-name="ce14">
            <text:p>3.5</text:p>
          </table:table-cell>
          <table:table-cell office:value-type="float" office:value="29" table:style-name="ce28">
            <text:p>29</text:p>
          </table:table-cell>
          <table:table-cell table:number-columns-repeated="16372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27">
            <text:p>fanolesomab</text:p>
          </table:table-cell>
          <table:table-cell office:value-type="float" office:value="8.4" table:style-name="ce14">
            <text:p>8.4</text:p>
          </table:table-cell>
          <table:table-cell office:value-type="float" office:value="46" table:style-name="ce28">
            <text:p>46</text:p>
          </table:table-cell>
          <table:table-cell office:value-type="float" office:value="30" table:style-name="ce1">
            <text:p>30</text:p>
          </table:table-cell>
          <table:table-cell office:value-type="string" table:style-name="ce29">
            <text:p>CYT-103 111In-labeled anti-TAG-72 mAb</text:p>
          </table:table-cell>
          <table:table-cell office:value-type="float" office:value="42" table:style-name="ce30">
            <text:p>42</text:p>
          </table:table-cell>
          <table:table-cell office:value-type="float" office:value="64" table:style-name="ce29">
            <text:p>64</text:p>
          </table:table-cell>
          <table:table-cell office:value-type="float" office:value="30" table:style-name="ce16">
            <text:p>30</text:p>
          </table:table-cell>
          <table:table-cell office:value-type="string" table:style-name="ce27">
            <text:p>golimumab</text:p>
          </table:table-cell>
          <table:table-cell office:value-type="float" office:value="4" table:style-name="ce14">
            <text:p>4</text:p>
          </table:table-cell>
          <table:table-cell office:value-type="float" office:value="30.5" table:style-name="ce28">
            <text:p>30.5</text:p>
          </table:table-cell>
          <table:table-cell office:value-type="float" office:value="30.5" table:style-name="ce1">
            <text:p>30.5</text:p>
          </table:table-cell>
          <table:table-cell table:number-columns-repeated="1637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27">
            <text:p>abciximab</text:p>
          </table:table-cell>
          <table:table-cell office:value-type="float" office:value="11.9" table:style-name="ce14">
            <text:p>11.9</text:p>
          </table:table-cell>
          <table:table-cell office:value-type="float" office:value="47" table:style-name="ce28">
            <text:p>47</text:p>
          </table:table-cell>
          <table:table-cell office:value-type="float" office:value="31" table:style-name="ce1">
            <text:p>31</text:p>
          </table:table-cell>
          <table:table-cell office:value-type="string" table:style-name="ce29">
            <text:p>HRS-3/A9</text:p>
          </table:table-cell>
          <table:table-cell office:value-type="float" office:value="46" table:style-name="ce30">
            <text:p>46</text:p>
          </table:table-cell>
          <table:table-cell office:value-type="float" office:value="65" table:style-name="ce29">
            <text:p>65</text:p>
          </table:table-cell>
          <table:table-cell office:value-type="float" office:value="31" table:style-name="ce16">
            <text:p>31</text:p>
          </table:table-cell>
          <table:table-cell office:value-type="string" table:style-name="ce27">
            <text:p>usekinumab</text:p>
          </table:table-cell>
          <table:table-cell office:value-type="float" office:value="4" table:style-name="ce14">
            <text:p>4</text:p>
          </table:table-cell>
          <table:table-cell office:value-type="float" office:value="30.5" table:style-name="ce28">
            <text:p>30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27">
            <text:p>capromab</text:p>
          </table:table-cell>
          <table:table-cell office:value-type="float" office:value="13.5" table:style-name="ce14">
            <text:p>13.5</text:p>
          </table:table-cell>
          <table:table-cell office:value-type="float" office:value="48" table:style-name="ce28">
            <text:p>48</text:p>
          </table:table-cell>
          <table:table-cell office:value-type="float" office:value="32" table:style-name="ce1">
            <text:p>32</text:p>
          </table:table-cell>
          <table:table-cell office:value-type="string" table:style-name="ce29">
            <text:p>16H5</text:p>
          </table:table-cell>
          <table:table-cell office:value-type="float" office:value="50" table:style-name="ce30">
            <text:p>50</text:p>
          </table:table-cell>
          <table:table-cell office:value-type="float" office:value="66.5" table:style-name="ce29">
            <text:p>66.5</text:p>
          </table:table-cell>
          <table:table-cell office:value-type="float" office:value="32" table:style-name="ce16">
            <text:p>32</text:p>
          </table:table-cell>
          <table:table-cell office:value-type="string" table:style-name="ce27">
            <text:p>panitumumab</text:p>
          </table:table-cell>
          <table:table-cell office:value-type="float" office:value="4.5999999999999996" table:style-name="ce14">
            <text:p>4.6</text:p>
          </table:table-cell>
          <table:table-cell office:value-type="float" office:value="32" table:style-name="ce28">
            <text:p>32</text:p>
          </table:table-cell>
          <table:table-cell table:number-columns-repeated="16372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27">
            <text:p>daclizumab</text:p>
          </table:table-cell>
          <table:table-cell office:value-type="float" office:value="24" table:style-name="ce31">
            <text:p>24</text:p>
          </table:table-cell>
          <table:table-cell office:value-type="float" office:value="53" table:style-name="ce28">
            <text:p>53</text:p>
          </table:table-cell>
          <table:table-cell office:value-type="float" office:value="33" table:style-name="ce1">
            <text:p>33</text:p>
          </table:table-cell>
          <table:table-cell office:value-type="string" table:style-name="ce29">
            <text:p>Chimeric OC/TR</text:p>
          </table:table-cell>
          <table:table-cell office:value-type="float" office:value="50" table:style-name="ce30">
            <text:p>50</text:p>
          </table:table-cell>
          <table:table-cell office:value-type="float" office:value="66.5" table:style-name="ce29">
            <text:p>66.5</text:p>
          </table:table-cell>
          <table:table-cell office:value-type="float" office:value="33" table:style-name="ce16">
            <text:p>33</text:p>
          </table:table-cell>
          <table:table-cell office:value-type="string" table:style-name="ce29">
            <text:p>YTH 24.5 and YTH 54.12</text:p>
          </table:table-cell>
          <table:table-cell office:value-type="float" office:value="5" table:style-name="ce30">
            <text:p>5</text:p>
          </table:table-cell>
          <table:table-cell office:value-type="float" office:value="34" table:style-name="ce29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7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27">
            <text:p>muromanab</text:p>
          </table:table-cell>
          <table:table-cell office:value-type="float" office:value="25" table:style-name="ce14">
            <text:p>25</text:p>
          </table:table-cell>
          <table:table-cell office:value-type="float" office:value="54" table:style-name="ce28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29">
            <text:p>cM-T412</text:p>
          </table:table-cell>
          <table:table-cell office:value-type="float" office:value="60" table:style-name="ce30">
            <text:p>60</text:p>
          </table:table-cell>
          <table:table-cell office:value-type="float" office:value="68" table:style-name="ce29">
            <text:p>68</text:p>
          </table:table-cell>
          <table:table-cell office:value-type="float" office:value="34" table:style-name="ce16">
            <text:p>34</text:p>
          </table:table-cell>
          <table:table-cell office:value-type="string" table:style-name="ce27">
            <text:p>cetuximab</text:p>
          </table:table-cell>
          <table:table-cell office:value-type="float" office:value="5" table:style-name="ce31">
            <text:p>5</text:p>
          </table:table-cell>
          <table:table-cell office:value-type="float" office:value="34" table:style-name="ce28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27">
            <text:p>infliximab</text:p>
          </table:table-cell>
          <table:table-cell office:value-type="float" office:value="61" table:style-name="ce14">
            <text:p>61</text:p>
          </table:table-cell>
          <table:table-cell office:value-type="float" office:value="69" table:style-name="ce28">
            <text:p>69</text:p>
          </table:table-cell>
          <table:table-cell office:value-type="float" office:value="35" table:style-name="ce1">
            <text:p>35</text:p>
          </table:table-cell>
          <table:table-cell office:value-type="string" table:style-name="ce29">
            <text:p>Anti-CEA, anti-In-DTPA bispeciWc FabЈ–Fab</text:p>
          </table:table-cell>
          <table:table-cell office:value-type="float" office:value="64" table:style-name="ce30">
            <text:p>64</text:p>
          </table:table-cell>
          <table:table-cell office:value-type="float" office:value="70.5" table:style-name="ce29">
            <text:p>70.5</text:p>
          </table:table-cell>
          <table:table-cell office:value-type="float" office:value="35" table:style-name="ce16">
            <text:p>35</text:p>
          </table:table-cell>
          <table:table-cell office:value-type="string" table:style-name="ce27">
            <text:p>bivatuzumab</text:p>
          </table:table-cell>
          <table:table-cell office:value-type="float" office:value="5" table:style-name="ce14">
            <text:p>5</text:p>
          </table:table-cell>
          <table:table-cell office:value-type="float" office:value="34" table:style-name="ce28">
            <text:p>34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36" table:style-name="ce1">
            <text:p>36</text:p>
          </table:table-cell>
          <table:table-cell office:value-type="string" table:style-name="ce29">
            <text:p>L6</text:p>
          </table:table-cell>
          <table:table-cell office:value-type="float" office:value="64" table:style-name="ce30">
            <text:p>64</text:p>
          </table:table-cell>
          <table:table-cell office:value-type="float" office:value="70.5" table:style-name="ce29">
            <text:p>70.5</text:p>
          </table:table-cell>
          <table:table-cell office:value-type="float" office:value="36" table:style-name="ce16">
            <text:p>36</text:p>
          </table:table-cell>
          <table:table-cell office:value-type="string" table:style-name="ce27">
            <text:p>nofetumomab</text:p>
          </table:table-cell>
          <table:table-cell office:value-type="float" office:value="6" table:style-name="ce14">
            <text:p>6</text:p>
          </table:table-cell>
          <table:table-cell office:value-type="float" office:value="36" table:style-name="ce28">
            <text:p>36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37" table:style-name="ce1">
            <text:p>37</text:p>
          </table:table-cell>
          <table:table-cell office:value-type="string" table:style-name="ce29">
            <text:p>131I-labeled chimeric L6</text:p>
          </table:table-cell>
          <table:table-cell office:value-type="float" office:value="67" table:style-name="ce30">
            <text:p>67</text:p>
          </table:table-cell>
          <table:table-cell office:value-type="float" office:value="72" table:style-name="ce29">
            <text:p>72</text:p>
          </table:table-cell>
          <table:table-cell office:value-type="float" office:value="37" table:style-name="ce16">
            <text:p>37</text:p>
          </table:table-cell>
          <table:table-cell office:value-type="string" table:style-name="ce27">
            <text:p>efalizumab</text:p>
          </table:table-cell>
          <table:table-cell office:value-type="float" office:value="6.3" table:style-name="ce14">
            <text:p>6.3</text:p>
          </table:table-cell>
          <table:table-cell office:value-type="float" office:value="37" table:style-name="ce28">
            <text:p>37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38" table:style-name="ce1">
            <text:p>38</text:p>
          </table:table-cell>
          <table:table-cell office:value-type="string" table:style-name="ce29">
            <text:p>chA7Fab</text:p>
          </table:table-cell>
          <table:table-cell office:value-type="float" office:value="71" table:style-name="ce30">
            <text:p>71</text:p>
          </table:table-cell>
          <table:table-cell office:value-type="float" office:value="73" table:style-name="ce29">
            <text:p>73</text:p>
          </table:table-cell>
          <table:table-cell office:value-type="float" office:value="38" table:style-name="ce16">
            <text:p>38</text:p>
          </table:table-cell>
          <table:table-cell office:value-type="string" table:style-name="ce27">
            <text:p>adalimumab</text:p>
          </table:table-cell>
          <table:table-cell office:value-type="float" office:value="6.5" table:style-name="ce14">
            <text:p>6.5</text:p>
          </table:table-cell>
          <table:table-cell office:value-type="float" office:value="38" table:style-name="ce28">
            <text:p>38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39" table:style-name="ce1">
            <text:p>39</text:p>
          </table:table-cell>
          <table:table-cell office:value-type="string" table:style-name="ce29">
            <text:p>MAb with high human immunodeWciency</text:p>
          </table:table-cell>
          <table:table-cell office:value-type="float" office:value="73" table:style-name="ce30">
            <text:p>73</text:p>
          </table:table-cell>
          <table:table-cell office:value-type="float" office:value="74" table:style-name="ce29">
            <text:p>74</text:p>
          </table:table-cell>
          <table:table-cell office:value-type="float" office:value="39" table:style-name="ce16">
            <text:p>39</text:p>
          </table:table-cell>
          <table:table-cell office:value-type="string" table:style-name="ce27">
            <text:p>basiliximab</text:p>
          </table:table-cell>
          <table:table-cell office:value-type="float" office:value="6.6" table:style-name="ce14">
            <text:p>6.6</text:p>
          </table:table-cell>
          <table:table-cell office:value-type="float" office:value="39" table:style-name="ce28">
            <text:p>39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40" table:style-name="ce1">
            <text:p>40</text:p>
          </table:table-cell>
          <table:table-cell office:value-type="string" table:style-name="ce29">
            <text:p>B-E8</text:p>
          </table:table-cell>
          <table:table-cell office:value-type="float" office:value="75" table:style-name="ce30">
            <text:p>75</text:p>
          </table:table-cell>
          <table:table-cell office:value-type="float" office:value="75.5" table:style-name="ce29">
            <text:p>75.5</text:p>
          </table:table-cell>
          <table:table-cell office:value-type="float" office:value="40" table:style-name="ce16">
            <text:p>40</text:p>
          </table:table-cell>
          <table:table-cell office:value-type="string" table:style-name="ce29">
            <text:p>cG250</text:p>
          </table:table-cell>
          <table:table-cell office:value-type="float" office:value="6.75" table:style-name="ce30">
            <text:p>6.75</text:p>
          </table:table-cell>
          <table:table-cell office:value-type="float" office:value="40" table:style-name="ce29">
            <text:p>40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41" table:style-name="ce1">
            <text:p>41</text:p>
          </table:table-cell>
          <table:table-cell office:value-type="string" table:style-name="ce29">
            <text:p>OKB7 I131-labeled</text:p>
          </table:table-cell>
          <table:table-cell office:value-type="float" office:value="75" table:style-name="ce30">
            <text:p>75</text:p>
          </table:table-cell>
          <table:table-cell office:value-type="float" office:value="75.5" table:style-name="ce29">
            <text:p>75.5</text:p>
          </table:table-cell>
          <table:table-cell office:value-type="float" office:value="41" table:style-name="ce16">
            <text:p>41</text:p>
          </table:table-cell>
          <table:table-cell office:value-type="string" table:style-name="ce29">
            <text:p>Anti-CEA mAb/cT84.66</text:p>
          </table:table-cell>
          <table:table-cell office:value-type="float" office:value="7" table:style-name="ce30">
            <text:p>7</text:p>
          </table:table-cell>
          <table:table-cell office:value-type="float" office:value="42" table:style-name="ce29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71"/>
        </table:table-row>
        <table:table-row table:style-name="ro2"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string" table:style-name="ce29">
            <text:p>CCR086 indium-111-labeled</text:p>
          </table:table-cell>
          <table:table-cell office:value-type="float" office:value="80" table:style-name="ce30">
            <text:p>80</text:p>
          </table:table-cell>
          <table:table-cell office:value-type="float" office:value="77" table:style-name="ce29">
            <text:p>77</text:p>
          </table:table-cell>
          <table:table-cell office:value-type="float" office:value="42" table:style-name="ce16">
            <text:p>42</text:p>
          </table:table-cell>
          <table:table-cell office:value-type="string" table:style-name="ce32">
            <text:p>Humicade/CDP571</text:p>
          </table:table-cell>
          <table:table-cell office:value-type="float" office:value="7" table:style-name="ce33">
            <text:p>7</text:p>
          </table:table-cell>
          <table:table-cell office:value-type="float" office:value="42" table:style-name="ce29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2">
          <table:table-cell table:number-columns-repeated="4" table:style-name="ce1"/>
          <table:table-cell office:value-type="float" office:value="43" table:style-name="ce1">
            <text:p>43</text:p>
          </table:table-cell>
          <table:table-cell office:value-type="string" table:style-name="ce29">
            <text:p>ZCE 025</text:p>
          </table:table-cell>
          <table:table-cell office:value-type="float" office:value="82" table:style-name="ce30">
            <text:p>82</text:p>
          </table:table-cell>
          <table:table-cell office:value-type="float" office:value="78" table:style-name="ce29">
            <text:p>78</text:p>
          </table:table-cell>
          <table:table-cell office:value-type="float" office:value="43" table:style-name="ce16">
            <text:p>43</text:p>
          </table:table-cell>
          <table:table-cell office:value-type="string" table:style-name="ce27">
            <text:p>natalizumab</text:p>
          </table:table-cell>
          <table:table-cell office:value-type="float" office:value="7" table:style-name="ce14">
            <text:p>7</text:p>
          </table:table-cell>
          <table:table-cell office:value-type="float" office:value="42" table:style-name="ce28">
            <text:p>42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44" table:style-name="ce1">
            <text:p>44</text:p>
          </table:table-cell>
          <table:table-cell office:value-type="string" table:style-name="ce29">
            <text:p>Anti-melanoma or anti-CEA mAbs</text:p>
          </table:table-cell>
          <table:table-cell office:value-type="float" office:value="83" table:style-name="ce30">
            <text:p>83</text:p>
          </table:table-cell>
          <table:table-cell office:value-type="float" office:value="79.5" table:style-name="ce29">
            <text:p>79.5</text:p>
          </table:table-cell>
          <table:table-cell office:value-type="float" office:value="44" table:style-name="ce16">
            <text:p>44</text:p>
          </table:table-cell>
          <table:table-cell office:value-type="string" table:style-name="ce27">
            <text:p>tositumomab</text:p>
          </table:table-cell>
          <table:table-cell office:value-type="float" office:value="8" table:style-name="ce31">
            <text:p>8</text:p>
          </table:table-cell>
          <table:table-cell office:value-type="float" office:value="44.5" table:style-name="ce28">
            <text:p>44.5</text:p>
          </table:table-cell>
          <table:table-cell office:value-type="float" office:value="44.5" table:style-name="ce1">
            <text:p>44.5</text:p>
          </table:table-cell>
          <table:table-cell table:number-columns-repeated="16371"/>
        </table:table-row>
        <table:table-row table:style-name="ro2">
          <table:table-cell table:number-columns-repeated="4" table:style-name="ce1"/>
          <table:table-cell office:value-type="float" office:value="45" table:style-name="ce1">
            <text:p>45</text:p>
          </table:table-cell>
          <table:table-cell office:value-type="string" table:style-name="ce29">
            <text:p>BrE-3, 111In-MX-DTPA</text:p>
          </table:table-cell>
          <table:table-cell office:value-type="float" office:value="83" table:style-name="ce30">
            <text:p>83</text:p>
          </table:table-cell>
          <table:table-cell office:value-type="float" office:value="79.5" table:style-name="ce29">
            <text:p>79.5</text:p>
          </table:table-cell>
          <table:table-cell office:value-type="float" office:value="45" table:style-name="ce16">
            <text:p>45</text:p>
          </table:table-cell>
          <table:table-cell office:value-type="string" table:style-name="ce27">
            <text:p>cetolizumab pegol</text:p>
          </table:table-cell>
          <table:table-cell office:value-type="float" office:value="8" table:style-name="ce14">
            <text:p>8</text:p>
          </table:table-cell>
          <table:table-cell office:value-type="float" office:value="44.5" table:style-name="ce28">
            <text:p>44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4" table:style-name="ce1"/>
          <table:table-cell office:value-type="float" office:value="46" table:style-name="ce1">
            <text:p>46</text:p>
          </table:table-cell>
          <table:table-cell office:value-type="string" table:style-name="ce29">
            <text:p>D612</text:p>
          </table:table-cell>
          <table:table-cell office:value-type="float" office:value="86" table:style-name="ce30">
            <text:p>86</text:p>
          </table:table-cell>
          <table:table-cell office:value-type="float" office:value="81.5" table:style-name="ce29">
            <text:p>81.5</text:p>
          </table:table-cell>
          <table:table-cell office:value-type="float" office:value="46" table:style-name="ce16">
            <text:p>46</text:p>
          </table:table-cell>
          <table:table-cell office:value-type="string" table:style-name="ce27">
            <text:p>fanolesomab</text:p>
          </table:table-cell>
          <table:table-cell office:value-type="float" office:value="8.4" table:style-name="ce14">
            <text:p>8.4</text:p>
          </table:table-cell>
          <table:table-cell office:value-type="float" office:value="46" table:style-name="ce28">
            <text:p>46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float" office:value="47" table:style-name="ce1">
            <text:p>47</text:p>
          </table:table-cell>
          <table:table-cell office:value-type="string" table:style-name="ce29">
            <text:p>OKT3</text:p>
          </table:table-cell>
          <table:table-cell office:value-type="float" office:value="86" table:style-name="ce30">
            <text:p>86</text:p>
          </table:table-cell>
          <table:table-cell office:value-type="float" office:value="81.5" table:style-name="ce29">
            <text:p>81.5</text:p>
          </table:table-cell>
          <table:table-cell office:value-type="float" office:value="47" table:style-name="ce16">
            <text:p>47</text:p>
          </table:table-cell>
          <table:table-cell office:value-type="string" table:style-name="ce27">
            <text:p>abciximab</text:p>
          </table:table-cell>
          <table:table-cell office:value-type="float" office:value="11.9" table:style-name="ce14">
            <text:p>11.9</text:p>
          </table:table-cell>
          <table:table-cell office:value-type="float" office:value="47" table:style-name="ce28">
            <text:p>47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48" table:style-name="ce1">
            <text:p>48</text:p>
          </table:table-cell>
          <table:table-cell office:value-type="string" table:style-name="ce29">
            <text:p>ZME 018 and 96.5</text:p>
          </table:table-cell>
          <table:table-cell office:value-type="float" office:value="88" table:style-name="ce30">
            <text:p>88</text:p>
          </table:table-cell>
          <table:table-cell office:value-type="float" office:value="83" table:style-name="ce29">
            <text:p>83</text:p>
          </table:table-cell>
          <table:table-cell office:value-type="float" office:value="48" table:style-name="ce16">
            <text:p>48</text:p>
          </table:table-cell>
          <table:table-cell office:value-type="string" table:style-name="ce27">
            <text:p>capromab</text:p>
          </table:table-cell>
          <table:table-cell office:value-type="float" office:value="13.5" table:style-name="ce14">
            <text:p>13.5</text:p>
          </table:table-cell>
          <table:table-cell office:value-type="float" office:value="48" table:style-name="ce28">
            <text:p>48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49" table:style-name="ce1">
            <text:p>49</text:p>
          </table:table-cell>
          <table:table-cell office:value-type="string" table:style-name="ce29">
            <text:p>14G2a</text:p>
          </table:table-cell>
          <table:table-cell office:value-type="float" office:value="89" table:style-name="ce30">
            <text:p>89</text:p>
          </table:table-cell>
          <table:table-cell office:value-type="float" office:value="84.5" table:style-name="ce29">
            <text:p>84.5</text:p>
          </table:table-cell>
          <table:table-cell office:value-type="float" office:value="49" table:style-name="ce16">
            <text:p>49</text:p>
          </table:table-cell>
          <table:table-cell office:value-type="string" table:style-name="ce29">
            <text:p>10-3D2</text:p>
          </table:table-cell>
          <table:table-cell office:value-type="float" office:value="14" table:style-name="ce30">
            <text:p>14</text:p>
          </table:table-cell>
          <table:table-cell office:value-type="float" office:value="49.5" table:style-name="ce29">
            <text:p>49.5</text:p>
          </table:table-cell>
          <table:table-cell office:value-type="float" office:value="49.5" table:style-name="ce1">
            <text:p>49.5</text:p>
          </table:table-cell>
          <table:table-cell table:number-columns-repeated="16371"/>
        </table:table-row>
        <table:table-row table:style-name="ro2">
          <table:table-cell table:number-columns-repeated="4"/>
          <table:table-cell office:value-type="float" office:value="50" table:style-name="ce1">
            <text:p>50</text:p>
          </table:table-cell>
          <table:table-cell office:value-type="string" table:style-name="ce29">
            <text:p>Ior EGF/r3</text:p>
          </table:table-cell>
          <table:table-cell office:value-type="float" office:value="89" table:style-name="ce30">
            <text:p>89</text:p>
          </table:table-cell>
          <table:table-cell office:value-type="float" office:value="84.5" table:style-name="ce29">
            <text:p>84.5</text:p>
          </table:table-cell>
          <table:table-cell office:value-type="float" office:value="50" table:style-name="ce16">
            <text:p>50</text:p>
          </table:table-cell>
          <table:table-cell office:value-type="string" table:style-name="ce29">
            <text:p>HuBrE-3</text:p>
          </table:table-cell>
          <table:table-cell office:value-type="float" office:value="14" table:style-name="ce30">
            <text:p>14</text:p>
          </table:table-cell>
          <table:table-cell office:value-type="float" office:value="49.5" table:style-name="ce29">
            <text:p>49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4"/>
          <table:table-cell office:value-type="float" office:value="51" table:style-name="ce1">
            <text:p>51</text:p>
          </table:table-cell>
          <table:table-cell office:value-type="string" table:style-name="ce29">
            <text:p>BW 494/BI 51.011</text:p>
          </table:table-cell>
          <table:table-cell office:value-type="float" office:value="94" table:style-name="ce30">
            <text:p>94</text:p>
          </table:table-cell>
          <table:table-cell office:value-type="float" office:value="86" table:style-name="ce29">
            <text:p>86</text:p>
          </table:table-cell>
          <table:table-cell office:value-type="float" office:value="51" table:style-name="ce16">
            <text:p>51</text:p>
          </table:table-cell>
          <table:table-cell office:value-type="string" table:style-name="ce29">
            <text:p>LL2</text:p>
          </table:table-cell>
          <table:table-cell office:value-type="float" office:value="19" table:style-name="ce30">
            <text:p>19</text:p>
          </table:table-cell>
          <table:table-cell office:value-type="float" office:value="51" table:style-name="ce29">
            <text:p>51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52" table:style-name="ce1">
            <text:p>52</text:p>
          </table:table-cell>
          <table:table-cell office:value-type="string" table:style-name="ce29">
            <text:p>2H4 and 5D3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2" table:style-name="ce16">
            <text:p>52</text:p>
          </table:table-cell>
          <table:table-cell office:value-type="string" table:style-name="ce29">
            <text:p>E5/Edobacomab</text:p>
          </table:table-cell>
          <table:table-cell office:value-type="float" office:value="20" table:style-name="ce30">
            <text:p>20</text:p>
          </table:table-cell>
          <table:table-cell office:value-type="float" office:value="52" table:style-name="ce29">
            <text:p>52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53" table:style-name="ce1">
            <text:p>53</text:p>
          </table:table-cell>
          <table:table-cell office:value-type="string" table:style-name="ce29">
            <text:p>131I-T101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3" table:style-name="ce16">
            <text:p>53</text:p>
          </table:table-cell>
          <table:table-cell office:value-type="string" table:style-name="ce27">
            <text:p>daclizumab</text:p>
          </table:table-cell>
          <table:table-cell office:value-type="float" office:value="24" table:style-name="ce31">
            <text:p>24</text:p>
          </table:table-cell>
          <table:table-cell office:value-type="float" office:value="53" table:style-name="ce28">
            <text:p>53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54" table:style-name="ce1">
            <text:p>54</text:p>
          </table:table-cell>
          <table:table-cell office:value-type="string" table:style-name="ce29">
            <text:p>17-1A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4" table:style-name="ce16">
            <text:p>54</text:p>
          </table:table-cell>
          <table:table-cell office:value-type="string" table:style-name="ce27">
            <text:p>muromanab</text:p>
          </table:table-cell>
          <table:table-cell office:value-type="float" office:value="25" table:style-name="ce14">
            <text:p>25</text:p>
          </table:table-cell>
          <table:table-cell office:value-type="float" office:value="54" table:style-name="ce28">
            <text:p>54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55" table:style-name="ce1">
            <text:p>55</text:p>
          </table:table-cell>
          <table:table-cell office:value-type="string" table:style-name="ce29">
            <text:p>A7-NCS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5" table:style-name="ce16">
            <text:p>55</text:p>
          </table:table-cell>
          <table:table-cell office:value-type="string" table:style-name="ce29">
            <text:p>B43-Genistein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71"/>
        </table:table-row>
        <table:table-row table:style-name="ro2">
          <table:table-cell table:number-columns-repeated="4"/>
          <table:table-cell office:value-type="float" office:value="56" table:style-name="ce1">
            <text:p>56</text:p>
          </table:table-cell>
          <table:table-cell office:value-type="string" table:style-name="ce29">
            <text:p>Anti-CEA antibody fragments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6" table:style-name="ce16">
            <text:p>56</text:p>
          </table:table-cell>
          <table:table-cell office:value-type="string" table:style-name="ce29">
            <text:p>BW 431/2699mTc-labeled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2">
          <table:table-cell table:number-columns-repeated="4"/>
          <table:table-cell office:value-type="float" office:value="57" table:style-name="ce1">
            <text:p>57</text:p>
          </table:table-cell>
          <table:table-cell office:value-type="string" table:style-name="ce29">
            <text:p>B-C7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7" table:style-name="ce16">
            <text:p>57</text:p>
          </table:table-cell>
          <table:table-cell office:value-type="string" table:style-name="ce29">
            <text:p>hu-A33</text:p>
          </table:table-cell>
          <table:table-cell office:value-type="float" office:value="33" table:style-name="ce30">
            <text:p>33</text:p>
          </table:table-cell>
          <table:table-cell office:value-type="float" office:value="56" table:style-name="ce29">
            <text:p>56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58" table:style-name="ce1">
            <text:p>58</text:p>
          </table:table-cell>
          <table:table-cell office:value-type="string" table:style-name="ce29">
            <text:p>HMFG1, HMFG2, H17E2, B72.3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8" table:style-name="ce16">
            <text:p>58</text:p>
          </table:table-cell>
          <table:table-cell office:value-type="string" table:style-name="ce29">
            <text:p>131I-labeled anti-HCC mAb/Hepama-1</text:p>
          </table:table-cell>
          <table:table-cell office:value-type="float" office:value="34" table:style-name="ce30">
            <text:p>34</text:p>
          </table:table-cell>
          <table:table-cell office:value-type="float" office:value="58" table:style-name="ce29">
            <text:p>58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59" table:style-name="ce1">
            <text:p>59</text:p>
          </table:table-cell>
          <table:table-cell office:value-type="string" table:style-name="ce29">
            <text:p>OC/TR bispeciWc mAb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59" table:style-name="ce16">
            <text:p>59</text:p>
          </table:table-cell>
          <table:table-cell office:value-type="string" table:style-name="ce29">
            <text:p>B72.3</text:p>
          </table:table-cell>
          <table:table-cell office:value-type="float" office:value="35" table:style-name="ce30">
            <text:p>35</text:p>
          </table:table-cell>
          <table:table-cell office:value-type="float" office:value="59" table:style-name="ce29">
            <text:p>59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60" table:style-name="ce1">
            <text:p>60</text:p>
          </table:table-cell>
          <table:table-cell office:value-type="string" table:style-name="ce29">
            <text:p>OC125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60" table:style-name="ce16">
            <text:p>60</text:p>
          </table:table-cell>
          <table:table-cell office:value-type="string" table:style-name="ce29">
            <text:p>M195</text:p>
          </table:table-cell>
          <table:table-cell office:value-type="float" office:value="37" table:style-name="ce30">
            <text:p>37</text:p>
          </table:table-cell>
          <table:table-cell office:value-type="float" office:value="60" table:style-name="ce29">
            <text:p>60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office:value-type="float" office:value="61" table:style-name="ce1">
            <text:p>61</text:p>
          </table:table-cell>
          <table:table-cell office:value-type="string" table:style-name="ce29">
            <text:p>T101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61" table:style-name="ce16">
            <text:p>61</text:p>
          </table:table-cell>
          <table:table-cell office:value-type="string" table:style-name="ce29">
            <text:p>Anti-Lym1 mAb</text:p>
          </table:table-cell>
          <table:table-cell office:value-type="float" office:value="38" table:style-name="ce30">
            <text:p>38</text:p>
          </table:table-cell>
          <table:table-cell office:value-type="float" office:value="61" table:style-name="ce29">
            <text:p>61</text:p>
          </table:table-cell>
          <table:table-cell table:number-columns-repeated="16372" table:style-name="ce1"/>
        </table:table-row>
        <table:table-row table:style-name="ro2">
          <table:table-cell table:number-columns-repeated="4"/>
          <table:table-cell table:number-columns-repeated="4" table:style-name="ce1"/>
          <table:table-cell office:value-type="float" office:value="62" table:style-name="ce16">
            <text:p>62</text:p>
          </table:table-cell>
          <table:table-cell office:value-type="string" table:style-name="ce29">
            <text:p>OV-TL 3</text:p>
          </table:table-cell>
          <table:table-cell office:value-type="float" office:value="40" table:style-name="ce30">
            <text:p>40</text:p>
          </table:table-cell>
          <table:table-cell office:value-type="float" office:value="62.5" table:style-name="ce29">
            <text:p>62.5</text:p>
          </table:table-cell>
          <table:table-cell office:value-type="float" office:value="62.5" table:style-name="ce1">
            <text:p>62.5</text:p>
          </table:table-cell>
          <table:table-cell table:number-columns-repeated="16371"/>
        </table:table-row>
        <table:table-row table:style-name="ro2">
          <table:table-cell table:number-columns-repeated="4"/>
          <table:table-cell table:number-columns-repeated="4" table:style-name="ce1"/>
          <table:table-cell office:value-type="float" office:value="63" table:style-name="ce16">
            <text:p>63</text:p>
          </table:table-cell>
          <table:table-cell office:value-type="string" table:style-name="ce29">
            <text:p>(186)Re-labeled chimeric U36</text:p>
          </table:table-cell>
          <table:table-cell office:value-type="float" office:value="40" table:style-name="ce30">
            <text:p>40</text:p>
          </table:table-cell>
          <table:table-cell office:value-type="float" office:value="62.5" table:style-name="ce29">
            <text:p>62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64" table:style-name="ce16">
            <text:p>64</text:p>
          </table:table-cell>
          <table:table-cell office:value-type="string" table:style-name="ce29">
            <text:p>CYT-103 111In-labeled anti-TAG-72 mAb</text:p>
          </table:table-cell>
          <table:table-cell office:value-type="float" office:value="42" table:style-name="ce30">
            <text:p>42</text:p>
          </table:table-cell>
          <table:table-cell office:value-type="float" office:value="64" table:style-name="ce29">
            <text:p>64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65" table:style-name="ce16">
            <text:p>65</text:p>
          </table:table-cell>
          <table:table-cell office:value-type="string" table:style-name="ce29">
            <text:p>HRS-3/A9</text:p>
          </table:table-cell>
          <table:table-cell office:value-type="float" office:value="46" table:style-name="ce30">
            <text:p>46</text:p>
          </table:table-cell>
          <table:table-cell office:value-type="float" office:value="65" table:style-name="ce29">
            <text:p>65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66" table:style-name="ce16">
            <text:p>66</text:p>
          </table:table-cell>
          <table:table-cell office:value-type="string" table:style-name="ce29">
            <text:p>16H5</text:p>
          </table:table-cell>
          <table:table-cell office:value-type="float" office:value="50" table:style-name="ce30">
            <text:p>50</text:p>
          </table:table-cell>
          <table:table-cell office:value-type="float" office:value="66.5" table:style-name="ce29">
            <text:p>66.5</text:p>
          </table:table-cell>
          <table:table-cell office:value-type="float" office:value="66.5" table:style-name="ce1">
            <text:p>66.5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67" table:style-name="ce16">
            <text:p>67</text:p>
          </table:table-cell>
          <table:table-cell office:value-type="string" table:style-name="ce29">
            <text:p>Chimeric OC/TR</text:p>
          </table:table-cell>
          <table:table-cell office:value-type="float" office:value="50" table:style-name="ce30">
            <text:p>50</text:p>
          </table:table-cell>
          <table:table-cell office:value-type="float" office:value="66.5" table:style-name="ce29">
            <text:p>66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68" table:style-name="ce16">
            <text:p>68</text:p>
          </table:table-cell>
          <table:table-cell office:value-type="string" table:style-name="ce29">
            <text:p>cM-T412</text:p>
          </table:table-cell>
          <table:table-cell office:value-type="float" office:value="60" table:style-name="ce30">
            <text:p>60</text:p>
          </table:table-cell>
          <table:table-cell office:value-type="float" office:value="68" table:style-name="ce29">
            <text:p>68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69" table:style-name="ce16">
            <text:p>69</text:p>
          </table:table-cell>
          <table:table-cell office:value-type="string" table:style-name="ce27">
            <text:p>infliximab</text:p>
          </table:table-cell>
          <table:table-cell office:value-type="float" office:value="61" table:style-name="ce14">
            <text:p>61</text:p>
          </table:table-cell>
          <table:table-cell office:value-type="float" office:value="69" table:style-name="ce28">
            <text:p>69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70" table:style-name="ce16">
            <text:p>70</text:p>
          </table:table-cell>
          <table:table-cell office:value-type="string" table:style-name="ce29">
            <text:p>Anti-CEA, anti-In-DTPA bispeciWc FabЈ–Fab</text:p>
          </table:table-cell>
          <table:table-cell office:value-type="float" office:value="64" table:style-name="ce30">
            <text:p>64</text:p>
          </table:table-cell>
          <table:table-cell office:value-type="float" office:value="70.5" table:style-name="ce29">
            <text:p>70.5</text:p>
          </table:table-cell>
          <table:table-cell office:value-type="float" office:value="70.5" table:style-name="ce1">
            <text:p>70.5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71" table:style-name="ce16">
            <text:p>71</text:p>
          </table:table-cell>
          <table:table-cell office:value-type="string" table:style-name="ce29">
            <text:p>L6</text:p>
          </table:table-cell>
          <table:table-cell office:value-type="float" office:value="64" table:style-name="ce30">
            <text:p>64</text:p>
          </table:table-cell>
          <table:table-cell office:value-type="float" office:value="70.5" table:style-name="ce29">
            <text:p>70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72" table:style-name="ce16">
            <text:p>72</text:p>
          </table:table-cell>
          <table:table-cell office:value-type="string" table:style-name="ce29">
            <text:p>131I-labeled chimeric L6</text:p>
          </table:table-cell>
          <table:table-cell office:value-type="float" office:value="67" table:style-name="ce30">
            <text:p>67</text:p>
          </table:table-cell>
          <table:table-cell office:value-type="float" office:value="72" table:style-name="ce29">
            <text:p>72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73" table:style-name="ce16">
            <text:p>73</text:p>
          </table:table-cell>
          <table:table-cell office:value-type="string" table:style-name="ce29">
            <text:p>chA7Fab</text:p>
          </table:table-cell>
          <table:table-cell office:value-type="float" office:value="71" table:style-name="ce30">
            <text:p>71</text:p>
          </table:table-cell>
          <table:table-cell office:value-type="float" office:value="73" table:style-name="ce29">
            <text:p>73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74" table:style-name="ce16">
            <text:p>74</text:p>
          </table:table-cell>
          <table:table-cell office:value-type="string" table:style-name="ce29">
            <text:p>MAb with high human immunodeWciency</text:p>
          </table:table-cell>
          <table:table-cell office:value-type="float" office:value="73" table:style-name="ce30">
            <text:p>73</text:p>
          </table:table-cell>
          <table:table-cell office:value-type="float" office:value="74" table:style-name="ce29">
            <text:p>74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75" table:style-name="ce16">
            <text:p>75</text:p>
          </table:table-cell>
          <table:table-cell office:value-type="string" table:style-name="ce29">
            <text:p>B-E8</text:p>
          </table:table-cell>
          <table:table-cell office:value-type="float" office:value="75" table:style-name="ce30">
            <text:p>75</text:p>
          </table:table-cell>
          <table:table-cell office:value-type="float" office:value="75.5" table:style-name="ce29">
            <text:p>75.5</text:p>
          </table:table-cell>
          <table:table-cell office:value-type="float" office:value="75.5" table:style-name="ce1">
            <text:p>75.5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76" table:style-name="ce16">
            <text:p>76</text:p>
          </table:table-cell>
          <table:table-cell office:value-type="string" table:style-name="ce29">
            <text:p>OKB7 I131-labeled</text:p>
          </table:table-cell>
          <table:table-cell office:value-type="float" office:value="75" table:style-name="ce30">
            <text:p>75</text:p>
          </table:table-cell>
          <table:table-cell office:value-type="float" office:value="75.5" table:style-name="ce29">
            <text:p>75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77" table:style-name="ce16">
            <text:p>77</text:p>
          </table:table-cell>
          <table:table-cell office:value-type="string" table:style-name="ce29">
            <text:p>CCR086 indium-111-labeled</text:p>
          </table:table-cell>
          <table:table-cell office:value-type="float" office:value="80" table:style-name="ce30">
            <text:p>80</text:p>
          </table:table-cell>
          <table:table-cell office:value-type="float" office:value="77" table:style-name="ce29">
            <text:p>77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78" table:style-name="ce16">
            <text:p>78</text:p>
          </table:table-cell>
          <table:table-cell office:value-type="string" table:style-name="ce29">
            <text:p>ZCE 025</text:p>
          </table:table-cell>
          <table:table-cell office:value-type="float" office:value="82" table:style-name="ce30">
            <text:p>82</text:p>
          </table:table-cell>
          <table:table-cell office:value-type="float" office:value="78" table:style-name="ce29">
            <text:p>78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79" table:style-name="ce16">
            <text:p>79</text:p>
          </table:table-cell>
          <table:table-cell office:value-type="string" table:style-name="ce29">
            <text:p>Anti-melanoma or anti-CEA mAbs</text:p>
          </table:table-cell>
          <table:table-cell office:value-type="float" office:value="83" table:style-name="ce30">
            <text:p>83</text:p>
          </table:table-cell>
          <table:table-cell office:value-type="float" office:value="79.5" table:style-name="ce29">
            <text:p>79.5</text:p>
          </table:table-cell>
          <table:table-cell office:value-type="float" office:value="79.5" table:style-name="ce1">
            <text:p>79.5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0" table:style-name="ce16">
            <text:p>80</text:p>
          </table:table-cell>
          <table:table-cell office:value-type="string" table:style-name="ce29">
            <text:p>BrE-3, 111In-MX-DTPA</text:p>
          </table:table-cell>
          <table:table-cell office:value-type="float" office:value="83" table:style-name="ce30">
            <text:p>83</text:p>
          </table:table-cell>
          <table:table-cell office:value-type="float" office:value="79.5" table:style-name="ce29">
            <text:p>79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1" table:style-name="ce16">
            <text:p>81</text:p>
          </table:table-cell>
          <table:table-cell office:value-type="string" table:style-name="ce29">
            <text:p>D612</text:p>
          </table:table-cell>
          <table:table-cell office:value-type="float" office:value="86" table:style-name="ce30">
            <text:p>86</text:p>
          </table:table-cell>
          <table:table-cell office:value-type="float" office:value="81.5" table:style-name="ce29">
            <text:p>81.5</text:p>
          </table:table-cell>
          <table:table-cell office:value-type="float" office:value="81.5" table:style-name="ce1">
            <text:p>81.5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2" table:style-name="ce16">
            <text:p>82</text:p>
          </table:table-cell>
          <table:table-cell office:value-type="string" table:style-name="ce29">
            <text:p>OKT3</text:p>
          </table:table-cell>
          <table:table-cell office:value-type="float" office:value="86" table:style-name="ce30">
            <text:p>86</text:p>
          </table:table-cell>
          <table:table-cell office:value-type="float" office:value="81.5" table:style-name="ce29">
            <text:p>81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3" table:style-name="ce16">
            <text:p>83</text:p>
          </table:table-cell>
          <table:table-cell office:value-type="string" table:style-name="ce29">
            <text:p>ZME 018 and 96.5</text:p>
          </table:table-cell>
          <table:table-cell office:value-type="float" office:value="88" table:style-name="ce30">
            <text:p>88</text:p>
          </table:table-cell>
          <table:table-cell office:value-type="float" office:value="83" table:style-name="ce29">
            <text:p>83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84" table:style-name="ce16">
            <text:p>84</text:p>
          </table:table-cell>
          <table:table-cell office:value-type="string" table:style-name="ce29">
            <text:p>14G2a</text:p>
          </table:table-cell>
          <table:table-cell office:value-type="float" office:value="89" table:style-name="ce30">
            <text:p>89</text:p>
          </table:table-cell>
          <table:table-cell office:value-type="float" office:value="84.5" table:style-name="ce29">
            <text:p>84.5</text:p>
          </table:table-cell>
          <table:table-cell office:value-type="float" office:value="84.5" table:style-name="ce1">
            <text:p>84.5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5" table:style-name="ce16">
            <text:p>85</text:p>
          </table:table-cell>
          <table:table-cell office:value-type="string" table:style-name="ce29">
            <text:p>Ior EGF/r3</text:p>
          </table:table-cell>
          <table:table-cell office:value-type="float" office:value="89" table:style-name="ce30">
            <text:p>89</text:p>
          </table:table-cell>
          <table:table-cell office:value-type="float" office:value="84.5" table:style-name="ce29">
            <text:p>84.5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6" table:style-name="ce16">
            <text:p>86</text:p>
          </table:table-cell>
          <table:table-cell office:value-type="string" table:style-name="ce29">
            <text:p>BW 494/BI 51.011</text:p>
          </table:table-cell>
          <table:table-cell office:value-type="float" office:value="94" table:style-name="ce30">
            <text:p>94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87" table:style-name="ce16">
            <text:p>87</text:p>
          </table:table-cell>
          <table:table-cell office:value-type="string" table:style-name="ce29">
            <text:p>2H4 and 5D3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formula="of:=SUM([.I88:.I97])/COUNT([.I88:.I97])" table:style-name="ce29">
            <text:p>91.5</text:p>
          </table:table-cell>
          <table:table-cell office:value-type="float" office:value="91.5" table:style-name="ce1">
            <text:p>91.5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8" table:style-name="ce16">
            <text:p>88</text:p>
          </table:table-cell>
          <table:table-cell office:value-type="string" table:style-name="ce29">
            <text:p>131I-T101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2">
          <table:table-cell table:number-columns-repeated="8"/>
          <table:table-cell office:value-type="float" office:value="89" table:style-name="ce16">
            <text:p>89</text:p>
          </table:table-cell>
          <table:table-cell office:value-type="string" table:style-name="ce29">
            <text:p>17-1A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90" table:style-name="ce16">
            <text:p>90</text:p>
          </table:table-cell>
          <table:table-cell office:value-type="string" table:style-name="ce29">
            <text:p>A7-NCS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91" table:style-name="ce16">
            <text:p>91</text:p>
          </table:table-cell>
          <table:table-cell office:value-type="string" table:style-name="ce29">
            <text:p>Anti-CEA antibody fragments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92" table:style-name="ce16">
            <text:p>92</text:p>
          </table:table-cell>
          <table:table-cell office:value-type="string" table:style-name="ce29">
            <text:p>B-C7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93" table:style-name="ce16">
            <text:p>93</text:p>
          </table:table-cell>
          <table:table-cell office:value-type="string" table:style-name="ce29">
            <text:p>HMFG1, HMFG2, H17E2, B72.3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94" table:style-name="ce16">
            <text:p>94</text:p>
          </table:table-cell>
          <table:table-cell office:value-type="string" table:style-name="ce29">
            <text:p>OC/TR bispeciWc mAb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 table:style-name="ce1"/>
        </table:table-row>
        <table:table-row table:style-name="ro2">
          <table:table-cell table:number-columns-repeated="8"/>
          <table:table-cell office:value-type="float" office:value="95" table:style-name="ce16">
            <text:p>95</text:p>
          </table:table-cell>
          <table:table-cell office:value-type="string" table:style-name="ce29">
            <text:p>OC125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 table:style-name="ce1"/>
        </table:table-row>
        <table:table-row table:style-name="ro2">
          <table:table-cell/>
          <table:table-cell table:number-columns-repeated="7" table:style-name="ce1"/>
          <table:table-cell office:value-type="float" office:value="96" table:style-name="ce16">
            <text:p>96</text:p>
          </table:table-cell>
          <table:table-cell office:value-type="string" table:style-name="ce29">
            <text:p>T101</text:p>
          </table:table-cell>
          <table:table-cell office:value-type="float" office:value="100" table:style-name="ce30">
            <text:p>100</text:p>
          </table:table-cell>
          <table:table-cell office:value-type="float" office:value="91.5" table:style-name="ce29">
            <text:p>91.5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office:value-type="string" table:style-name="ce1">
            <text:p>approved</text:p>
          </table:table-cell>
          <table:table-cell office:value-type="string" table:style-name="ce1">
            <text:p>unapproved</text:p>
          </table:table-cell>
          <table:table-cell office:value-type="string" table:style-name="ce1">
            <text:p>total</text:p>
          </table:table-cell>
          <table:table-cell table:number-columns-repeated="3" table:style-name="ce1"/>
          <table:table-cell table:style-name="ce16"/>
          <table:table-cell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count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table:number-columns-repeated="3" table:style-name="ce1"/>
          <table:table-cell table:style-name="ce16"/>
          <table:table-cell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sum</text:p>
          </table:table-cell>
          <table:table-cell office:value-type="float" office:value="228.20000000000002" table:formula="of:=SUM([.C2:.C36])" table:style-name="ce1">
            <text:p>228.2</text:p>
          </table:table-cell>
          <table:table-cell office:value-type="float" office:value="3015.75" table:formula="of:=SUM([.G2:.G62])" table:style-name="ce1">
            <text:p>3015.75</text:p>
          </table:table-cell>
          <table:table-cell office:value-type="float" office:value="3243.95" table:formula="of:=SUM([.K2:.K97])" table:style-name="ce1">
            <text:p>3243.95</text:p>
          </table:table-cell>
          <table:table-cell table:number-columns-repeated="5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mean</text:p>
          </table:table-cell>
          <table:table-cell office:value-type="float" office:value="6.5200000000000005" table:formula="of:=AVERAGE([.C2:.C36])" table:style-name="ce1">
            <text:p>6.52</text:p>
          </table:table-cell>
          <table:table-cell office:value-type="float" office:value="49.438524590163937" table:formula="of:=AVERAGE([.G2:.G62])" table:style-name="ce1">
            <text:p>49.43852459</text:p>
          </table:table-cell>
          <table:table-cell office:value-type="float" office:value="33.791145833333331" table:formula="of:=AVERAGE([.K2:.K97])" table:style-name="ce1">
            <text:p>33.79114583</text:p>
          </table:table-cell>
          <table:table-cell table:number-columns-repeated="5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variance</text:p>
          </table:table-cell>
          <table:table-cell office:value-type="float" office:value="126.57341176470588" table:formula="of:=VAR([.C2:.C36])" table:style-name="ce1">
            <text:p>126.5734118</text:p>
          </table:table-cell>
          <table:table-cell office:value-type="float" office:value="1413.1721994535517" table:formula="of:=VAR([.G2:.G62])" table:style-name="ce1">
            <text:p>1413.172199</text:p>
          </table:table-cell>
          <table:table-cell office:value-type="float" office:value="1369.0435260416666" table:formula="of:=VAR([.K2:.K97])" table:style-name="ce1">
            <text:p>1369.043526</text:p>
          </table:table-cell>
          <table:table-cell table:number-columns-repeated="5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Var/Count</text:p>
          </table:table-cell>
          <table:table-cell office:value-type="float" office:value="3.6163831932773109" table:formula="of:=[.C102]/[.C99]" table:style-name="ce1">
            <text:p>3.616383193</text:p>
          </table:table-cell>
          <table:table-cell office:value-type="float" office:value="23.166757368091012" table:formula="of:=[.D102]/[.D99]" table:style-name="ce1">
            <text:p>23.16675737</text:p>
          </table:table-cell>
          <table:table-cell office:value-type="float" office:value="14.260870062934027" table:formula="of:=[.E102]/[.E99]" table:style-name="ce1">
            <text:p>14.26087006</text:p>
          </table:table-cell>
          <table:table-cell table:number-columns-repeated="5" table:style-name="ce1"/>
          <table:table-cell table:style-name="ce18"/>
          <table:table-cell table:number-columns-repeated="16373" table:style-name="ce1"/>
        </table:table-row>
        <table:table-row table:number-rows-repeated="2" table:style-name="ro2">
          <table:table-cell/>
          <table:table-cell table:number-columns-repeated="9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Welch's t test</text:p>
          </table:table-cell>
          <table:table-cell office:value-type="string" table:style-name="ce1">
            <text:p>compare approved and unapproved</text:p>
          </table:table-cell>
          <table:table-cell table:number-columns-repeated="7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t value</text:p>
          </table:table-cell>
          <table:table-cell office:value-type="float" office:value="8.2930452208244887" table:formula="of:=([.D101]-[.C101])/SQRT([.D103]+[.C103])" table:style-name="ce1">
            <text:p>8.293045221</text:p>
          </table:table-cell>
          <table:table-cell table:number-columns-repeated="7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v</text:p>
          </table:table-cell>
          <table:table-cell office:value-type="float" office:value="34" table:formula="of:=[.C99]-1" table:style-name="ce1">
            <text:p>34</text:p>
          </table:table-cell>
          <table:table-cell office:value-type="float" office:value="60" table:formula="of:=[.D99]-1" table:style-name="ce1">
            <text:p>60</text:p>
          </table:table-cell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df</text:p>
          </table:table-cell>
          <table:table-cell office:value-type="float" office:value="76.887993023375557" table:formula="of:=([.C103]+[.D103])^2/([.C102]^2/([.C99]^2*[.C108])+[.D102]^2/([.D99]^2*[.D108]))" table:style-name="ce1">
            <text:p>76.88799302</text:p>
          </table:table-cell>
          <table:table-cell office:value-type="string" table:style-name="ce1">
            <text:p>rounded to nearest integer</text:p>
          </table:table-cell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when df = 77, at smallest p (0.005), critical value = 2.6413</text:p>
          </table:table-cell>
          <table:table-cell table:number-columns-repeated="8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t value &gt; 2.6413, thus the difference is significant.</text:p>
          </table:table-cell>
          <table:table-cell table:number-columns-repeated="8" table:style-name="ce1"/>
          <table:table-cell table:style-name="ce18"/>
          <table:table-cell table:number-columns-repeated="16373" table:style-name="ce1"/>
        </table:table-row>
        <table:table-row table:style-name="ro9">
          <table:table-cell/>
          <table:table-cell office:value-type="string" table:style-name="ce1">
            <text:p>*If the absolute value of the t statistic(|t|) is greater than the critical value, then the difference is significant.</text:p>
          </table:table-cell>
          <table:table-cell table:number-columns-repeated="7" table:style-name="ce1"/>
          <table:table-cell table:style-name="ce18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*Otherwise it isn't. The level of significance or (P-value) corresponds to the risk indicated by the t table for the calculated |t| value.</text:p>
          </table:table-cell>
          <table:table-cell table:number-columns-repeated="8" table:style-name="ce1"/>
          <table:table-cell table:style-name="ce18"/>
          <table:table-cell table:number-columns-repeated="16373" table:style-name="ce1"/>
        </table:table-row>
        <table:table-row table:number-rows-repeated="2" table:style-name="ro2">
          <table:table-cell/>
          <table:table-cell table:number-columns-repeated="9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Mann-Whitney's u test</text:p>
          </table:table-cell>
          <table:table-cell table:style-name="ce1"/>
          <table:table-cell office:value-type="string" table:style-name="ce1">
            <text:p>compare approved and unapproved</text:p>
          </table:table-cell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approved</text:p>
          </table:table-cell>
          <table:table-cell office:value-type="string" table:style-name="ce1">
            <text:p>unapproved</text:p>
          </table:table-cell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sum of rank</text:p>
          </table:table-cell>
          <table:table-cell office:value-type="float" office:value="1040.5" table:formula="of:=SUM([.D2:.D36])" table:style-name="ce1">
            <text:p>1040.5</text:p>
          </table:table-cell>
          <table:table-cell office:value-type="float" office:value="3615.5" table:formula="of:=SUM([.H2:.H62])" table:style-name="ce1">
            <text:p>3615.5</text:p>
          </table:table-cell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U1</text:p>
          </table:table-cell>
          <table:table-cell office:value-type="float" office:value="1724.5" table:formula="of:=[.C99]*[.D99]+[.C99]*([.C99]+1)/2-[.C118]" table:style-name="ce1">
            <text:p>1724.5</text:p>
          </table:table-cell>
          <table:table-cell table:number-columns-repeated="7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U2</text:p>
          </table:table-cell>
          <table:table-cell office:value-type="float" office:value="410.5" table:formula="of:=[.C99]*[.D99]+[.D99]*([.D99]+1)/2-[.D118]" table:style-name="ce1">
            <text:p>410.5</text:p>
          </table:table-cell>
          <table:table-cell office:value-type="string" table:style-name="ce1">
            <text:p>For large samples, U is approximately normally distributed</text:p>
          </table:table-cell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mean of U</text:p>
          </table:table-cell>
          <table:table-cell office:value-type="float" office:value="1067.5" table:formula="of:=AVERAGE([.C119:.C120])" table:style-name="ce1">
            <text:p>1067.5</text:p>
          </table:table-cell>
          <table:table-cell table:style-name="ce34"/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ti is the number of subjects sharing rank i, and k is the number of (distinct) ranks.</text:p>
          </table:table-cell>
          <table:table-cell table:style-name="ce1"/>
          <table:table-cell table:style-name="ce34"/>
          <table:table-cell table:number-columns-repeated="3" table:style-name="ce1"/>
          <table:table-cell office:value-type="string" table:style-name="ce1">
            <text:p>s</text:p>
          </table:table-cell>
          <table:table-cell table:number-columns-repeated="2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use a normal approximation</text:p>
          </table:table-cell>
          <table:table-cell table:style-name="ce1"/>
          <table:table-cell table:style-name="ce34"/>
          <table:table-cell table:number-columns-repeated="6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SD of U</text:p>
          </table:table-cell>
          <table:table-cell office:value-type="float" office:value="131.36939014346785" table:formula="of:=SQRT([.C99]*[.D99]*([.C99]+[.D99]+1)/12)" table:style-name="ce1">
            <text:p>131.3693901</text:p>
          </table:table-cell>
          <table:table-cell office:value-type="string" table:style-name="ce1">
            <text:p>It might need a corrected one since the data has many tied ranks. But how to perform that formula???</text:p>
          </table:table-cell>
          <table:table-cell table:number-columns-repeated="5" table:style-name="ce1"/>
          <table:table-cell table:style-name="ce18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corrected SD</text:p>
          </table:table-cell>
          <table:table-cell office:value-type="float" office:value="130.69002620537421" table:formula="of:=SQRT(35*61*(97-9126/9120)/12)" table:style-name="ce1">
            <text:p>130.6900262</text:p>
          </table:table-cell>
          <table:table-cell table:number-columns-repeated="6" table:style-name="ce1"/>
          <table:table-cell table:style-name="ce18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U</text:p>
          </table:table-cell>
          <table:table-cell office:value-type="float" office:value="410.5" table:style-name="ce1">
            <text:p>410.5</text:p>
          </table:table-cell>
          <table:table-cell office:value-type="string" table:style-name="ce1">
            <text:p>Choose the less one of U1 and U2.</text:p>
          </table:table-cell>
          <table:table-cell table:number-columns-repeated="8" table:style-name="ce1"/>
          <table:table-cell table:style-name="ce18"/>
          <table:table-cell table:number-columns-repeated="16371"/>
        </table:table-row>
        <table:table-row table:style-name="ro2">
          <table:table-cell/>
          <table:table-cell office:value-type="string" table:style-name="ce1">
            <text:p>z</text:p>
          </table:table-cell>
          <table:table-cell office:value-type="float" office:value="-5.027162508694814" table:formula="of:=([.C126]-[.C121])/[.C125]" table:style-name="ce35">
            <text:p>-5.027162509</text:p>
          </table:table-cell>
          <table:table-cell table:number-columns-repeated="7" table:style-name="ce1"/>
          <table:table-cell table:style-name="ce18"/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The absolute value of the z value is greater than the critical value, the difference is significant.</text:p>
          </table:table-cell>
          <table:table-cell table:number-columns-repeated="8" table:style-name="ce1"/>
          <table:table-cell table:style-name="ce18"/>
          <table:table-cell table:number-columns-repeated="16373" table:style-name="ce1"/>
        </table:table-row>
        <table:table-row table:number-rows-repeated="1048448" table:style-name="ro3">
          <table:table-cell table:number-columns-repeated="16384"/>
        </table:table-row>
      </table:table>
      <table:table table:name="immunogenisity_vs_score" table:style-name="ta1">
        <table:shapes>
          <draw:frame draw:z-index="1" draw:id="id1" draw:style-name="a1" draw:name="图表 1" svg:x="9.57356in" svg:y="0.29167in" svg:width="6.29488in" svg:height="3.88458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图表 2" svg:x="19.04409in" svg:y="0.34331in" svg:width="6.30394in" svg:height="4.4650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14" table:default-cell-style-name="ce1"/>
        <table:table-column table:style-name="co2" table:number-columns-repeated="16363" table:default-cell-style-name="ce1"/>
        <table:table-row table:style-name="ro1">
          <table:table-cell table:number-columns-repeated="6" table:style-name="ce1"/>
          <table:table-cell office:value-type="string" table:style-name="ce2">
            <text:p>Immunogenicity vs.score(Method 1)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rugs with info from Hwang's paper and Baker's paper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FDA approval</text:p>
          </table:table-cell>
          <table:table-cell office:value-type="string" table:style-name="ce1">
            <text:p>sequence</text:p>
          </table:table-cell>
          <table:table-cell office:value-type="string" table:style-name="ce1">
            <text:p>cluster score method 1</text:p>
          </table:table-cell>
          <table:table-cell office:value-type="string" table:style-name="ce1">
            <text:p>immunogenicity</text:p>
          </table:table-cell>
          <table:table-cell table:number-columns-repeated="2" table:style-name="ce1"/>
          <table:table-cell office:value-type="string" table:style-name="ce1">
            <text:p>cluster score method 1</text:p>
          </table:table-cell>
          <table:table-cell office:value-type="string" table:style-name="ce1">
            <text:p>immunogenicity</text:p>
          </table:table-cell>
          <table:table-cell table:number-columns-repeated="9" table:style-name="ce1"/>
          <table:table-cell office:value-type="string" table:style-name="ce1">
            <text:p>cluster score method 1</text:p>
          </table:table-cell>
          <table:table-cell office:value-type="string" table:style-name="ce1">
            <text:p>immunogenicity</text:p>
          </table:table-cell>
          <table:table-cell table:number-columns-repeated="1636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rcitumo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6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ibritumo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6">
            <text:p>tositumo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ritu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6"/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6">
            <text:p>abcixi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60.13" table:style-name="ce16">
            <text:p>560.13</text:p>
          </table:table-cell>
          <table:table-cell office:value-type="float" office:value="11.9" table:style-name="ce16">
            <text:p>11.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60.13" table:style-name="ce1">
            <text:p>560.13</text:p>
          </table:table-cell>
          <table:table-cell office:value-type="float" office:value="11.9" table:style-name="ce1">
            <text:p>11.9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560.13" table:style-name="ce1">
            <text:p>560.13</text:p>
          </table:table-cell>
          <table:table-cell office:value-type="float" office:value="11.9" table:style-name="ce1">
            <text:p>11.9</text:p>
          </table:table-cell>
          <table:table-cell table:number-columns-repeated="1636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6">
            <text:p>basilixi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.6" table:style-name="ce16">
            <text:p>6.6</text:p>
          </table:table-cell>
          <table:table-cell table:style-name="ce16"/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6.6" table:style-name="ce16">
            <text:p>6.6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6.6" table:style-name="ce16">
            <text:p>6.6</text:p>
          </table:table-cell>
          <table:table-cell table:number-columns-repeated="1636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6">
            <text:p>cetuxi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762.75" table:style-name="ce16">
            <text:p>762.75</text:p>
          </table:table-cell>
          <table:table-cell office:value-type="float" office:value="5" table:style-name="ce16">
            <text:p>5</text:p>
          </table:table-cell>
          <table:table-cell table:style-name="ce16"/>
          <table:table-cell office:value-type="float" office:value="7" table:style-name="ce16">
            <text:p>7</text:p>
          </table:table-cell>
          <table:table-cell office:value-type="float" office:value="762.75" table:style-name="ce16">
            <text:p>762.75</text:p>
          </table:table-cell>
          <table:table-cell office:value-type="float" office:value="5" table:style-name="ce16">
            <text:p>5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office:value-type="float" office:value="762.75" table:style-name="ce1">
            <text:p>762.75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6">
            <text:p>alemtu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92.23" table:style-name="ce16">
            <text:p>292.23</text:p>
          </table:table-cell>
          <table:table-cell office:value-type="float" office:value="1.9" table:style-name="ce16">
            <text:p>1.9</text:p>
          </table:table-cell>
          <table:table-cell table:style-name="ce16"/>
          <table:table-cell office:value-type="float" office:value="8" table:style-name="ce16">
            <text:p>8</text:p>
          </table:table-cell>
          <table:table-cell office:value-type="float" office:value="292.23" table:style-name="ce16">
            <text:p>292.23</text:p>
          </table:table-cell>
          <table:table-cell office:value-type="float" office:value="1.9" table:style-name="ce16">
            <text:p>1.9</text:p>
          </table:table-cell>
          <table:table-cell table:number-columns-repeated="8" table:style-name="ce1"/>
          <table:table-cell office:value-type="float" office:value="8" table:style-name="ce1">
            <text:p>8</text:p>
          </table:table-cell>
          <table:table-cell office:value-type="float" office:value="292.23" table:style-name="ce1">
            <text:p>292.23</text:p>
          </table:table-cell>
          <table:table-cell office:value-type="float" office:value="1.9" table:style-name="ce1">
            <text:p>1.9</text:p>
          </table:table-cell>
          <table:table-cell table:number-columns-repeated="16363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6">
            <text:p>dacli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table:style-name="ce16"/>
          <table:table-cell office:value-type="float" office:value="9" table:style-name="ce16">
            <text:p>9</text:p>
          </table:table-cell>
          <table:table-cell office:value-type="float" office:value="0" table:style-name="ce17">
            <text:p>0</text:p>
          </table:table-cell>
          <table:table-cell office:value-type="float" office:value="14" table:style-name="ce17">
            <text:p>14</text:p>
          </table:table-cell>
          <table:table-cell table:number-columns-repeated="8"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3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6">
            <text:p>trastu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750.41" table:style-name="ce16">
            <text:p>750.41</text:p>
          </table:table-cell>
          <table:table-cell office:value-type="float" office:value="0.1" table:style-name="ce16">
            <text:p>0.1</text:p>
          </table:table-cell>
          <table:table-cell table:style-name="ce16"/>
          <table:table-cell office:value-type="float" office:value="10" table:style-name="ce16">
            <text:p>10</text:p>
          </table:table-cell>
          <table:table-cell office:value-type="float" office:value="750.41" table:style-name="ce16">
            <text:p>750.41</text:p>
          </table:table-cell>
          <table:table-cell office:value-type="float" office:value="0.1" table:style-name="ce16">
            <text:p>0.1</text:p>
          </table:table-cell>
          <table:table-cell table:number-columns-repeated="8" table:style-name="ce1"/>
          <table:table-cell office:value-type="float" office:value="10" table:style-name="ce1">
            <text:p>10</text:p>
          </table:table-cell>
          <table:table-cell office:value-type="float" office:value="750.41" table:style-name="ce1">
            <text:p>750.41</text:p>
          </table:table-cell>
          <table:table-cell office:value-type="float" office:value="0.1" table:style-name="ce1">
            <text:p>0.1</text:p>
          </table:table-cell>
          <table:table-cell table:number-columns-repeated="1636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6">
            <text:p>gemtu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451.37" table:style-name="ce16">
            <text:p>451.37</text:p>
          </table:table-cell>
          <table:table-cell office:value-type="float" office:value="2.9" table:style-name="ce16">
            <text:p>2.9</text:p>
          </table:table-cell>
          <table:table-cell table:style-name="ce16"/>
          <table:table-cell office:value-type="float" office:value="11" table:style-name="ce16">
            <text:p>11</text:p>
          </table:table-cell>
          <table:table-cell office:value-type="float" office:value="451.37" table:style-name="ce16">
            <text:p>451.37</text:p>
          </table:table-cell>
          <table:table-cell office:value-type="float" office:value="2.9" table:style-name="ce16">
            <text:p>2.9</text:p>
          </table:table-cell>
          <table:table-cell table:number-columns-repeated="8" table:style-name="ce1"/>
          <table:table-cell office:value-type="float" office:value="11" table:style-name="ce1">
            <text:p>11</text:p>
          </table:table-cell>
          <table:table-cell office:value-type="float" office:value="451.37" table:style-name="ce1">
            <text:p>451.37</text:p>
          </table:table-cell>
          <table:table-cell office:value-type="float" office:value="2.9" table:style-name="ce1">
            <text:p>2.9</text:p>
          </table:table-cell>
          <table:table-cell table:number-columns-repeated="16363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6">
            <text:p>adalim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.5" table:style-name="ce16">
            <text:p>6.5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6.5" table:style-name="ce16">
            <text:p>6.5</text:p>
          </table:table-cell>
          <table:table-cell table:number-columns-repeated="8" table:style-name="ce1"/>
          <table:table-cell office:value-type="float" office:value="12" table:style-name="ce1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6.5" table:style-name="ce16">
            <text:p>6.5</text:p>
          </table:table-cell>
          <table:table-cell table:number-columns-repeated="16363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6">
            <text:p>omali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83.69" table:style-name="ce16">
            <text:p>383.69</text:p>
          </table:table-cell>
          <table:table-cell office:value-type="float" office:value="0" table:style-name="ce16">
            <text:p>0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383.69" table:style-name="ce16">
            <text:p>383.69</text:p>
          </table:table-cell>
          <table:table-cell office:value-type="float" office:value="0" table:style-name="ce16">
            <text:p>0</text:p>
          </table:table-cell>
          <table:table-cell table:number-columns-repeated="8" table:style-name="ce1"/>
          <table:table-cell office:value-type="float" office:value="13" table:style-name="ce1">
            <text:p>13</text:p>
          </table:table-cell>
          <table:table-cell office:value-type="float" office:value="383.69" table:style-name="ce1">
            <text:p>383.69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6">
            <text:p>efali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.3" table:style-name="ce16">
            <text:p>6.3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6.3" table:style-name="ce16">
            <text:p>6.3</text:p>
          </table:table-cell>
          <table:table-cell table:number-columns-repeated="8" table:style-name="ce1"/>
          <table:table-cell office:value-type="float" office:value="14" table:style-name="ce1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6.3" table:style-name="ce16">
            <text:p>6.3</text:p>
          </table:table-cell>
          <table:table-cell table:number-columns-repeated="16363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6">
            <text:p>bevaci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8"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6">
            <text:p>canakin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83.14" table:style-name="ce16">
            <text:p>283.14</text:p>
          </table:table-cell>
          <table:table-cell office:value-type="float" office:value="0" table:style-name="ce16">
            <text:p>0</text:p>
          </table:table-cell>
          <table:table-cell table:style-name="ce16"/>
          <table:table-cell office:value-type="float" office:value="16" table:style-name="ce16">
            <text:p>16</text:p>
          </table:table-cell>
          <table:table-cell office:value-type="float" office:value="283.14" table:style-name="ce16">
            <text:p>283.14</text:p>
          </table:table-cell>
          <table:table-cell office:value-type="float" office:value="0" table:style-name="ce16">
            <text:p>0</text:p>
          </table:table-cell>
          <table:table-cell table:number-columns-repeated="8" table:style-name="ce1"/>
          <table:table-cell office:value-type="float" office:value="16" table:style-name="ce1">
            <text:p>16</text:p>
          </table:table-cell>
          <table:table-cell office:value-type="float" office:value="283.14" table:style-name="ce1">
            <text:p>283.14</text:p>
          </table:table-cell>
          <table:table-cell office:value-type="float" office:value="0" table:style-name="ce1">
            <text:p>0</text:p>
          </table:table-cell>
          <table:table-cell table:number-columns-repeated="16363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6">
            <text:p>ranibizumab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.5" table:style-name="ce16">
            <text:p>3.5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3.5" table:style-name="ce16">
            <text:p>3.5</text:p>
          </table:table-cell>
          <table:table-cell table:number-columns-repeated="8" table:style-name="ce1"/>
          <table:table-cell office:value-type="float" office:value="17" table:style-name="ce1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3.5" table:style-name="ce16">
            <text:p>3.5</text:p>
          </table:table-cell>
          <table:table-cell table:number-columns-repeated="16363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6">
            <text:p>certolizumab pegol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table:number-columns-repeated="8" table:style-name="ce1"/>
          <table:table-cell office:value-type="float" office:value="18" table:style-name="ce1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table:number-columns-repeated="16363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ofatu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ustekin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1.98" table:style-name="ce1">
            <text:p>281.9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81.98" table:style-name="ce1">
            <text:p>281.98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8">
            <text:p>r^2=</text:p>
          </table:table-cell>
          <table:table-cell office:value-type="float" office:value="5.1155666020047695E-2" table:formula="of:=RSQ([.J4:.J34];[.I4:.I34])" table:style-name="ce1">
            <text:p>0.051155666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281.98" table:style-name="ce1">
            <text:p>281.98</text:p>
          </table:table-cell>
          <table:table-cell office:value-type="float" office:value="4" table:style-name="ce1">
            <text:p>4</text:p>
          </table:table-cell>
          <table:table-cell table:number-columns-repeated="16363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denos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8">
            <text:p>r=</text:p>
          </table:table-cell>
          <table:table-cell office:value-type="float" office:value="0.22617618358272759" table:formula="of:=SQRT([.O23])" table:style-name="ce1">
            <text:p>0.22617618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9">
            <text:p>A7</text:p>
          </table:table-cell>
          <table:table-cell table:number-columns-repeated="2" table:style-name="ce19"/>
          <table:table-cell office:value-type="float" office:value="0" table:style-name="ce19">
            <text:p>0</text:p>
          </table:table-cell>
          <table:table-cell office:value-type="float" office:value="100" table:style-name="ce19">
            <text:p>100</text:p>
          </table:table-cell>
          <table:table-cell table:style-name="ce19"/>
          <table:table-cell office:value-type="float" office:value="22" table:style-name="ce19">
            <text:p>22</text:p>
          </table:table-cell>
          <table:table-cell office:value-type="float" office:value="0" table:style-name="ce20">
            <text:p>0</text:p>
          </table:table-cell>
          <table:table-cell office:value-type="float" office:value="100" table:style-name="ce20">
            <text:p>100</text:p>
          </table:table-cell>
          <table:table-cell office:value-type="string" table:style-name="ce1">
            <text:p>Immunogenicity is probably due to the mouse content, but not the unusual patches on antibody surface.Decreased immunogenicity is showed when administrating chimeric form of this antibody(<text:span text:style-name="T3">Yata, Yoshihiro, et al. "Decreased production of anti-mouse antibody after administration of human/mouse chimeric monoclonal antibody-neocarzinostatin conjugate to human." Hepato-gastroenterology 50.49 (2002): 80-84</text:span>.)</text:p>
          </table:table-cell>
          <table:table-cell table:number-columns-repeated="7" table:style-name="ce1"/>
          <table:table-cell office:value-type="float" office:value="22" table:style-name="ce1">
            <text:p>22</text:p>
          </table:table-cell>
          <table:table-cell office:value-type="float" office:value="550.01" table:style-name="ce16">
            <text:p>550.01</text:p>
          </table:table-cell>
          <table:table-cell office:value-type="float" office:value="64" table:style-name="ce16">
            <text:p>64</text:p>
          </table:table-cell>
          <table:table-cell table:number-columns-repeated="16363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21">
            <text:p>Anti-CEA</text:p>
          </table:table-cell>
          <table:table-cell table:number-columns-repeated="2" table:style-name="ce21"/>
          <table:table-cell office:value-type="float" office:value="550.01" table:style-name="ce21">
            <text:p>550.01</text:p>
          </table:table-cell>
          <table:table-cell office:value-type="float" office:value="64" table:style-name="ce21">
            <text:p>6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50.01" table:style-name="ce21">
            <text:p>550.01</text:p>
          </table:table-cell>
          <table:table-cell office:value-type="float" office:value="64" table:style-name="ce21">
            <text:p>64</text:p>
          </table:table-cell>
          <table:table-cell table:number-columns-repeated="8" table:style-name="ce1"/>
          <table:table-cell office:value-type="float" office:value="23" table:style-name="ce1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6.25" table:style-name="ce16">
            <text:p>6.25</text:p>
          </table:table-cell>
          <table:table-cell table:number-columns-repeated="16363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21">
            <text:p>cg250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office:value-type="float" office:value="6.25" table:style-name="ce21">
            <text:p>6.25</text:p>
          </table:table-cell>
          <table:table-cell table:style-name="ce16"/>
          <table:table-cell office:value-type="float" office:value="24" table:style-name="ce16">
            <text:p>24</text:p>
          </table:table-cell>
          <table:table-cell office:value-type="float" office:value="0" table:style-name="ce21">
            <text:p>0</text:p>
          </table:table-cell>
          <table:table-cell office:value-type="float" office:value="6.25" table:style-name="ce21">
            <text:p>6.25</text:p>
          </table:table-cell>
          <table:table-cell table:number-columns-repeated="8" table:style-name="ce1"/>
          <table:table-cell office:value-type="float" office:value="24" table:style-name="ce1">
            <text:p>24</text:p>
          </table:table-cell>
          <table:table-cell office:value-type="float" office:value="283.16000000000003" table:style-name="ce16">
            <text:p>283.16</text:p>
          </table:table-cell>
          <table:table-cell office:value-type="float" office:value="100" table:style-name="ce16">
            <text:p>100</text:p>
          </table:table-cell>
          <table:table-cell table:number-columns-repeated="16363" table:style-name="ce1"/>
        </table:table-row>
        <table:table-row table:style-name="ro6">
          <table:table-cell office:value-type="float" office:value="25" table:style-name="ce1">
            <text:p>25</text:p>
          </table:table-cell>
          <table:table-cell office:value-type="string" table:style-name="ce19">
            <text:p>chL6</text:p>
          </table:table-cell>
          <table:table-cell table:number-columns-repeated="2" table:style-name="ce19"/>
          <table:table-cell office:value-type="float" office:value="0" table:style-name="ce19">
            <text:p>0</text:p>
          </table:table-cell>
          <table:table-cell office:value-type="float" office:value="67" table:style-name="ce19">
            <text:p>67</text:p>
          </table:table-cell>
          <table:table-cell table:style-name="ce19"/>
          <table:table-cell office:value-type="float" office:value="25" table:style-name="ce19">
            <text:p>25</text:p>
          </table:table-cell>
          <table:table-cell office:value-type="float" office:value="0" table:style-name="ce20">
            <text:p>0</text:p>
          </table:table-cell>
          <table:table-cell office:value-type="float" office:value="67" table:style-name="ce20">
            <text:p>67</text:p>
          </table:table-cell>
          <table:table-cell office:value-type="string" table:style-name="ce1">
            <text:p>Antibody response is directed against the murine variable region of of chL6(<text:span text:style-name="T3">Goodman, Gary E., et al. "Phase I trial of chimeric (human-mouse) monoclonal antibody L6 in patients with non-small-cell lung, colon, and breast cancer." Cancer Immunology, Immunotherapy 36.4 (1993): 267-273.</text:span>)</text:p>
          </table:table-cell>
          <table:table-cell table:number-columns-repeated="7" table:style-name="ce1"/>
          <table:table-cell office:value-type="float" office:value="25" table:style-name="ce1">
            <text:p>25</text:p>
          </table:table-cell>
          <table:table-cell office:value-type="float" office:value="283.75" table:style-name="ce16">
            <text:p>283.75</text:p>
          </table:table-cell>
          <table:table-cell office:value-type="float" office:value="100" table:style-name="ce16">
            <text:p>100</text:p>
          </table:table-cell>
          <table:table-cell table:style-name="ce1"/>
          <table:table-cell office:value-type="string" table:style-name="ce12">
            <text:p>***Four chimeric Abs are excluded: A7, chL6, OKT3, ZCE025</text:p>
          </table:table-cell>
          <table:table-cell table:number-columns-repeated="1636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21">
            <text:p>edrecolomab</text:p>
          </table:table-cell>
          <table:table-cell table:number-columns-repeated="2" table:style-name="ce21"/>
          <table:table-cell office:value-type="float" office:value="283.16000000000003" table:style-name="ce21">
            <text:p>283.16</text:p>
          </table:table-cell>
          <table:table-cell office:value-type="float" office:value="100" table:style-name="ce21">
            <text:p>10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83.16000000000003" table:style-name="ce21">
            <text:p>283.16</text:p>
          </table:table-cell>
          <table:table-cell office:value-type="float" office:value="100" table:style-name="ce21">
            <text:p>100</text:p>
          </table:table-cell>
          <table:table-cell table:number-columns-repeated="8" table:style-name="ce1"/>
          <table:table-cell office:value-type="float" office:value="26" table:style-name="ce1">
            <text:p>26</text:p>
          </table:table-cell>
          <table:table-cell office:value-type="float" office:value="390.92" table:style-name="ce16">
            <text:p>390.92</text:p>
          </table:table-cell>
          <table:table-cell office:value-type="float" office:value="35" table:style-name="ce16">
            <text:p>35</text:p>
          </table:table-cell>
          <table:table-cell table:number-columns-repeated="16363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9">
            <text:p>OKT3</text:p>
          </table:table-cell>
          <table:table-cell table:number-columns-repeated="2" table:style-name="ce19"/>
          <table:table-cell office:value-type="float" office:value="0" table:style-name="ce19">
            <text:p>0</text:p>
          </table:table-cell>
          <table:table-cell office:value-type="float" office:value="86" table:style-name="ce19">
            <text:p>86</text:p>
          </table:table-cell>
          <table:table-cell office:value-type="string" table:style-name="ce19">
            <text:p>-&gt;16.5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22">
            <text:p>0</text:p>
          </table:table-cell>
          <table:table-cell office:value-type="float" office:value="16.5" table:style-name="ce22">
            <text:p>16.5</text:p>
          </table:table-cell>
          <table:table-cell office:value-type="string" table:style-name="ce1">
            <text:p>should be corrected , the immunogenicity is 17/103=16.5%</text:p>
          </table:table-cell>
          <table:table-cell table:number-columns-repeated="7" table:style-name="ce1"/>
          <table:table-cell office:value-type="float" office:value="27" table:style-name="ce1">
            <text:p>27</text:p>
          </table:table-cell>
          <table:table-cell office:value-type="float" office:value="1074.53" table:style-name="ce16">
            <text:p>1074.53</text:p>
          </table:table-cell>
          <table:table-cell office:value-type="float" office:value="82" table:style-name="ce16">
            <text:p>82</text:p>
          </table:table-cell>
          <table:table-cell table:number-columns-repeated="1636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21">
            <text:p>OVTL3</text:p>
          </table:table-cell>
          <table:table-cell table:number-columns-repeated="2" table:style-name="ce21"/>
          <table:table-cell office:value-type="float" office:value="283.75" table:style-name="ce21">
            <text:p>283.75</text:p>
          </table:table-cell>
          <table:table-cell office:value-type="float" office:value="100" table:style-name="ce21">
            <text:p>10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3.75" table:style-name="ce21">
            <text:p>283.75</text:p>
          </table:table-cell>
          <table:table-cell office:value-type="float" office:value="100" table:style-name="ce21">
            <text:p>100</text:p>
          </table:table-cell>
          <table:table-cell table:number-columns-repeated="16374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21">
            <text:p>satumomab</text:p>
          </table:table-cell>
          <table:table-cell table:number-columns-repeated="2" table:style-name="ce21"/>
          <table:table-cell office:value-type="float" office:value="390.92" table:style-name="ce21">
            <text:p>390.92</text:p>
          </table:table-cell>
          <table:table-cell office:value-type="float" office:value="35" table:style-name="ce21">
            <text:p>35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90.92" table:style-name="ce21">
            <text:p>390.92</text:p>
          </table:table-cell>
          <table:table-cell office:value-type="float" office:value="35" table:style-name="ce21">
            <text:p>35</text:p>
          </table:table-cell>
          <table:table-cell table:number-columns-repeated="9" table:style-name="ce1"/>
          <table:table-cell office:value-type="string" table:style-name="ce18">
            <text:p>r^2=</text:p>
          </table:table-cell>
          <table:table-cell office:value-type="float" office:value="0.16559712224279666" table:formula="of:=RSQ([.U4:.U30];[.T4:.T30])" table:style-name="ce1">
            <text:p>0.165597122</text:p>
          </table:table-cell>
          <table:table-cell table:number-columns-repeated="16363" table:style-name="ce1"/>
        </table:table-row>
        <table:table-row table:style-name="ro6">
          <table:table-cell office:value-type="float" office:value="30" table:style-name="ce1">
            <text:p>30</text:p>
          </table:table-cell>
          <table:table-cell office:value-type="string" table:style-name="ce21">
            <text:p>U36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table:style-name="ce21"/>
          <table:table-cell office:value-type="float" office:value="30" table:style-name="ce21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40" table:style-name="ce23">
            <text:p>40</text:p>
          </table:table-cell>
          <table:table-cell office:value-type="string" table:style-name="ce1">
            <text:p>chimeric</text:p>
          </table:table-cell>
          <table:table-cell table:number-columns-repeated="7" table:style-name="ce1"/>
          <table:table-cell office:value-type="string" table:style-name="ce24">
            <text:p>Pearson's correlation<text:s/></text:p>
          </table:table-cell>
          <table:table-cell office:value-type="string" table:style-name="ce25">
            <text:p>r=</text:p>
          </table:table-cell>
          <table:table-cell office:value-type="float" office:value="0.40693626312089298" table:formula="of:=SQRT([.U32])" table:style-name="ce24">
            <text:p>0.406936263</text:p>
          </table:table-cell>
          <table:table-cell table:style-name="ce10"/>
          <table:table-cell table:style-name="ce1"/>
          <table:table-cell table:number-columns-repeated="5" table:style-name="ce10"/>
          <table:table-cell table:number-columns-repeated="16356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21">
            <text:p>ZCE025</text:p>
          </table:table-cell>
          <table:table-cell table:number-columns-repeated="2" table:style-name="ce21"/>
          <table:table-cell office:value-type="float" office:value="1074.53" table:style-name="ce21">
            <text:p>1074.53</text:p>
          </table:table-cell>
          <table:table-cell office:value-type="float" office:value="82" table:style-name="ce21">
            <text:p>8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074.53" table:style-name="ce21">
            <text:p>1074.53</text:p>
          </table:table-cell>
          <table:table-cell office:value-type="float" office:value="82" table:style-name="ce21">
            <text:p>82</text:p>
          </table:table-cell>
          <table:table-cell table:number-columns-repeated="16374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9">
            <text:p>88BV59</text:p>
          </table:table-cell>
          <table:table-cell table:number-columns-repeated="2" table:style-name="ce1"/>
          <table:table-cell office:value-type="float" office:value="0" table:style-name="ce19">
            <text:p>0</text:p>
          </table:table-cell>
          <table:table-cell table:number-columns-repeated="16379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9">
            <text:p>CDP571</text:p>
          </table:table-cell>
          <table:table-cell table:number-columns-repeated="2" table:style-name="ce1"/>
          <table:table-cell office:value-type="float" office:value="0" table:style-name="ce19">
            <text:p>0</text:p>
          </table:table-cell>
          <table:table-cell table:number-columns-repeated="16379" table:style-name="ce1"/>
        </table:table-row>
        <table:table-row table:style-name="ro2">
          <table:table-cell office:value-type="float" office:value="34" table:style-name="ce1">
            <text:p>3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rugs in our database lack immunogenicity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ve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iruk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dupi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romoso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bezlotox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broda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sari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olarat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atezo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ixek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obiltoxa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daratu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necitu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idaruc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aliroc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evoloc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dinutu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secukin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nivol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blinatumo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embro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ramucir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vedoli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ltuxi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obinutuz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brentuximab vedot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ipilimuma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11" table:style-name="ro2">
          <table:table-cell table:number-columns-repeated="16384"/>
        </table:table-row>
      </table:table>
      <table:table table:name="grouping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table:number-columns-repeated="6" table:style-name="ce1"/>
          <table:table-cell office:value-type="string" table:style-name="ce2">
            <text:p>classify drugs into groups according to immunogenicit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4">
            <text:p>negligible</text:p>
          </table:table-cell>
          <table:table-cell office:value-type="string" table:style-name="ce54">
            <text:p>&lt;2%</text:p>
          </table:table-cell>
          <table:table-cell table:number-columns-repeated="3" table:style-name="ce1"/>
          <table:table-cell office:value-type="string" table:style-name="ce1">
            <text:p>cluster score method 1</text:p>
          </table:table-cell>
          <table:table-cell office:value-type="string" table:style-name="ce1">
            <text:p>immunogenicit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9">
            <text:p>tolerable</text:p>
          </table:table-cell>
          <table:table-cell office:value-type="string" table:style-name="ce19">
            <text:p>2-15%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54">
            <text:p>arcitumo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8">
            <text:p>0</text:p>
          </table:table-cell>
          <table:table-cell table:number-columns-repeated="3" table:style-name="ce1"/>
          <table:table-cell office:value-type="string" table:style-name="ce1">
            <text:p>cluster score method 1</text:p>
          </table:table-cell>
          <table:table-cell office:value-type="string" table:style-name="ce1">
            <text:p>immunogenicity</text:p>
          </table:table-cell>
          <table:table-cell office:value-type="string" table:style-name="ce1">
            <text:p>immunogenicity class</text:p>
          </table:table-cell>
          <table:table-cell table:number-columns-repeated="16371"/>
        </table:table-row>
        <table:table-row table:style-name="ro2">
          <table:table-cell office:value-type="string" table:style-name="ce59">
            <text:p>marked</text:p>
          </table:table-cell>
          <table:table-cell office:value-type="string" table:style-name="ce59">
            <text:p>&gt;15%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54">
            <text:p>ibritumo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table:style-name="ce1"/>
          <table:table-cell office:value-type="string" table:style-name="ce1">
            <text:p>negligible</text:p>
          </table:table-cell>
          <table:table-cell office:value-type="string" table:style-name="ce54">
            <text:p>arcitumo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9">
            <text:p>tositumomab</text:p>
          </table:table-cell>
          <table:table-cell office:value-type="float" office:value="0" table:style-name="ce19">
            <text:p>0</text:p>
          </table:table-cell>
          <table:table-cell office:value-type="float" office:value="8" table:style-name="ce19">
            <text:p>8</text:p>
          </table:table-cell>
          <table:table-cell table:number-columns-repeated="2" table:style-name="ce1"/>
          <table:table-cell office:value-type="string" table:style-name="ce54">
            <text:p>ibritumo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54">
            <text:p>rituxi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2" table:style-name="ce1"/>
          <table:table-cell office:value-type="string" table:style-name="ce54">
            <text:p>rituxi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9">
            <text:p>abciximab</text:p>
          </table:table-cell>
          <table:table-cell office:value-type="float" office:value="560.13" table:style-name="ce19">
            <text:p>560.13</text:p>
          </table:table-cell>
          <table:table-cell office:value-type="float" office:value="11.9" table:style-name="ce19">
            <text:p>11.9</text:p>
          </table:table-cell>
          <table:table-cell table:number-columns-repeated="2" table:style-name="ce1"/>
          <table:table-cell office:value-type="string" table:style-name="ce54">
            <text:p>alemtuzumab</text:p>
          </table:table-cell>
          <table:table-cell office:value-type="float" office:value="292.23" table:style-name="ce54">
            <text:p>292.23</text:p>
          </table:table-cell>
          <table:table-cell office:value-type="float" office:value="1.9" table:style-name="ce54">
            <text:p>1.9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9">
            <text:p>basiliximab</text:p>
          </table:table-cell>
          <table:table-cell office:value-type="float" office:value="0" table:style-name="ce19">
            <text:p>0</text:p>
          </table:table-cell>
          <table:table-cell office:value-type="float" office:value="6.6" table:style-name="ce19">
            <text:p>6.6</text:p>
          </table:table-cell>
          <table:table-cell table:number-columns-repeated="2" table:style-name="ce1"/>
          <table:table-cell office:value-type="string" table:style-name="ce54">
            <text:p>trastuzumab</text:p>
          </table:table-cell>
          <table:table-cell office:value-type="float" office:value="750.41" table:style-name="ce54">
            <text:p>750.41</text:p>
          </table:table-cell>
          <table:table-cell office:value-type="float" office:value="0.1" table:style-name="ce54">
            <text:p>0.1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9">
            <text:p>cetuximab</text:p>
          </table:table-cell>
          <table:table-cell office:value-type="float" office:value="762.75" table:style-name="ce19">
            <text:p>762.75</text:p>
          </table:table-cell>
          <table:table-cell office:value-type="float" office:value="5" table:style-name="ce19">
            <text:p>5</text:p>
          </table:table-cell>
          <table:table-cell table:number-columns-repeated="2" table:style-name="ce1"/>
          <table:table-cell office:value-type="string" table:style-name="ce54">
            <text:p>omalizumab</text:p>
          </table:table-cell>
          <table:table-cell office:value-type="float" office:value="383.69" table:style-name="ce54">
            <text:p>383.69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54">
            <text:p>alemtuzumab</text:p>
          </table:table-cell>
          <table:table-cell office:value-type="float" office:value="292.23" table:style-name="ce54">
            <text:p>292.23</text:p>
          </table:table-cell>
          <table:table-cell office:value-type="float" office:value="1.9" table:style-name="ce54">
            <text:p>1.9</text:p>
          </table:table-cell>
          <table:table-cell table:number-columns-repeated="2" table:style-name="ce1"/>
          <table:table-cell office:value-type="string" table:style-name="ce54">
            <text:p>bevacizu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9">
            <text:p>daclizumab</text:p>
          </table:table-cell>
          <table:table-cell office:value-type="float" office:value="0" table:style-name="ce19">
            <text:p>0</text:p>
          </table:table-cell>
          <table:table-cell office:value-type="float" office:value="24" table:style-name="ce19">
            <text:p>24</text:p>
          </table:table-cell>
          <table:table-cell table:number-columns-repeated="2" table:style-name="ce1"/>
          <table:table-cell office:value-type="string" table:style-name="ce54">
            <text:p>canakinumab</text:p>
          </table:table-cell>
          <table:table-cell office:value-type="float" office:value="283.14" table:style-name="ce54">
            <text:p>283.14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54">
            <text:p>trastuzumab</text:p>
          </table:table-cell>
          <table:table-cell office:value-type="float" office:value="750.41" table:style-name="ce54">
            <text:p>750.41</text:p>
          </table:table-cell>
          <table:table-cell office:value-type="float" office:value="0.1" table:style-name="ce54">
            <text:p>0.1</text:p>
          </table:table-cell>
          <table:table-cell table:number-columns-repeated="2" table:style-name="ce1"/>
          <table:table-cell office:value-type="string" table:style-name="ce54">
            <text:p>ofatumu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9">
            <text:p>gemtuzumab</text:p>
          </table:table-cell>
          <table:table-cell office:value-type="float" office:value="451.37" table:style-name="ce19">
            <text:p>451.37</text:p>
          </table:table-cell>
          <table:table-cell office:value-type="float" office:value="2.9" table:style-name="ce19">
            <text:p>2.9</text:p>
          </table:table-cell>
          <table:table-cell table:number-columns-repeated="2" table:style-name="ce1"/>
          <table:table-cell office:value-type="string" table:style-name="ce54">
            <text:p>denosu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8">
            <text:p>1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9">
            <text:p>adalimumab</text:p>
          </table:table-cell>
          <table:table-cell office:value-type="float" office:value="0" table:style-name="ce19">
            <text:p>0</text:p>
          </table:table-cell>
          <table:table-cell office:value-type="float" office:value="6.5" table:style-name="ce19">
            <text:p>6.5</text:p>
          </table:table-cell>
          <table:table-cell table:style-name="ce1"/>
          <table:table-cell office:value-type="string" table:style-name="ce1">
            <text:p>tolerable</text:p>
          </table:table-cell>
          <table:table-cell office:value-type="string" table:style-name="ce19">
            <text:p>tositumomab</text:p>
          </table:table-cell>
          <table:table-cell office:value-type="float" office:value="0" table:style-name="ce19">
            <text:p>0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54">
            <text:p>omalizumab</text:p>
          </table:table-cell>
          <table:table-cell office:value-type="float" office:value="383.69" table:style-name="ce54">
            <text:p>383.69</text:p>
          </table:table-cell>
          <table:table-cell office:value-type="float" office:value="0" table:style-name="ce54">
            <text:p>0</text:p>
          </table:table-cell>
          <table:table-cell table:number-columns-repeated="2" table:style-name="ce1"/>
          <table:table-cell office:value-type="string" table:style-name="ce19">
            <text:p>abciximab</text:p>
          </table:table-cell>
          <table:table-cell office:value-type="float" office:value="560.13" table:style-name="ce19">
            <text:p>560.13</text:p>
          </table:table-cell>
          <table:table-cell office:value-type="float" office:value="11.9" table:style-name="ce19">
            <text:p>11.9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9">
            <text:p>efalizumab</text:p>
          </table:table-cell>
          <table:table-cell office:value-type="float" office:value="0" table:style-name="ce19">
            <text:p>0</text:p>
          </table:table-cell>
          <table:table-cell office:value-type="float" office:value="6.3" table:style-name="ce19">
            <text:p>6.3</text:p>
          </table:table-cell>
          <table:table-cell table:number-columns-repeated="2" table:style-name="ce1"/>
          <table:table-cell office:value-type="string" table:style-name="ce19">
            <text:p>basiliximab</text:p>
          </table:table-cell>
          <table:table-cell office:value-type="float" office:value="0" table:style-name="ce19">
            <text:p>0</text:p>
          </table:table-cell>
          <table:table-cell office:value-type="float" office:value="6.6" table:style-name="ce19">
            <text:p>6.6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15" table:style-name="ce1">
            <text:p>15</text:p>
          </table:table-cell>
          <table:table-cell office:value-type="string" table:style-name="ce54">
            <text:p>bevacizu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2" table:style-name="ce1"/>
          <table:table-cell office:value-type="string" table:style-name="ce19">
            <text:p>cetuximab</text:p>
          </table:table-cell>
          <table:table-cell office:value-type="float" office:value="762.75" table:style-name="ce19">
            <text:p>762.75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16" table:style-name="ce1">
            <text:p>16</text:p>
          </table:table-cell>
          <table:table-cell office:value-type="string" table:style-name="ce54">
            <text:p>canakinumab</text:p>
          </table:table-cell>
          <table:table-cell office:value-type="float" office:value="283.14" table:style-name="ce54">
            <text:p>283.14</text:p>
          </table:table-cell>
          <table:table-cell office:value-type="float" office:value="0" table:style-name="ce54">
            <text:p>0</text:p>
          </table:table-cell>
          <table:table-cell table:number-columns-repeated="2" table:style-name="ce1"/>
          <table:table-cell office:value-type="string" table:style-name="ce19">
            <text:p>daclizumab</text:p>
          </table:table-cell>
          <table:table-cell office:value-type="float" office:value="0" table:style-name="ce19">
            <text:p>0</text:p>
          </table:table-cell>
          <table:table-cell office:value-type="float" office:value="24" table:style-name="ce19">
            <text:p>24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17" table:style-name="ce1">
            <text:p>17</text:p>
          </table:table-cell>
          <table:table-cell office:value-type="string" table:style-name="ce19">
            <text:p>ranibizumab</text:p>
          </table:table-cell>
          <table:table-cell office:value-type="float" office:value="0" table:style-name="ce19">
            <text:p>0</text:p>
          </table:table-cell>
          <table:table-cell office:value-type="float" office:value="3.5" table:style-name="ce19">
            <text:p>3.5</text:p>
          </table:table-cell>
          <table:table-cell table:number-columns-repeated="2" table:style-name="ce1"/>
          <table:table-cell office:value-type="string" table:style-name="ce19">
            <text:p>gemtuzumab</text:p>
          </table:table-cell>
          <table:table-cell office:value-type="float" office:value="451.37" table:style-name="ce19">
            <text:p>451.37</text:p>
          </table:table-cell>
          <table:table-cell office:value-type="float" office:value="2.9" table:style-name="ce19">
            <text:p>2.9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string" table:style-name="ce19">
            <text:p>certolizumab pegol</text:p>
          </table:table-cell>
          <table:table-cell office:value-type="float" office:value="0" table:style-name="ce19">
            <text:p>0</text:p>
          </table:table-cell>
          <table:table-cell office:value-type="float" office:value="8" table:style-name="ce19">
            <text:p>8</text:p>
          </table:table-cell>
          <table:table-cell table:number-columns-repeated="2" table:style-name="ce1"/>
          <table:table-cell office:value-type="string" table:style-name="ce19">
            <text:p>adalimumab</text:p>
          </table:table-cell>
          <table:table-cell office:value-type="float" office:value="0" table:style-name="ce19">
            <text:p>0</text:p>
          </table:table-cell>
          <table:table-cell office:value-type="float" office:value="6.5" table:style-name="ce19">
            <text:p>6.5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19" table:style-name="ce1">
            <text:p>19</text:p>
          </table:table-cell>
          <table:table-cell office:value-type="string" table:style-name="ce54">
            <text:p>ofatumu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2" table:style-name="ce1"/>
          <table:table-cell office:value-type="string" table:style-name="ce19">
            <text:p>efalizumab</text:p>
          </table:table-cell>
          <table:table-cell office:value-type="float" office:value="0" table:style-name="ce19">
            <text:p>0</text:p>
          </table:table-cell>
          <table:table-cell office:value-type="float" office:value="6.3" table:style-name="ce19">
            <text:p>6.3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0" table:style-name="ce1">
            <text:p>20</text:p>
          </table:table-cell>
          <table:table-cell office:value-type="string" table:style-name="ce19">
            <text:p>ustekinumab</text:p>
          </table:table-cell>
          <table:table-cell office:value-type="float" office:value="281.98" table:style-name="ce19">
            <text:p>281.98</text:p>
          </table:table-cell>
          <table:table-cell office:value-type="float" office:value="4" table:style-name="ce19">
            <text:p>4</text:p>
          </table:table-cell>
          <table:table-cell table:number-columns-repeated="2" table:style-name="ce1"/>
          <table:table-cell office:value-type="string" table:style-name="ce19">
            <text:p>ranibizumab</text:p>
          </table:table-cell>
          <table:table-cell office:value-type="float" office:value="0" table:style-name="ce19">
            <text:p>0</text:p>
          </table:table-cell>
          <table:table-cell office:value-type="float" office:value="3.5" table:style-name="ce19">
            <text:p>3.5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1" table:style-name="ce1">
            <text:p>21</text:p>
          </table:table-cell>
          <table:table-cell office:value-type="string" table:style-name="ce54">
            <text:p>denosumab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2" table:style-name="ce1"/>
          <table:table-cell office:value-type="string" table:style-name="ce19">
            <text:p>certolizumab pegol</text:p>
          </table:table-cell>
          <table:table-cell office:value-type="float" office:value="0" table:style-name="ce19">
            <text:p>0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2" table:style-name="ce35">
            <text:p>22</text:p>
          </table:table-cell>
          <table:table-cell office:value-type="string" table:style-name="ce59">
            <text:p>A7</text:p>
          </table:table-cell>
          <table:table-cell office:value-type="float" office:value="0" table:style-name="ce59">
            <text:p>0</text:p>
          </table:table-cell>
          <table:table-cell office:value-type="float" office:value="100" table:style-name="ce59">
            <text:p>100</text:p>
          </table:table-cell>
          <table:table-cell table:number-columns-repeated="2" table:style-name="ce1"/>
          <table:table-cell office:value-type="string" table:style-name="ce19">
            <text:p>ustekinumab</text:p>
          </table:table-cell>
          <table:table-cell office:value-type="float" office:value="281.98" table:style-name="ce19">
            <text:p>281.98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3" table:style-name="ce1">
            <text:p>23</text:p>
          </table:table-cell>
          <table:table-cell office:value-type="string" table:style-name="ce59">
            <text:p>Anti-CEA</text:p>
          </table:table-cell>
          <table:table-cell office:value-type="float" office:value="550.01" table:style-name="ce59">
            <text:p>550.01</text:p>
          </table:table-cell>
          <table:table-cell office:value-type="float" office:value="64" table:style-name="ce59">
            <text:p>64</text:p>
          </table:table-cell>
          <table:table-cell table:number-columns-repeated="2" table:style-name="ce1"/>
          <table:table-cell office:value-type="string" table:style-name="ce19">
            <text:p>cg250</text:p>
          </table:table-cell>
          <table:table-cell office:value-type="float" office:value="0" table:style-name="ce19">
            <text:p>0</text:p>
          </table:table-cell>
          <table:table-cell office:value-type="float" office:value="6.25" table:style-name="ce19">
            <text:p>6.25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4" table:style-name="ce1">
            <text:p>24</text:p>
          </table:table-cell>
          <table:table-cell office:value-type="string" table:style-name="ce19">
            <text:p>cg250</text:p>
          </table:table-cell>
          <table:table-cell office:value-type="float" office:value="0" table:style-name="ce19">
            <text:p>0</text:p>
          </table:table-cell>
          <table:table-cell office:value-type="float" office:value="6.25" table:style-name="ce19">
            <text:p>6.25</text:p>
          </table:table-cell>
          <table:table-cell table:style-name="ce1"/>
          <table:table-cell office:value-type="string" table:style-name="ce1">
            <text:p>marked</text:p>
          </table:table-cell>
          <table:table-cell office:value-type="string" table:style-name="ce59">
            <text:p>A7</text:p>
          </table:table-cell>
          <table:table-cell office:value-type="float" office:value="0" table:style-name="ce59">
            <text:p>0</text:p>
          </table:table-cell>
          <table:table-cell office:value-type="float" office:value="100" table:style-name="ce59">
            <text:p>100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5" table:style-name="ce35">
            <text:p>25</text:p>
          </table:table-cell>
          <table:table-cell office:value-type="string" table:style-name="ce59">
            <text:p>chL6</text:p>
          </table:table-cell>
          <table:table-cell office:value-type="float" office:value="0" table:style-name="ce59">
            <text:p>0</text:p>
          </table:table-cell>
          <table:table-cell office:value-type="float" office:value="67" table:style-name="ce59">
            <text:p>67</text:p>
          </table:table-cell>
          <table:table-cell table:number-columns-repeated="2" table:style-name="ce1"/>
          <table:table-cell office:value-type="string" table:style-name="ce59">
            <text:p>Anti-CEA</text:p>
          </table:table-cell>
          <table:table-cell office:value-type="float" office:value="550.01" table:style-name="ce59">
            <text:p>550.01</text:p>
          </table:table-cell>
          <table:table-cell office:value-type="float" office:value="64" table:style-name="ce59">
            <text:p>64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6" table:style-name="ce1">
            <text:p>26</text:p>
          </table:table-cell>
          <table:table-cell office:value-type="string" table:style-name="ce59">
            <text:p>edrecolomab</text:p>
          </table:table-cell>
          <table:table-cell office:value-type="float" office:value="283.16000000000003" table:style-name="ce59">
            <text:p>283.16</text:p>
          </table:table-cell>
          <table:table-cell office:value-type="float" office:value="100" table:style-name="ce59">
            <text:p>100</text:p>
          </table:table-cell>
          <table:table-cell table:number-columns-repeated="2" table:style-name="ce1"/>
          <table:table-cell office:value-type="string" table:style-name="ce59">
            <text:p>chL6</text:p>
          </table:table-cell>
          <table:table-cell office:value-type="float" office:value="0" table:style-name="ce59">
            <text:p>0</text:p>
          </table:table-cell>
          <table:table-cell office:value-type="float" office:value="67" table:style-name="ce59">
            <text:p>67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7" table:style-name="ce1">
            <text:p>27</text:p>
          </table:table-cell>
          <table:table-cell office:value-type="string" table:style-name="ce59">
            <text:p>OKT3</text:p>
          </table:table-cell>
          <table:table-cell office:value-type="float" office:value="0" table:style-name="ce59">
            <text:p>0</text:p>
          </table:table-cell>
          <table:table-cell office:value-type="float" office:value="16.5" table:style-name="ce59">
            <text:p>16.5</text:p>
          </table:table-cell>
          <table:table-cell table:number-columns-repeated="2" table:style-name="ce1"/>
          <table:table-cell office:value-type="string" table:style-name="ce59">
            <text:p>edrecolomab</text:p>
          </table:table-cell>
          <table:table-cell office:value-type="float" office:value="283.16000000000003" table:style-name="ce59">
            <text:p>283.16</text:p>
          </table:table-cell>
          <table:table-cell office:value-type="float" office:value="100" table:style-name="ce59">
            <text:p>100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8" table:style-name="ce1">
            <text:p>28</text:p>
          </table:table-cell>
          <table:table-cell office:value-type="string" table:style-name="ce59">
            <text:p>OVTL3</text:p>
          </table:table-cell>
          <table:table-cell office:value-type="float" office:value="283.75" table:style-name="ce59">
            <text:p>283.75</text:p>
          </table:table-cell>
          <table:table-cell office:value-type="float" office:value="100" table:style-name="ce59">
            <text:p>100</text:p>
          </table:table-cell>
          <table:table-cell table:number-columns-repeated="2" table:style-name="ce1"/>
          <table:table-cell office:value-type="string" table:style-name="ce59">
            <text:p>OKT3</text:p>
          </table:table-cell>
          <table:table-cell office:value-type="float" office:value="0" table:style-name="ce59">
            <text:p>0</text:p>
          </table:table-cell>
          <table:table-cell office:value-type="float" office:value="16.5" table:style-name="ce59">
            <text:p>16.5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29" table:style-name="ce1">
            <text:p>29</text:p>
          </table:table-cell>
          <table:table-cell office:value-type="string" table:style-name="ce59">
            <text:p>satumomab</text:p>
          </table:table-cell>
          <table:table-cell office:value-type="float" office:value="390.92" table:style-name="ce59">
            <text:p>390.92</text:p>
          </table:table-cell>
          <table:table-cell office:value-type="float" office:value="35" table:style-name="ce59">
            <text:p>35</text:p>
          </table:table-cell>
          <table:table-cell table:number-columns-repeated="2" table:style-name="ce1"/>
          <table:table-cell office:value-type="string" table:style-name="ce59">
            <text:p>OVTL3</text:p>
          </table:table-cell>
          <table:table-cell office:value-type="float" office:value="283.75" table:style-name="ce59">
            <text:p>283.75</text:p>
          </table:table-cell>
          <table:table-cell office:value-type="float" office:value="100" table:style-name="ce59">
            <text:p>100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30" table:style-name="ce1">
            <text:p>30</text:p>
          </table:table-cell>
          <table:table-cell office:value-type="string" table:style-name="ce59">
            <text:p>U36</text:p>
          </table:table-cell>
          <table:table-cell office:value-type="float" office:value="0" table:style-name="ce59">
            <text:p>0</text:p>
          </table:table-cell>
          <table:table-cell office:value-type="float" office:value="40" table:style-name="ce59">
            <text:p>40</text:p>
          </table:table-cell>
          <table:table-cell table:number-columns-repeated="2" table:style-name="ce1"/>
          <table:table-cell office:value-type="string" table:style-name="ce59">
            <text:p>satumomab</text:p>
          </table:table-cell>
          <table:table-cell office:value-type="float" office:value="390.92" table:style-name="ce59">
            <text:p>390.92</text:p>
          </table:table-cell>
          <table:table-cell office:value-type="float" office:value="35" table:style-name="ce59">
            <text:p>35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office:value-type="float" office:value="31" table:style-name="ce1">
            <text:p>31</text:p>
          </table:table-cell>
          <table:table-cell office:value-type="string" table:style-name="ce59">
            <text:p>ZCE025</text:p>
          </table:table-cell>
          <table:table-cell office:value-type="float" office:value="1074.53" table:style-name="ce59">
            <text:p>1074.53</text:p>
          </table:table-cell>
          <table:table-cell office:value-type="float" office:value="82" table:style-name="ce59">
            <text:p>82</text:p>
          </table:table-cell>
          <table:table-cell table:number-columns-repeated="2" table:style-name="ce1"/>
          <table:table-cell office:value-type="string" table:style-name="ce59">
            <text:p>U36</text:p>
          </table:table-cell>
          <table:table-cell office:value-type="float" office:value="0" table:style-name="ce59">
            <text:p>0</text:p>
          </table:table-cell>
          <table:table-cell office:value-type="float" office:value="40" table:style-name="ce59">
            <text:p>40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59">
            <text:p>ZCE025</text:p>
          </table:table-cell>
          <table:table-cell office:value-type="float" office:value="1074.53" table:style-name="ce59">
            <text:p>1074.53</text:p>
          </table:table-cell>
          <table:table-cell office:value-type="float" office:value="82" table:style-name="ce59">
            <text:p>82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number-rows-repeated="1048542" table:style-name="ro2">
          <table:table-cell table:number-columns-repeated="16384"/>
        </table:table-row>
      </table:table>
      <table:table table:name="drugsWithEmptyPdb" table:style-name="ta1">
        <table:table-column table:style-name="co1" table:number-columns-repeated="11" table:default-cell-style-name="ce1"/>
        <table:table-column table:style-name="co31" table:default-cell-style-name="ce1"/>
        <table:table-column table:style-name="co1" table:default-cell-style-name="ce1"/>
        <table:table-column table:style-name="co32" table:default-cell-style-name="ce1"/>
        <table:table-column table:style-name="co1" table:number-columns-repeated="2" table:default-cell-style-name="ce1"/>
        <table:table-column table:style-name="co2" table:number-columns-repeated="16368" table:default-cell-style-name="ce1"/>
        <table:table-row table:style-name="ro2">
          <table:table-cell office:value-type="date" office:date-value="2017-02-27T00:00:00" table:style-name="ce53">
            <text:p>27/02/17</text:p>
          </table:table-cell>
          <table:table-cell table:number-columns-repeated="10" table:style-name="ce1"/>
          <table:table-cell office:value-type="string" table:number-columns-spanned="4" table:number-rows-spanned="1" table:style-name="ce13">
            <text:p>Groups</text:p>
          </table:table-cell>
          <table:covered-table-cell table:number-columns-repeated="3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error starts</text:p>
          </table:table-cell>
          <table:table-cell office:value-type="string" table:style-name="ce1">
            <text:p>tpl matches?</text:p>
          </table:table-cell>
          <table:table-cell table:style-name="ce1"/>
          <table:table-cell office:value-type="string" table:style-name="ce1">
            <text:p>model</text:p>
          </table:table-cell>
          <table:table-cell office:value-type="string" table:style-name="ce1">
            <text:p>IDSHORTTOT</text:p>
          </table:table-cell>
          <table:table-cell table:number-columns-repeated="2" table:style-name="ce1"/>
          <table:table-cell office:value-type="string" table:number-columns-spanned="2" table:number-rows-spanned="1" table:style-name="ce57">
            <text:p>single chain</text:p>
          </table:table-cell>
          <table:covered-table-cell/>
          <table:table-cell office:value-type="string" table:number-columns-spanned="2" table:number-rows-spanned="1" table:style-name="ce57">
            <text:p>RSC error</text:p>
          </table:table-cell>
          <table:covered-table-cell/>
          <table:table-cell table:number-columns-repeated="16369" table:style-name="ce1"/>
        </table:table-row>
        <table:table-row table:style-name="ro2">
          <table:table-cell office:value-type="string" table:style-name="ce54">
            <text:p>bapineuz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4ojf0</text:p>
          </table:table-cell>
          <table:table-cell office:value-type="percentage" office:value="0.28699999999999998" table:style-name="ce55">
            <text:p>28.70%</text:p>
          </table:table-cell>
          <table:table-cell table:number-columns-repeated="2" table:style-name="ce1"/>
          <table:table-cell office:value-type="string" table:style-name="ce21">
            <text:p>H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matched model</text:p>
          </table:table-cell>
          <table:table-cell office:value-type="string" table:style-name="ce21">
            <text:p>no matched model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bimekiz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4.pdb</text:p>
          </table:table-cell>
          <table:table-cell office:value-type="string" table:style-name="ce1">
            <text:p>model not match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54">
            <text:p>caplacizumab</text:p>
          </table:table-cell>
          <table:table-cell office:value-type="string" table:style-name="ce54">
            <text:p>emicizumab</text:p>
          </table:table-cell>
          <table:table-cell office:value-type="string" table:style-name="ce54">
            <text:p>bapineuzumab</text:p>
          </table:table-cell>
          <table:table-cell office:value-type="string" table:style-name="ce56">
            <text:p>bimekizumab</text:p>
          </table:table-cell>
          <table:table-cell office:value-type="string" table:style-name="ce1">
            <text:p>--excluding model 4c2i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blontuvet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1.pdb</text:p>
          </table:table-cell>
          <table:table-cell office:value-type="string" table:style-name="ce1">
            <text:p>model not match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string" table:style-name="ce54">
            <text:p>lexatumumab</text:p>
          </table:table-cell>
          <table:table-cell office:value-type="string" table:style-name="ce54">
            <text:p>lulizumab_pegol</text:p>
          </table:table-cell>
          <table:table-cell office:value-type="string" table:style-name="ce54">
            <text:p>nimotuzumab</text:p>
          </table:table-cell>
          <table:table-cell office:value-type="string" table:style-name="ce1">
            <text:p>blontuvet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caplacizumab</text:p>
          </table:table-cell>
          <table:table-cell table:style-name="ce1"/>
          <table:table-cell office:value-type="string" table:style-name="ce1">
            <text:p>only H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string" table:style-name="ce54">
            <text:p>otlertuzumab</text:p>
          </table:table-cell>
          <table:table-cell office:value-type="string" table:style-name="ce54">
            <text:p>naptumomab_estafenatox</text:p>
          </table:table-cell>
          <table:table-cell office:value-type="string" table:style-name="ce54">
            <text:p>ocrelizumab</text:p>
          </table:table-cell>
          <table:table-cell office:value-type="string" table:style-name="ce1">
            <text:p>clazakizu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clazakiz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6.pdb</text:p>
          </table:table-cell>
          <table:table-cell office:value-type="string" table:style-name="ce1">
            <text:p>model not match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54">
            <text:p>ozoralizumab</text:p>
          </table:table-cell>
          <table:table-cell office:value-type="string" table:style-name="ce54">
            <text:p>placulumab</text:p>
          </table:table-cell>
          <table:table-cell table:style-name="ce1"/>
          <table:table-cell office:value-type="string" table:style-name="ce1">
            <text:p>dupilu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dupil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2.pdb</text:p>
          </table:table-cell>
          <table:table-cell office:value-type="string" table:style-name="ce1">
            <text:p>model not match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54">
            <text:p>palivizumab</text:p>
          </table:table-cell>
          <table:table-cell table:number-columns-repeated="2" table:style-name="ce1"/>
          <table:table-cell office:value-type="string" table:style-name="ce1">
            <text:p>mavrilimu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emicizumab</text:p>
          </table:table-cell>
          <table:table-cell table:style-name="ce1"/>
          <table:table-cell office:value-type="string" table:style-name="ce1">
            <text:p>only L</text:p>
          </table:table-cell>
          <table:table-cell table:number-columns-repeated="7" table:style-name="ce1"/>
          <table:table-cell office:value-type="float" office:value="6" table:style-name="ce1">
            <text:p>6</text:p>
          </table:table-cell>
          <table:table-cell office:value-type="string" table:style-name="ce54">
            <text:p>vobarilizumab</text:p>
          </table:table-cell>
          <table:table-cell table:number-columns-repeated="2" table:style-name="ce1"/>
          <table:table-cell office:value-type="string" table:style-name="ce1">
            <text:p>rafiviru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figitum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2.pdb</text:p>
          </table:table-cell>
          <table:table-cell office:value-type="string" table:style-name="ce1">
            <text:p>model not match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rovalpituzu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lexatumumab</text:p>
          </table:table-cell>
          <table:table-cell table:style-name="ce1"/>
          <table:table-cell office:value-type="string" table:style-name="ce1">
            <text:p>only H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tenatumo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lulizumab_pegol</text:p>
          </table:table-cell>
          <table:table-cell table:style-name="ce1"/>
          <table:table-cell office:value-type="string" table:style-name="ce1">
            <text:p>only L</text:p>
          </table:table-cell>
          <table:table-cell table:number-columns-repeated="7" table:style-name="ce1"/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string" table:style-name="ce1">
            <text:p>teprotumu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mavrilim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5.pdb</text:p>
          </table:table-cell>
          <table:table-cell office:value-type="string" table:style-name="ce1">
            <text:p>model not match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tovetumab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naptumomab_estafenatox</text:p>
          </table:table-cell>
          <table:table-cell table:style-name="ce1"/>
          <table:table-cell office:value-type="string" table:style-name="ce1">
            <text:p>only L</text:p>
          </table:table-cell>
          <table:table-cell table:number-columns-repeated="7" table:style-name="ce1"/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54">
            <text:p>88BV59</text:p>
          </table:table-cell>
          <table:table-cell office:value-type="string" table:style-name="ce1">
            <text:p>--excluding model 4c2i0</text:p>
          </table:table-cell>
          <table:table-cell table:number-columns-repeated="16368"/>
        </table:table-row>
        <table:table-row table:style-name="ro2">
          <table:table-cell office:value-type="string" table:style-name="ce54">
            <text:p>nimotuz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.pdb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3gkw0</text:p>
          </table:table-cell>
          <table:table-cell office:value-type="percentage" office:value="0.25219999999999998" table:style-name="ce55">
            <text:p>25.22%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string" table:style-name="ce1">
            <text:p>CDP57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54">
            <text:p>ocreliz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.pdb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4k7p0</text:p>
          </table:table-cell>
          <table:table-cell office:value-type="percentage" office:value="0.35780000000000001" table:style-name="ce55">
            <text:p>35.78%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otlertuzumab</text:p>
          </table:table-cell>
          <table:table-cell table:style-name="ce1"/>
          <table:table-cell office:value-type="string" table:style-name="ce1">
            <text:p>only H</text:p>
          </table:table-cell>
          <table:table-cell table:number-columns-repeated="7" table:style-name="ce1"/>
          <table:table-cell office:value-type="float" office:value="14" table:style-name="ce1">
            <text:p>1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ozoralizumab</text:p>
          </table:table-cell>
          <table:table-cell table:style-name="ce1"/>
          <table:table-cell office:value-type="string" table:style-name="ce1">
            <text:p>only H</text:p>
          </table:table-cell>
          <table:table-cell table:number-columns-repeated="7" table:style-name="ce1"/>
          <table:table-cell office:value-type="float" office:value="15" table:style-name="ce1">
            <text:p>1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palivizumab</text:p>
          </table:table-cell>
          <table:table-cell table:style-name="ce1"/>
          <table:table-cell office:value-type="string" table:style-name="ce1">
            <text:p>only H</text:p>
          </table:table-cell>
          <table:table-cell table:number-columns-repeated="7" table:style-name="ce1"/>
          <table:table-cell office:value-type="string" table:style-name="ce18">
            <text:p>total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placulumab</text:p>
          </table:table-cell>
          <table:table-cell table:style-name="ce1"/>
          <table:table-cell office:value-type="string" table:style-name="ce1">
            <text:p>only L</text:p>
          </table:table-cell>
          <table:table-cell table:number-columns-repeated="7" table:style-name="ce1"/>
          <table:table-cell office:value-type="string" table:style-name="ce1">
            <text:p>solution</text:p>
          </table:table-cell>
          <table:table-cell office:value-type="string" table:style-name="ce1">
            <text:p>add the missing chain,then split</text:p>
          </table:table-cell>
          <table:table-cell table:style-name="ce1"/>
          <table:table-cell office:value-type="string" table:style-name="ce1">
            <text:p>failure due to DOS file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rafivir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3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ovalpituz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number-columns-repeated="8" table:style-name="ce1"/>
          <table:table-cell office:value-type="string" table:style-name="ce1">
            <text:p>***Green one:</text:p>
          </table:table-cell>
          <table:table-cell office:value-type="string" table:style-name="ce1">
            <text:p>pdb corrrected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tenatumo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6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eprotum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0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ovet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1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remelim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14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ulocuplumab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6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vobarilizumab</text:p>
          </table:table-cell>
          <table:table-cell table:style-name="ce1"/>
          <table:table-cell office:value-type="string" table:style-name="ce1">
            <text:p>only H</text:p>
          </table:table-cell>
          <table:table-cell table:style-name="ce1"/>
          <table:table-cell office:value-type="string" table:style-name="ce1">
            <text:p>Rsc_2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88BV59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DP571</text:p>
          </table:table-cell>
          <table:table-cell table:style-name="ce1"/>
          <table:table-cell office:value-type="string" table:style-name="ce1">
            <text:p>Replacing sidechains...</text:p>
          </table:table-cell>
          <table:table-cell table:style-name="ce1"/>
          <table:table-cell office:value-type="string" table:style-name="ce1">
            <text:p>Rsc_2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rsc_14.pdb</text:p>
          </table:table-cell>
          <table:table-cell office:value-type="string" table:style-name="ce1">
            <text:p>model not match</text:p>
          </table:table-cell>
          <table:table-cell table:number-columns-repeated="16378" table:style-name="ce1"/>
        </table:table-row>
        <table:table-row table:number-rows-repeated="1048545" table:style-name="ro2">
          <table:table-cell table:number-columns-repeated="16384"/>
        </table:table-row>
      </table:table>
      <table:database-ranges>
        <table:database-range table:target-range-address="scores_of_Method_1.S3:scores_of_Method_1.V207" table:name="__Anonymous_Sheet_DB__6" table:contains-header="false">
          <table:sort>
            <table:sort-by table:field-number="1"/>
          </table:sort>
        </table:database-range>
        <table:database-range table:target-range-address="scores_of_Method_2.B1:scores_of_Method_2.C1048576" table:name="__Anonymous_Sheet_DB__7" table:contains-header="false">
          <table:sort>
            <table:sort-by table:field-number="1"/>
          </table:sort>
        </table:database-range>
        <table:database-range table:target-range-address="scores_of_Method_3.B1:scores_of_Method_3.C206" table:name="__Anonymous_Sheet_DB__8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Liberation Serif" svg:font-family="&quot;Liberation Serif&quot;"/>
    <style:font-face style:name="ABAIMO+SPSTimes-Roman" svg:font-family="ABAIMO+SPSTimes-Roman"/>
    <style:font-face style:name="ABAIOP+SPSTimesRomanExpert" svg:font-family="ABAIOP+SPSTimesRomanExpert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48">
      <number:day number:style="long"/>
      <number:text>/</number:text>
      <number:month number:style="long"/>
      <number:text>/</number:text>
      <number:year/>
    </number:date-style>
    <number:currency-style style:name="N4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Ziyi Cui</meta:initial-creator>
    <dc:creator>echo</dc:creator>
    <meta:creation-date>2017-01-16T14:43:52Z</meta:creation-date>
    <dc:date>2017-04-23T11:54:05Z</dc:date>
    <meta:editing-cycles>26</meta:editing-cycles>
    <meta:editing-duration>PT94046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367.7989763779528pt" svg:width="592.8004724409449pt" chart:style-name="Crt0">
        <chart:title svg:x="73.30511811023622pt" svg:y="13.70944881889764pt" chart:style-name="CT00">
          <text:p text:style-name="a0" text:class-names="" text:cond-style-name="">Bar chart: the numberof antibodies calculated for each score</text:p>
        </chart:title>
        <chart:legend svg:x="528.841968503937pt" svg:y="148.376062992126pt" chart:style-name="Lgnd"/>
        <chart:plot-area svg:x="42.59669291338583pt" svg:y="36.82307086614173pt" svg:width="489.7402362204725pt" svg:height="300.1492125984252pt" chart:style-name="Plt0">
          <chart:axis chart:dimension="y" chart:name="primary-y" chart:style-name="Axs0">
            <chart:title chart:style-name="AT00">
              <text:p text:style-name="a1" text:class-names="" text:cond-style-name="">the number of antibodies with score X</text:p>
            </chart:title>
            <chart:grid chart:class="major" chart:style-name="GMa0"/>
          </chart:axis>
          <chart:axis chart:dimension="x" chart:name="primary-x" chart:style-name="Axs1">
            <chart:title svg:x="193.468346456693pt" svg:y="340.6906299212599pt" chart:style-name="AT01">
              <text:p text:style-name="a2" text:class-names="" text:cond-style-name="">the score value <text:s text:c="1"/>of unusual clusters</text:p>
            </chart:title>
            <chart:categories table:cell-range-address="analysis_of_3-14-3.$D$15:.$D$25"/>
          </chart:axis>
          <chart:series chart:label-cell-address="analysis_of_3-14-3.$E$14" chart:values-cell-range-address="analysis_of_3-14-3.$E$15:.$E$25" chart:class="chart:bar" chart:attached-axis="primary-y" chart:style-name="G0S0">
            <chart:data-point chart:repeated="11"/>
          </chart:series>
          <chart:series chart:label-cell-address="analysis_of_3-14-3.$F$14" chart:values-cell-range-address="analysis_of_3-14-3.$F$15:.$F$25" chart:class="chart:bar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9.68968503937pt" svg:width="453.2313385826772pt" chart:style-name="Crt0">
        <chart:title svg:x="39.16818897637795pt" svg:y="9.340629921259843pt" chart:style-name="CT00">
          <text:p text:style-name="a0" text:class-names="" text:cond-style-name="">linear regression plot between immunogenicity level and the score of unusual cluster<text:line-break/>(31 antibodies)</text:p>
        </chart:title>
        <chart:legend chart:legend-position="end" chart:legend-align="center" chart:style-name="Lgnd"/>
        <chart:plot-area svg:x="65.55pt" svg:y="19.76055118110236pt" svg:width="332.0071653543307pt" svg:height="244.9177165354331pt" chart:style-name="Plt0">
          <chart:axis chart:dimension="y" chart:name="primary-y" chart:style-name="Axs0">
            <chart:title chart:style-name="AT00">
              <text:p text:style-name="a1" text:class-names="" text:cond-style-name="">immunogenicity level</text:p>
            </chart:title>
            <chart:grid chart:class="major" chart:style-name="GMa0"/>
          </chart:axis>
          <chart:axis chart:dimension="x" chart:name="primary-x" chart:style-name="Axs1">
            <chart:title svg:x="190.476220472441pt" svg:y="262.5132283464567pt" chart:style-name="AT01">
              <text:p text:style-name="a2" text:class-names="" text:cond-style-name="">score of unusual clusters</text:p>
            </chart:title>
          </chart:axis>
          <chart:series chart:label-cell-address="immunogenisity_vs_score.$J$3" chart:values-cell-range-address="immunogenisity_vs_score.$J$4:.$J$34" chart:class="chart:scatter" chart:attached-axis="primary-y" chart:style-name="G0S0">
            <chart:domain table:cell-range-address="immunogenisity_vs_score.$I$4:.$I$34"/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false"/>
      <style:graphic-properties draw:fill="none" draw:stroke="solid" svg:stroke-width="0.01042in" svg:stroke-color="#b3b3b3" svg:stroke-opacity="100%"/>
    </style:style>
    <style:style style:family="chart" style:name="G0S0P23">
      <style:graphic-properties draw:fill="none" draw:stroke="none"/>
    </style:style>
  </office:automatic-styles>
  <office:body>
    <office:chart>
      <chart:chart chart:class="chart:scatter" svg:height="321.4814173228347pt" svg:width="453.8836220472441pt" chart:style-name="Crt0">
        <chart:title svg:x="133.9418110236221pt" svg:y="17.0pt" chart:style-name="CT00">
          <text:p text:style-name="a0" text:class-names="" text:cond-style-name="">the plot after removing abnormal values<text:line-break/>(27 antibodies)</text:p>
        </chart:title>
        <chart:plot-area svg:x="44.0pt" svg:y="37.0pt" svg:width="371.4575590551181pt" svg:height="243.527874015748pt" chart:style-name="Plt0">
          <chart:axis chart:dimension="y" chart:name="primary-y" chart:style-name="Axs0">
            <chart:title chart:style-name="AT00">
              <text:p text:style-name="a1" text:class-names="" text:cond-style-name="">immunogenicity leve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core of unusual clusters</text:p>
            </chart:title>
          </chart:axis>
          <chart:series chart:values-cell-range-address="immunogenisity_vs_score.$U$4:.$U$30" chart:class="chart:scatter" chart:attached-axis="primary-y" chart:style-name="G0S0">
            <chart:domain table:cell-range-address="immunogenisity_vs_score.$T$4:.$T$3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3"/>
            <chart:data-point chart:style-name="G0S0P23"/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